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100001C42000005754691C2D5.wmf"/>
  <manifest:file-entry manifest:media-type="image/jpeg" manifest:full-path="Pictures/1000000000000304000002E4EB00C0A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30" style:family="table">
      <style:table-properties style:width="17.007cm" fo:margin-left="0cm" fo:margin-right="-0.007cm" table:align="margins"/>
    </style:style>
    <style:style style:name="Tabela30.A" style:family="table-column">
      <style:table-column-properties style:column-width="2.143cm" style:rel-column-width="8258*"/>
    </style:style>
    <style:style style:name="Tabela30.B" style:family="table-column">
      <style:table-column-properties style:column-width="2.09cm" style:rel-column-width="8054*"/>
    </style:style>
    <style:style style:name="Tabela30.C" style:family="table-column">
      <style:table-column-properties style:column-width="7.779cm" style:rel-column-width="29974*"/>
    </style:style>
    <style:style style:name="Tabela30.D" style:family="table-column">
      <style:table-column-properties style:column-width="4.995cm" style:rel-column-width="19249*"/>
    </style:style>
    <style:style style:name="Tabela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0.D1" style:family="table-cell">
      <style:table-cell-properties fo:background-color="#cccccc" fo:padding="0.097cm" fo:border="0.002cm solid #000000">
        <style:background-image/>
      </style:table-cell-properties>
    </style:style>
    <style:style style:name="Tabela30.A2" style:family="table-cell">
      <style:table-cell-properties fo:padding="0.097cm" fo:border-left="0.002cm solid #000000" fo:border-right="none" fo:border-top="none" fo:border-bottom="0.002cm solid #000000"/>
    </style:style>
    <style:style style:name="Tabela30.D2" style:family="table-cell">
      <style:table-cell-properties fo:padding="0.097cm" fo:border-left="0.002cm solid #000000" fo:border-right="0.002cm solid #000000" fo:border-top="none" fo:border-bottom="0.002cm solid #000000"/>
    </style:style>
    <style:style style:name="Tabela31" style:family="table">
      <style:table-properties style:width="17.007cm" fo:margin-left="0cm" fo:margin-right="-0.007cm" table:align="margins"/>
    </style:style>
    <style:style style:name="Tabela31.A" style:family="table-column">
      <style:table-column-properties style:column-width="2.909cm" style:rel-column-width="11207*"/>
    </style:style>
    <style:style style:name="Tabela31.B" style:family="table-column">
      <style:table-column-properties style:column-width="2.328cm" style:rel-column-width="8971*"/>
    </style:style>
    <style:style style:name="Tabela31.C" style:family="table-column">
      <style:table-column-properties style:column-width="6.722cm" style:rel-column-width="25902*"/>
    </style:style>
    <style:style style:name="Tabela31.D" style:family="table-column">
      <style:table-column-properties style:column-width="5.048cm" style:rel-column-width="19455*"/>
    </style:style>
    <style:style style:name="Tabela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1.D1" style:family="table-cell">
      <style:table-cell-properties fo:background-color="#cccccc" fo:padding="0.097cm" fo:border="0.002cm solid #000000">
        <style:background-image/>
      </style:table-cell-properties>
    </style:style>
    <style:style style:name="Tabela31.A2" style:family="table-cell">
      <style:table-cell-properties fo:padding="0.097cm" fo:border-left="0.002cm solid #000000" fo:border-right="none" fo:border-top="none" fo:border-bottom="0.002cm solid #000000"/>
    </style:style>
    <style:style style:name="Tabela31.D2" style:family="table-cell">
      <style:table-cell-properties fo:padding="0.097cm" fo:border-left="0.002cm solid #000000" fo:border-right="0.002cm solid #000000" fo:border-top="none" fo:border-bottom="0.002cm solid #000000"/>
    </style:style>
    <style:style style:name="Tabela32" style:family="table">
      <style:table-properties style:width="17.007cm" fo:margin-left="0cm" fo:margin-right="-0.007cm" table:align="margins"/>
    </style:style>
    <style:style style:name="Tabela32.A" style:family="table-column">
      <style:table-column-properties style:column-width="2.697cm" style:rel-column-width="10392*"/>
    </style:style>
    <style:style style:name="Tabela32.B" style:family="table-column">
      <style:table-column-properties style:column-width="2.092cm" style:rel-column-width="8061*"/>
    </style:style>
    <style:style style:name="Tabela32.C" style:family="table-column">
      <style:table-column-properties style:column-width="7.355cm" style:rel-column-width="28342*"/>
    </style:style>
    <style:style style:name="Tabela32.D" style:family="table-column">
      <style:table-column-properties style:column-width="4.863cm" style:rel-column-width="18740*"/>
    </style:style>
    <style:style style:name="Tabela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2.D1" style:family="table-cell">
      <style:table-cell-properties fo:background-color="#cccccc" fo:padding="0.097cm" fo:border="0.002cm solid #000000">
        <style:background-image/>
      </style:table-cell-properties>
    </style:style>
    <style:style style:name="Tabela32.A2" style:family="table-cell">
      <style:table-cell-properties fo:padding="0.097cm" fo:border-left="0.002cm solid #000000" fo:border-right="none" fo:border-top="none" fo:border-bottom="0.002cm solid #000000"/>
    </style:style>
    <style:style style:name="Tabela32.D2" style:family="table-cell">
      <style:table-cell-properties fo:padding="0.097cm" fo:border-left="0.002cm solid #000000" fo:border-right="0.002cm solid #000000" fo:border-top="none" fo:border-bottom="0.002cm solid #000000"/>
    </style:style>
    <style:style style:name="Tabela2" style:family="table">
      <style:table-properties style:width="17.002cm" fo:margin-left="-0.016cm" fo:margin-right="0.014cm" table:align="margins"/>
    </style:style>
    <style:style style:name="Tabela2.A" style:family="table-column">
      <style:table-column-properties style:column-width="7.223cm" style:rel-column-width="27841*"/>
    </style:style>
    <style:style style:name="Tabela2.B" style:family="table-column">
      <style:table-column-properties style:column-width="4.42cm" style:rel-column-width="17038*"/>
    </style:style>
    <style:style style:name="Tabela2.C" style:family="table-column">
      <style:table-column-properties style:column-width="5.359cm" style:rel-column-width="20656*"/>
    </style:style>
    <style:style style:name="Tabe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2.C1" style:family="table-cell">
      <style:table-cell-properties fo:background-color="#cccccc" fo:padding="0.097cm" fo:border="0.002cm solid #000000">
        <style:background-image/>
      </style:table-cell-properties>
    </style:style>
    <style:style style:name="Tabela2.2" style:family="table-row">
      <style:table-row-properties style:min-row-height="0.123cm"/>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Arial" fo:font-weight="normal"/>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justify" style:justify-single-word="false"/>
      <style:text-properties style:font-name="Arial" fo:font-style="normal" style:font-style-asian="normal" style:font-style-complex="normal"/>
    </style:style>
    <style:style style:name="P4" style:family="paragraph" style:parent-style-name="Text_20_body">
      <style:paragraph-properties fo:text-align="justify" style:justify-single-word="false"/>
      <style:text-properties fo:font-style="normal" style:font-style-asian="italic" style:font-style-complex="italic"/>
    </style:style>
    <style:style style:name="P5" style:family="paragraph" style:parent-style-name="Text_20_body" style:list-style-name="L1">
      <style:paragraph-properties fo:text-align="justify" style:justify-single-word="false"/>
      <style:text-properties style:font-name="Arial"/>
    </style:style>
    <style:style style:name="P6"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7" style:family="paragraph" style:parent-style-name="Text_20_body">
      <style:paragraph-properties fo:margin-top="0cm" fo:margin-bottom="0.212cm" fo:text-align="justify" style:justify-single-word="false">
        <style:tab-stops/>
      </style:paragraph-properties>
      <style:text-properties style:font-name="Arial"/>
    </style:style>
    <style:style style:name="P8"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9" style:family="paragraph" style:parent-style-name="Standard">
      <style:text-properties style:font-name="Courier New2" fo:font-size="10pt" style:font-size-asian="10pt" style:font-size-complex="10pt"/>
    </style:style>
    <style:style style:name="P10" style:family="paragraph" style:parent-style-name="Standard">
      <style:text-properties style:font-name="Courier New2" fo:font-size="10pt" fo:font-weight="normal" style:font-size-asian="10pt" style:font-weight-asian="normal" style:font-size-complex="10pt" style:font-weight-complex="normal"/>
    </style:style>
    <style:style style:name="P11" style:family="paragraph" style:parent-style-name="Standard">
      <style:text-properties style:font-name="Courier New2" fo:font-size="10pt" fo:font-weight="bold" style:font-size-asian="10pt" style:font-weight-asian="bold" style:font-size-complex="10pt" style:font-weight-complex="bold"/>
    </style:style>
    <style:style style:name="P12"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3"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4"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5"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16"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7"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8"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1"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2"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3"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4"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25" style:family="paragraph" style:parent-style-name="Text_20_body" style:list-style-name="L2">
      <style:paragraph-properties fo:text-align="justify" style:justify-single-word="false"/>
      <style:text-properties style:font-name="Arial"/>
    </style:style>
    <style:style style:name="P26"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Text_20_body">
      <style:paragraph-properties fo:text-align="justify" style:justify-single-word="false"/>
      <style:text-properties style:font-name="Arial" fo:font-weight="bold" style:font-weight-asian="bold" style:font-weight-complex="bold"/>
    </style:style>
    <style:style style:name="P28" style:family="paragraph" style:parent-style-name="Text_20_body" style:list-style-name="L2">
      <style:text-properties style:font-name="Arial" fo:background-color="transparent"/>
    </style:style>
    <style:style style:name="P29" style:family="paragraph" style:parent-style-name="Text_20_body" style:list-style-name="L2">
      <style:paragraph-properties fo:text-align="justify" style:justify-single-word="false"/>
      <style:text-properties style:font-name="Arial" fo:background-color="transparent"/>
    </style:style>
    <style:style style:name="P30" style:family="paragraph" style:parent-style-name="Text_20_body">
      <style:paragraph-properties fo:text-align="justify" style:justify-single-word="false"/>
      <style:text-properties style:font-name="Arial" fo:background-color="transparent"/>
    </style:style>
    <style:style style:name="P31"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34"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35"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36" style:family="paragraph" style:parent-style-name="Table_20_Contents">
      <style:text-properties style:font-name="Arial" fo:font-size="9pt" style:font-size-asian="9pt" style:font-size-complex="9pt"/>
    </style:style>
    <style:style style:name="P37"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38"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39"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0"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1"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42" style:family="paragraph" style:parent-style-name="Table_20_Contents">
      <style:text-properties style:font-name="Arial" fo:font-size="9pt" fo:font-style="italic" style:font-size-asian="9pt" style:font-style-asian="italic" style:font-size-complex="9pt" style:font-style-complex="italic"/>
    </style:style>
    <style:style style:name="P43" style:family="paragraph" style:parent-style-name="Table_20_Contents">
      <style:text-properties style:font-name="Arial" fo:font-size="9pt" fo:font-style="normal" style:font-size-asian="9pt" style:font-style-asian="normal" style:font-size-complex="9pt" style:font-style-complex="normal"/>
    </style:style>
    <style:style style:name="P4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45"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46" style:family="paragraph" style:parent-style-name="Table_20_Heading">
      <style:text-properties style:font-name="Arial" fo:font-size="9pt" style:font-size-asian="9pt" style:font-size-complex="9pt"/>
    </style:style>
    <style:style style:name="P47" style:family="paragraph" style:parent-style-name="Table_20_Contents">
      <style:text-properties style:font-name="Arial" fo:font-size="12pt" style:font-size-asian="12pt" style:font-size-complex="12pt"/>
    </style:style>
    <style:style style:name="P48" style:family="paragraph" style:parent-style-name="Table_20_Contents">
      <style:text-properties style:font-name="Arial" fo:font-size="9pt" style:font-size-asian="9pt" style:font-size-complex="9pt"/>
    </style:style>
    <style:style style:name="P49" style:family="paragraph" style:parent-style-name="Table_20_Contents">
      <style:paragraph-properties fo:text-align="justify" style:justify-single-word="false"/>
      <style:text-properties style:font-name="Arial" fo:font-size="9pt" style:font-size-asian="9pt" style:font-size-complex="9pt"/>
    </style:style>
    <style:style style:name="P50" style:family="paragraph" style:parent-style-name="Table_20_Contents">
      <style:text-properties style:font-name="Arial" fo:font-size="9pt" fo:font-style="italic" style:font-size-asian="9pt" style:font-style-asian="italic" style:font-size-complex="9pt" style:font-style-complex="italic"/>
    </style:style>
    <style:style style:name="P51" style:family="paragraph" style:parent-style-name="Table_20_Contents">
      <style:text-properties style:font-name="Arial" fo:font-size="9pt" fo:font-style="normal" style:font-size-asian="9pt" style:font-style-asian="normal" style:font-size-complex="9pt" style:font-style-complex="normal"/>
    </style:style>
    <style:style style:name="P52" style:family="paragraph" style:parent-style-name="Standard">
      <style:text-properties style:font-name="Arial" fo:font-weight="normal"/>
    </style:style>
    <style:style style:name="P53" style:family="paragraph" style:parent-style-name="Standard">
      <style:paragraph-properties fo:text-align="justify" style:justify-single-word="false"/>
      <style:text-properties style:font-name="Arial" fo:font-weight="normal"/>
    </style:style>
    <style:style style:name="P54" style:family="paragraph" style:parent-style-name="Standard">
      <style:paragraph-properties fo:text-align="justify" style:justify-single-word="false"/>
      <style:text-properties style:font-name="Arial"/>
    </style:style>
    <style:style style:name="P55" style:family="paragraph" style:parent-style-name="Standard">
      <style:paragraph-properties fo:text-align="justify" style:justify-single-word="false"/>
      <style:text-properties style:font-name="Arial" fo:font-style="normal" style:font-style-asian="normal" style:font-style-complex="normal"/>
    </style:style>
    <style:style style:name="P56"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57" style:family="paragraph" style:parent-style-name="Standard">
      <style:paragraph-properties fo:text-align="justify" style:justify-single-word="false"/>
      <style:text-properties style:font-name="Arial" fo:font-style="normal" fo:font-weight="normal" style:font-style-asian="normal" style:font-style-complex="normal"/>
    </style:style>
    <style:style style:name="P58" style:family="paragraph" style:parent-style-name="Standard">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59" style:family="paragraph" style:parent-style-name="Standard">
      <style:text-properties style:font-name="Courier New2" fo:font-size="10pt" style:font-size-asian="10pt" style:font-size-complex="10pt"/>
    </style:style>
    <style:style style:name="P60"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61" style:family="paragraph" style:parent-style-name="Standard">
      <style:text-properties style:font-name="Courier New2" fo:font-size="10pt" fo:font-weight="normal" style:font-size-asian="10pt" style:font-weight-asian="normal" style:font-size-complex="10pt" style:font-weight-complex="normal"/>
    </style:style>
    <style:style style:name="P62" style:family="paragraph" style:parent-style-name="Standard">
      <style:text-properties style:font-name="Courier New2" fo:font-size="10pt" fo:font-weight="bold" style:font-size-asian="10pt" style:font-weight-asian="bold" style:font-size-complex="10pt" style:font-weight-complex="bold"/>
    </style:style>
    <style:style style:name="P63"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6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65"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66"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67" style:family="paragraph" style:parent-style-name="Standard">
      <style:paragraph-properties fo:text-align="center" style:justify-single-word="false"/>
    </style:style>
    <style:style style:name="P68" style:family="paragraph" style:parent-style-name="Standard">
      <style:paragraph-properties fo:text-align="center" style:justify-single-word="false">
        <style:tab-stops>
          <style:tab-stop style:position="8.361cm"/>
        </style:tab-stops>
      </style:paragraph-properties>
    </style:style>
    <style:style style:name="P69" style:family="paragraph" style:parent-style-name="Standard">
      <style:text-properties style:font-name-asian="Courier New2" style:font-name-complex="Courier New2"/>
    </style:style>
    <style:style style:name="P70" style:family="paragraph" style:parent-style-name="Standard">
      <style:paragraph-properties fo:text-align="start" style:justify-single-word="false"/>
    </style:style>
    <style:style style:name="P71" style:family="paragraph" style:parent-style-name="Standard">
      <style:paragraph-properties fo:text-align="end" style:justify-single-word="false"/>
      <style:text-properties fo:font-size="10pt" style:font-size-asian="8pt"/>
    </style:style>
    <style:style style:name="P72" style:family="paragraph" style:parent-style-name="Standard">
      <style:paragraph-properties>
        <style:tab-stops>
          <style:tab-stop style:position="15.983cm" style:type="right" style:leader-style="dotted" style:leader-text="."/>
        </style:tab-stops>
      </style:paragraph-properties>
    </style:style>
    <style:style style:name="P73" style:family="paragraph" style:parent-style-name="Text_20_body">
      <style:paragraph-properties fo:text-align="justify" style:justify-single-word="false"/>
      <style:text-properties fo:font-style="normal" style:font-style-asian="italic" style:font-style-complex="italic"/>
    </style:style>
    <style:style style:name="P74" style:family="paragraph" style:parent-style-name="Text_20_body">
      <style:paragraph-properties fo:text-align="justify" style:justify-single-word="false"/>
      <style:text-properties style:font-name="Arial"/>
    </style:style>
    <style:style style:name="P75" style:family="paragraph" style:parent-style-name="Text_20_body">
      <style:paragraph-properties fo:text-align="justify" style:justify-single-word="false"/>
      <style:text-properties style:font-name="Arial" fo:font-weight="bold" style:font-weight-asian="bold" style:font-weight-complex="bold"/>
    </style:style>
    <style:style style:name="P76" style:family="paragraph" style:parent-style-name="Text_20_body">
      <style:paragraph-properties fo:text-align="justify" style:justify-single-word="false"/>
      <style:text-properties style:font-name="Arial" fo:background-color="transparent"/>
    </style:style>
    <style:style style:name="P77"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78"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79"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80"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81"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82"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83" style:family="paragraph" style:parent-style-name="Text_20_body">
      <style:paragraph-properties fo:text-align="justify" style:justify-single-word="false"/>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style>
    <style:style style:name="P86" style:family="paragraph" style:parent-style-name="List_20_Contents">
      <style:paragraph-properties fo:margin-left="0cm" fo:margin-right="0cm" fo:margin-top="0cm" fo:margin-bottom="0.21cm" fo:text-align="justify" style:justify-single-word="false" fo:text-indent="0cm" style:auto-text-indent="false"/>
      <style:text-properties style:font-name="Arial"/>
    </style:style>
    <style:style style:name="P87"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88" style:family="paragraph" style:parent-style-name="List_20_Contents">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89" style:family="paragraph" style:parent-style-name="List_20_Contents">
      <style:paragraph-properties fo:margin-left="0cm" fo:margin-right="0cm" fo:margin-top="0cm" fo:margin-bottom="0.21cm" fo:text-align="justify" style:justify-single-word="false" fo:text-indent="0cm" style:auto-text-indent="false"/>
    </style:style>
    <style:style style:name="P90" style:family="paragraph" style:parent-style-name="List_20_Contents">
      <style:paragraph-properties fo:margin-left="0cm" fo:margin-right="0cm" fo:margin-top="0cm" fo:margin-bottom="0.21cm" fo:text-align="justify" style:justify-single-word="false" fo:text-indent="0cm" style:auto-text-indent="false"/>
      <style:text-properties style:font-name="Courier New2" fo:font-size="13.5pt" style:text-underline-style="solid" style:text-underline-width="auto" style:text-underline-color="font-color" fo:font-weight="bold" style:font-size-asian="13.5pt" style:font-weight-asian="bold" style:font-size-complex="13.5pt" style:font-weight-complex="bold"/>
    </style:style>
    <style:style style:name="P91" style:family="paragraph" style:parent-style-name="List_20_Contents">
      <style:paragraph-properties fo:margin-left="0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92" style:family="paragraph" style:parent-style-name="List_20_Contents">
      <style:paragraph-properties fo:margin-left="0cm" fo:margin-right="0cm" fo:margin-top="0cm" fo:margin-bottom="0.21cm" fo:text-align="justify" style:justify-single-word="false" fo:text-indent="0cm" style:auto-text-indent="false"/>
      <style:text-properties fo:color="#000000" style:font-name="Courier New2" fo:font-size="10pt" fo:font-style="normal" style:font-size-asian="10pt" style:font-style-asian="normal" style:font-size-complex="10pt" style:font-style-complex="normal"/>
    </style:style>
    <style:style style:name="P93"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94"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95"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text-underline-style="none" fo:font-weight="normal" style:font-name-asian="Fixedsys 8x14" style:font-size-asian="9pt" style:font-weight-asian="normal" style:font-name-complex="Fixedsys 8x14" style:font-size-complex="9pt" style:font-weight-complex="normal"/>
    </style:style>
    <style:style style:name="P96"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Fixedsys 8x14" style:font-size-asian="9pt" style:font-weight-asian="normal" style:font-name-complex="Fixedsys 8x14" style:font-size-complex="9pt" style:font-weight-complex="normal"/>
    </style:style>
    <style:style style:name="P97"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weight-asian="normal" style:font-name-complex="Courier New2" style:font-size-complex="9pt" style:font-weight-complex="normal"/>
    </style:style>
    <style:style style:name="P98"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font-name-asian="Courier New2" style:font-size-asian="9pt" style:font-name-complex="Courier New2" style:font-size-complex="9pt"/>
    </style:style>
    <style:style style:name="P99"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13.5pt" fo:font-style="normal" style:text-underline-style="solid" style:text-underline-width="auto" style:text-underline-color="font-color" fo:font-weight="bold" style:font-name-asian="Fixedsys 8x14" style:font-size-asian="13.5pt" style:font-weight-asian="bold" style:font-name-complex="Fixedsys 8x14" style:font-size-complex="9pt" style:font-weight-complex="bold"/>
    </style:style>
    <style:style style:name="P100"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101" style:family="paragraph" style:parent-style-name="Preformatted_20_Text">
      <style:paragraph-properties fo:margin-left="0cm" fo:margin-right="0cm" fo:margin-top="0cm" fo:margin-bottom="0.21cm" fo:text-align="justify" style:justify-single-word="false" fo:text-indent="0cm" style:auto-text-indent="false"/>
      <style:text-properties style:font-name="Courier New2"/>
    </style:style>
    <style:style style:name="P102" style:family="paragraph" style:parent-style-name="Preformatted_20_Text">
      <style:paragraph-properties fo:margin-left="0cm" fo:margin-right="0cm" fo:margin-top="0cm" fo:margin-bottom="0.21cm" fo:text-align="start" style:justify-single-word="false" fo:text-indent="0cm" style:auto-text-indent="false"/>
      <style:text-properties style:font-name="Courier New2"/>
    </style:style>
    <style:style style:name="P103"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04"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5"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6"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07"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08"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109"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10"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11"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12" style:family="paragraph" style:parent-style-name="Standard">
      <style:paragraph-properties fo:margin-left="0cm" fo:margin-right="0cm" fo:margin-top="0cm" fo:margin-bottom="0.21cm" fo:text-align="start" style:justify-single-word="false" fo:text-indent="0cm" style:auto-text-indent="false" style:text-autospace="non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13" style:family="paragraph" style:parent-style-name="List_20_Heading">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14" style:family="paragraph" style:parent-style-name="Standard">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115" style:family="paragraph" style:parent-style-name="Text_20_body">
      <style:paragraph-properties fo:margin-top="0cm" fo:margin-bottom="0.212cm" fo:text-align="justify" style:justify-single-word="false">
        <style:tab-stops/>
      </style:paragraph-properties>
      <style:text-properties style:font-name="Arial"/>
    </style:style>
    <style:style style:name="P116"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117" style:family="paragraph" style:parent-style-name="Standard">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18"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19"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1"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2"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3"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4"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5"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6"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127"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128"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129" style:family="paragraph" style:parent-style-name="Table_20_Heading">
      <style:text-properties style:font-name="Arial" fo:font-size="9pt" style:font-size-asian="9pt" style:font-size-complex="9pt"/>
    </style:style>
    <style:style style:name="P130" style:family="paragraph" style:parent-style-name="Table_20_Heading">
      <style:paragraph-properties fo:text-align="justify" style:justify-single-word="false"/>
      <style:text-properties style:font-name="Arial" fo:font-size="9pt" style:font-size-asian="9pt" style:font-size-complex="9pt"/>
    </style:style>
    <style:style style:name="P131" style:family="paragraph" style:parent-style-name="Standard">
      <style:paragraph-properties fo:break-before="page"/>
      <style:text-properties fo:font-size="16pt" fo:font-weight="bold" style:font-size-asian="16pt" style:font-weight-asian="bold"/>
    </style:style>
    <style:style style:name="P132" style:family="paragraph" style:parent-style-name="Contents_20_1">
      <style:paragraph-properties>
        <style:tab-stops>
          <style:tab-stop style:position="15.983cm" style:type="right" style:leader-style="dotted" style:leader-text="."/>
        </style:tab-stops>
      </style:paragraph-properties>
    </style:style>
    <style:style style:name="P133" style:family="paragraph" style:parent-style-name="List_20_Contents">
      <style:paragraph-properties fo:margin-left="2cm" fo:margin-right="0cm" fo:margin-top="0cm" fo:margin-bottom="0.21cm" fo:text-align="justify" style:justify-single-word="false" fo:text-indent="0cm" style:auto-text-indent="false"/>
    </style:style>
    <style:style style:name="P134" style:family="paragraph" style:parent-style-name="List_20_Contents">
      <style:paragraph-properties fo:margin-left="2cm" fo:margin-right="0cm" fo:margin-top="0cm" fo:margin-bottom="0.21cm" fo:text-align="justify" style:justify-single-word="false" fo:text-indent="0cm" style:auto-text-indent="false"/>
      <style:text-properties style:font-name="Arial"/>
    </style:style>
    <style:style style:name="P135" style:family="paragraph" style:parent-style-name="List_20_Contents">
      <style:paragraph-properties fo:margin-left="2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36"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Arial" fo:font-size="12pt" style:font-name-asian="Courier New2" style:font-size-asian="12pt" style:font-name-complex="Courier New2" style:font-size-complex="12pt"/>
    </style:style>
    <style:style style:name="P137"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Courier New2" fo:font-size="12pt" style:font-name-asian="Courier New2" style:font-size-asian="12pt" style:font-name-complex="Courier New2" style:font-size-complex="12pt"/>
    </style:style>
    <style:style style:name="P138" style:family="paragraph" style:parent-style-name="List_20_Contents">
      <style:paragraph-properties fo:margin-left="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139" style:family="paragraph" style:parent-style-name="List_20_Contents">
      <style:paragraph-properties fo:margin-left="2cm" fo:margin-right="0cm" fo:margin-top="0cm" fo:margin-bottom="0.21cm" fo:text-align="justify" style:justify-single-word="false" fo:text-indent="0cm" style:auto-text-indent="false"/>
      <style:text-properties style:use-window-font-color="true" style:font-name="Arial" fo:font-size="10pt" style:font-name-asian="Cumberland" style:font-size-asian="10pt" style:language-asian="pt" style:country-asian="BR" style:font-name-complex="Cumberland" style:font-size-complex="10pt"/>
    </style:style>
    <style:style style:name="P140" style:family="paragraph" style:parent-style-name="List_20_Heading">
      <style:paragraph-properties fo:margin-left="1cm" fo:margin-right="0cm" fo:margin-top="0cm" fo:margin-bottom="0.21cm" fo:text-align="justify" style:justify-single-word="false" fo:text-indent="0cm" style:auto-text-indent="false"/>
      <style:text-properties style:font-name="Arial"/>
    </style:style>
    <style:style style:name="P141" style:family="paragraph" style:parent-style-name="List_20_Heading">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2"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bold" style:font-weight-asian="bold" style:font-weight-complex="bold"/>
    </style:style>
    <style:style style:name="P143"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144" style:family="paragraph" style:parent-style-name="Text_20_body">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145"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6"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2pt" style:font-size-asian="12pt" style:font-size-complex="12pt" fo:hyphenate="false" fo:hyphenation-remain-char-count="2" fo:hyphenation-push-char-count="2"/>
    </style:style>
    <style:style style:name="P147" style:family="paragraph" style:parent-style-name="Preformatted_20_Text">
      <style:paragraph-properties fo:margin-left="1cm" fo:margin-right="0cm" fo:margin-top="0cm" fo:margin-bottom="0.21cm" fo:text-align="justify" style:justify-single-word="false" fo:text-indent="0cm" style:auto-text-indent="false"/>
      <style:text-properties style:font-name="Courier New2"/>
    </style:style>
    <style:style style:name="P148"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49" style:family="paragraph" style:parent-style-name="Preformatted_20_Text">
      <style:paragraph-properties fo:margin-left="1cm" fo:margin-right="0cm" fo:margin-top="0cm" fo:margin-bottom="0.21cm" fo:text-align="start" style:justify-single-word="false" fo:text-indent="0cm" style:auto-text-indent="false"/>
      <style:text-properties style:font-name="Courier New2"/>
    </style:style>
    <style:style style:name="P150"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1"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2"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3"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154"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55"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156"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157"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58"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tab-stop style:position="0cm"/>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5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weight="normal" style:font-name-asian="Courier New2" style:font-size-asian="12pt" style:font-weight-asian="normal" style:font-name-complex="Courier New2" style:font-size-complex="12pt" style:font-weight-complex="normal" fo:hyphenate="false" fo:hyphenation-remain-char-count="2" fo:hyphenation-push-char-count="2"/>
    </style:style>
    <style:style style:name="P160"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61" style:family="paragraph" style:parent-style-name="List_20_Contents">
      <style:paragraph-properties fo:margin-left="1cm" fo:margin-right="0cm" fo:margin-top="0cm" fo:margin-bottom="0.21cm" fo:text-align="justify" style:justify-single-word="false" fo:text-indent="0cm" style:auto-text-indent="false"/>
      <style:text-properties style:font-name="Arial"/>
    </style:style>
    <style:style style:name="P162"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63"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weight="bold"/>
    </style:style>
    <style:style style:name="P164"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style:style>
    <style:style style:name="P165"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166"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67" style:family="paragraph" style:parent-style-name="List_20_Contents">
      <style:paragraph-properties fo:margin-left="1cm" fo:margin-right="0cm" fo:margin-top="0cm" fo:margin-bottom="0.21cm" fo:text-align="justify" style:justify-single-word="false" fo:text-indent="0cm" style:auto-text-indent="false" fo:background-color="transparent">
        <style:background-image/>
      </style:paragraph-properties>
      <style:text-properties style:font-name="Arial"/>
    </style:style>
    <style:style style:name="P168"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69"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70" style:family="paragraph" style:parent-style-name="WW-Normal_20__28_Web_29_">
      <style:paragraph-properties fo:text-align="justify" style:justify-single-word="false"/>
      <style:text-properties style:font-name="Arial"/>
    </style:style>
    <style:style style:name="P171" style:family="paragraph" style:parent-style-name="WW-Normal_20__28_Web_29_">
      <style:paragraph-properties fo:text-align="justify" style:justify-single-word="false"/>
      <style:text-properties style:font-name="Arial" fo:language="en" fo:country="US"/>
    </style:style>
    <style:style style:name="P172" style:family="paragraph" style:parent-style-name="Standard">
      <style:paragraph-properties fo:margin-top="0cm" fo:margin-bottom="0.21cm" fo:text-align="justify" style:justify-single-word="false"/>
      <style:text-properties style:font-name="Arial" fo:font-weight="normal"/>
    </style:style>
    <style:style style:name="P173" style:family="paragraph" style:parent-style-name="Standard">
      <style:paragraph-properties fo:margin-top="0cm" fo:margin-bottom="0.21cm" fo:text-align="justify" style:justify-single-word="false"/>
      <style:text-properties style:font-name="Arial"/>
    </style:style>
    <style:style style:name="P174"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75" style:family="paragraph" style:parent-style-name="Standard">
      <style:paragraph-properties fo:margin-top="0cm" fo:margin-bottom="0.21cm" fo:text-align="justify" style:justify-single-word="false"/>
      <style:text-properties style:font-name="Arial" fo:font-style="normal" style:font-style-asian="normal" style:font-style-complex="normal"/>
    </style:style>
    <style:style style:name="P176" style:family="paragraph" style:parent-style-name="Standard">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177"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178" style:family="paragraph" style:parent-style-name="Standard">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79" style:family="paragraph" style:parent-style-name="Standard">
      <style:paragraph-properties fo:margin-top="0cm" fo:margin-bottom="0.21cm" fo:text-align="justify" style:justify-single-word="false"/>
      <style:text-properties style:font-name="Arial" fo:font-style="normal" fo:font-weight="normal" fo:background-color="transparent" style:font-style-asian="normal" style:font-style-complex="normal"/>
    </style:style>
    <style:style style:name="P180" style:family="paragraph" style:parent-style-name="Standard">
      <style:paragraph-properties fo:margin-top="0cm" fo:margin-bottom="0.21cm" fo:text-align="justify" style:justify-single-word="false"/>
      <style:text-properties style:font-name="Arial" fo:font-size="12pt" style:font-size-asian="12pt"/>
    </style:style>
    <style:style style:name="P181" style:family="paragraph" style:parent-style-name="Standard">
      <style:paragraph-properties fo:margin-top="0cm" fo:margin-bottom="0.21cm" fo:text-align="justify" style:justify-single-word="false"/>
      <style:text-properties style:font-name="Arial" fo:font-size="12pt" style:font-size-asian="12pt" style:font-size-complex="12pt"/>
    </style:style>
    <style:style style:name="P182" style:family="paragraph" style:parent-style-name="Standard">
      <style:paragraph-properties fo:margin-top="0cm" fo:margin-bottom="0.21cm" fo:text-align="justify" style:justify-single-word="false"/>
    </style:style>
    <style:style style:name="P183" style:family="paragraph" style:parent-style-name="Standard">
      <style:paragraph-properties fo:margin-top="0cm" fo:margin-bottom="0.21cm" fo:text-align="justify" style:justify-single-word="false"/>
      <style:text-properties style:font-name="Courier New2" fo:font-size="10pt" style:font-size-asian="10pt" style:font-size-complex="10pt"/>
    </style:style>
    <style:style style:name="P184" style:family="paragraph" style:parent-style-name="Standard">
      <style:paragraph-properties fo:margin-top="0cm" fo:margin-bottom="0.21cm" fo:text-align="justify" style:justify-single-word="false"/>
      <style:text-properties style:font-name="Courier New2" fo:font-size="10pt" fo:font-weight="normal" style:font-size-asian="10pt" style:font-weight-asian="normal" style:font-size-complex="10pt" style:font-weight-complex="normal"/>
    </style:style>
    <style:style style:name="P185"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Courier New2" fo:hyphenate="false" fo:hyphenation-remain-char-count="2" fo:hyphenation-push-char-count="2"/>
    </style:style>
    <style:style style:name="P186"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87"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2pt" fo:hyphenate="false" fo:hyphenation-remain-char-count="2" fo:hyphenation-push-char-count="2"/>
    </style:style>
    <style:style style:name="P188"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89" style:family="paragraph" style:parent-style-name="Standard">
      <style:paragraph-properties fo:margin-top="0cm" fo:margin-bottom="0.21cm"/>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P190"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1"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192" style:family="paragraph" style:parent-style-name="Standard">
      <style:paragraph-properties fo:margin-top="0cm" fo:margin-bottom="0.21cm" fo:text-align="justify" style:justify-single-word="fals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93"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2pt" fo:font-style="normal" fo:font-weight="normal" style:font-name-asian="Times New Roman" style:font-size-asian="12pt" style:language-asian="pt" style:country-asian="BR" style:font-style-asian="normal" style:font-size-complex="12pt" style:font-style-complex="normal" fo:hyphenate="false" fo:hyphenation-remain-char-count="2" fo:hyphenation-push-char-count="2"/>
    </style:style>
    <style:style style:name="P194" style:family="paragraph" style:parent-style-name="Text_20_body">
      <style:paragraph-properties fo:margin-top="0cm" fo:margin-bottom="0.21cm" fo:text-align="justify" style:justify-single-word="false"/>
      <style:text-properties style:font-name="Arial" fo:font-style="normal" fo:font-weight="normal" style:font-style-asian="normal" style:font-style-complex="normal"/>
    </style:style>
    <style:style style:name="P195" style:family="paragraph" style:parent-style-name="Text_20_body">
      <style:paragraph-properties fo:margin-top="0cm" fo:margin-bottom="0.21cm" fo:text-align="justify" style:justify-single-word="false">
        <style:tab-stops/>
      </style:paragraph-properties>
      <style:text-properties style:font-name="Arial" fo:font-style="normal" fo:font-weight="normal" style:font-style-asian="normal" style:font-style-complex="normal"/>
    </style:style>
    <style:style style:name="P196" style:family="paragraph" style:parent-style-name="Text_20_body">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197" style:family="paragraph" style:parent-style-name="Text_20_body">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98" style:family="paragraph" style:parent-style-name="Text_20_body">
      <style:paragraph-properties fo:margin-top="0cm" fo:margin-bottom="0.21cm" fo:text-align="justify" style:justify-single-word="false"/>
      <style:text-properties style:font-name="Arial" fo:font-style="normal" style:font-style-asian="normal" style:font-style-complex="normal"/>
    </style:style>
    <style:style style:name="P199" style:family="paragraph" style:parent-style-name="Text_20_body">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200" style:family="paragraph" style:parent-style-name="Text_20_body">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201" style:family="paragraph" style:parent-style-name="Text_20_body">
      <style:paragraph-properties fo:margin-top="0cm" fo:margin-bottom="0.21cm" fo:text-align="justify" style:justify-single-word="false"/>
      <style:text-properties style:font-name="Arial"/>
    </style:style>
    <style:style style:name="P202" style:family="paragraph" style:parent-style-name="Text_20_body">
      <style:paragraph-properties fo:margin-top="0cm" fo:margin-bottom="0.21cm" fo:text-align="justify" style:justify-single-word="false">
        <style:tab-stops/>
      </style:paragraph-properties>
      <style:text-properties style:font-name="Arial"/>
    </style:style>
    <style:style style:name="P203" style:family="paragraph" style:parent-style-name="Text_20_body">
      <style:paragraph-properties fo:margin-top="0cm" fo:margin-bottom="0.21cm" fo:text-align="justify" style:justify-single-word="false"/>
      <style:text-properties style:font-name="Arial" fo:font-weight="normal"/>
    </style:style>
    <style:style style:name="P204" style:family="paragraph" style:parent-style-name="Text_20_body">
      <style:paragraph-properties fo:margin-top="0cm" fo:margin-bottom="0.21cm" fo:text-align="justify" style:justify-single-word="false"/>
      <style:text-properties style:font-name="Arial" style:text-underline-style="none"/>
    </style:style>
    <style:style style:name="P205" style:family="paragraph" style:parent-style-name="Text_20_body">
      <style:paragraph-properties fo:margin-top="0cm" fo:margin-bottom="0.21cm" fo:text-align="justify" style:justify-single-word="false"/>
    </style:style>
    <style:style style:name="P206"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weight-asian="normal" style:font-style-complex="normal" style:font-weight-complex="normal"/>
    </style:style>
    <style:style style:name="P207"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style-complex="normal"/>
    </style:style>
    <style:style style:name="P208" style:family="paragraph" style:parent-style-name="Text_20_body">
      <style:paragraph-properties fo:margin-top="0cm" fo:margin-bottom="0.21cm" fo:text-align="justify" style:justify-single-word="false"/>
      <style:text-properties style:font-name="Courier New2" fo:font-weight="bold" style:font-weight-asian="bold" style:font-weight-complex="bold"/>
    </style:style>
    <style:style style:name="P209" style:family="paragraph" style:parent-style-name="Text_20_body">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10" style:family="paragraph" style:parent-style-name="Text_20_body">
      <style:paragraph-properties fo:margin-top="0cm" fo:margin-bottom="0.21cm" fo:text-align="justify" style:justify-single-word="false">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style:style>
    <style:style style:name="P211" style:family="paragraph" style:parent-style-name="Table_20_Contents">
      <style:paragraph-properties fo:margin-top="0cm" fo:margin-bottom="0.21cm" fo:text-align="justify" style:justify-single-word="false"/>
      <style:text-properties style:font-name="Courier New2" fo:font-size="9pt" style:font-size-asian="9pt" style:font-size-complex="9pt"/>
    </style:style>
    <style:style style:name="P212" style:family="paragraph" style:parent-style-name="Table_20_Contents">
      <style:paragraph-properties fo:margin-top="0cm" fo:margin-bottom="0.21cm" fo:text-align="justify" style:justify-single-word="false"/>
      <style:text-properties style:font-name="Arial" fo:font-size="9pt" style:font-size-asian="9pt" style:font-size-complex="9pt"/>
    </style:style>
    <style:style style:name="P213" style:family="paragraph" style:parent-style-name="Table_20_Heading">
      <style:paragraph-properties fo:margin-top="0cm" fo:margin-bottom="0.21cm" fo:text-align="justify" style:justify-single-word="false"/>
      <style:text-properties style:font-name="Arial" fo:font-size="9pt" style:font-size-asian="9pt" style:font-size-complex="9pt"/>
    </style:style>
    <style:style style:name="P214" style:family="paragraph" style:parent-style-name="Preformatted_20_Text">
      <style:paragraph-properties fo:margin-top="0cm" fo:margin-bottom="0.21cm" fo:text-align="justify" style:justify-single-word="false"/>
      <style:text-properties style:font-name="Courier New2"/>
    </style:style>
    <style:style style:name="P215" style:family="paragraph" style:parent-style-name="Preformatted_20_Text">
      <style:paragraph-properties fo:margin-top="0cm" fo:margin-bottom="0.21cm" fo:text-align="justify" style:justify-single-word="false">
        <style:tab-stops>
          <style:tab-stop style:position="3.36cm"/>
        </style:tab-stops>
      </style:paragraph-properties>
      <style:text-properties style:font-name="Courier New2"/>
    </style:style>
    <style:style style:name="P216" style:family="paragraph" style:parent-style-name="Preformatted_20_Text">
      <style:paragraph-properties fo:margin-top="0cm" fo:margin-bottom="0.21cm" fo:text-align="justify" style:justify-single-word="false">
        <style:tab-stops>
          <style:tab-stop style:position="3.334cm"/>
        </style:tab-stops>
      </style:paragraph-properties>
      <style:text-properties style:font-name="Courier New2"/>
    </style:style>
    <style:style style:name="P217" style:family="paragraph" style:parent-style-name="Preformatted_20_Text">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218" style:family="paragraph" style:parent-style-name="Preformatted_20_Text">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219" style:family="paragraph" style:parent-style-name="Preformatted_20_Text">
      <style:paragraph-properties fo:margin-top="0cm" fo:margin-bottom="0.21cm" fo:text-align="start" style:justify-single-word="false"/>
      <style:text-properties style:font-name="Courier New2"/>
    </style:style>
    <style:style style:name="P220" style:family="paragraph" style:parent-style-name="Preformatted_20_Text">
      <style:paragraph-properties fo:margin-top="0cm" fo:margin-bottom="0.21cm" fo:text-align="justify" style:justify-single-word="false"/>
    </style:style>
    <style:style style:name="P221" style:family="paragraph" style:parent-style-name="Preformatted_20_Text">
      <style:paragraph-properties fo:margin-top="0cm" fo:margin-bottom="0.21cm" fo:text-align="justify" style:justify-single-word="false"/>
      <style:text-properties style:font-name="Arial"/>
    </style:style>
    <style:style style:name="P222" style:family="paragraph" style:parent-style-name="Preformatted_20_Text">
      <style:paragraph-properties fo:margin-top="0cm" fo:margin-bottom="0.21cm" fo:text-align="justify" style:justify-single-word="false"/>
      <style:text-properties style:font-name="Arial" fo:font-size="12pt" style:font-size-asian="12pt" style:font-size-complex="12pt"/>
    </style:style>
    <style:style style:name="P223" style:family="paragraph" style:parent-style-name="Preformatted_20_Text">
      <style:paragraph-properties fo:margin-top="0cm" fo:margin-bottom="0.21cm" fo:text-align="justify" style:justify-single-word="false"/>
      <style:text-properties fo:color="#000000" style:font-name="Courier New2"/>
    </style:style>
    <style:style style:name="P224" style:family="paragraph" style:parent-style-name="Preformatted_20_Text">
      <style:paragraph-properties fo:margin-top="0cm" fo:margin-bottom="0.21cm" fo:text-align="justify" style:justify-single-word="false"/>
      <style:text-properties fo:color="#000000" style:font-name="Courier New2" fo:font-size="10pt" style:font-name-asian="Courier New2" style:font-size-asian="10pt" style:font-name-complex="Courier New2" style:font-size-complex="10pt"/>
    </style:style>
    <style:style style:name="P225"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26"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27" style:family="paragraph" style:parent-style-name="Preformatted_20_Text">
      <style:paragraph-properties fo:margin-top="0cm" fo:margin-bottom="0.21cm" fo:text-align="justify" style:justify-single-word="false" fo:background-color="transparent">
        <style:background-image/>
      </style:paragraph-properties>
      <style:text-properties style:font-name="Courier New2"/>
    </style:style>
    <style:style style:name="P228" style:family="paragraph" style:parent-style-name="Preformatted_20_Text">
      <style:paragraph-properties fo:margin-top="0cm" fo:margin-bottom="0.21cm" fo:text-align="justify" style:justify-single-word="false" fo:background-color="transparent">
        <style:background-image/>
      </style:paragraph-properties>
    </style:style>
    <style:style style:name="P229" style:family="paragraph" style:parent-style-name="List_20_Contents">
      <style:paragraph-properties fo:margin-top="0cm" fo:margin-bottom="0.21cm" fo:text-align="justify" style:justify-single-word="false"/>
      <style:text-properties style:font-name="Arial"/>
    </style:style>
    <style:style style:name="P230" style:family="paragraph" style:parent-style-name="List_20_Contents">
      <style:paragraph-properties fo:margin-top="0cm" fo:margin-bottom="0.21cm" fo:text-align="justify" style:justify-single-word="false">
        <style:tab-stops>
          <style:tab-stop style:position="3.043cm"/>
        </style:tab-stops>
      </style:paragraph-properties>
      <style:text-properties style:font-name="Arial"/>
    </style:style>
    <style:style style:name="P231" style:family="paragraph" style:parent-style-name="List_20_Contents">
      <style:paragraph-properties fo:margin-top="0cm" fo:margin-bottom="0.21cm" fo:text-align="justify" style:justify-single-word="false"/>
      <style:text-properties style:font-name="Arial" fo:font-size="12pt" style:font-size-asian="12pt" style:font-size-complex="12pt"/>
    </style:style>
    <style:style style:name="P232" style:family="paragraph" style:parent-style-name="List_20_Contents">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33" style:family="paragraph" style:parent-style-name="List_20_Contents">
      <style:paragraph-properties fo:margin-top="0cm" fo:margin-bottom="0.21cm" fo:text-align="start" style:justify-single-word="false"/>
      <style:text-properties style:font-name="Arial"/>
    </style:style>
    <style:style style:name="P234" style:family="paragraph" style:parent-style-name="List_20_Contents">
      <style:paragraph-properties fo:margin-top="0cm" fo:margin-bottom="0.21cm" fo:text-align="justify" style:justify-single-word="false"/>
    </style:style>
    <style:style style:name="P235" style:family="paragraph" style:parent-style-name="List_20_Contents">
      <style:paragraph-properties fo:margin-top="0cm" fo:margin-bottom="0.21cm" fo:text-align="start" style:justify-single-word="false"/>
    </style:style>
    <style:style style:name="P236" style:family="paragraph" style:parent-style-name="List_20_Contents">
      <style:paragraph-properties fo:margin-top="0cm" fo:margin-bottom="0.21cm" fo:text-align="justify" style:justify-single-word="false"/>
      <style:text-properties style:use-window-font-color="true" style:font-name="Arial" fo:font-size="12pt" style:font-name-asian="Cumberland" style:font-size-asian="12pt" style:language-asian="pt" style:country-asian="BR" style:font-name-complex="Cumberland" style:font-size-complex="12pt"/>
    </style:style>
    <style:style style:name="P237"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pt" style:country-asian="BR" style:font-name-complex="Cumberland" style:font-size-complex="10pt"/>
    </style:style>
    <style:style style:name="P238"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zxx" style:country-asian="none" style:font-name-complex="Cumberland" style:font-size-complex="10pt"/>
    </style:style>
    <style:style style:name="P239" style:family="paragraph" style:parent-style-name="Standard" style:master-page-name="">
      <style:paragraph-properties fo:margin-top="0cm" fo:margin-bottom="0.21cm" fo:text-align="justify" style:justify-single-word="false" style:page-number="auto"/>
      <style:text-properties style:font-name="Arial"/>
    </style:style>
    <style:style style:name="P240" style:family="paragraph" style:parent-style-name="codigo">
      <style:paragraph-properties fo:margin-top="0cm" fo:margin-bottom="0.21cm" fo:text-align="justify" style:justify-single-word="false"/>
      <style:text-properties style:font-name="Arial" fo:font-size="12pt" style:font-size-asian="12pt" style:font-size-complex="12pt"/>
    </style:style>
    <style:style style:name="P241" style:family="paragraph" style:parent-style-name="codigo">
      <style:paragraph-properties fo:margin-top="0cm" fo:margin-bottom="0.21cm" fo:text-align="justify" style:justify-single-word="false"/>
      <style:text-properties style:font-name="Courier New2" fo:font-size="10pt" style:font-size-asian="10pt" style:font-size-complex="10pt"/>
    </style:style>
    <style:style style:name="P242" style:family="paragraph" style:parent-style-name="Standard">
      <style:paragraph-properties fo:margin-left="0cm" fo:margin-right="0cm" fo:margin-top="0cm" fo:margin-bottom="0.21cm" fo:text-align="justify" style:justify-single-word="false" fo:text-indent="1.005cm" style:auto-text-indent="false"/>
      <style:text-properties style:font-name="Arial" fo:font-weight="normal" style:font-weight-asian="normal" style:font-weight-complex="normal"/>
    </style:style>
    <style:style style:name="P243"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fo:hyphenate="false" fo:hyphenation-remain-char-count="2" fo:hyphenation-push-char-count="2"/>
    </style:style>
    <style:style style:name="P244"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245" style:family="paragraph" style:parent-style-name="List_20_Contents">
      <style:paragraph-properties fo:margin-left="0cm" fo:margin-right="0cm" fo:margin-top="0cm" fo:margin-bottom="0.21cm" fo:text-align="justify" style:justify-single-word="false" fo:text-indent="1.005cm" style:auto-text-indent="false"/>
    </style:style>
    <style:style style:name="P246" style:family="paragraph" style:parent-style-name="List_20_Contents">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47" style:family="paragraph" style:parent-style-name="List_20_Contents">
      <style:paragraph-properties fo:margin-left="0cm" fo:margin-right="0cm" fo:margin-top="0cm" fo:margin-bottom="0.21cm" fo:text-align="justify" style:justify-single-word="false" fo:text-indent="1.005cm" style:auto-text-indent="false"/>
      <style:text-properties style:font-name="Arial"/>
    </style:style>
    <style:style style:name="P248" style:family="paragraph" style:parent-style-name="Text_20_body">
      <style:paragraph-properties fo:margin-left="0cm" fo:margin-right="0cm" fo:margin-top="0cm" fo:margin-bottom="0.21cm" fo:text-align="justify" style:justify-single-word="false" fo:text-indent="1.005cm" style:auto-text-indent="false"/>
      <style:text-properties style:font-name="Arial"/>
    </style:style>
    <style:style style:name="P249" style:family="paragraph" style:parent-style-name="List_20_Contents">
      <style:paragraph-properties fo:margin-left="0cm" fo:margin-right="0cm" fo:margin-top="0cm" fo:margin-bottom="0.21cm" fo:text-align="justify" style:justify-single-word="false" fo:text-indent="1.032cm" style:auto-text-indent="false"/>
    </style:style>
    <style:style style:name="P250" style:family="paragraph" style:parent-style-name="Standard">
      <style:paragraph-properties fo:margin-left="-1.25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251" style:family="paragraph" style:parent-style-name="Caption">
      <style:paragraph-properties fo:text-align="center" style:justify-single-word="false"/>
      <style:text-properties fo:color="#0066cc" fo:font-size="18pt" style:font-size-asian="18pt" style:font-size-complex="18pt"/>
    </style:style>
    <style:style style:name="P252" style:family="paragraph" style:parent-style-name="Standard">
      <style:paragraph-properties fo:margin-left="1.251cm" fo:margin-right="0cm" fo:margin-top="0cm" fo:margin-bottom="0.21cm" fo:text-align="justify" style:justify-single-word="false" fo:text-indent="0cm" style:auto-text-indent="false"/>
      <style:text-properties style:font-name="Arial" fo:font-weight="normal"/>
    </style:style>
    <style:style style:name="P253" style:family="paragraph" style:parent-style-name="Text_20_body">
      <style:paragraph-properties fo:margin-left="1.058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4" style:family="paragraph" style:parent-style-name="Text_20_body">
      <style:paragraph-properties fo:margin-left="1.032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5" style:family="paragraph" style:parent-style-name="List_20_Contents">
      <style:paragraph-properties fo:margin-left="1.039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256" style:family="paragraph" style:parent-style-name="Preformatted_20_Text">
      <style:paragraph-properties fo:margin-left="1cm" fo:margin-right="0cm" fo:margin-top="0cm" fo:margin-bottom="0.21cm" fo:text-align="start" style:justify-single-word="false" fo:orphans="2" fo:widows="2" fo:hyphenation-ladder-count="no-limit" fo:text-indent="0.058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57" style:family="paragraph" style:parent-style-name="Preformatted_20_Text">
      <style:paragraph-properties fo:margin-left="0cm" fo:margin-right="0cm" fo:margin-top="0cm" fo:margin-bottom="0.21cm" fo:text-align="start" style:justify-single-word="false" fo:orphans="2" fo:widows="2" fo:hyphenation-ladder-count="no-limit" fo:text-indent="0.981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58" style:family="paragraph" style:parent-style-name="List_20_Contents">
      <style:paragraph-properties fo:margin-left="1cm" fo:margin-right="0cm" fo:margin-top="0cm" fo:margin-bottom="0.21cm" fo:text-align="justify" style:justify-single-word="false" fo:text-indent="0.019cm" style:auto-text-indent="false"/>
      <style:text-properties style:font-name="Courier New2" fo:font-size="10pt" style:font-size-asian="10pt" style:font-size-complex="10pt"/>
    </style:style>
    <style:style style:name="P259" style:family="paragraph" style:parent-style-name="List_20_Contents">
      <style:paragraph-properties fo:margin-left="1cm" fo:margin-right="0cm" fo:margin-top="0cm" fo:margin-bottom="0.21cm" fo:text-align="start" style:justify-single-word="false" fo:text-indent="0.019cm" style:auto-text-indent="false"/>
      <style:text-properties style:font-name="Courier New2" fo:font-size="10pt" style:font-size-asian="10pt" style:font-size-complex="10pt"/>
    </style:style>
    <style:style style:name="P260" style:family="paragraph" style:parent-style-name="Standard">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1" style:family="paragraph" style:parent-style-name="Standard">
      <style:paragraph-properties fo:margin-left="0.245cm" fo:margin-right="0cm" fo:margin-top="0cm" fo:margin-bottom="0.21cm" fo:text-align="start" style:justify-single-word="false" fo:text-indent="0cm" style:auto-text-indent="false"/>
    </style:style>
    <style:style style:name="P262" style:family="paragraph" style:parent-style-name="Preformatted_20_Text">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63" style:family="paragraph" style:parent-style-name="Preformatted_20_Text">
      <style:paragraph-properties fo:margin-left="-0.28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4" style:family="paragraph" style:parent-style-name="Preformatted_20_Text">
      <style:paragraph-properties fo:margin-left="0cm" fo:margin-right="0cm" fo:margin-top="0cm" fo:margin-bottom="0.21cm" fo:text-align="justify" style:justify-single-word="false" fo:orphans="2" fo:widows="2" fo:hyphenation-ladder-count="no-limit" fo:text-indent="1.238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65" style:family="paragraph" style:parent-style-name="Preformatted_20_Text">
      <style:paragraph-properties fo:margin-left="0cm" fo:margin-right="0cm" fo:margin-top="0cm" fo:margin-bottom="0.21cm" fo:text-align="justify" style:justify-single-word="false" fo:orphans="2" fo:widows="2" fo:hyphenation-ladder-count="no-limit" fo:text-indent="1.021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266"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67"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8"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69" style:family="paragraph" style:parent-style-name="Standard">
      <style:paragraph-properties fo:margin-left="-0.265cm" fo:margin-right="0cm" fo:margin-top="0cm" fo:margin-bottom="0.21cm" fo:text-align="justify" style:justify-single-word="false" fo:text-indent="0cm" style:auto-text-indent="false"/>
      <style:text-properties style:font-name="Arial"/>
    </style:style>
    <style:style style:name="P270"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1"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2" style:family="paragraph" style:parent-style-name="Preformatted_20_Text">
      <style:paragraph-properties fo:margin-left="-0.169cm" fo:margin-right="0cm" fo:margin-top="0cm" fo:margin-bottom="0.21cm" fo:text-align="start" style:justify-single-word="false" fo:orphans="2" fo:widows="2" fo:hyphenation-ladder-count="no-limit" fo:text-indent="0.189cm" style:auto-text-indent="false">
        <style:tab-stops/>
      </style:paragraph-properties>
      <style:text-properties style:font-name="Courier New2" fo:hyphenate="false" fo:hyphenation-remain-char-count="2" fo:hyphenation-push-char-count="2"/>
    </style:style>
    <style:style style:name="P273"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4"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5"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76" style:family="paragraph" style:parent-style-name="Preformatted_20_Text">
      <style:paragraph-properties fo:margin-left="-0.228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277" style:family="paragraph" style:parent-style-name="Preformatted_20_Text">
      <style:paragraph-properties fo:margin-left="-0.22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278" style:family="paragraph" style:parent-style-name="Preformatted_20_Text">
      <style:paragraph-properties fo:margin-left="0.302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9" style:family="paragraph" style:parent-style-name="Preformatted_20_Text">
      <style:paragraph-properties fo:margin-left="0.36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280" style:family="paragraph" style:parent-style-name="List_20_Contents">
      <style:paragraph-properties fo:margin-left="1.02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1" style:family="paragraph" style:parent-style-name="List_20_Contents">
      <style:paragraph-properties fo:margin-left="1.00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2" style:family="paragraph" style:parent-style-name="List_20_Contents">
      <style:paragraph-properties fo:margin-left="0.98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3" style:family="paragraph" style:parent-style-name="Standard" style:list-style-name="L8">
      <style:paragraph-properties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84" style:family="paragraph" style:parent-style-name="Standard" style:list-style-name="WW8Num29">
      <style:paragraph-properties fo:text-align="justify" style:justify-single-word="false">
        <style:tab-stops/>
      </style:paragraph-properties>
      <style:text-properties style:font-name="Arial"/>
    </style:style>
    <style:style style:name="P285" style:family="paragraph" style:parent-style-name="Standard" style:list-style-name="L10">
      <style:text-properties style:font-name="Arial"/>
    </style:style>
    <style:style style:name="P286" style:family="paragraph" style:parent-style-name="Standard" style:list-style-name="L10"/>
    <style:style style:name="P287" style:family="paragraph" style:parent-style-name="Standard" style:list-style-name="L27"/>
    <style:style style:name="P288"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289" style:family="paragraph" style:parent-style-name="Standard" style:list-style-name="L25">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0" style:family="paragraph" style:parent-style-name="Standard" style:list-style-name="L26">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1" style:family="paragraph" style:parent-style-name="Standard" style:list-style-name="L27">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2"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8pt" style:font-name-asian="Times New Roman" style:font-size-asian="8pt" style:language-asian="pt" style:country-asian="BR" style:font-size-complex="8pt" fo:hyphenate="false" fo:hyphenation-remain-char-count="2" fo:hyphenation-push-char-count="2"/>
    </style:style>
    <style:style style:name="P293"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294"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95"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96" style:family="paragraph" style:parent-style-name="Standard" style:list-style-name="L8">
      <style:paragraph-properties fo:margin-top="0cm" fo:margin-bottom="0.21cm" fo:text-align="justify" style:justify-single-word="false"/>
      <style:text-properties style:font-name="Arial"/>
    </style:style>
    <style:style style:name="P297"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font-size="12pt" style:font-size-asian="12pt" style:font-size-complex="12pt" fo:hyphenate="false" fo:hyphenation-remain-char-count="2" fo:hyphenation-push-char-count="2"/>
    </style:style>
    <style:style style:name="P298" style:family="paragraph" style:parent-style-name="Standard" style:list-style-name="L10">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299" style:family="paragraph" style:parent-style-name="Standard" style:list-style-name="L23">
      <style:paragraph-properties fo:margin-top="0cm" fo:margin-bottom="0.21cm" fo:text-align="justify" style:justify-single-word="false"/>
      <style:text-properties style:font-name="Arial" fo:font-weight="normal"/>
    </style:style>
    <style:style style:name="P300" style:family="paragraph" style:parent-style-name="Standard" style:list-style-name="WW8Num29">
      <style:paragraph-properties fo:margin-top="0cm" fo:margin-bottom="0.21cm"/>
    </style:style>
    <style:style style:name="P301" style:family="paragraph" style:parent-style-name="Standard" style:list-style-name="L16">
      <style:paragraph-properties fo:margin-top="0cm" fo:margin-bottom="0.21cm" fo:text-align="justify" style:justify-single-word="false">
        <style:tab-stops/>
      </style:paragraph-properties>
      <style:text-properties fo:color="#000000" style:font-name="Courier New2" fo:font-size="12pt" style:font-name-asian="Courier New2" style:font-size-asian="12pt" style:font-name-complex="Courier New2" style:font-size-complex="12pt"/>
    </style:style>
    <style:style style:name="P302" style:family="paragraph" style:parent-style-name="Standard" style:list-style-name="L16">
      <style:paragraph-properties fo:margin-top="0cm" fo:margin-bottom="0.21cm" fo:text-align="justify" style:justify-single-word="false">
        <style:tab-stops/>
      </style:paragraph-properties>
      <style:text-properties fo:color="#000000" fo:font-size="12pt" style:font-size-asian="12pt" style:font-size-complex="12pt"/>
    </style:style>
    <style:style style:name="P303" style:family="paragraph" style:parent-style-name="Standard" style:list-style-name="L16">
      <style:paragraph-properties fo:margin-top="0cm" fo:margin-bottom="0.21cm" fo:text-align="justify" style:justify-single-word="false">
        <style:tab-stops/>
      </style:paragraph-properties>
    </style:style>
    <style:style style:name="P304"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05"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style:font-name-asian="Times New Roman" style:language-asian="pt" style:country-asian="BR" fo:hyphenate="false" fo:hyphenation-remain-char-count="2" fo:hyphenation-push-char-count="2"/>
    </style:style>
    <style:style style:name="P306"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07" style:family="paragraph" style:parent-style-name="Standard" style:list-style-name="L8">
      <style:paragraph-properties fo:margin-left="-1.217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08"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09"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310" style:family="paragraph" style:parent-style-name="Standard" style:list-style-name="L8">
      <style:paragraph-properties fo:margin-left="-1.217cm" fo:margin-right="0cm" fo:text-align="justify" style:justify-single-word="false" fo:orphans="2" fo:widows="2" fo:hyphenation-ladder-count="no-limit" fo:text-indent="0cm" style:auto-text-indent="false">
        <style:tab-stops/>
      </style:paragraph-properties>
      <style:text-properties style:use-window-font-color="true" style:font-name="Arial" style:font-name-asian="Times New Roman" style:language-asian="pt" style:country-asian="BR" fo:hyphenate="false" fo:hyphenation-remain-char-count="2" fo:hyphenation-push-char-count="2"/>
    </style:style>
    <style:style style:name="P311"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2"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3"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size="10pt" style:font-size-asian="10pt" style:font-size-complex="10pt" fo:hyphenate="false" fo:hyphenation-remain-char-count="2" fo:hyphenation-push-char-count="2"/>
    </style:style>
    <style:style style:name="P314"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8pt" style:font-name-asian="Times New Roman" style:font-size-asian="8pt" style:language-asian="pt" style:country-asian="BR" style:font-size-complex="8pt" fo:hyphenate="false" fo:hyphenation-remain-char-count="2" fo:hyphenation-push-char-count="2"/>
    </style:style>
    <style:style style:name="P315" style:family="paragraph" style:parent-style-name="Standard" style:list-style-name="WW8Num29">
      <style:paragraph-properties fo:margin-left="1.058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name-asian="Courier New2" style:font-size-asian="12pt" style:font-name-complex="Courier New2" style:font-size-complex="12pt"/>
    </style:style>
    <style:style style:name="P316" style:family="paragraph" style:parent-style-name="Standard" style:list-style-name="WW8Num29">
      <style:paragraph-properties fo:margin-left="0.979cm" fo:margin-right="0cm" fo:margin-top="0cm" fo:margin-bottom="0.21cm" fo:text-align="justify" style:justify-single-word="false" fo:text-indent="0cm" style:auto-text-indent="false">
        <style:tab-stops/>
      </style:paragraph-properties>
      <style:text-properties fo:color="#000000" style:font-name="Arial" fo:font-size="12pt" style:font-name-asian="Courier New2" style:font-size-asian="12pt" style:font-name-complex="Courier New2" style:font-size-complex="12pt"/>
    </style:style>
    <style:style style:name="P317" style:family="paragraph" style:parent-style-name="Standard" style:list-style-name="L22">
      <style:paragraph-properties fo:margin-left="1.251cm" fo:margin-right="0cm" fo:margin-top="0cm" fo:margin-bottom="0.21cm" fo:text-align="justify" style:justify-single-word="false" fo:text-indent="0cm" style:auto-text-indent="false"/>
      <style:text-properties style:font-name="Arial" fo:font-weight="normal"/>
    </style:style>
    <style:style style:name="P318" style:family="paragraph" style:parent-style-name="Text_20_body" style:list-style-name="L1">
      <style:paragraph-properties fo:text-align="justify" style:justify-single-word="false"/>
      <style:text-properties style:font-name="Arial"/>
    </style:style>
    <style:style style:name="P319" style:family="paragraph" style:parent-style-name="Text_20_body" style:list-style-name="L2">
      <style:paragraph-properties fo:text-align="justify" style:justify-single-word="false"/>
      <style:text-properties style:font-name="Arial"/>
    </style:style>
    <style:style style:name="P320" style:family="paragraph" style:parent-style-name="Text_20_body" style:list-style-name="L6">
      <style:paragraph-properties fo:text-align="justify" style:justify-single-word="false"/>
      <style:text-properties style:font-name="Arial"/>
    </style:style>
    <style:style style:name="P321"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22" style:family="paragraph" style:parent-style-name="Text_20_body" style:list-style-name="L2">
      <style:paragraph-properties fo:text-align="justify" style:justify-single-word="false"/>
      <style:text-properties style:font-name="Arial" fo:font-size="10pt" fo:font-style="normal" style:font-size-asian="10pt" style:font-style-asian="normal" style:font-size-complex="10pt" style:font-style-complex="normal"/>
    </style:style>
    <style:style style:name="P323" style:family="paragraph" style:parent-style-name="Text_20_body" style:list-style-name="L2">
      <style:text-properties style:font-name="Arial" fo:background-color="transparent"/>
    </style:style>
    <style:style style:name="P324" style:family="paragraph" style:parent-style-name="Text_20_body" style:list-style-name="L2">
      <style:paragraph-properties fo:text-align="justify" style:justify-single-word="false"/>
      <style:text-properties style:font-name="Arial" fo:background-color="transparent"/>
    </style:style>
    <style:style style:name="P325" style:family="paragraph" style:parent-style-name="Text_20_body" style:list-style-name="L2">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26" style:family="paragraph" style:parent-style-name="Text_20_body" style:list-style-name="L6">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27" style:family="paragraph" style:parent-style-name="Text_20_body" style:list-style-name="L2">
      <style:paragraph-properties fo:text-align="justify" style:justify-single-word="false"/>
      <style:text-properties style:font-name="Arial" fo:font-style="normal" fo:font-weight="normal" fo:background-color="transparent" style:font-style-asian="normal" style:font-weight-asian="normal" style:font-style-complex="normal" style:font-weight-complex="normal"/>
    </style:style>
    <style:style style:name="P328"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29" style:family="paragraph" style:parent-style-name="Text_20_body" style:list-style-name="L1">
      <style:paragraph-properties fo:margin-top="0cm" fo:margin-bottom="0.21cm" fo:text-align="justify" style:justify-single-word="false">
        <style:tab-stops/>
      </style:paragraph-properties>
      <style:text-properties style:font-name="Arial"/>
    </style:style>
    <style:style style:name="P330" style:family="paragraph" style:parent-style-name="Text_20_body" style:list-style-name="L3">
      <style:paragraph-properties fo:margin-top="0cm" fo:margin-bottom="0.21cm" fo:text-align="justify" style:justify-single-word="false">
        <style:tab-stops/>
      </style:paragraph-properties>
      <style:text-properties style:font-name="Arial"/>
    </style:style>
    <style:style style:name="P331" style:family="paragraph" style:parent-style-name="Text_20_body" style:list-style-name="L14">
      <style:paragraph-properties fo:margin-top="0cm" fo:margin-bottom="0.21cm" fo:text-align="justify" style:justify-single-word="false">
        <style:tab-stops/>
      </style:paragraph-properties>
      <style:text-properties style:font-name="Arial"/>
    </style:style>
    <style:style style:name="P332" style:family="paragraph" style:parent-style-name="Text_20_body" style:list-style-name="L1">
      <style:paragraph-properties fo:margin-top="0cm" fo:margin-bottom="0.21cm" fo:text-align="justify" style:justify-single-word="false"/>
      <style:text-properties style:font-name="Arial"/>
    </style:style>
    <style:style style:name="P333" style:family="paragraph" style:parent-style-name="Text_20_body" style:list-style-name="L2">
      <style:paragraph-properties fo:margin-top="0cm" fo:margin-bottom="0.21cm" fo:text-align="justify" style:justify-single-word="false"/>
      <style:text-properties style:font-name="Arial"/>
    </style:style>
    <style:style style:name="P334" style:family="paragraph" style:parent-style-name="Text_20_body" style:list-style-name="L7">
      <style:paragraph-properties fo:margin-top="0cm" fo:margin-bottom="0.21cm" fo:text-align="justify" style:justify-single-word="false"/>
      <style:text-properties style:font-name="Arial"/>
    </style:style>
    <style:style style:name="P335" style:family="paragraph" style:parent-style-name="Text_20_body" style:list-style-name="L6">
      <style:paragraph-properties fo:margin-top="0cm" fo:margin-bottom="0.21cm" fo:text-align="justify" style:justify-single-word="false"/>
      <style:text-properties style:font-name="Arial"/>
    </style:style>
    <style:style style:name="P336" style:family="paragraph" style:parent-style-name="Text_20_body" style:list-style-name="L4">
      <style:paragraph-properties fo:margin-top="0cm" fo:margin-bottom="0.21cm" fo:text-align="justify" style:justify-single-word="false">
        <style:tab-stops/>
      </style:paragraph-properties>
      <style:text-properties style:font-name="Arial" fo:background-color="transparent"/>
    </style:style>
    <style:style style:name="P337"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38" style:family="paragraph" style:parent-style-name="Text_20_body" style:list-style-name="L6">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39"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bold" style:font-style-complex="normal" style:font-weight-complex="bold"/>
    </style:style>
    <style:style style:name="P340" style:family="paragraph" style:parent-style-name="Text_20_body" style:list-style-name="L2">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341" style:family="paragraph" style:parent-style-name="Text_20_body" style:list-style-name="L2">
      <style:paragraph-properties fo:margin-top="0cm" fo:margin-bottom="0.21cm" fo:text-align="justify" style:justify-single-word="false"/>
      <style:text-properties style:font-name="Arial" fo:font-style="normal" style:font-style-asian="normal" style:font-style-complex="normal"/>
    </style:style>
    <style:style style:name="P342" style:family="paragraph" style:parent-style-name="Text_20_body" style:list-style-name="L9">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43" style:family="paragraph" style:parent-style-name="Text_20_body" style:list-style-name="L11">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44" style:family="paragraph" style:parent-style-name="Text_20_body" style:list-style-name="L14">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45" style:family="paragraph" style:parent-style-name="Text_20_body" style:list-style-name="L2">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46" style:family="paragraph" style:parent-style-name="Text_20_body" style:list-style-name="L7">
      <style:paragraph-properties fo:margin-top="0cm" fo:margin-bottom="0.21cm" fo:text-align="start" style:justify-single-word="false"/>
      <style:text-properties style:font-name="Arial"/>
    </style:style>
    <style:style style:name="P347" style:family="paragraph" style:parent-style-name="Text_20_body" style:list-style-name="L7">
      <style:paragraph-properties fo:margin-top="0cm" fo:margin-bottom="0.21cm" fo:text-align="justify" style:justify-single-word="false"/>
      <style:text-properties style:font-name="Arial" fo:font-size="12pt" style:font-size-asian="10.5pt" style:font-size-complex="12pt"/>
    </style:style>
    <style:style style:name="P348" style:family="paragraph" style:parent-style-name="Text_20_body" style:list-style-name="L2">
      <style:paragraph-properties fo:margin-top="0cm" fo:margin-bottom="0.21cm"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49" style:family="paragraph" style:parent-style-name="Text_20_body" style:list-style-name="L1">
      <style:paragraph-properties fo:margin-top="0cm" fo:margin-bottom="0.21cm" fo:text-align="justify" style:justify-single-word="false"/>
    </style:style>
    <style:style style:name="P350" style:family="paragraph" style:parent-style-name="Text_20_body" style:list-style-name="L2">
      <style:paragraph-properties fo:margin-top="0cm" fo:margin-bottom="0.21cm" fo:text-align="justify" style:justify-single-word="false"/>
    </style:style>
    <style:style style:name="P351" style:family="paragraph" style:parent-style-name="Text_20_body" style:list-style-name="L11">
      <style:paragraph-properties fo:margin-top="0cm" fo:margin-bottom="0.21cm" fo:text-align="justify" style:justify-single-word="false">
        <style:tab-stops/>
      </style:paragraph-properties>
    </style:style>
    <style:style style:name="P352" style:family="paragraph" style:parent-style-name="Text_20_body" style:list-style-name="L16">
      <style:paragraph-properties fo:margin-top="0cm" fo:margin-bottom="0.21cm" fo:text-align="justify" style:justify-single-word="false">
        <style:tab-stops/>
      </style:paragraph-properties>
    </style:style>
    <style:style style:name="P353" style:family="paragraph" style:parent-style-name="Text_20_body" style:list-style-name="L17">
      <style:paragraph-properties fo:margin-top="0cm" fo:margin-bottom="0.21cm" fo:text-align="justify" style:justify-single-word="false">
        <style:tab-stops/>
      </style:paragraph-properties>
    </style:style>
    <style:style style:name="P354" style:family="paragraph" style:parent-style-name="Text_20_body" style:list-style-name="L19">
      <style:paragraph-properties fo:margin-top="0cm" fo:margin-bottom="0.21cm" fo:text-align="justify" style:justify-single-word="false">
        <style:tab-stops/>
      </style:paragraph-properties>
    </style:style>
    <style:style style:name="P355" style:family="paragraph" style:parent-style-name="Text_20_body" style:list-style-name="L14">
      <style:paragraph-properties fo:margin-top="0cm" fo:margin-bottom="0.21cm" fo:text-align="justify" style:justify-single-word="false">
        <style:tab-stops/>
      </style:paragraph-properties>
    </style:style>
    <style:style style:name="P356" style:family="paragraph" style:parent-style-name="Text_20_body" style:list-style-name="L2">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57" style:family="paragraph" style:parent-style-name="Text_20_body" style:list-style-name="L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358" style:family="paragraph" style:parent-style-name="Text_20_body" style:list-style-name="L2">
      <style:paragraph-properties fo:margin-top="0cm" fo:margin-bottom="0.21cm" fo:text-align="justify" style:justify-single-word="false"/>
      <style:text-properties style:use-window-font-color="true" style:font-name="Arial" fo:font-size="12pt" style:font-name-asian="Times New Roman" style:font-size-asian="10pt" style:language-asian="pt" style:country-asian="BR"/>
    </style:style>
    <style:style style:name="P359" style:family="paragraph" style:parent-style-name="Text_20_body" style:list-style-name="L9">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style:font-name-asian="Times New Roman" style:font-size-asian="10pt" style:language-asian="pt" style:country-asian="BR" style:font-style-asian="normal" style:font-style-complex="normal" fo:hyphenate="false" fo:hyphenation-remain-char-count="2" fo:hyphenation-push-char-count="2"/>
    </style:style>
    <style:style style:name="P360" style:family="paragraph" style:parent-style-name="Text_20_body" style:list-style-name="L2">
      <style:paragraph-properties fo:margin-top="0cm" fo:margin-bottom="0.21cm" fo:text-align="justify" style:justify-single-word="false"/>
      <style:text-properties style:font-name="Courier New2" fo:font-size="10pt" fo:font-style="normal" style:font-size-asian="10pt" style:font-style-asian="normal" style:font-size-complex="10pt" style:font-style-complex="normal"/>
    </style:style>
    <style:style style:name="P361" style:family="paragraph" style:parent-style-name="Text_20_body" style:list-style-name="L9">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62" style:family="paragraph" style:parent-style-name="Text_20_body" style:list-style-name="L14">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63" style:family="paragraph" style:parent-style-name="Text_20_body" style:list-style-name="L2">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364" style:family="paragraph" style:parent-style-name="Text_20_body" style:list-style-name="L2">
      <style:paragraph-properties fo:margin-top="0cm" fo:margin-bottom="0.21cm" fo:text-align="justify" style:justify-single-word="false"/>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65" style:family="paragraph" style:parent-style-name="Text_20_body" style:list-style-name="L16">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66" style:family="paragraph" style:parent-style-name="Text_20_body" style:list-style-name="L19">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67" style:family="paragraph" style:parent-style-name="Text_20_body" style:list-style-name="L2">
      <style:paragraph-properties fo:margin-top="0cm" fo:margin-bottom="0.212cm" fo:text-align="justify" style:justify-single-word="false"/>
    </style:style>
    <style:style style:name="P368" style:family="paragraph" style:parent-style-name="Text_20_body" style:list-style-name="L5">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69" style:family="paragraph" style:parent-style-name="Text_20_body" style:list-style-name="L2">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70" style:family="paragraph" style:parent-style-name="Text_20_body" style:list-style-name="L2">
      <style:paragraph-properties fo:text-align="justify" style:justify-single-word="false" fo:background-color="transparent">
        <style:background-image/>
      </style:paragraph-properties>
      <style:text-properties style:font-name="Arial" fo:font-style="normal" fo:font-weight="normal" fo:background-color="transparent" style:font-style-asian="normal" style:font-weight-asian="normal" style:font-style-complex="normal" style:font-weight-complex="normal"/>
    </style:style>
    <style:style style:name="P371"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72"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Arial" fo:font-size="12pt" fo:font-style="normal" fo:font-weight="normal" fo:background-color="transparent" style:font-name-asian="Times New Roman" style:font-size-asian="12pt" style:language-asian="pt" style:country-asian="BR" style:font-style-asian="normal" style:font-weight-asian="normal" style:font-size-complex="12pt" style:font-style-complex="normal" style:font-weight-complex="normal"/>
    </style:style>
    <style:style style:name="P373" style:family="paragraph" style:parent-style-name="Text_20_body" style:list-style-name="L7">
      <style:paragraph-properties fo:margin-left="-0.503cm" fo:margin-right="0cm" fo:margin-top="0cm" fo:margin-bottom="0.21cm" fo:text-align="start" style:justify-single-word="false" fo:text-indent="-0.026cm" style:auto-text-indent="false">
        <style:tab-stops>
          <style:tab-stop style:position="-0.079cm"/>
        </style:tab-stops>
      </style:paragraph-properties>
      <style:text-properties style:font-name="Arial"/>
    </style:style>
    <style:style style:name="P374"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style:style>
    <style:style style:name="P375"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76"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77"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78" style:family="paragraph" style:parent-style-name="Text_20_body" style:list-style-name="L15">
      <style:paragraph-properties fo:margin-left="0cm" fo:margin-right="0cm" fo:margin-top="0cm" fo:margin-bottom="0.21cm" fo:text-align="justify" style:justify-single-word="false" fo:text-indent="0cm" style:auto-text-indent="false">
        <style:tab-stops/>
      </style:paragraph-properties>
      <style:text-properties style:font-name="Arial" fo:font-style="normal" fo:font-weight="normal" style:font-style-asian="normal" style:font-weight-asian="normal" style:font-style-complex="normal" style:font-weight-complex="normal"/>
    </style:style>
    <style:style style:name="P379" style:family="paragraph" style:parent-style-name="Text_20_body"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80"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81" style:family="paragraph" style:parent-style-name="Text_20_body" style:list-style-name="L12">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82" style:family="paragraph" style:parent-style-name="Text_20_body" style:list-style-name="L13">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83" style:family="paragraph" style:parent-style-name="Text_20_body" style:list-style-name="L2">
      <style:paragraph-properties fo:margin-left="0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84"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85"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86" style:family="paragraph" style:parent-style-name="Text_20_body" style:list-style-name="L2">
      <style:paragraph-properties fo:margin-left="2.91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87"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zxx" style:country-asian="none" style:font-size-complex="10pt" fo:hyphenate="false" fo:hyphenation-remain-char-count="2" fo:hyphenation-push-char-count="2"/>
    </style:style>
    <style:style style:name="P388" style:family="paragraph" style:parent-style-name="Text_20_body" style:list-style-name="L2">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89"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style:font-name-asian="Times New Roman" style:font-size-asian="10pt" style:language-asian="zxx" style:country-asian="none" style:font-style-asian="normal" style:font-size-complex="10pt" style:font-style-complex="normal" fo:hyphenate="false" fo:hyphenation-remain-char-count="2" fo:hyphenation-push-char-count="2"/>
    </style:style>
    <style:style style:name="P390"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style:font-name-asian="Times New Roman" style:font-size-asian="10pt" style:language-asian="zxx" style:country-asian="none" fo:hyphenate="false" fo:hyphenation-remain-char-count="2" fo:hyphenation-push-char-count="2"/>
    </style:style>
    <style:style style:name="P391"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fo:font-style="normal" style:font-name-asian="Times New Roman" style:font-size-asian="10pt" style:language-asian="zxx" style:country-asian="none" style:font-style-asian="normal" style:font-style-complex="normal" fo:hyphenate="false" fo:hyphenation-remain-char-count="2" fo:hyphenation-push-char-count="2"/>
    </style:style>
    <style:style style:name="P392" style:family="paragraph" style:parent-style-name="Text_20_body" style:list-style-name="L2">
      <style:paragraph-properties fo:margin-left="1.005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93" style:family="paragraph" style:parent-style-name="Text_20_body" style:list-style-name="L2">
      <style:paragraph-properties fo:margin-left="2.498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94" style:family="paragraph" style:parent-style-name="Text_20_body" style:list-style-name="L2">
      <style:paragraph-properties fo:margin-left="-1.25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95" style:family="paragraph" style:parent-style-name="Text_20_body" style:list-style-name="L2">
      <style:paragraph-properties fo:margin-left="1.85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396" style:family="paragraph" style:parent-style-name="Text_20_body" style:list-style-name="L2">
      <style:paragraph-properties fo:margin-left="1.03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397" style:family="paragraph" style:parent-style-name="Text_20_body" style:list-style-name="L2">
      <style:paragraph-properties fo:margin-left="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98" style:family="paragraph" style:parent-style-name="Text_20_body" style:list-style-name="L9">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99" style:family="paragraph" style:parent-style-name="Text_20_body" style:list-style-name="L14">
      <style:paragraph-properties fo:margin-left="1cm" fo:margin-right="0cm" fo:margin-top="0cm" fo:margin-bottom="0.21cm" fo:text-align="justify" style:justify-single-word="false" fo:text-indent="0cm" style:auto-text-indent="false">
        <style:tab-stops/>
      </style:paragraph-properties>
      <style:text-properties style:font-name="Arial"/>
    </style:style>
    <style:style style:name="P400"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01"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language-asian="pt" style:country-asian="BR" style:font-style-asian="normal" style:font-weight-asian="normal" style:font-name-complex="Fixedsys 8x14" style:font-size-complex="12pt" style:font-style-complex="normal" style:font-weight-complex="normal"/>
    </style:style>
    <style:style style:name="P402"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font-name-asian="Fixedsys 8x14" style:font-size-asian="12pt"/>
    </style:style>
    <style:style style:name="P403"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404" style:family="paragraph" style:parent-style-name="Text_20_body" style:list-style-name="L14">
      <style:paragraph-properties fo:margin-left="2.593cm" fo:margin-right="0cm" fo:margin-top="0cm" fo:margin-bottom="0.21cm" fo:text-align="justify" style:justify-single-word="false" fo:text-indent="-0.185cm" style:auto-text-indent="false">
        <style:tab-stops/>
      </style:paragraph-properties>
      <style:text-properties style:font-name="Arial" fo:font-style="normal" style:font-style-asian="normal" style:font-style-complex="normal"/>
    </style:style>
    <style:style style:name="P405"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tyle="normal" fo:font-weight="normal" style:font-style-asian="normal" style:font-weight-asian="normal" style:font-style-complex="normal" style:font-weight-complex="normal"/>
    </style:style>
    <style:style style:name="P406"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07"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P408" style:family="paragraph" style:parent-style-name="Text_20_body" style:list-style-name="L18">
      <style:paragraph-properties fo:margin-left="1.032cm" fo:margin-right="0cm" fo:margin-top="0cm" fo:margin-bottom="0.21cm" fo:text-align="justify" style:justify-single-word="false" fo:text-indent="-1.244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09" style:family="paragraph" style:parent-style-name="Heading_20_1">
      <style:paragraph-properties fo:text-align="center" style:justify-single-word="false"/>
      <style:text-properties style:font-name="Arial"/>
    </style:style>
    <style:style style:name="P410" style:family="paragraph" style:parent-style-name="Heading_20_1" style:list-style-name="WW8Num29">
      <style:paragraph-properties fo:text-align="center" style:justify-single-word="false"/>
      <style:text-properties style:font-name="Arial"/>
    </style:style>
    <style:style style:name="P411" style:family="paragraph" style:parent-style-name="Heading_20_1">
      <style:paragraph-properties fo:text-align="justify" style:justify-single-word="false"/>
      <style:text-properties style:font-name="Arial"/>
    </style:style>
    <style:style style:name="P412" style:family="paragraph" style:parent-style-name="Heading_20_1">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13" style:family="paragraph" style:parent-style-name="Heading_20_1" style:list-style-name="WW8Num29">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14" style:family="paragraph" style:parent-style-name="Heading_20_1">
      <style:paragraph-properties fo:break-before="page"/>
      <style:text-properties style:font-name="Arial"/>
    </style:style>
    <style:style style:name="P415" style:family="paragraph" style:parent-style-name="Heading_20_1">
      <style:paragraph-properties fo:text-align="justify" style:justify-single-word="false" fo:break-before="page"/>
      <style:text-properties style:font-name="Arial"/>
    </style:style>
    <style:style style:name="P416" style:family="paragraph" style:parent-style-name="Heading_20_1">
      <style:paragraph-properties fo:margin-top="0cm" fo:margin-bottom="0.21cm" fo:text-align="justify" style:justify-single-word="false" fo:break-before="page"/>
      <style:text-properties style:font-name="Arial" fo:background-color="transparent"/>
    </style:style>
    <style:style style:name="P417" style:family="paragraph" style:parent-style-name="Heading_20_1">
      <style:paragraph-properties fo:margin-top="0.423cm" fo:margin-bottom="0.106cm" fo:text-align="justify" style:justify-single-word="false"/>
    </style:style>
    <style:style style:name="P418" style:family="paragraph" style:parent-style-name="Heading_20_1">
      <style:paragraph-properties fo:margin-top="0.423cm" fo:margin-bottom="0.106cm" fo:text-align="justify" style:justify-single-word="false" fo:break-before="page"/>
    </style:style>
    <style:style style:name="P419"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420" style:family="paragraph" style:parent-style-name="Heading_20_2">
      <style:paragraph-properties fo:margin-top="0cm" fo:margin-bottom="0.21cm"/>
    </style:style>
    <style:style style:name="P421" style:family="paragraph" style:parent-style-name="Heading_20_2">
      <style:paragraph-properties fo:margin-top="0cm" fo:margin-bottom="0.21cm" fo:text-align="justify" style:justify-single-word="false"/>
      <style:text-properties style:font-name="Arial"/>
    </style:style>
    <style:style style:name="P422" style:family="paragraph" style:parent-style-name="Heading_20_2">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23" style:family="paragraph" style:parent-style-name="Heading_20_2" style:list-style-name="WW8Num29">
      <style:paragraph-properties fo:margin-top="0cm" fo:margin-bottom="0.21cm" fo:text-align="justify" style:justify-single-word="false"/>
      <style:text-properties style:font-name="Arial"/>
    </style:style>
    <style:style style:name="P424" style:family="paragraph" style:parent-style-name="Heading_20_2">
      <style:paragraph-properties fo:margin-top="0cm" fo:margin-bottom="0.21cm" fo:text-align="justify" style:justify-single-word="false"/>
      <style:text-properties style:font-name="Arial" fo:font-style="italic" fo:font-weight="bold" style:font-style-asian="normal" style:font-weight-asian="normal" style:font-style-complex="normal" style:font-weight-complex="normal"/>
    </style:style>
    <style:style style:name="P425" style:family="paragraph" style:parent-style-name="Heading_20_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426" style:family="paragraph" style:parent-style-name="Heading_20_2">
      <style:paragraph-properties fo:margin-top="0cm" fo:margin-bottom="0.21cm" fo:text-align="justify" style:justify-single-word="false" fo:orphans="2" fo:widows="2" fo:hyphenation-ladder-count="no-limit" fo:keep-with-next="always">
        <style:tab-stops/>
      </style:paragraph-properties>
      <style:text-properties style:use-window-font-color="true" style:font-name="Arial" fo:font-size="14pt" fo:font-style="italic" fo:font-weight="bold" style:font-name-asian="Times New Roman" style:font-size-asian="14pt" style:language-asian="pt" style:country-asian="BR" style:font-style-asian="italic" style:font-weight-asian="bold" fo:hyphenate="false" fo:hyphenation-remain-char-count="2" fo:hyphenation-push-char-count="2"/>
    </style:style>
    <style:style style:name="P427" style:family="paragraph" style:parent-style-name="Heading_20_2">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28" style:family="paragraph" style:parent-style-name="Heading_20_2">
      <style:paragraph-properties fo:break-before="page"/>
      <style:text-properties style:font-name="Arial" fo:font-size="14pt" style:font-size-asian="14pt" style:font-size-complex="14pt"/>
    </style:style>
    <style:style style:name="P429" style:family="paragraph" style:parent-style-name="Heading_20_3">
      <style:paragraph-properties fo:margin-top="0cm" fo:margin-bottom="0.21cm" fo:text-align="justify" style:justify-single-word="false"/>
      <style:text-properties style:text-underline-style="solid" style:text-underline-width="auto" style:text-underline-color="font-color"/>
    </style:style>
    <style:style style:name="P430" style:family="paragraph" style:parent-style-name="Heading_20_3">
      <style:paragraph-properties fo:margin-top="0cm" fo:margin-bottom="0.21cm" fo:text-align="justify" style:justify-single-word="false" fo:orphans="2" fo:widows="2" fo:hyphenation-ladder-count="no-limit">
        <style:tab-stops/>
      </style:paragraph-properties>
      <style:text-properties style:use-window-font-color="true" style:font-name="Arial" fo:font-size="13.5pt" fo:font-style="normal" style:text-underline-style="solid" style:text-underline-width="auto" style:text-underline-color="font-color" fo:font-weight="normal" style:font-name-asian="Times New Roman" style:font-size-asian="13.5pt" style:language-asian="pt" style:country-asian="BR" style:font-style-asian="normal" style:font-size-complex="13.5pt" style:font-style-complex="normal" fo:hyphenate="false" fo:hyphenation-remain-char-count="2" fo:hyphenation-push-char-count="2"/>
    </style:style>
    <style:style style:name="P431" style:family="paragraph" style:parent-style-name="Heading_20_3">
      <style:paragraph-properties fo:margin-top="0cm" fo:margin-bottom="0.21cm" fo:text-align="justify" style:justify-single-word="false"/>
      <style:text-properties style:font-name="Arial" style:text-underline-style="solid" style:text-underline-width="auto" style:text-underline-color="font-color"/>
    </style:style>
    <style:style style:name="P432" style:family="paragraph" style:parent-style-name="Heading_20_3">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433" style:family="paragraph" style:parent-style-name="Heading_20_3">
      <style:paragraph-properties fo:margin-top="0cm" fo:margin-bottom="0.21cm" fo:text-align="justify" style:justify-single-word="false"/>
      <style:text-properties style:font-name="Courier New2" fo:font-weight="bold" style:font-weight-asian="bold" style:font-weight-complex="bold"/>
    </style:style>
    <style:style style:name="P434" style:family="paragraph" style:parent-style-name="Heading_20_3">
      <style:paragraph-properties fo:margin-top="0cm" fo:margin-bottom="0.21cm" fo:text-align="start" style:justify-single-word="false"/>
      <style:text-properties style:font-name="Courier New2" fo:font-weight="bold" style:font-weight-asian="bold" style:font-weight-complex="bold"/>
    </style:style>
    <style:style style:name="P435" style:family="paragraph" style:parent-style-name="Heading_20_3">
      <style:paragraph-properties fo:margin-top="0cm" fo:margin-bottom="0.21cm" fo:text-align="justify" style:justify-single-word="false"/>
      <style:text-properties style:font-name="Courier New2" fo:font-style="normal" fo:font-weight="bold" style:font-style-asian="normal" style:font-weight-asian="bold" style:font-style-complex="normal" style:font-weight-complex="bold"/>
    </style:style>
    <style:style style:name="P436" style:family="paragraph" style:parent-style-name="Heading_20_3">
      <style:paragraph-properties fo:margin-top="0cm" fo:margin-bottom="0.21cm" fo:text-align="justify" style:justify-single-word="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37" style:family="paragraph" style:parent-style-name="Heading_20_3">
      <style:paragraph-properties fo:margin-top="0cm" fo:margin-bottom="0.21cm" fo:text-align="justify" style:justify-single-word="false" fo:background-color="transparent">
        <style:background-image/>
      </style:paragraph-properties>
      <style:text-properties style:font-name="Courier New2" fo:font-weight="bold" style:font-weight-asian="bold" style:font-weight-complex="bold"/>
    </style:style>
    <style:style style:name="P438" style:family="paragraph" style:parent-style-name="Heading_20_3">
      <style:paragraph-properties fo:margin-left="0cm" fo:margin-right="0cm" fo:margin-top="0cm" fo:margin-bottom="0.21cm" fo:text-align="justify" style:justify-single-word="false" fo:text-indent="0cm" style:auto-text-indent="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39" style:family="paragraph" style:parent-style-name="Heading_20_3">
      <style:paragraph-properties fo:margin-left="0.042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weight="bold" style:font-weight-asian="bold" style:font-weight-complex="bold" fo:hyphenate="false" fo:hyphenation-remain-char-count="2" fo:hyphenation-push-char-count="2"/>
    </style:style>
    <style:style style:name="P440" style:family="paragraph" style:parent-style-name="Contents_20_1">
      <style:paragraph-properties>
        <style:tab-stops>
          <style:tab-stop style:position="17cm" style:type="right" style:leader-style="dotted" style:leader-text="."/>
        </style:tab-stops>
      </style:paragraph-properties>
    </style:style>
    <style:style style:name="P441" style:family="paragraph" style:parent-style-name="Contents_20_2">
      <style:paragraph-properties>
        <style:tab-stops>
          <style:tab-stop style:position="16.575cm" style:type="right" style:leader-style="dotted" style:leader-text="."/>
        </style:tab-stops>
      </style:paragraph-properties>
    </style:style>
    <style:style style:name="P442" style:family="paragraph" style:parent-style-name="Contents_20_3">
      <style:paragraph-properties>
        <style:tab-stops>
          <style:tab-stop style:position="16.152cm" style:type="right" style:leader-style="dotted" style:leader-text="."/>
        </style:tab-stops>
      </style:paragraph-properties>
    </style:style>
    <style:style style:name="P443" style:family="paragraph" style:parent-style-name="Preformatted_20_Text"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44"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445"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446" style:family="paragraph" style:parent-style-name="Preformatted_20_Text" style:list-style-name="L24">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447" style:family="paragraph" style:parent-style-name="Preformatted_20_Text" style:list-style-name="L24">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fo:hyphenate="false" fo:hyphenation-remain-char-count="2" fo:hyphenation-push-char-count="2"/>
    </style:style>
    <style:style style:name="P448" style:family="paragraph" style:parent-style-name="Preformatted_20_Text" style:list-style-name="WW8Num29">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449" style:family="paragraph" style:parent-style-name="List_20_Contents" style:list-style-name="L2">
      <style:paragraph-properties fo:margin-top="0cm" fo:margin-bottom="0.21cm" fo:text-align="justify" style:justify-single-word="false"/>
      <style:text-properties style:font-name="Arial"/>
    </style:style>
    <style:style style:name="P450"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Arial"/>
    </style:style>
    <style:style style:name="P451"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Arial"/>
    </style:style>
    <style:style style:name="P452" style:family="paragraph" style:parent-style-name="List_20_Contents" style:list-style-name="L20">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53" style:family="paragraph" style:parent-style-name="List_20_Contents" style:list-style-name="L21">
      <style:paragraph-properties fo:margin-left="1cm" fo:margin-right="0cm" fo:margin-top="0cm" fo:margin-bottom="0.21cm" fo:text-align="justify" style:justify-single-word="false" fo:text-indent="0cm" style:auto-text-indent="false"/>
      <style:text-properties style:font-name="Arial" fo:font-weight="normal"/>
    </style:style>
    <style:style style:name="P454"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size-asian="12pt" style:font-size-complex="12pt"/>
    </style:style>
    <style:style style:name="P455"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text-underline-style="none" fo:font-weight="normal" style:font-name-asian="Fixedsys 8x14" style:font-size-asian="12pt" style:font-weight-asian="normal" style:font-name-complex="Fixedsys 8x14" style:font-size-complex="12pt" style:font-weight-complex="normal"/>
    </style:style>
    <style:style style:name="P456"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style:style>
    <style:style style:name="P457"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458"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459" style:family="paragraph" style:parent-style-name="List_20_Contents" style:list-style-name="L20">
      <style:paragraph-properties fo:margin-left="0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60" style:family="paragraph" style:parent-style-name="List_20_Heading" style:list-style-name="WW8Num29">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61" style:family="paragraph" style:parent-style-name="List_20_Heading" style:list-style-name="WW8Num29">
      <style:paragraph-properties fo:margin-left="1cm" fo:margin-right="0cm" fo:margin-top="0cm" fo:margin-bottom="0.21cm" fo:text-align="justify" style:justify-single-word="false" fo:text-indent="1cm" style:auto-text-indent="false"/>
      <style:text-properties style:font-name="Ari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Courier New2"/>
    </style:style>
    <style:style style:name="T5"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6"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7"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8" style:family="text">
      <style:text-properties fo:font-size="10pt" style:font-size-asian="10pt" style:font-size-complex="10pt"/>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weight-asian="bold" style:font-weight-complex="bold"/>
    </style:style>
    <style:style style:name="T17" style:family="text">
      <style:text-properties fo:font-style="normal" style:text-underline-style="none" fo:font-weight="normal" style:font-style-asian="normal" style:font-weight-asian="normal" style:font-name-complex="Fixedsys 8x14" style:font-size-complex="12pt" style:font-style-complex="normal" style:font-weight-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language-asian="pt" style:country-asian="BR" style:font-style-asian="normal" style:font-style-complex="normal"/>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style:font-style-asian="normal" style:font-weight-asian="bold" style:font-style-complex="normal" style:font-weight-complex="bold"/>
    </style:style>
    <style:style style:name="T23" style:family="text">
      <style:text-properties style:font-name="Courier New2"/>
    </style:style>
    <style:style style:name="T24" style:family="text">
      <style:text-properties style:font-name="Courier New2" fo:font-size="10pt" fo:font-weight="bold" style:font-name-asian="Cumberland" style:font-size-asian="10pt" style:font-name-complex="Cumberland" style:font-size-complex="10pt"/>
    </style:style>
    <style:style style:name="T25"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T26" style:family="text">
      <style:text-properties style:font-name="Courier New2" fo:font-size="10pt" style:font-size-asian="10pt" style:font-size-complex="10pt"/>
    </style:style>
    <style:style style:name="T27" style:family="text">
      <style:text-properties style:font-name="Courier New2" fo:font-size="10pt" style:font-size-asian="10pt" style:font-name-complex="Courier New2" style:font-size-complex="10pt"/>
    </style:style>
    <style:style style:name="T28" style:family="text">
      <style:text-properties style:font-name="Courier New2" fo:font-size="10pt" fo:font-style="normal" fo:font-weight="normal" style:font-style-asian="normal" style:font-style-complex="normal"/>
    </style:style>
    <style:style style:name="T29" style:family="text">
      <style:text-properties style:font-name="Courier New2" fo:font-size="10pt" fo:font-style="normal" fo:font-weight="normal" style:font-size-asian="10pt" style:font-style-asian="normal" style:font-weight-asian="normal" style:font-size-complex="10pt" style:font-style-complex="normal" style:font-weight-complex="normal"/>
    </style:style>
    <style:style style:name="T30" style:family="text">
      <style:text-properties style:font-name="Courier New2" fo:font-size="10pt" style:font-name-asian="Cumberland" style:font-size-asian="10pt" style:font-name-complex="Cumberland" style:font-size-complex="10pt"/>
    </style:style>
    <style:style style:name="T31" style:family="text">
      <style:text-properties style:font-name="Courier New2" fo:font-size="10pt" style:font-name-asian="Courier New2" style:font-size-asian="10pt" style:font-name-complex="Courier New2" style:font-size-complex="10pt"/>
    </style:style>
    <style:style style:name="T32" style:family="text">
      <style:text-properties style:font-name="Courier New2" fo:font-weight="bold"/>
    </style:style>
    <style:style style:name="T33" style:family="text">
      <style:text-properties style:font-name="Courier New2" fo:font-style="normal"/>
    </style:style>
    <style:style style:name="T34" style:family="text">
      <style:text-properties style:font-name="Courier New2" fo:font-style="normal" style:font-style-asian="normal" style:font-style-complex="normal"/>
    </style:style>
    <style:style style:name="T35" style:family="text">
      <style:text-properties style:font-name="Courier New2" fo:font-style="normal" style:font-style-asian="italic" style:font-style-complex="italic"/>
    </style:style>
    <style:style style:name="T36" style:family="text">
      <style:text-properties style:font-name="Courier New2" fo:font-style="normal" fo:font-weight="normal" style:font-size-asian="12pt" style:font-style-asian="normal" style:font-size-complex="12pt" style:font-style-complex="normal"/>
    </style:style>
    <style:style style:name="T37" style:family="text">
      <style:text-properties style:font-name="Courier New2" fo:font-style="normal" fo:font-weight="normal" style:font-style-asian="normal" style:font-style-complex="normal"/>
    </style:style>
    <style:style style:name="T38" style:family="text">
      <style:text-properties style:font-name="Courier New2" fo:font-style="normal" fo:font-weight="normal" style:font-style-asian="normal" style:font-weight-asian="normal" style:font-style-complex="normal" style:font-weight-complex="normal"/>
    </style:style>
    <style:style style:name="T39" style:family="text">
      <style:text-properties style:font-name="Courier New2" fo:font-style="normal" style:text-underline-style="none" fo:font-weight="normal" style:font-style-asian="normal" style:font-weight-asian="normal" style:font-name-complex="Fixedsys 8x14" style:font-size-complex="12pt" style:font-style-complex="normal" style:font-weight-complex="normal"/>
    </style:style>
    <style:style style:name="T40" style:family="text">
      <style:text-properties style:font-name="Courier New2" fo:font-size="12pt" style:font-size-asian="12pt" style:font-size-complex="12pt"/>
    </style:style>
    <style:style style:name="T41" style:family="text">
      <style:text-properties style:font-name="Courier New2" fo:font-size="12pt" style:font-size-asian="10.5pt" style:font-size-complex="12pt"/>
    </style:style>
    <style:style style:name="T42" style:family="text">
      <style:text-properties style:font-name="Courier New2" fo:font-weight="normal"/>
    </style:style>
    <style:style style:name="T43" style:family="text">
      <style:text-properties style:font-name="Courier New2" fo:font-weight="normal" style:font-weight-asian="normal" style:font-weight-complex="normal"/>
    </style:style>
    <style:style style:name="T44" style:family="text">
      <style:text-properties style:font-name="Courier New2" fo:background-color="transparent"/>
    </style:style>
    <style:style style:name="T45" style:family="text">
      <style:text-properties style:font-name="Courier New2" fo:font-style="italic" style:font-style-asian="italic" style:font-style-complex="italic"/>
    </style:style>
    <style:style style:name="T46" style:family="text">
      <style:text-properties style:font-name="Courier New2" style:font-name-asian="Courier New2" style:font-name-complex="Courier New2"/>
    </style:style>
    <style:style style:name="T47" style:family="text">
      <style:text-properties style:use-window-font-color="true"/>
    </style:style>
    <style:style style:name="T48"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49" style:family="text">
      <style:text-properties style:use-window-font-color="true" style:font-name="Arial"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50" style:family="text">
      <style:text-properties style:use-window-font-color="true" style:font-name="Arial" fo:font-size="12pt" fo:font-style="normal" style:text-underline-style="none" fo:font-weight="normal" style:font-name-asian="Times New Roman" style:font-size-asian="12pt" style:language-asian="pt" style:country-asian="BR" style:font-style-asian="normal" style:font-weight-asian="normal" style:font-name-complex="Fixedsys 8x14" style:font-size-complex="12pt" style:font-style-complex="normal" style:font-weight-complex="normal"/>
    </style:style>
    <style:style style:name="T51" style:family="text">
      <style:text-properties style:use-window-font-color="true" style:font-name="Arial" fo:font-size="12pt" style:font-name-asian="Cumberland" style:font-size-asian="12pt" style:language-asian="pt" style:country-asian="BR" style:font-name-complex="Cumberland"/>
    </style:style>
    <style:style style:name="T52"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53"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54"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5"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6" style:family="text">
      <style:text-properties style:use-window-font-color="true" style:font-name="Arial" fo:font-size="12pt" fo:language="en" fo:country="US" fo:font-style="normal" style:text-underline-style="none"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7" style:family="text">
      <style:text-properties style:use-window-font-color="true" style:font-name="Arial" fo:font-size="12pt" fo:language="en" fo:country="US" fo:font-style="normal" fo:background-color="transparent" style:font-name-asian="Cumberland" style:font-size-asian="12pt" style:language-asian="pt" style:country-asian="BR" style:font-style-asian="normal" style:font-name-complex="Cumberland" style:font-size-complex="12pt" style:font-style-complex="normal"/>
    </style:style>
    <style:style style:name="T58" style:family="text">
      <style:text-properties style:use-window-font-color="true" style:font-name="Arial" fo:font-size="12pt" fo:language="en" fo:country="US" fo:background-color="transparent" style:font-name-asian="Cumberland" style:font-size-asian="12pt" style:language-asian="pt" style:country-asian="BR" style:font-name-complex="Cumberland" style:font-size-complex="12pt"/>
    </style:style>
    <style:style style:name="T59" style:family="text">
      <style:text-properties style:use-window-font-color="true" style:font-name="Arial" fo:font-size="12pt" fo:language="zxx" fo:country="none" style:font-size-asian="12pt" style:font-size-complex="12pt"/>
    </style:style>
    <style:style style:name="T60" style:family="text">
      <style:text-properties style:use-window-font-color="true" style:font-name="Arial" fo:font-size="12pt" style:font-name-asian="Courier New2" style:font-size-asian="12pt" style:font-name-complex="Courier New2" style:font-size-complex="12pt"/>
    </style:style>
    <style:style style:name="T61" style:family="text">
      <style:text-properties style:use-window-font-color="true" style:font-name="Arial" fo:font-size="14pt" fo:language="en" fo:country="US" fo:font-style="italic" style:text-underline-style="none" fo:font-weight="bold" fo:background-color="transparent" style:font-name-asian="Cumberland" style:font-size-asian="14pt" style:language-asian="pt" style:country-asian="BR" style:font-style-asian="italic" style:font-weight-asian="bold" style:font-name-complex="Cumberland" style:font-size-complex="14pt" style:font-style-complex="italic" style:font-weight-complex="bold"/>
    </style:style>
    <style:style style:name="T62" style:family="text">
      <style:text-properties style:use-window-font-color="true" style:font-name="Courier New2"/>
    </style:style>
    <style:style style:name="T63" style:family="text">
      <style:text-properties style:use-window-font-color="true" style:font-name="Courier New2" fo:font-size="10pt" style:text-underline-style="none" style:font-name-asian="Cumberland" style:font-size-asian="10pt" style:font-name-complex="Cumberland" style:font-size-complex="10pt"/>
    </style:style>
    <style:style style:name="T64" style:family="text">
      <style:text-properties style:use-window-font-color="true" style:font-name="Courier New2" fo:font-size="10pt" style:font-name-asian="Times New Roman" style:font-size-asian="10pt" style:language-asian="pt" style:country-asian="BR" style:font-size-complex="10pt"/>
    </style:style>
    <style:style style:name="T65" style:family="text">
      <style:text-properties style:use-window-font-color="true" style:font-name="Courier New2" fo:font-size="10pt" style:font-name-asian="Times New Roman" style:font-size-asian="10pt" style:language-asian="pt" style:country-asian="BR" style:font-name-complex="Courier New2" style:font-size-complex="10pt"/>
    </style:style>
    <style:style style:name="T66" style:family="text">
      <style:text-properties style:use-window-font-color="true" style:font-name="Courier New2" fo:font-size="10pt" style:font-name-asian="Cumberland" style:font-size-asian="10pt" style:language-asian="pt" style:country-asian="BR" style:font-name-complex="Cumberland" style:font-size-complex="10pt"/>
    </style:style>
    <style:style style:name="T67" style:family="text">
      <style:text-properties style:use-window-font-color="true" style:font-name="Courier New2" fo:font-size="10pt" style:font-name-asian="Cumberland" style:font-size-asian="10pt" style:language-asian="zxx" style:country-asian="none" style:font-name-complex="Cumberland" style:font-size-complex="10pt"/>
    </style:style>
    <style:style style:name="T68" style:family="text">
      <style:text-properties style:use-window-font-color="true" style:font-name="Courier New2" fo:font-size="10pt" fo:language="en" fo:country="US" fo:font-style="normal" fo:font-weight="normal" fo:background-color="transparent" style:font-name-asian="Cumberland" style:font-size-asian="10pt" style:language-asian="pt" style:country-asian="BR" style:font-style-asian="normal" style:font-name-complex="Cumberland" style:font-size-complex="10pt" style:font-style-complex="normal"/>
    </style:style>
    <style:style style:name="T69" style:family="text">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T70" style:family="text">
      <style:text-properties style:use-window-font-color="true" style:font-name="Courier New2" fo:font-size="8pt" style:font-name-asian="Times New Roman" style:font-size-asian="8pt" style:language-asian="pt" style:country-asian="BR" style:font-size-complex="8pt"/>
    </style:style>
    <style:style style:name="T71" style:family="text">
      <style:text-properties style:use-window-font-color="true" style:font-name="Courier New2" style:text-underline-style="none"/>
    </style:style>
    <style:style style:name="T72" style:family="text">
      <style:text-properties style:use-window-font-color="true" style:font-name="Courier New2" style:text-underline-style="none" fo:font-weight="normal"/>
    </style:style>
    <style:style style:name="T73" style:family="text">
      <style:text-properties style:use-window-font-color="true" style:font-name="Courier New2" fo:font-size="12pt" style:font-name-asian="Cumberland" style:font-size-asian="12pt" style:language-asian="pt" style:country-asian="BR" style:font-name-complex="Cumberland"/>
    </style:style>
    <style:style style:name="T74" style:family="text">
      <style:text-properties style:use-window-font-color="true" style:font-name="Courier New2"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75" style:family="text">
      <style:text-properties style:use-window-font-color="true" style:font-name="Courier New2"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76" style:family="text">
      <style:text-properties style:use-window-font-color="true" style:font-name="Courier New2" fo:font-size="12pt" fo:language="en" fo:country="US" fo:background-color="transparent" style:font-name-asian="Cumberland" style:font-size-asian="12pt" style:language-asian="pt" style:country-asian="BR" style:font-name-complex="Cumberland" style:font-size-complex="12pt"/>
    </style:style>
    <style:style style:name="T77" style:family="text">
      <style:text-properties style:use-window-font-color="true" style:font-name="Courier New2" style:font-name-asian="Cumberland" style:language-asian="pt" style:country-asian="BR" style:font-name-complex="Cumberland"/>
    </style:style>
    <style:style style:name="T78" style:family="text">
      <style:text-properties style:use-window-font-color="true" fo:font-size="12pt" style:font-name-asian="Times New Roman" style:font-size-asian="12pt" style:language-asian="pt" style:country-asian="BR"/>
    </style:style>
    <style:style style:name="T79" style:family="text">
      <style:text-properties style:use-window-font-color="true" fo:font-size="12pt" style:font-name-asian="Times New Roman" style:font-size-asian="10pt" style:language-asian="pt" style:country-asian="BR"/>
    </style:style>
    <style:style style:name="T80" style:family="text">
      <style:text-properties style:use-window-font-color="true" fo:font-size="12pt" fo:font-weight="normal" style:font-name-asian="Times New Roman" style:font-size-asian="12pt" style:language-asian="pt" style:country-asian="BR" style:font-weight-asian="normal" style:font-weight-complex="normal"/>
    </style:style>
    <style:style style:name="T81" style:family="text">
      <style:text-properties style:use-window-font-color="true" fo:font-size="12pt" fo:font-weight="normal" style:font-name-asian="Times New Roman" style:font-size-asian="12pt" style:language-asian="zxx" style:country-asian="none" style:font-weight-asian="normal" style:font-weight-complex="normal"/>
    </style:style>
    <style:style style:name="T82" style:family="text">
      <style:text-properties style:use-window-font-color="true" fo:font-size="8pt" style:font-name-asian="Times New Roman" style:font-size-asian="8pt" style:language-asian="pt" style:country-asian="BR" style:font-size-complex="8pt"/>
    </style:style>
    <style:style style:name="T83" style:family="text">
      <style:text-properties style:use-window-font-color="true" fo:font-size="10pt" style:font-name-asian="Times New Roman" style:font-size-asian="10pt" style:language-asian="pt" style:country-asian="BR" style:font-size-complex="10pt"/>
    </style:style>
    <style:style style:name="T84" style:family="text">
      <style:text-properties style:use-window-font-color="true" fo:font-size="10pt" style:font-name-asian="Cumberland" style:font-size-asian="10pt" style:language-asian="pt" style:country-asian="BR" style:font-name-complex="Cumberland" style:font-size-complex="10pt"/>
    </style:style>
    <style:style style:name="T85" style:family="text">
      <style:text-properties style:use-window-font-color="true" fo:font-size="10pt" fo:font-style="normal" fo:font-weight="normal" style:font-name-asian="Times New Roman" style:font-size-asian="10pt" style:language-asian="pt" style:country-asian="BR" style:font-style-asian="normal" style:font-size-complex="10pt" style:font-style-complex="normal"/>
    </style:style>
    <style:style style:name="T86" style:family="text">
      <style:text-properties style:use-window-font-color="true" fo:background-color="transparent"/>
    </style:style>
    <style:style style:name="T87" style:family="text">
      <style:text-properties style:use-window-font-color="true" fo:font-weight="normal" style:font-name-asian="Times New Roman" style:language-asian="pt" style:country-asian="BR" style:font-weight-asian="normal" style:font-weight-complex="normal"/>
    </style:style>
    <style:style style:name="T88" style:family="text">
      <style:text-properties style:use-window-font-color="true" style:font-name-asian="Cumberland" style:language-asian="pt" style:country-asian="BR" style:font-name-complex="Cumberland"/>
    </style:style>
    <style:style style:name="T89" style:family="text">
      <style:text-properties style:use-window-font-color="true" fo:font-style="normal" style:language-asian="pt" style:country-asian="BR" style:font-style-asian="normal" style:font-style-complex="normal"/>
    </style:style>
    <style:style style:name="T90" style:family="text">
      <style:text-properties fo:font-size="10pt" style:font-size-asian="10pt" style:font-size-complex="10pt"/>
    </style:style>
    <style:style style:name="T91" style:family="text">
      <style:text-properties fo:font-size="10pt" style:font-size-asian="10pt" style:font-name-complex="Courier New2" style:font-size-complex="10pt"/>
    </style:style>
    <style:style style:name="T92" style:family="text">
      <style:text-properties fo:font-size="10pt" style:font-name-asian="Courier New2" style:font-size-asian="10pt" style:font-name-complex="Courier New2" style:font-size-complex="10pt"/>
    </style:style>
    <style:style style:name="T93" style:family="text">
      <style:text-properties fo:font-size="10pt" fo:font-weight="bold" style:font-name-asian="Courier New2" style:font-size-asian="10pt" style:font-weight-asian="bold" style:font-name-complex="Courier New2" style:font-size-complex="10pt" style:font-weight-complex="bold"/>
    </style:style>
    <style:style style:name="T94" style:family="text">
      <style:text-properties fo:font-weight="normal"/>
    </style:style>
    <style:style style:name="T95" style:family="text">
      <style:text-properties fo:font-weight="normal" style:font-weight-asian="normal" style:font-weight-complex="normal"/>
    </style:style>
    <style:style style:name="T96" style:family="text">
      <style:text-properties fo:font-weight="normal" fo:background-color="transparent" style:font-weight-asian="normal" style:font-weight-complex="normal"/>
    </style:style>
    <style:style style:name="T97" style:family="text">
      <style:text-properties fo:font-weight="normal" style:font-weight-asian="bold" style:font-weight-complex="bold"/>
    </style:style>
    <style:style style:name="T98" style:family="text">
      <style:text-properties style:font-name="Arial"/>
    </style:style>
    <style:style style:name="T99" style:family="text">
      <style:text-properties style:font-name="Arial" fo:font-weight="bold"/>
    </style:style>
    <style:style style:name="T100" style:family="text">
      <style:text-properties style:font-name="Arial" fo:font-weight="bold" style:font-weight-asian="bold" style:font-weight-complex="bold"/>
    </style:style>
    <style:style style:name="T101" style:family="text">
      <style:text-properties style:font-name="Arial" fo:background-color="transparent"/>
    </style:style>
    <style:style style:name="T102" style:family="text">
      <style:text-properties style:font-name="Arial" fo:font-style="italic" style:font-style-asian="italic" style:font-style-complex="italic"/>
    </style:style>
    <style:style style:name="T103" style:family="text">
      <style:text-properties style:font-name="Arial" fo:font-weight="normal" style:font-weight-asian="normal" style:font-weight-complex="normal"/>
    </style:style>
    <style:style style:name="T104" style:family="text">
      <style:text-properties style:font-name="Arial" fo:font-style="normal"/>
    </style:style>
    <style:style style:name="T105" style:family="text">
      <style:text-properties style:font-name="Arial" fo:font-style="normal" style:font-style-asian="normal" style:font-style-complex="normal"/>
    </style:style>
    <style:style style:name="T106" style:family="text">
      <style:text-properties style:font-name="Arial" fo:font-style="normal" style:font-style-asian="italic" style:font-style-complex="italic"/>
    </style:style>
    <style:style style:name="T107" style:family="text">
      <style:text-properties style:font-name="Arial" fo:font-style="normal" fo:font-weight="normal" style:font-size-asian="12pt" style:font-style-asian="normal" style:font-size-complex="12pt" style:font-style-complex="normal"/>
    </style:style>
    <style:style style:name="T108" style:family="text">
      <style:text-properties style:font-name="Arial" fo:font-style="normal" fo:font-weight="normal" style:font-style-asian="normal" style:font-style-complex="normal"/>
    </style:style>
    <style:style style:name="T109" style:family="text">
      <style:text-properties style:font-name="Arial" fo:font-style="normal" style:text-underline-style="none" fo:font-weight="normal" style:font-style-asian="normal" style:font-weight-asian="normal" style:font-style-complex="normal" style:font-weight-complex="normal"/>
    </style:style>
    <style:style style:name="T110" style:family="text">
      <style:text-properties style:font-name="Arial" fo:font-style="normal" style:language-asian="pt" style:country-asian="BR" style:font-style-asian="normal" style:font-style-complex="normal"/>
    </style:style>
    <style:style style:name="T111" style:family="text">
      <style:text-properties style:font-name="Arial" fo:font-size="12pt" style:font-size-asian="12pt" style:font-size-complex="12pt"/>
    </style:style>
    <style:style style:name="T112" style:family="text">
      <style:text-properties style:font-name="Arial" fo:font-size="12pt" style:font-size-asian="12pt" style:font-style-asian="normal" style:font-size-complex="12pt" style:font-style-complex="normal"/>
    </style:style>
    <style:style style:name="T113" style:family="text">
      <style:text-properties style:font-name="Arial" fo:font-size="12pt" fo:font-weight="normal" style:letter-kerning="true" style:font-size-asian="12pt" style:font-weight-asian="normal" style:font-size-complex="12pt" style:font-weight-complex="normal"/>
    </style:style>
    <style:style style:name="T114"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15" style:family="text">
      <style:text-properties style:font-name="Arial" fo:font-size="12pt" fo:language="zxx" fo:country="none" fo:font-weight="normal" style:font-size-asian="12pt" style:font-weight-asian="normal" style:font-size-complex="12pt" style:font-weight-complex="normal"/>
    </style:style>
    <style:style style:name="T116" style:family="text">
      <style:text-properties style:font-name="Arial" fo:font-size="12pt" fo:language="zxx" fo:country="none" fo:font-style="normal" fo:font-weight="normal" style:font-size-asian="12pt" style:font-style-asian="normal" style:font-weight-asian="normal" style:font-size-complex="12pt" style:font-style-complex="normal" style:font-weight-complex="normal"/>
    </style:style>
    <style:style style:name="T117" style:family="text">
      <style:text-properties style:font-name="Arial" style:font-name-asian="Courier New2" style:font-name-complex="Courier New2"/>
    </style:style>
    <style:style style:name="T118" style:family="text">
      <style:text-properties fo:font-size="12pt" style:font-size-asian="12pt" style:font-size-complex="12pt"/>
    </style:style>
    <style:style style:name="T119" style:family="text">
      <style:text-properties fo:font-size="12pt" style:font-size-asian="10.5pt" style:font-size-complex="12pt"/>
    </style:style>
    <style:style style:name="T120" style:family="text">
      <style:text-properties fo:background-color="transparent"/>
    </style:style>
    <style:style style:name="T121" style:family="text">
      <style:text-properties fo:font-size="8pt" style:font-size-asian="8pt" style:font-name-complex="Courier New2" style:font-size-complex="8pt"/>
    </style:style>
    <style:style style:name="T122" style:family="text">
      <style:text-properties fo:color="#0099ff"/>
    </style:style>
    <style:style style:name="T123" style:family="text">
      <style:text-properties fo:color="#0099ff" style:font-name="Arial"/>
    </style:style>
    <style:style style:name="T124" style:family="text">
      <style:text-properties fo:color="#000000" style:font-name="Courier New2" fo:font-size="12pt" style:font-name-asian="Courier New2" style:font-size-asian="12pt" style:font-name-complex="Courier New2" style:font-size-complex="12pt"/>
    </style:style>
    <style:style style:name="T125" style:family="text">
      <style:text-properties fo:color="#000000" style:font-name="Courier New2" fo:font-size="12pt" fo:font-style="italic" style:font-name-asian="Courier New2" style:font-size-asian="12pt" style:font-style-asian="italic" style:font-name-complex="Courier New2" style:font-size-complex="12pt" style:font-style-complex="italic"/>
    </style:style>
    <style:style style:name="T126" style:family="text">
      <style:text-properties fo:color="#000000" style:font-name="Courier New2" fo:font-size="12pt" fo:font-style="normal" style:font-name-asian="Courier New2" style:font-size-asian="12pt" style:font-style-asian="normal" style:font-name-complex="Courier New2" style:font-size-complex="12pt" style:font-style-complex="normal"/>
    </style:style>
    <style:style style:name="T127" style:family="text">
      <style:text-properties fo:color="#000000" style:font-name="Courier New2"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28" style:family="text">
      <style:text-properties fo:color="#000000" style:font-name="Courier New2" fo:font-size="12pt" style:font-size-asian="12pt" style:font-size-complex="12pt"/>
    </style:style>
    <style:style style:name="T129"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130" style:family="text">
      <style:text-properties fo:color="#000000" style:font-name="Courier New2" fo:font-size="10pt" fo:font-weight="normal" style:font-size-asian="10pt" style:font-weight-asian="normal" style:font-size-complex="10pt" style:font-weight-complex="normal"/>
    </style:style>
    <style:style style:name="T131" style:family="text">
      <style:text-properties fo:color="#000000" style:font-name="Arial" fo:font-size="12pt" fo:font-style="normal" style:font-name-asian="Courier New2" style:font-size-asian="12pt" style:font-style-asian="normal" style:font-name-complex="Courier New2" style:font-size-complex="12pt" style:font-style-complex="normal"/>
    </style:style>
    <style:style style:name="T132" style:family="text">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3" style:family="text">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134" style:family="text">
      <style:text-properties fo:color="#000000" style:font-name="Arial" fo:font-size="12pt" style:font-size-asian="12pt" style:font-size-complex="12pt"/>
    </style:style>
    <style:style style:name="T135" style:family="text">
      <style:text-properties fo:color="#000000" style:font-name="Arial" fo:font-size="12pt" style:font-name-asian="Courier New2" style:font-size-asian="12pt" style:font-name-complex="Courier New2" style:font-size-complex="12pt"/>
    </style:style>
    <style:style style:name="T136" style:family="text">
      <style:text-properties fo:color="#000000" fo:font-size="12pt" style:font-name-asian="Courier New2" style:font-size-asian="12pt" style:font-name-complex="Courier New2" style:font-size-complex="12pt"/>
    </style:style>
    <style:style style:name="T137" style:family="text">
      <style:text-properties fo:color="#000000" fo:font-size="12pt" style:font-size-asian="12pt" style:font-size-complex="12pt"/>
    </style:style>
    <style:style style:name="T138" style:family="text">
      <style:text-properties fo:color="#000000" fo:font-size="10pt" style:font-name-asian="Courier New2" style:font-size-asian="10pt" style:language-asian="pt" style:country-asian="BR" style:font-name-complex="Courier New2" style:font-size-complex="10pt"/>
    </style:style>
    <style:style style:name="T139" style:family="text">
      <style:text-properties fo:color="#3f5fbf"/>
    </style:style>
    <style:style style:name="T140" style:family="text">
      <style:text-properties style:font-name-asian="Courier New2" style:font-name-complex="Courier New2"/>
    </style:style>
    <style:style style:name="T141" style:family="text">
      <style:text-properties style:font-name-asian="Fixedsys 8x14" style:font-name-complex="Fixedsys 8x14"/>
    </style:style>
    <style:style style:name="T142" style:family="text">
      <style:text-properties style:font-name="Amienne" fo:font-weight="normal" style:font-weight-asian="normal" style:font-weight-complex="normal"/>
    </style:style>
    <style:style style:name="T143" style:family="text">
      <style:text-properties fo:language="en" fo:country="US"/>
    </style:style>
    <style:style style:name="T144" style:family="text">
      <style:text-properties style:font-style-asian="normal" style:font-style-complex="normal"/>
    </style:style>
    <style:style style:name="T145" style:family="text">
      <style:text-properties style:font-size-complex="12pt"/>
    </style:style>
    <style:style style:name="T146" style:family="text">
      <style:text-properties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136cm" text:min-label-width="0.499cm"/>
        <style:text-properties style:font-name="StarSymbol"/>
      </text:list-level-style-bullet>
      <text:list-level-style-bullet text:level="2" text:style-name="Bullet_20_Symbols" style:num-suffix="." text:bullet-char="•">
        <style:list-level-properties text:space-before="0.637cm" text:min-label-width="0.499cm"/>
        <style:text-properties style:font-name="StarSymbol"/>
      </text:list-level-style-bullet>
      <text:list-level-style-bullet text:level="3" text:style-name="Bullet_20_Symbols" style:num-suffix="." text:bullet-char="•">
        <style:list-level-properties text:space-before="1.136cm" text:min-label-width="0.499cm"/>
        <style:text-properties style:font-name="StarSymbol"/>
      </text:list-level-style-bullet>
      <text:list-level-style-bullet text:level="4" text:style-name="Bullet_20_Symbols" style:num-suffix="." text:bullet-char="•">
        <style:list-level-properties text:space-before="1.637cm" text:min-label-width="0.499cm"/>
        <style:text-properties style:font-name="StarSymbol"/>
      </text:list-level-style-bullet>
      <text:list-level-style-bullet text:level="5" text:style-name="Bullet_20_Symbols" style:num-suffix="." text:bullet-char="•">
        <style:list-level-properties text:space-before="2.136cm" text:min-label-width="0.499cm"/>
        <style:text-properties style:font-name="StarSymbol"/>
      </text:list-level-style-bullet>
      <text:list-level-style-bullet text:level="6" text:style-name="Bullet_20_Symbols" style:num-suffix="." text:bullet-char="•">
        <style:list-level-properties text:space-before="2.637cm" text:min-label-width="0.499cm"/>
        <style:text-properties style:font-name="StarSymbol"/>
      </text:list-level-style-bullet>
      <text:list-level-style-bullet text:level="7" text:style-name="Bullet_20_Symbols" style:num-suffix="." text:bullet-char="•">
        <style:list-level-properties text:space-before="3.136cm" text:min-label-width="0.499cm"/>
        <style:text-properties style:font-name="StarSymbol"/>
      </text:list-level-style-bullet>
      <text:list-level-style-bullet text:level="8" text:style-name="Bullet_20_Symbols" style:num-suffix="." text:bullet-char="•">
        <style:list-level-properties text:space-before="3.637cm" text:min-label-width="0.499cm"/>
        <style:text-properties style:font-name="StarSymbol"/>
      </text:list-level-style-bullet>
      <text:list-level-style-bullet text:level="9" text:style-name="Bullet_20_Symbols" style:num-suffix="." text:bullet-char="•">
        <style:list-level-properties text:space-before="4.137cm" text:min-label-width="0.499cm"/>
        <style:text-properties style:font-name="StarSymbol"/>
      </text:list-level-style-bullet>
      <text:list-level-style-bullet text:level="10" text:style-name="Bullet_20_Symbols" style:num-suffix="." text:bullet-char="•">
        <style:list-level-properties text:space-before="4.637cm" text:min-label-width="0.499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12">
      <text:list-level-style-bullet text:level="1" text:style-name="Bullet_20_Symbols" style:num-suffix="." text:bullet-char="•">
        <style:list-level-properties text:space-before="1.905cm" text:min-label-width="0.499cm"/>
        <style:text-properties style:font-name="StarSymbol"/>
      </text:list-level-style-bullet>
      <text:list-level-style-bullet text:level="2" text:style-name="Bullet_20_Symbols" style:num-suffix="." text:bullet-char="•">
        <style:list-level-properties text:space-before="2.406cm" text:min-label-width="0.499cm"/>
        <style:text-properties style:font-name="StarSymbol"/>
      </text:list-level-style-bullet>
      <text:list-level-style-bullet text:level="3" text:style-name="Bullet_20_Symbols" style:num-suffix="." text:bullet-char="•">
        <style:list-level-properties text:space-before="2.905cm" text:min-label-width="0.499cm"/>
        <style:text-properties style:font-name="StarSymbol"/>
      </text:list-level-style-bullet>
      <text:list-level-style-bullet text:level="4" text:style-name="Bullet_20_Symbols" style:num-suffix="." text:bullet-char="•">
        <style:list-level-properties text:space-before="3.406cm" text:min-label-width="0.499cm"/>
        <style:text-properties style:font-name="StarSymbol"/>
      </text:list-level-style-bullet>
      <text:list-level-style-bullet text:level="5" text:style-name="Bullet_20_Symbols" style:num-suffix="." text:bullet-char="•">
        <style:list-level-properties text:space-before="3.905cm" text:min-label-width="0.499cm"/>
        <style:text-properties style:font-name="StarSymbol"/>
      </text:list-level-style-bullet>
      <text:list-level-style-bullet text:level="6" text:style-name="Bullet_20_Symbols" style:num-suffix="." text:bullet-char="•">
        <style:list-level-properties text:space-before="4.406cm" text:min-label-width="0.499cm"/>
        <style:text-properties style:font-name="StarSymbol"/>
      </text:list-level-style-bullet>
      <text:list-level-style-bullet text:level="7" text:style-name="Bullet_20_Symbols" style:num-suffix="." text:bullet-char="•">
        <style:list-level-properties text:space-before="4.906cm" text:min-label-width="0.499cm"/>
        <style:text-properties style:font-name="StarSymbol"/>
      </text:list-level-style-bullet>
      <text:list-level-style-bullet text:level="8" text:style-name="Bullet_20_Symbols" style:num-suffix="." text:bullet-char="•">
        <style:list-level-properties text:space-before="5.407cm" text:min-label-width="0.499cm"/>
        <style:text-properties style:font-name="StarSymbol"/>
      </text:list-level-style-bullet>
      <text:list-level-style-bullet text:level="9" text:style-name="Bullet_20_Symbols" style:num-suffix="." text:bullet-char="•">
        <style:list-level-properties text:space-before="5.906cm" text:min-label-width="0.499cm"/>
        <style:text-properties style:font-name="StarSymbol"/>
      </text:list-level-style-bullet>
      <text:list-level-style-bullet text:level="10" text:style-name="Bullet_20_Symbols" style:num-suffix="." text:bullet-char="•">
        <style:list-level-properties text:space-before="6.407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05cm" text:min-label-width="0.635cm"/>
        <style:text-properties style:font-name="StarSymbol"/>
      </text:list-level-style-bullet>
      <text:list-level-style-bullet text:level="3" text:style-name="Bullet_20_Symbols" style:num-suffix="." text:bullet-char="–">
        <style:list-level-properties text:space-before="2.611cm" text:min-label-width="0.635cm"/>
        <style:text-properties style:font-name="StarSymbol"/>
      </text:list-level-style-bullet>
      <text:list-level-style-bullet text:level="4" text:style-name="Bullet_20_Symbols" style:num-suffix="." text:bullet-char="–">
        <style:list-level-properties text:space-before="3.916cm" text:min-label-width="0.635cm"/>
        <style:text-properties style:font-name="StarSymbol"/>
      </text:list-level-style-bullet>
      <text:list-level-style-bullet text:level="5" text:style-name="Bullet_20_Symbols" style:num-suffix="." text:bullet-char="–">
        <style:list-level-properties text:space-before="5.221cm" text:min-label-width="0.635cm"/>
        <style:text-properties style:font-name="StarSymbol"/>
      </text:list-level-style-bullet>
      <text:list-level-style-bullet text:level="6" text:style-name="Bullet_20_Symbols" style:num-suffix="." text:bullet-char="–">
        <style:list-level-properties text:space-before="6.526cm" text:min-label-width="0.635cm"/>
        <style:text-properties style:font-name="StarSymbol"/>
      </text:list-level-style-bullet>
      <text:list-level-style-bullet text:level="7" text:style-name="Bullet_20_Symbols" style:num-suffix="." text:bullet-char="–">
        <style:list-level-properties text:space-before="7.832cm" text:min-label-width="0.635cm"/>
        <style:text-properties style:font-name="StarSymbol"/>
      </text:list-level-style-bullet>
      <text:list-level-style-bullet text:level="8" text:style-name="Bullet_20_Symbols" style:num-suffix="." text:bullet-char="–">
        <style:list-level-properties text:space-before="9.137cm" text:min-label-width="0.635cm"/>
        <style:text-properties style:font-name="StarSymbol"/>
      </text:list-level-style-bullet>
      <text:list-level-style-bullet text:level="9" text:style-name="Bullet_20_Symbols" style:num-suffix="." text:bullet-char="–">
        <style:list-level-properties text:space-before="10.442cm" text:min-label-width="0.635cm"/>
        <style:text-properties style:font-name="StarSymbol"/>
      </text:list-level-style-bullet>
      <text:list-level-style-bullet text:level="10" text:style-name="Bullet_20_Symbols" style:num-suffix="." text:bullet-char="–">
        <style:list-level-properties text:space-before="11.748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219648712" text:id="ct219648712">
          <text:deletion>
            <office:change-info>
              <dc:creator>SuperWaba SuperWaba</dc:creator>
              <dc:date>2008-02-26T12:49:00</dc:date>
            </office:change-info>
            <text:p text:style-name="P1">SuperWaba</text:p>
          </text:deletion>
        </text:changed-region>
        <text:changed-region xml:id="ct219650768" text:id="ct219650768">
          <text:insertion>
            <office:change-info>
              <dc:creator>SuperWaba SuperWaba</dc:creator>
              <dc:date>2008-02-26T12:49:00</dc:date>
            </office:change-info>
          </text:insertion>
        </text:changed-region>
        <text:changed-region xml:id="ct219664136" text:id="ct219664136">
          <text:insertion>
            <office:change-info>
              <dc:creator>SuperWaba SuperWaba</dc:creator>
              <dc:date>2008-02-26T12:50:00</dc:date>
            </office:change-info>
          </text:insertion>
        </text:changed-region>
        <text:changed-region xml:id="ct219664432" text:id="ct219664432">
          <text:deletion>
            <office:change-info>
              <dc:creator>SuperWaba SuperWaba</dc:creator>
              <dc:date>2008-02-26T12:50:00</dc:date>
            </office:change-info>
            <text:p text:style-name="P1">SuperWaba </text:p>
          </text:deletion>
        </text:changed-region>
        <text:changed-region xml:id="ct219664728" text:id="ct219664728">
          <text:insertion>
            <office:change-info>
              <dc:creator>SuperWaba SuperWaba</dc:creator>
              <dc:date>2008-02-26T12:50:00</dc:date>
            </office:change-info>
          </text:insertion>
        </text:changed-region>
        <text:changed-region xml:id="ct219665128" text:id="ct219665128">
          <text:format-change>
            <office:change-info>
              <dc:creator>SuperWaba SuperWaba</dc:creator>
              <dc:date>2008-02-26T12:50:00</dc:date>
            </office:change-info>
          </text:format-change>
        </text:changed-region>
        <text:changed-region xml:id="ct219665400" text:id="ct219665400">
          <text:deletion>
            <office:change-info>
              <dc:creator>SuperWaba SuperWaba</dc:creator>
              <dc:date>2008-02-26T12:51:00</dc:date>
            </office:change-info>
            <text:p text:style-name="P1">Catalog, </text:p>
          </text:deletion>
        </text:changed-region>
        <text:changed-region xml:id="ct219665800" text:id="ct219665800">
          <text:insertion>
            <office:change-info>
              <dc:creator>SuperWaba SuperWaba</dc:creator>
              <dc:date>2008-02-26T12:53:00</dc:date>
            </office:change-info>
          </text:insertion>
        </text:changed-region>
        <text:changed-region xml:id="ct219666072" text:id="ct219666072">
          <text:format-change>
            <office:change-info>
              <dc:creator>SuperWaba SuperWaba</dc:creator>
              <dc:date>2008-02-26T12:51:00</dc:date>
            </office:change-info>
          </text:format-change>
        </text:changed-region>
        <text:changed-region xml:id="ct219666472" text:id="ct219666472">
          <text:format-change>
            <office:change-info>
              <dc:creator>SuperWaba SuperWaba</dc:creator>
              <dc:date>2008-02-26T12:51:00</dc:date>
            </office:change-info>
          </text:format-change>
        </text:changed-region>
        <text:changed-region xml:id="ct219667304" text:id="ct219667304">
          <text:format-change>
            <office:change-info>
              <dc:creator>SuperWaba SuperWaba</dc:creator>
              <dc:date>2008-02-26T12:54:00</dc:date>
            </office:change-info>
          </text:format-change>
        </text:changed-region>
        <text:changed-region xml:id="ct219667864" text:id="ct219667864">
          <text:deletion>
            <office:change-info>
              <dc:creator>SuperWaba SuperWaba</dc:creator>
              <dc:date>2008-02-26T12:54:00</dc:date>
            </office:change-info>
            <text:p text:style-name="P2"/>
            <text:p text:style-name="P2"><text:tab/>The Litebase is still not compatible with the JDBC-like API (provided in the <text:span text:style-name="T1">superwaba.ext.xplat.sql</text:span><text:span text:style-name="T2"> package)</text:span>.</text:p>
            <text:p text:style-name="P2"/>
          </text:deletion>
        </text:changed-region>
        <text:changed-region xml:id="ct219668272" text:id="ct219668272">
          <text:deletion>
            <office:change-info>
              <dc:creator>SuperWaba SuperWaba</dc:creator>
              <dc:date>2008-02-26T12:55:00</dc:date>
            </office:change-info>
            <text:p text:style-name="P3">he t</text:p>
          </text:deletion>
        </text:changed-region>
        <text:changed-region xml:id="ct219668376" text:id="ct219668376">
          <text:deletion>
            <office:change-info>
              <dc:creator>SuperWaba SuperWaba</dc:creator>
              <dc:date>2008-02-26T12:55:00</dc:date>
            </office:change-info>
            <text:p text:style-name="P3">SuperWaba</text:p>
          </text:deletion>
        </text:changed-region>
        <text:changed-region xml:id="ct219668488" text:id="ct219668488">
          <text:insertion>
            <office:change-info>
              <dc:creator>SuperWaba SuperWaba</dc:creator>
              <dc:date>2008-02-26T12:55:00</dc:date>
            </office:change-info>
          </text:insertion>
        </text:changed-region>
        <text:changed-region xml:id="ct219668592" text:id="ct219668592">
          <text:deletion>
            <office:change-info>
              <dc:creator>SuperWaba SuperWaba</dc:creator>
              <dc:date>2008-02-26T12:55:00</dc:date>
            </office:change-info>
            <text:p text:style-name="P3">to</text:p>
          </text:deletion>
        </text:changed-region>
        <text:changed-region xml:id="ct219668696" text:id="ct219668696">
          <text:insertion>
            <office:change-info>
              <dc:creator>SuperWaba SuperWaba</dc:creator>
              <dc:date>2008-02-26T12:55:00</dc:date>
            </office:change-info>
          </text:insertion>
        </text:changed-region>
        <text:changed-region xml:id="ct219668848" text:id="ct219668848">
          <text:format-change>
            <office:change-info>
              <dc:creator>SuperWaba SuperWaba</dc:creator>
              <dc:date>2008-02-26T13:01:00</dc:date>
            </office:change-info>
          </text:format-change>
        </text:changed-region>
        <text:changed-region xml:id="ct219671416" text:id="ct219671416">
          <text:deletion>
            <office:change-info>
              <dc:creator>SuperWaba SuperWaba</dc:creator>
              <dc:date>2008-02-26T12:47:00</dc:date>
            </office:change-info>
            <text:p text:style-name="P4">l</text:p>
          </text:deletion>
        </text:changed-region>
        <text:changed-region xml:id="ct219671520" text:id="ct219671520">
          <text:insertion>
            <office:change-info>
              <dc:creator>SuperWaba SuperWaba</dc:creator>
              <dc:date>2008-02-26T12:47:00</dc:date>
            </office:change-info>
          </text:insertion>
        </text:changed-region>
        <text:changed-region xml:id="ct219671624" text:id="ct219671624">
          <text:format-change>
            <office:change-info>
              <dc:creator>SuperWaba SuperWaba</dc:creator>
              <dc:date>2008-02-26T13:02:00</dc:date>
            </office:change-info>
          </text:format-change>
        </text:changed-region>
        <text:changed-region xml:id="ct219671752" text:id="ct219671752">
          <text:format-change>
            <office:change-info>
              <dc:creator>SuperWaba SuperWaba</dc:creator>
              <dc:date>2008-02-26T12:47:00</dc:date>
            </office:change-info>
          </text:format-change>
        </text:changed-region>
        <text:changed-region xml:id="ct219671856" text:id="ct219671856">
          <text:deletion>
            <office:change-info>
              <dc:creator>SuperWaba SuperWaba</dc:creator>
              <dc:date>2008-02-26T12:47:00</dc:date>
            </office:change-info>
            <text:list xml:id="list37156573" text:style-name="L1">
              <text:list-item>
                <text:p text:style-name="P5"/>
              </text:list-item>
              <text:list-item>
                <text:p text:style-name="P6"/>
              </text:list-item>
            </text:list>
          </text:deletion>
        </text:changed-region>
        <text:changed-region xml:id="ct219673312" text:id="ct219673312">
          <text:insertion>
            <office:change-info>
              <dc:creator>SuperWaba SuperWaba</dc:creator>
              <dc:date>2008-02-26T12:47:00</dc:date>
            </office:change-info>
          </text:insertion>
        </text:changed-region>
        <text:changed-region xml:id="ct219673416" text:id="ct219673416">
          <text:format-change>
            <office:change-info>
              <dc:creator>SuperWaba SuperWaba</dc:creator>
              <dc:date>2008-02-26T12:47:00</dc:date>
            </office:change-info>
          </text:format-change>
        </text:changed-region>
        <text:changed-region xml:id="ct219673520" text:id="ct219673520">
          <text:format-change>
            <office:change-info>
              <dc:creator>SuperWaba SuperWaba</dc:creator>
              <dc:date>2008-02-26T12:47:00</dc:date>
            </office:change-info>
          </text:format-change>
        </text:changed-region>
        <text:changed-region xml:id="ct219673704" text:id="ct219673704">
          <text:format-change>
            <office:change-info>
              <dc:creator>SuperWaba SuperWaba</dc:creator>
              <dc:date>2008-02-26T12:48:00</dc:date>
            </office:change-info>
          </text:format-change>
        </text:changed-region>
        <text:changed-region xml:id="ct219673848" text:id="ct219673848">
          <text:format-change>
            <office:change-info>
              <dc:creator>SuperWaba SuperWaba</dc:creator>
              <dc:date>2008-02-26T12:47:00</dc:date>
            </office:change-info>
          </text:format-change>
        </text:changed-region>
        <text:changed-region xml:id="ct219674200" text:id="ct219674200">
          <text:format-change>
            <office:change-info>
              <dc:creator>SuperWaba SuperWaba</dc:creator>
              <dc:date>2008-02-26T13:03:00</dc:date>
            </office:change-info>
          </text:format-change>
        </text:changed-region>
        <text:changed-region xml:id="ct219674344" text:id="ct219674344">
          <text:format-change>
            <office:change-info>
              <dc:creator>SuperWaba SuperWaba</dc:creator>
              <dc:date>2008-02-26T12:47:00</dc:date>
            </office:change-info>
          </text:format-change>
        </text:changed-region>
        <text:changed-region xml:id="ct219674616" text:id="ct219674616">
          <text:format-change>
            <office:change-info>
              <dc:creator>SuperWaba SuperWaba</dc:creator>
              <dc:date>2008-02-26T12:48:00</dc:date>
            </office:change-info>
          </text:format-change>
        </text:changed-region>
        <text:changed-region xml:id="ct219674760" text:id="ct219674760">
          <text:format-change>
            <office:change-info>
              <dc:creator>SuperWaba SuperWaba</dc:creator>
              <dc:date>2008-02-26T12:47:00</dc:date>
            </office:change-info>
          </text:format-change>
        </text:changed-region>
        <text:changed-region xml:id="ct219677760" text:id="ct219677760">
          <text:format-change>
            <office:change-info>
              <dc:creator>SuperWaba SuperWaba</dc:creator>
              <dc:date>2008-02-26T13:03:00</dc:date>
            </office:change-info>
          </text:format-change>
        </text:changed-region>
        <text:changed-region xml:id="ct219677896" text:id="ct219677896">
          <text:format-change>
            <office:change-info>
              <dc:creator>SuperWaba SuperWaba</dc:creator>
              <dc:date>2008-02-26T13:03:00</dc:date>
            </office:change-info>
          </text:format-change>
        </text:changed-region>
        <text:changed-region xml:id="ct219681992" text:id="ct219681992">
          <text:format-change>
            <office:change-info>
              <dc:creator>SuperWaba SuperWaba</dc:creator>
              <dc:date>2008-02-26T13:03:00</dc:date>
            </office:change-info>
          </text:format-change>
        </text:changed-region>
        <text:changed-region xml:id="ct219682200" text:id="ct219682200">
          <text:deletion>
            <office:change-info>
              <dc:creator>SuperWaba SuperWaba</dc:creator>
              <dc:date>2008-02-26T13:03:00</dc:date>
            </office:change-info>
            <text:p text:style-name="P7">hours</text:p>
          </text:deletion>
        </text:changed-region>
        <text:changed-region xml:id="ct219682368" text:id="ct219682368">
          <text:insertion>
            <office:change-info>
              <dc:creator>SuperWaba SuperWaba</dc:creator>
              <dc:date>2008-02-26T13:03:00</dc:date>
            </office:change-info>
          </text:insertion>
        </text:changed-region>
        <text:changed-region xml:id="ct219683480" text:id="ct219683480">
          <text:format-change>
            <office:change-info>
              <dc:creator>SuperWaba SuperWaba</dc:creator>
              <dc:date>2008-02-26T13:03:00</dc:date>
            </office:change-info>
          </text:format-change>
        </text:changed-region>
        <text:changed-region xml:id="ct219684696" text:id="ct219684696">
          <text:insertion>
            <office:change-info>
              <dc:creator>SuperWaba SuperWaba</dc:creator>
              <dc:date>2008-02-29T14:28:00</dc:date>
            </office:change-info>
          </text:insertion>
        </text:changed-region>
        <text:changed-region xml:id="ct219684920" text:id="ct219684920">
          <text:insertion>
            <office:change-info>
              <dc:creator>SuperWaba SuperWaba</dc:creator>
              <dc:date>2008-02-29T14:28:00</dc:date>
            </office:change-info>
          </text:insertion>
        </text:changed-region>
        <text:changed-region xml:id="ct219685064" text:id="ct219685064">
          <text:insertion>
            <office:change-info>
              <dc:creator>SuperWaba SuperWaba</dc:creator>
              <dc:date>2008-02-29T14:36:00</dc:date>
            </office:change-info>
          </text:insertion>
        </text:changed-region>
        <text:changed-region xml:id="ct219685208" text:id="ct219685208">
          <text:insertion>
            <office:change-info>
              <dc:creator>SuperWaba SuperWaba</dc:creator>
              <dc:date>2008-02-29T14:36:00</dc:date>
            </office:change-info>
          </text:insertion>
        </text:changed-region>
        <text:changed-region xml:id="ct219685352" text:id="ct219685352">
          <text:insertion>
            <office:change-info>
              <dc:creator>SuperWaba SuperWaba</dc:creator>
              <dc:date>2008-02-29T14:37:00</dc:date>
            </office:change-info>
          </text:insertion>
        </text:changed-region>
        <text:changed-region xml:id="ct219691744" text:id="ct219691744">
          <text:format-change>
            <office:change-info>
              <dc:creator>SuperWaba SuperWaba</dc:creator>
              <dc:date>2008-02-25T18:03:00</dc:date>
            </office:change-info>
          </text:format-change>
        </text:changed-region>
        <text:changed-region xml:id="ct219691888" text:id="ct219691888">
          <text:deletion>
            <office:change-info>
              <dc:creator>SuperWaba SuperWaba</dc:creator>
              <dc:date>2008-02-25T18:03:00</dc:date>
            </office:change-info>
            <text:p text:style-name="P8">c</text:p>
          </text:deletion>
        </text:changed-region>
        <text:changed-region xml:id="ct219692056" text:id="ct219692056">
          <text:insertion>
            <office:change-info>
              <dc:creator>SuperWaba SuperWaba</dc:creator>
              <dc:date>2008-02-25T18:03:00</dc:date>
            </office:change-info>
          </text:insertion>
        </text:changed-region>
        <text:changed-region xml:id="ct219692200" text:id="ct219692200">
          <text:format-change>
            <office:change-info>
              <dc:creator>SuperWaba SuperWaba</dc:creator>
              <dc:date>2008-02-25T18:03:00</dc:date>
            </office:change-info>
          </text:format-change>
        </text:changed-region>
        <text:changed-region xml:id="ct219692344" text:id="ct219692344">
          <text:insertion>
            <office:change-info>
              <dc:creator>SuperWaba SuperWaba</dc:creator>
              <dc:date>2008-02-25T18:03:00</dc:date>
            </office:change-info>
          </text:insertion>
        </text:changed-region>
        <text:changed-region xml:id="ct219692608" text:id="ct219692608">
          <text:format-change>
            <office:change-info>
              <dc:creator>SuperWaba SuperWaba</dc:creator>
              <dc:date>2008-02-25T18:03:00</dc:date>
            </office:change-info>
          </text:format-change>
        </text:changed-region>
        <text:changed-region xml:id="ct219692752" text:id="ct219692752">
          <text:deletion>
            <office:change-info>
              <dc:creator>SuperWaba SuperWaba</dc:creator>
              <dc:date>2008-02-25T18:03:00</dc:date>
            </office:change-info>
            <text:p text:style-name="P8">c</text:p>
          </text:deletion>
        </text:changed-region>
        <text:changed-region xml:id="ct219692896" text:id="ct219692896">
          <text:insertion>
            <office:change-info>
              <dc:creator>SuperWaba SuperWaba</dc:creator>
              <dc:date>2008-02-25T18:03:00</dc:date>
            </office:change-info>
          </text:insertion>
        </text:changed-region>
        <text:changed-region xml:id="ct219693040" text:id="ct219693040">
          <text:format-change>
            <office:change-info>
              <dc:creator>SuperWaba SuperWaba</dc:creator>
              <dc:date>2008-02-25T18:03:00</dc:date>
            </office:change-info>
          </text:format-change>
        </text:changed-region>
        <text:changed-region xml:id="ct219693184" text:id="ct219693184">
          <text:insertion>
            <office:change-info>
              <dc:creator>SuperWaba SuperWaba</dc:creator>
              <dc:date>2008-02-25T18:03:00</dc:date>
            </office:change-info>
          </text:insertion>
        </text:changed-region>
        <text:changed-region xml:id="ct219693328" text:id="ct219693328">
          <text:format-change>
            <office:change-info>
              <dc:creator>SuperWaba SuperWaba</dc:creator>
              <dc:date>2008-02-25T18:03:00</dc:date>
            </office:change-info>
          </text:format-change>
        </text:changed-region>
        <text:changed-region xml:id="ct219693472" text:id="ct219693472">
          <text:insertion>
            <office:change-info>
              <dc:creator>SuperWaba SuperWaba</dc:creator>
              <dc:date>2008-02-25T18:03:00</dc:date>
            </office:change-info>
          </text:insertion>
        </text:changed-region>
        <text:changed-region xml:id="ct219693896" text:id="ct219693896">
          <text:format-change>
            <office:change-info>
              <dc:creator>SuperWaba SuperWaba</dc:creator>
              <dc:date>2008-02-25T18:04:00</dc:date>
            </office:change-info>
          </text:format-change>
        </text:changed-region>
        <text:changed-region xml:id="ct219694040" text:id="ct219694040">
          <text:deletion>
            <office:change-info>
              <dc:creator>SuperWaba SuperWaba</dc:creator>
              <dc:date>2008-02-25T18:03:00</dc:date>
            </office:change-info>
            <text:p text:style-name="P8">i</text:p>
          </text:deletion>
        </text:changed-region>
        <text:changed-region xml:id="ct219694184" text:id="ct219694184">
          <text:insertion>
            <office:change-info>
              <dc:creator>SuperWaba SuperWaba</dc:creator>
              <dc:date>2008-02-25T18:03:00</dc:date>
            </office:change-info>
          </text:insertion>
        </text:changed-region>
        <text:changed-region xml:id="ct219694328" text:id="ct219694328">
          <text:format-change>
            <office:change-info>
              <dc:creator>SuperWaba SuperWaba</dc:creator>
              <dc:date>2008-02-25T18:04:00</dc:date>
            </office:change-info>
          </text:format-change>
        </text:changed-region>
        <text:changed-region xml:id="ct219694472" text:id="ct219694472">
          <text:deletion>
            <office:change-info>
              <dc:creator>SuperWaba SuperWaba</dc:creator>
              <dc:date>2008-02-25T18:04:00</dc:date>
            </office:change-info>
            <text:p text:style-name="P8">v</text:p>
          </text:deletion>
        </text:changed-region>
        <text:changed-region xml:id="ct219694616" text:id="ct219694616">
          <text:insertion>
            <office:change-info>
              <dc:creator>SuperWaba SuperWaba</dc:creator>
              <dc:date>2008-02-25T18:04:00</dc:date>
            </office:change-info>
          </text:insertion>
        </text:changed-region>
        <text:changed-region xml:id="ct219694760" text:id="ct219694760">
          <text:format-change>
            <office:change-info>
              <dc:creator>SuperWaba SuperWaba</dc:creator>
              <dc:date>2008-02-25T18:04:00</dc:date>
            </office:change-info>
          </text:format-change>
        </text:changed-region>
        <text:changed-region xml:id="ct219694904" text:id="ct219694904">
          <text:insertion>
            <office:change-info>
              <dc:creator>SuperWaba SuperWaba</dc:creator>
              <dc:date>2008-02-25T18:04:00</dc:date>
            </office:change-info>
          </text:insertion>
        </text:changed-region>
        <text:changed-region xml:id="ct219695208" text:id="ct219695208">
          <text:format-change>
            <office:change-info>
              <dc:creator>SuperWaba SuperWaba</dc:creator>
              <dc:date>2008-02-25T18:04:00</dc:date>
            </office:change-info>
          </text:format-change>
        </text:changed-region>
        <text:changed-region xml:id="ct219695352" text:id="ct219695352">
          <text:deletion>
            <office:change-info>
              <dc:creator>SuperWaba SuperWaba</dc:creator>
              <dc:date>2008-02-25T18:04:00</dc:date>
            </office:change-info>
            <text:p text:style-name="P8">d</text:p>
          </text:deletion>
        </text:changed-region>
        <text:changed-region xml:id="ct219695496" text:id="ct219695496">
          <text:insertion>
            <office:change-info>
              <dc:creator>SuperWaba SuperWaba</dc:creator>
              <dc:date>2008-02-25T18:04:00</dc:date>
            </office:change-info>
          </text:insertion>
        </text:changed-region>
        <text:changed-region xml:id="ct219695640" text:id="ct219695640">
          <text:format-change>
            <office:change-info>
              <dc:creator>SuperWaba SuperWaba</dc:creator>
              <dc:date>2008-02-25T18:04:00</dc:date>
            </office:change-info>
          </text:format-change>
        </text:changed-region>
        <text:changed-region xml:id="ct219695784" text:id="ct219695784">
          <text:deletion>
            <office:change-info>
              <dc:creator>SuperWaba SuperWaba</dc:creator>
              <dc:date>2008-02-25T18:04:00</dc:date>
            </office:change-info>
            <text:p text:style-name="P8">q</text:p>
          </text:deletion>
        </text:changed-region>
        <text:changed-region xml:id="ct219695928" text:id="ct219695928">
          <text:insertion>
            <office:change-info>
              <dc:creator>SuperWaba SuperWaba</dc:creator>
              <dc:date>2008-02-26T13:11:00</dc:date>
            </office:change-info>
          </text:insertion>
        </text:changed-region>
        <text:changed-region xml:id="ct219696072" text:id="ct219696072">
          <text:format-change>
            <office:change-info>
              <dc:creator>SuperWaba SuperWaba</dc:creator>
              <dc:date>2008-02-25T18:04:00</dc:date>
            </office:change-info>
          </text:format-change>
        </text:changed-region>
        <text:changed-region xml:id="ct219696216" text:id="ct219696216">
          <text:insertion>
            <office:change-info>
              <dc:creator>SuperWaba SuperWaba</dc:creator>
              <dc:date>2008-02-25T18:04:00</dc:date>
            </office:change-info>
          </text:insertion>
        </text:changed-region>
        <text:changed-region xml:id="ct219696680" text:id="ct219696680">
          <text:deletion>
            <office:change-info>
              <dc:creator>SuperWaba SuperWaba</dc:creator>
              <dc:date>2008-02-25T17:10:00</dc:date>
            </office:change-info>
            <text:p text:style-name="P2">n</text:p>
          </text:deletion>
        </text:changed-region>
        <text:changed-region xml:id="ct219699704" text:id="ct219699704">
          <text:insertion>
            <office:change-info>
              <dc:creator>SuperWaba SuperWaba</dc:creator>
              <dc:date>2008-02-25T17:10:00</dc:date>
            </office:change-info>
          </text:insertion>
        </text:changed-region>
        <text:changed-region xml:id="ct219700824" text:id="ct219700824">
          <text:insertion>
            <office:change-info>
              <dc:creator>SuperWaba SuperWaba</dc:creator>
              <dc:date>2008-02-25T17:13:00</dc:date>
            </office:change-info>
          </text:insertion>
        </text:changed-region>
        <text:changed-region xml:id="ct219701296" text:id="ct219701296">
          <text:insertion>
            <office:change-info>
              <dc:creator>SuperWaba SuperWaba</dc:creator>
              <dc:date>2008-02-25T17:16:00</dc:date>
            </office:change-info>
          </text:insertion>
        </text:changed-region>
        <text:changed-region xml:id="ct219701928" text:id="ct219701928">
          <text:deletion>
            <office:change-info>
              <dc:creator>SuperWaba SuperWaba</dc:creator>
              <dc:date>2008-02-26T13:11:00</dc:date>
            </office:change-info>
            <text:p text:style-name="P2"><text:line-break/></text:p>
          </text:deletion>
        </text:changed-region>
        <text:changed-region xml:id="ct219702928" text:id="ct219702928">
          <text:insertion>
            <office:change-info>
              <dc:creator>SuperWaba SuperWaba</dc:creator>
              <dc:date>2008-02-25T17:24:00</dc:date>
            </office:change-info>
          </text:insertion>
        </text:changed-region>
        <text:changed-region xml:id="ct219703032" text:id="ct219703032">
          <text:insertion>
            <office:change-info>
              <dc:creator>SuperWaba SuperWaba</dc:creator>
              <dc:date>2008-02-25T17:24:00</dc:date>
            </office:change-info>
          </text:insertion>
        </text:changed-region>
        <text:changed-region xml:id="ct219703136" text:id="ct219703136">
          <text:deletion>
            <office:change-info>
              <dc:creator>SuperWaba SuperWaba</dc:creator>
              <dc:date>2008-02-25T17:23:00</dc:date>
            </office:change-info>
            <text:p text:style-name="P2">s</text:p>
          </text:deletion>
        </text:changed-region>
        <text:changed-region xml:id="ct219703240" text:id="ct219703240">
          <text:insertion>
            <office:change-info>
              <dc:creator>SuperWaba SuperWaba</dc:creator>
              <dc:date>2008-02-25T17:23:00</dc:date>
            </office:change-info>
          </text:insertion>
        </text:changed-region>
        <text:changed-region xml:id="ct219703344" text:id="ct219703344">
          <text:insertion>
            <office:change-info>
              <dc:creator>SuperWaba SuperWaba</dc:creator>
              <dc:date>2008-02-25T17:25:00</dc:date>
            </office:change-info>
          </text:insertion>
        </text:changed-region>
        <text:changed-region xml:id="ct219703448" text:id="ct219703448">
          <text:deletion>
            <office:change-info>
              <dc:creator>SuperWaba SuperWaba</dc:creator>
              <dc:date>2008-02-25T17:26:00</dc:date>
            </office:change-info>
            <text:p text:style-name="P2">now </text:p>
          </text:deletion>
        </text:changed-region>
        <text:changed-region xml:id="ct219703552" text:id="ct219703552">
          <text:deletion>
            <office:change-info>
              <dc:creator>SuperWaba SuperWaba</dc:creator>
              <dc:date>2008-02-25T17:27:00</dc:date>
            </office:change-info>
            <text:p text:style-name="P2">is</text:p>
          </text:deletion>
        </text:changed-region>
        <text:changed-region xml:id="ct219703656" text:id="ct219703656">
          <text:insertion>
            <office:change-info>
              <dc:creator>SuperWaba SuperWaba</dc:creator>
              <dc:date>2008-02-25T17:27:00</dc:date>
            </office:change-info>
          </text:insertion>
        </text:changed-region>
        <text:changed-region xml:id="ct219703760" text:id="ct219703760">
          <text:deletion>
            <office:change-info>
              <dc:creator>SuperWaba SuperWaba</dc:creator>
              <dc:date>2008-02-25T17:27:00</dc:date>
            </office:change-info>
            <text:p text:style-name="P2"><text:s/>please expect</text:p>
          </text:deletion>
        </text:changed-region>
        <text:changed-region xml:id="ct219703864" text:id="ct219703864">
          <text:insertion>
            <office:change-info>
              <dc:creator>SuperWaba SuperWaba</dc:creator>
              <dc:date>2008-02-25T17:27:00</dc:date>
            </office:change-info>
          </text:insertion>
        </text:changed-region>
        <text:changed-region xml:id="ct219703968" text:id="ct219703968">
          <text:deletion>
            <office:change-info>
              <dc:creator>SuperWaba SuperWaba</dc:creator>
              <dc:date>2008-02-26T13:11:00</dc:date>
            </office:change-info>
            <text:p text:style-name="P2"><text:line-break/></text:p>
          </text:deletion>
        </text:changed-region>
        <text:changed-region xml:id="ct219704072" text:id="ct219704072">
          <text:deletion>
            <office:change-info>
              <dc:creator>SuperWaba SuperWaba</dc:creator>
              <dc:date>2008-02-26T13:18:00</dc:date>
            </office:change-info>
            <text:p text:style-name="P2"><text:s/>(for NVFS and not NVFS devices)</text:p>
          </text:deletion>
        </text:changed-region>
        <text:changed-region xml:id="ct219704216" text:id="ct219704216">
          <text:deletion>
            <office:change-info>
              <dc:creator>SuperWaba SuperWaba</dc:creator>
              <dc:date>2008-02-25T18:09:00</dc:date>
            </office:change-info>
            <text:p text:style-name="P9"><text:tab/></text:p>
          </text:deletion>
        </text:changed-region>
        <text:changed-region xml:id="ct219704320" text:id="ct219704320">
          <text:insertion>
            <office:change-info>
              <dc:creator>SuperWaba SuperWaba</dc:creator>
              <dc:date>2008-02-25T18:10:00</dc:date>
            </office:change-info>
          </text:insertion>
        </text:changed-region>
        <text:changed-region xml:id="ct219704584" text:id="ct219704584">
          <text:insertion>
            <office:change-info>
              <dc:creator>SuperWaba SuperWaba</dc:creator>
              <dc:date>2008-02-25T18:10:00</dc:date>
            </office:change-info>
          </text:insertion>
        </text:changed-region>
        <text:changed-region xml:id="ct219707544" text:id="ct219707544">
          <text:deletion>
            <office:change-info>
              <dc:creator>SuperWaba SuperWaba</dc:creator>
              <dc:date>2008-02-26T13:19:00</dc:date>
            </office:change-info>
            <text:p text:style-name="P10"/>
            <text:p text:style-name="P10"><text:s text:c="3"/></text:p>
          </text:deletion>
        </text:changed-region>
        <text:changed-region xml:id="ct219707400" text:id="ct219707400">
          <text:deletion>
            <office:change-info>
              <dc:creator>SuperWaba SuperWaba</dc:creator>
              <dc:date>2008-02-25T18:10:00</dc:date>
            </office:change-info>
            <text:p text:style-name="P10"><text:s text:c="3"/></text:p>
          </text:deletion>
        </text:changed-region>
        <text:changed-region xml:id="ct219707256" text:id="ct219707256">
          <text:deletion>
            <office:change-info>
              <dc:creator>SuperWaba SuperWaba</dc:creator>
              <dc:date>2008-02-26T13:19:00</dc:date>
            </office:change-info>
            <text:p text:style-name="P10">//</text:p>
          </text:deletion>
        </text:changed-region>
        <text:changed-region xml:id="ct219707112" text:id="ct219707112">
          <text:deletion>
            <office:change-info>
              <dc:creator>SuperWaba SuperWaba</dc:creator>
              <dc:date>2008-02-25T18:10:00</dc:date>
            </office:change-info>
            <text:p text:style-name="P11">d</text:p>
          </text:deletion>
        </text:changed-region>
        <text:changed-region xml:id="ct219706968" text:id="ct219706968">
          <text:deletion>
            <office:change-info>
              <dc:creator>SuperWaba SuperWaba</dc:creator>
              <dc:date>2008-02-26T13:19:00</dc:date>
            </office:change-info>
            <text:p text:style-name="P10">evices that are not NVFS</text:p>
          </text:deletion>
        </text:changed-region>
        <text:changed-region xml:id="ct219706824" text:id="ct219706824">
          <text:deletion>
            <office:change-info>
              <dc:creator>SuperWaba SuperWaba</dc:creator>
              <dc:date>2008-02-25T18:10:00</dc:date>
            </office:change-info>
            <text:p text:style-name="P10"/>
            <text:p text:style-name="P10"/>
          </text:deletion>
        </text:changed-region>
        <text:changed-region xml:id="ct219706680" text:id="ct219706680">
          <text:deletion>
            <office:change-info>
              <dc:creator>SuperWaba SuperWaba</dc:creator>
              <dc:date>2008-02-26T13:19:00</dc:date>
            </office:change-info>
            <text:p text:style-name="P10"/>
            <text:p text:style-name="P9"><text:tab/>Settings.dataPath = "/";</text:p>
            <text:p text:style-name="P9"><text:s text:c="6"/>Settings.appCreatorId = "ACTv";</text:p>
            <text:p text:style-name="P9"><text:s text:c="6"/>Vm.debug("datapath: "+Settings.dataPath);</text:p>
            <text:p text:style-name="P9"><text:s text:c="6"/>String [] files = Catalog.listCatalogs();</text:p>
            <text:p text:style-name="P9"><text:s text:c="6"/>if (files != null)</text:p>
            <text:p text:style-name="P9"><text:s text:c="6"/>{</text:p>
            <text:p text:style-name="P9"><text:s text:c="9"/>int size = files.length;</text:p>
            <text:p text:style-name="P9"><text:s text:c="9"/>for (int i = 0; i &lt; size; i++)</text:p>
            <text:p text:style-name="P9"><text:s text:c="9"/>{</text:p>
            <text:p text:style-name="P9"><text:s text:c="12"/>String s = files[i].substring(0,files[i].indexOf('.'));</text:p>
            <text:p text:style-name="P10"><text:s text:c="12"/>if (s.startsWith(Settings.appCreatorId+"-") &amp;&amp; </text:p>
          </text:deletion>
        </text:changed-region>
        <text:changed-region xml:id="ct219706536" text:id="ct219706536">
          <text:deletion>
            <office:change-info>
              <dc:creator>SuperWaba SuperWaba</dc:creator>
              <dc:date>2008-02-25T17:54:00</dc:date>
            </office:change-info>
            <text:p text:style-name="P10">//files of this application</text:p>
          </text:deletion>
        </text:changed-region>
        <text:changed-region xml:id="ct219706392" text:id="ct219706392">
          <text:deletion>
            <office:change-info>
              <dc:creator>SuperWaba SuperWaba</dc:creator>
              <dc:date>2008-02-25T18:10:00</dc:date>
            </office:change-info>
            <text:p text:style-name="P10"/>
            <text:p text:style-name="P10"><text:s text:c="15"/></text:p>
          </text:deletion>
        </text:changed-region>
        <text:changed-region xml:id="ct219706248" text:id="ct219706248">
          <text:deletion>
            <office:change-info>
              <dc:creator>SuperWaba SuperWaba</dc:creator>
              <dc:date>2008-02-26T13:19:00</dc:date>
            </office:change-info>
            <text:p text:style-name="P10">(s.endsWith("_idk") || s.endsWith("_idr"))) //aspdb </text:p>
            <text:p text:style-name="P9"><text:s text:c="15"/>{</text:p>
            <text:p text:style-name="P9"><text:s text:c="18"/>Catalog c = new Catalog(files[i],Catalog.CREATE);</text:p>
            <text:p text:style-name="P9"><text:s text:c="18"/>c.delete();</text:p>
            <text:p text:style-name="P9"><text:tab/><text:tab/><text:tab/>c.close();</text:p>
            <text:p text:style-name="P9"><text:s text:c="18"/>Vm.debug("Index file deleted: "+s+".pdb");</text:p>
            <text:p text:style-name="P9"><text:s text:c="15"/>}</text:p>
            <text:p text:style-name="P9"><text:s text:c="9"/>}</text:p>
            <text:p text:style-name="P10"><text:s text:c="6"/>}</text:p>
            <text:p text:style-name="P10"/>
          </text:deletion>
        </text:changed-region>
        <text:changed-region xml:id="ct219707808" text:id="ct219707808">
          <text:insertion>
            <office:change-info>
              <dc:creator>SuperWaba SuperWaba</dc:creator>
              <dc:date>2008-02-25T18:15:00</dc:date>
            </office:change-info>
          </text:insertion>
        </text:changed-region>
        <text:changed-region xml:id="ct219708112" text:id="ct219708112">
          <text:insertion>
            <office:change-info>
              <dc:creator>SuperWaba SuperWaba</dc:creator>
              <dc:date>2008-02-25T18:15:00</dc:date>
            </office:change-info>
          </text:insertion>
        </text:changed-region>
        <text:changed-region xml:id="ct219708336" text:id="ct219708336">
          <text:insertion>
            <office:change-info>
              <dc:creator>SuperWaba SuperWaba</dc:creator>
              <dc:date>2008-02-25T18:16:00</dc:date>
            </office:change-info>
          </text:insertion>
        </text:changed-region>
        <text:changed-region xml:id="ct219708640" text:id="ct219708640">
          <text:insertion>
            <office:change-info>
              <dc:creator>SuperWaba SuperWaba</dc:creator>
              <dc:date>2008-02-25T18:16:00</dc:date>
            </office:change-info>
          </text:insertion>
        </text:changed-region>
        <text:changed-region xml:id="ct219708864" text:id="ct219708864">
          <text:insertion>
            <office:change-info>
              <dc:creator>SuperWaba SuperWaba</dc:creator>
              <dc:date>2008-02-25T18:17:00</dc:date>
            </office:change-info>
          </text:insertion>
        </text:changed-region>
        <text:changed-region xml:id="ct219709240" text:id="ct219709240">
          <text:insertion>
            <office:change-info>
              <dc:creator>SuperWaba SuperWaba</dc:creator>
              <dc:date>2008-02-25T18:17:00</dc:date>
            </office:change-info>
          </text:insertion>
        </text:changed-region>
        <text:changed-region xml:id="ct219709512" text:id="ct219709512">
          <text:insertion>
            <office:change-info>
              <dc:creator>SuperWaba SuperWaba</dc:creator>
              <dc:date>2008-02-25T18:19:00</dc:date>
            </office:change-info>
          </text:insertion>
        </text:changed-region>
        <text:changed-region xml:id="ct219709912" text:id="ct219709912">
          <text:insertion>
            <office:change-info>
              <dc:creator>SuperWaba SuperWaba</dc:creator>
              <dc:date>2008-02-25T18:19:00</dc:date>
            </office:change-info>
          </text:insertion>
        </text:changed-region>
        <text:changed-region xml:id="ct219710312" text:id="ct219710312">
          <text:insertion>
            <office:change-info>
              <dc:creator>SuperWaba SuperWaba</dc:creator>
              <dc:date>2008-02-25T18:19:00</dc:date>
            </office:change-info>
          </text:insertion>
        </text:changed-region>
        <text:changed-region xml:id="ct219711688" text:id="ct219711688">
          <text:deletion>
            <office:change-info>
              <dc:creator>SuperWaba SuperWaba</dc:creator>
              <dc:date>2008-02-26T13:20:00</dc:date>
            </office:change-info>
            <text:p text:style-name="P12"/>
            <text:p text:style-name="P12"/>
          </text:deletion>
        </text:changed-region>
        <text:changed-region xml:id="ct219711584" text:id="ct219711584">
          <text:deletion>
            <office:change-info>
              <dc:creator>SuperWaba SuperWaba</dc:creator>
              <dc:date>2008-02-26T13:19:00</dc:date>
            </office:change-info>
            <text:p text:style-name="P13">PLAIN X PDB FILES</text:p>
            <text:p text:style-name="P14"><text:tab/>In new NVFS Palm OS devices, the default will be the creation of plain files instead of PDB ones. If you still want to use pdb files, you can do it, but the performance is slower than using the plain files and data integrity is <text:span text:style-name="T3">not guaranteed</text:span>. The only benefit of this choice is to be able to use standard Hotsyncs to synchronize the files. Below you have a way to create a driver's intance of Litebase using pdb files:</text:p>
            <text:p text:style-name="P15"/>
            <text:p text:style-name="P16">// </text:p>
          </text:deletion>
        </text:changed-region>
        <text:changed-region xml:id="ct219711480" text:id="ct219711480">
          <text:deletion>
            <office:change-info>
              <dc:creator>SuperWaba SuperWaba</dc:creator>
              <dc:date>2008-02-25T18:20:00</dc:date>
            </office:change-info>
            <text:p text:style-name="P12">c</text:p>
          </text:deletion>
        </text:changed-region>
        <text:changed-region xml:id="ct219711376" text:id="ct219711376">
          <text:deletion>
            <office:change-info>
              <dc:creator>SuperWaba SuperWaba</dc:creator>
              <dc:date>2008-02-26T13:19:00</dc:date>
            </office:change-info>
            <text:p text:style-name="P16">reate the driver's instance</text:p>
            <text:list xml:id="list37147975" text:style-name="L2">
              <text:list-header>
                <text:p text:style-name="P17">LitebaseConnection driver = LitebaseConnection.getInstance("Test", "aspdb");</text:p>
              </text:list-header>
            </text:list>
            <text:p text:style-name="P18"/>
            <text:p text:style-name="P18"><text:tab/>Note that pdb files are only supported on Palm OS devices or when running on desktop (applet or win32). Note also that, after you create an instance that is “aspdb”, <text:span text:style-name="T3">all future instances will be also “aspdb”</text:span>, even if you don't specify it in the <text:span text:style-name="T4">getInstance</text:span> method.</text:p>
            <text:p text:style-name="P18"/>
            <text:p text:style-name="P13"><text:tab/>On the other hand, in Palm OS devices that do</text:p>
          </text:deletion>
        </text:changed-region>
        <text:changed-region xml:id="ct219711272" text:id="ct219711272">
          <text:deletion>
            <office:change-info>
              <dc:creator>SuperWaba SuperWaba</dc:creator>
              <dc:date>2008-02-25T18:21:00</dc:date>
            </office:change-info>
            <text:p text:style-name="P13">se</text:p>
          </text:deletion>
        </text:changed-region>
        <text:changed-region xml:id="ct219711168" text:id="ct219711168">
          <text:deletion>
            <office:change-info>
              <dc:creator>SuperWaba SuperWaba</dc:creator>
              <dc:date>2008-02-26T13:19:00</dc:date>
            </office:change-info>
            <text:p text:style-name="P19"><text:s/>not have NVFS (like Zire 72, Tungsten T, Palm OS 3.5 and 4.x), it is only possible the creation of PDB files: it is not possible to use plain files.</text:p>
            <text:p text:style-name="P18"/>
            <text:p text:style-name="P13"><text:tab/>The use of pdb files must be a <text:span text:style-name="T3">design choice</text:span>: after you create the files as pdb, it is <text:span text:style-name="T3">impossible</text:span> to convert them to plain files or vice-versa</text:p>
          </text:deletion>
        </text:changed-region>
        <text:changed-region xml:id="ct219711064" text:id="ct219711064">
          <text:deletion>
            <office:change-info>
              <dc:creator>SuperWaba SuperWaba</dc:creator>
              <dc:date>2008-02-26T12:34:00</dc:date>
            </office:change-info>
            <text:p text:style-name="P20">How to use the old PDBDriver with SuperWaba 5.7</text:p>
            <text:p text:style-name="P21"><text:line-break/><text:tab/>Please follow these steps:<text:line-break/><text:line-break/><text:tab/>1. Get the SuperWaba.jar from version 5.68 (or other version you were using<text:line-break/>before)<text:line-break/><text:tab/>2. Copy the file SuperWaba.jar to a new file Litebase.jar.<text:line-break/><text:tab/>3. Open the file (E.G.: with WinZip) and delete ALL FILES except the ones<text:line-break/>from path superwaba\ext\xplat\sql\pdb\pdbx.<text:line-break/><text:tab/>4. Add this new file to the classpath.<text:line-break/><text:line-break/><text:tab/>Now you can use the old XPlatSqlPdb.pdb and XPlatSqlPdb.dll/prc with<text:line-break/>SuperWaba 5.7. </text:p>
          </text:deletion>
        </text:changed-region>
        <text:changed-region xml:id="ct219710960" text:id="ct219710960">
          <text:deletion>
            <office:change-info>
              <dc:creator>SuperWaba SuperWaba</dc:creator>
              <dc:date>2008-02-26T12:35:00</dc:date>
            </office:change-info>
            <text:p text:style-name="P19">.</text:p>
            <text:p text:style-name="P20"/>
          </text:deletion>
        </text:changed-region>
        <text:changed-region xml:id="ct219710856" text:id="ct219710856">
          <text:deletion>
            <office:change-info>
              <dc:creator>SuperWaba SuperWaba</dc:creator>
              <dc:date>2008-02-26T13:20:00</dc:date>
            </office:change-info>
            <text:h text:style-name="P22" text:outline-level="2"/>
            <text:p text:style-name="P19"/>
          </text:deletion>
        </text:changed-region>
        <text:changed-region xml:id="ct219711792" text:id="ct219711792">
          <text:format-change>
            <office:change-info>
              <dc:creator>SuperWaba SuperWaba</dc:creator>
              <dc:date>2008-02-26T12:36:00</dc:date>
            </office:change-info>
          </text:format-change>
        </text:changed-region>
        <text:changed-region xml:id="ct219711896" text:id="ct219711896">
          <text:deletion>
            <office:change-info>
              <dc:creator>SuperWaba SuperWaba</dc:creator>
              <dc:date>2008-02-26T12:38:00</dc:date>
            </office:change-info>
            <text:p text:style-name="P23"><text:s/>the</text:p>
          </text:deletion>
        </text:changed-region>
        <text:changed-region xml:id="ct219712240" text:id="ct219712240">
          <text:insertion>
            <office:change-info>
              <dc:creator>SuperWaba SuperWaba</dc:creator>
              <dc:date>2008-02-26T12:38:00</dc:date>
            </office:change-info>
          </text:insertion>
        </text:changed-region>
        <text:changed-region xml:id="ct219712344" text:id="ct219712344">
          <text:deletion>
            <office:change-info>
              <dc:creator>SuperWaba SuperWaba</dc:creator>
              <dc:date>2008-02-26T12:40:00</dc:date>
            </office:change-info>
            <text:p text:style-name="P23">the </text:p>
          </text:deletion>
        </text:changed-region>
        <text:changed-region xml:id="ct219712448" text:id="ct219712448">
          <text:deletion>
            <office:change-info>
              <dc:creator>SuperWaba SuperWaba</dc:creator>
              <dc:date>2008-02-26T12:38:00</dc:date>
            </office:change-info>
            <text:p text:style-name="P23">iced </text:p>
          </text:deletion>
        </text:changed-region>
        <text:changed-region xml:id="ct219712552" text:id="ct219712552">
          <text:insertion>
            <office:change-info>
              <dc:creator>SuperWaba SuperWaba</dc:creator>
              <dc:date>2008-02-26T12:38:00</dc:date>
            </office:change-info>
          </text:insertion>
        </text:changed-region>
        <text:changed-region xml:id="ct219712656" text:id="ct219712656">
          <text:deletion>
            <office:change-info>
              <dc:creator>SuperWaba SuperWaba</dc:creator>
              <dc:date>2008-02-26T12:38:00</dc:date>
            </office:change-info>
            <text:p text:style-name="P23">ice</text:p>
          </text:deletion>
        </text:changed-region>
        <text:changed-region xml:id="ct219712760" text:id="ct219712760">
          <text:insertion>
            <office:change-info>
              <dc:creator>SuperWaba SuperWaba</dc:creator>
              <dc:date>2008-02-26T12:38:00</dc:date>
            </office:change-info>
          </text:insertion>
        </text:changed-region>
        <text:changed-region xml:id="ct219712864" text:id="ct219712864">
          <text:format-change>
            <office:change-info>
              <dc:creator>SuperWaba SuperWaba</dc:creator>
              <dc:date>2008-02-26T12:41:00</dc:date>
            </office:change-info>
          </text:format-change>
        </text:changed-region>
        <text:changed-region xml:id="ct219712968" text:id="ct219712968">
          <text:deletion>
            <office:change-info>
              <dc:creator>SuperWaba SuperWaba</dc:creator>
              <dc:date>2008-02-26T12:41:00</dc:date>
            </office:change-info>
            <text:p text:style-name="P24">s</text:p>
          </text:deletion>
        </text:changed-region>
        <text:changed-region xml:id="ct219713152" text:id="ct219713152">
          <text:insertion>
            <office:change-info>
              <dc:creator>SuperWaba SuperWaba</dc:creator>
              <dc:date>2008-02-26T12:41:00</dc:date>
            </office:change-info>
          </text:insertion>
        </text:changed-region>
        <text:changed-region xml:id="ct219713376" text:id="ct219713376">
          <text:format-change>
            <office:change-info>
              <dc:creator>SuperWaba SuperWaba</dc:creator>
              <dc:date>2008-02-26T12:41:00</dc:date>
            </office:change-info>
          </text:format-change>
        </text:changed-region>
        <text:changed-region xml:id="ct219715224" text:id="ct219715224">
          <text:insertion>
            <office:change-info>
              <dc:creator>SuperWaba SuperWaba</dc:creator>
              <dc:date>2008-02-26T13:20:00</dc:date>
            </office:change-info>
          </text:insertion>
        </text:changed-region>
        <text:changed-region xml:id="ct219715328" text:id="ct219715328">
          <text:format-change>
            <office:change-info>
              <dc:creator>SuperWaba SuperWaba</dc:creator>
              <dc:date>2008-02-26T15:45:00</dc:date>
            </office:change-info>
          </text:format-change>
        </text:changed-region>
        <text:changed-region xml:id="ct219716712" text:id="ct219716712">
          <text:deletion>
            <office:change-info>
              <dc:creator>SuperWaba SuperWaba</dc:creator>
              <dc:date>2008-02-26T15:54:00</dc:date>
            </office:change-info>
            <text:list xml:id="list37167337" text:continue-list="list37147975" text:style-name="L2">
              <text:list-item text:start-value="1">
                <text:p text:style-name="P25"><text:span text:style-name="Source_20_Text"><text:span text:style-name="T5"/></text:span></text:p>
              </text:list-item>
              <text:list-item>
                <text:p text:style-name="P26"><text:span text:style-name="Source_20_Text"><text:span text:style-name="T6">Litebase can be used on Palm OS 3.X e 4.X (68000). But in these systems it does </text:span></text:span><text:span text:style-name="Source_20_Text"><text:span text:style-name="T7">not</text:span></text:span><text:span text:style-name="Source_20_Text"><text:span text:style-name="T6"> support memory card and does </text:span></text:span><text:span text:style-name="Source_20_Text"><text:span text:style-name="T7">not</text:span></text:span><text:span text:style-name="Source_20_Text"><text:span text:style-name="T6"> support table migration.</text:span></text:span></text:p>
              </text:list-item>
            </text:list>
          </text:deletion>
        </text:changed-region>
        <text:changed-region xml:id="ct219718008" text:id="ct219718008">
          <text:deletion>
            <office:change-info>
              <dc:creator>SuperWaba SuperWaba</dc:creator>
              <dc:date>2008-02-26T15:46:00</dc:date>
            </office:change-info>
            <text:p text:style-name="P27"><text:s/>if you are using plain files and the table name is limited to 19 characters if you are using pdb files (“aspdb”)</text:p>
          </text:deletion>
        </text:changed-region>
        <text:changed-region xml:id="ct219721560" text:id="ct219721560">
          <text:insertion>
            <office:change-info>
              <dc:creator>SuperWaba SuperWaba</dc:creator>
              <dc:date>2008-02-26T15:50:00</dc:date>
            </office:change-info>
          </text:insertion>
        </text:changed-region>
        <text:changed-region xml:id="ct219722328" text:id="ct219722328">
          <text:deletion>
            <office:change-info>
              <dc:creator>SuperWaba SuperWaba</dc:creator>
              <dc:date>2008-02-26T15:50:00</dc:date>
            </office:change-info>
            <text:list xml:id="list37186898" text:continue-list="list37167337" text:style-name="L2">
              <text:list-item text:start-value="1">
                <text:p text:style-name="P28"/>
                <text:list>
                  <text:list-item>
                    <text:list>
                      <text:list-item>
                        <text:p text:style-name="P28">The following operators are not used:</text:p>
                      </text:list-item>
                    </text:list>
                  </text:list-item>
                </text:list>
              </text:list-item>
            </text:list>
          </text:deletion>
        </text:changed-region>
        <text:changed-region xml:id="ct219722480" text:id="ct219722480">
          <text:insertion>
            <office:change-info>
              <dc:creator>SuperWaba SuperWaba</dc:creator>
              <dc:date>2008-02-26T15:50:00</dc:date>
            </office:change-info>
          </text:insertion>
        </text:changed-region>
        <text:changed-region xml:id="ct219722632" text:id="ct219722632">
          <text:insertion>
            <office:change-info>
              <dc:creator>SuperWaba SuperWaba</dc:creator>
              <dc:date>2008-02-26T15:50:00</dc:date>
            </office:change-info>
          </text:insertion>
        </text:changed-region>
        <text:changed-region xml:id="ct219722832" text:id="ct219722832">
          <text:insertion>
            <office:change-info>
              <dc:creator>SuperWaba SuperWaba</dc:creator>
              <dc:date>2008-02-26T15:50:00</dc:date>
            </office:change-info>
          </text:insertion>
        </text:changed-region>
        <text:changed-region xml:id="ct219723232" text:id="ct219723232">
          <text:deletion>
            <office:change-info>
              <dc:creator>SuperWaba SuperWaba</dc:creator>
              <dc:date>2008-02-26T15:50:00</dc:date>
            </office:change-info>
            <text:list xml:id="list37170077" text:continue-list="list37186898" text:style-name="L2">
              <text:list-item text:start-value="1">
                <text:p text:style-name="P29"/>
              </text:list-item>
              <text:list-item>
                <text:p text:style-name="P29">like '%a' (ends with), like '%a%' (index of)</text:p>
              </text:list-item>
            </text:list>
          </text:deletion>
        </text:changed-region>
        <text:changed-region xml:id="ct219723088" text:id="ct219723088">
          <text:deletion>
            <office:change-info>
              <dc:creator>SuperWaba SuperWaba</dc:creator>
              <dc:date>2008-02-26T15:51:00</dc:date>
            </office:change-info>
            <text:list xml:id="list37184724" text:continue-list="list37170077" text:style-name="L2">
              <text:list-item text:start-value="1">
                <text:p text:style-name="P29"/>
              </text:list-item>
              <text:list-item>
                <text:p text:style-name="P29"/>
              </text:list-item>
            </text:list>
          </text:deletion>
        </text:changed-region>
        <text:changed-region xml:id="ct219723336" text:id="ct219723336">
          <text:deletion>
            <office:change-info>
              <dc:creator>SuperWaba SuperWaba</dc:creator>
              <dc:date>2008-02-26T15:51:00</dc:date>
            </office:change-info>
            <text:p text:style-name="P30">.</text:p>
          </text:deletion>
        </text:changed-region>
        <text:changed-region xml:id="ct219725584" text:id="ct219725584">
          <text:insertion>
            <office:change-info>
              <dc:creator>SuperWaba SuperWaba</dc:creator>
              <dc:date>2008-02-26T15:52:00</dc:date>
            </office:change-info>
          </text:insertion>
        </text:changed-region>
        <text:changed-region xml:id="ct219735368" text:id="ct219735368">
          <text:deletion>
            <office:change-info>
              <dc:creator>SuperWaba SuperWaba</dc:creator>
              <dc:date>2008-02-26T15:59:00</dc:date>
            </office:change-info>
            <text:p text:style-name="P31">“</text:p>
          </text:deletion>
        </text:changed-region>
        <text:changed-region xml:id="ct219735496" text:id="ct219735496">
          <text:insertion>
            <office:change-info>
              <dc:creator>SuperWaba SuperWaba</dc:creator>
              <dc:date>2008-02-26T15:59:00</dc:date>
            </office:change-info>
          </text:insertion>
        </text:changed-region>
        <text:changed-region xml:id="ct219744752" text:id="ct219744752">
          <text:insertion>
            <office:change-info>
              <dc:creator>SuperWaba SuperWaba</dc:creator>
              <dc:date>2008-02-26T15:59:00</dc:date>
            </office:change-info>
          </text:insertion>
        </text:changed-region>
        <text:changed-region xml:id="ct219745024" text:id="ct219745024">
          <text:insertion>
            <office:change-info>
              <dc:creator>SuperWaba SuperWaba</dc:creator>
              <dc:date>2008-02-26T16:00:00</dc:date>
            </office:change-info>
          </text:insertion>
        </text:changed-region>
        <text:changed-region xml:id="ct219745232" text:id="ct219745232">
          <text:insertion>
            <office:change-info>
              <dc:creator>SuperWaba SuperWaba</dc:creator>
              <dc:date>2008-02-26T16:01:00</dc:date>
            </office:change-info>
          </text:insertion>
        </text:changed-region>
        <text:changed-region xml:id="ct219745600" text:id="ct219745600">
          <text:insertion>
            <office:change-info>
              <dc:creator>SuperWaba SuperWaba</dc:creator>
              <dc:date>2008-02-26T16:01:00</dc:date>
            </office:change-info>
          </text:insertion>
        </text:changed-region>
        <text:changed-region xml:id="ct219745848" text:id="ct219745848">
          <text:insertion>
            <office:change-info>
              <dc:creator>SuperWaba SuperWaba</dc:creator>
              <dc:date>2008-02-26T16:02:00</dc:date>
            </office:change-info>
          </text:insertion>
        </text:changed-region>
        <text:changed-region xml:id="ct219746080" text:id="ct219746080">
          <text:insertion>
            <office:change-info>
              <dc:creator>SuperWaba SuperWaba</dc:creator>
              <dc:date>2008-02-26T16:03:00</dc:date>
            </office:change-info>
          </text:insertion>
        </text:changed-region>
        <text:changed-region xml:id="ct219747968" text:id="ct219747968">
          <text:insertion>
            <office:change-info>
              <dc:creator>SuperWaba SuperWaba</dc:creator>
              <dc:date>2008-02-26T16:04:00</dc:date>
            </office:change-info>
          </text:insertion>
        </text:changed-region>
        <text:changed-region xml:id="ct219748544" text:id="ct219748544">
          <text:insertion>
            <office:change-info>
              <dc:creator>SuperWaba SuperWaba</dc:creator>
              <dc:date>2008-02-26T16:04:00</dc:date>
            </office:change-info>
          </text:insertion>
        </text:changed-region>
        <text:changed-region xml:id="ct219749416" text:id="ct219749416">
          <text:insertion>
            <office:change-info>
              <dc:creator>SuperWaba SuperWaba</dc:creator>
              <dc:date>2008-02-26T15:57:00</dc:date>
            </office:change-info>
          </text:insertion>
        </text:changed-region>
        <text:changed-region xml:id="ct219749560" text:id="ct219749560">
          <text:deletion>
            <office:change-info>
              <dc:creator>SuperWaba SuperWaba</dc:creator>
              <dc:date>2008-02-26T15:57:00</dc:date>
            </office:change-info>
            <text:p text:style-name="P32"><text:s/>of a table</text:p>
          </text:deletion>
        </text:changed-region>
        <text:changed-region xml:id="ct219750328" text:id="ct219750328">
          <text:insertion>
            <office:change-info>
              <dc:creator>SuperWaba SuperWaba</dc:creator>
              <dc:date>2008-02-26T16:57:00</dc:date>
            </office:change-info>
          </text:insertion>
        </text:changed-region>
        <text:changed-region xml:id="ct219750432" text:id="ct219750432">
          <text:insertion>
            <office:change-info>
              <dc:creator>SuperWaba SuperWaba</dc:creator>
              <dc:date>2008-02-26T16:58:00</dc:date>
            </office:change-info>
          </text:insertion>
        </text:changed-region>
        <text:changed-region xml:id="ct219555608" text:id="ct219555608">
          <text:insertion>
            <office:change-info>
              <dc:creator>SuperWaba SuperWaba</dc:creator>
              <dc:date>2008-02-26T16:58:00</dc:date>
            </office:change-info>
          </text:insertion>
        </text:changed-region>
        <text:changed-region xml:id="ct219750656" text:id="ct219750656">
          <text:insertion>
            <office:change-info>
              <dc:creator>SuperWaba SuperWaba</dc:creator>
              <dc:date>2008-02-26T16:58:00</dc:date>
            </office:change-info>
          </text:insertion>
        </text:changed-region>
        <text:changed-region xml:id="ct219750904" text:id="ct219750904">
          <text:insertion>
            <office:change-info>
              <dc:creator>SuperWaba SuperWaba</dc:creator>
              <dc:date>2008-02-26T16:59:00</dc:date>
            </office:change-info>
          </text:insertion>
        </text:changed-region>
        <text:changed-region xml:id="ct219755624" text:id="ct219755624">
          <text:format-change>
            <office:change-info>
              <dc:creator>SuperWaba SuperWaba</dc:creator>
              <dc:date>2008-02-26T17:51:00</dc:date>
            </office:change-info>
          </text:format-change>
        </text:changed-region>
        <text:changed-region xml:id="ct219755728" text:id="ct219755728">
          <text:format-change>
            <office:change-info>
              <dc:creator>SuperWaba SuperWaba</dc:creator>
              <dc:date>2008-02-26T17:51:00</dc:date>
            </office:change-info>
          </text:format-change>
        </text:changed-region>
        <text:changed-region xml:id="ct219755832" text:id="ct219755832">
          <text:format-change>
            <office:change-info>
              <dc:creator>SuperWaba SuperWaba</dc:creator>
              <dc:date>2008-02-26T17:51:00</dc:date>
            </office:change-info>
          </text:format-change>
        </text:changed-region>
        <text:changed-region xml:id="ct219756576" text:id="ct219756576">
          <text:deletion>
            <office:change-info>
              <dc:creator>SuperWaba SuperWaba</dc:creator>
              <dc:date>2008-02-26T17:52:00</dc:date>
            </office:change-info>
            <text:p text:style-name="P33"><text:s/>the</text:p>
          </text:deletion>
        </text:changed-region>
        <text:changed-region xml:id="ct219759152" text:id="ct219759152">
          <text:format-change>
            <office:change-info>
              <dc:creator>SuperWaba SuperWaba</dc:creator>
              <dc:date>2008-02-26T17:52:00</dc:date>
            </office:change-info>
          </text:format-change>
        </text:changed-region>
        <text:changed-region xml:id="ct219759360" text:id="ct219759360">
          <text:insertion>
            <office:change-info>
              <dc:creator>SuperWaba SuperWaba</dc:creator>
              <dc:date>2008-02-26T17:52:00</dc:date>
            </office:change-info>
          </text:insertion>
        </text:changed-region>
        <text:changed-region xml:id="ct219759640" text:id="ct219759640">
          <text:format-change>
            <office:change-info>
              <dc:creator>SuperWaba SuperWaba</dc:creator>
              <dc:date>2008-02-26T17:53:00</dc:date>
            </office:change-info>
          </text:format-change>
        </text:changed-region>
        <text:changed-region xml:id="ct219759848" text:id="ct219759848">
          <text:insertion>
            <office:change-info>
              <dc:creator>SuperWaba SuperWaba</dc:creator>
              <dc:date>2008-02-26T17:53:00</dc:date>
            </office:change-info>
          </text:insertion>
        </text:changed-region>
        <text:changed-region xml:id="ct219759976" text:id="ct219759976">
          <text:insertion>
            <office:change-info>
              <dc:creator>SuperWaba SuperWaba</dc:creator>
              <dc:date>2008-02-26T17:55:00</dc:date>
            </office:change-info>
          </text:insertion>
        </text:changed-region>
        <text:changed-region xml:id="ct219760120" text:id="ct219760120">
          <text:insertion>
            <office:change-info>
              <dc:creator>SuperWaba SuperWaba</dc:creator>
              <dc:date>2008-02-26T17:55:00</dc:date>
            </office:change-info>
          </text:insertion>
        </text:changed-region>
        <text:changed-region xml:id="ct219760328" text:id="ct219760328">
          <text:insertion>
            <office:change-info>
              <dc:creator>SuperWaba SuperWaba</dc:creator>
              <dc:date>2008-02-26T17:56:00</dc:date>
            </office:change-info>
          </text:insertion>
        </text:changed-region>
        <text:changed-region xml:id="ct219760664" text:id="ct219760664">
          <text:insertion>
            <office:change-info>
              <dc:creator>SuperWaba SuperWaba</dc:creator>
              <dc:date>2008-02-26T17:56:00</dc:date>
            </office:change-info>
          </text:insertion>
        </text:changed-region>
        <text:changed-region xml:id="ct219761000" text:id="ct219761000">
          <text:insertion>
            <office:change-info>
              <dc:creator>SuperWaba SuperWaba</dc:creator>
              <dc:date>2008-02-26T17:56:00</dc:date>
            </office:change-info>
          </text:insertion>
        </text:changed-region>
        <text:changed-region xml:id="ct219761408" text:id="ct219761408">
          <text:format-change>
            <office:change-info>
              <dc:creator>SuperWaba SuperWaba</dc:creator>
              <dc:date>2008-02-26T17:54:00</dc:date>
            </office:change-info>
          </text:format-change>
        </text:changed-region>
        <text:changed-region xml:id="ct219765824" text:id="ct219765824">
          <text:insertion>
            <office:change-info>
              <dc:creator>SuperWaba SuperWaba</dc:creator>
              <dc:date>2008-02-26T17:54:00</dc:date>
            </office:change-info>
          </text:insertion>
        </text:changed-region>
        <text:changed-region xml:id="ct219765928" text:id="ct219765928">
          <text:deletion>
            <office:change-info>
              <dc:creator>SuperWaba SuperWaba</dc:creator>
              <dc:date>2008-02-26T17:54:00</dc:date>
            </office:change-info>
            <text:p text:style-name="P34"><text:line-break/><text:span text:style-name="T8"><text:line-break/><text:tab/></text:span></text:p>
          </text:deletion>
        </text:changed-region>
        <text:changed-region xml:id="ct219556824" text:id="ct219556824">
          <text:deletion>
            <office:change-info>
              <dc:creator>SuperWaba SuperWaba</dc:creator>
              <dc:date>2008-02-26T17:54:00</dc:date>
            </office:change-info>
            <text:p text:style-name="P35">*</text:p>
          </text:deletion>
        </text:changed-region>
        <text:changed-region xml:id="ct219766032" text:id="ct219766032">
          <text:insertion>
            <office:change-info>
              <dc:creator>SuperWaba SuperWaba</dc:creator>
              <dc:date>2008-02-26T17:54:00</dc:date>
            </office:change-info>
          </text:insertion>
        </text:changed-region>
        <text:changed-region xml:id="ct219557080" text:id="ct219557080">
          <text:deletion>
            <office:change-info>
              <dc:creator>SuperWaba SuperWaba</dc:creator>
              <dc:date>2008-02-26T17:54:00</dc:date>
            </office:change-info>
            <text:p text:style-name="P35">*/<text:line-break/></text:p>
          </text:deletion>
        </text:changed-region>
        <text:changed-region xml:id="ct219766136" text:id="ct219766136">
          <text:insertion>
            <office:change-info>
              <dc:creator>SuperWaba SuperWaba</dc:creator>
              <dc:date>2008-02-26T17:57:00</dc:date>
            </office:change-info>
          </text:insertion>
        </text:changed-region>
        <text:changed-region xml:id="ct219766440" text:id="ct219766440">
          <text:insertion>
            <office:change-info>
              <dc:creator>SuperWaba SuperWaba</dc:creator>
              <dc:date>2008-02-26T17:54:00</dc:date>
            </office:change-info>
          </text:insertion>
        </text:changed-region>
        <text:changed-region xml:id="ct219766688" text:id="ct219766688">
          <text:insertion>
            <office:change-info>
              <dc:creator>SuperWaba SuperWaba</dc:creator>
              <dc:date>2008-02-26T17:57:00</dc:date>
            </office:change-info>
          </text:insertion>
        </text:changed-region>
        <text:changed-region xml:id="ct219766792" text:id="ct219766792">
          <text:insertion>
            <office:change-info>
              <dc:creator>SuperWaba SuperWaba</dc:creator>
              <dc:date>2008-02-26T17:57:00</dc:date>
            </office:change-info>
          </text:insertion>
        </text:changed-region>
        <text:changed-region xml:id="ct219557384" text:id="ct219557384">
          <text:insertion>
            <office:change-info>
              <dc:creator>SuperWaba SuperWaba</dc:creator>
              <dc:date>2008-02-26T18:02:00</dc:date>
            </office:change-info>
          </text:insertion>
        </text:changed-region>
        <text:changed-region xml:id="ct219766896" text:id="ct219766896">
          <text:insertion>
            <office:change-info>
              <dc:creator>SuperWaba SuperWaba</dc:creator>
              <dc:date>2008-02-26T18:02:00</dc:date>
            </office:change-info>
          </text:insertion>
        </text:changed-region>
        <text:changed-region xml:id="ct219767000" text:id="ct219767000">
          <text:insertion>
            <office:change-info>
              <dc:creator>SuperWaba SuperWaba</dc:creator>
              <dc:date>2008-02-26T17:57:00</dc:date>
            </office:change-info>
          </text:insertion>
        </text:changed-region>
        <text:changed-region xml:id="ct219767104" text:id="ct219767104">
          <text:format-change>
            <office:change-info>
              <dc:creator>SuperWaba SuperWaba</dc:creator>
              <dc:date>2008-02-26T18:02:00</dc:date>
            </office:change-info>
          </text:format-change>
        </text:changed-region>
        <text:changed-region xml:id="ct219769184" text:id="ct219769184">
          <text:format-change>
            <office:change-info>
              <dc:creator>SuperWaba SuperWaba</dc:creator>
              <dc:date>2008-02-26T18:02:00</dc:date>
            </office:change-info>
          </text:format-change>
        </text:changed-region>
        <text:changed-region xml:id="ct219778552" text:id="ct219778552">
          <text:format-change>
            <office:change-info>
              <dc:creator>SuperWaba SuperWaba</dc:creator>
              <dc:date>2008-02-26T18:05:00</dc:date>
            </office:change-info>
          </text:format-change>
        </text:changed-region>
        <text:changed-region xml:id="ct219778824" text:id="ct219778824">
          <text:insertion>
            <office:change-info>
              <dc:creator>SuperWaba SuperWaba</dc:creator>
              <dc:date>2008-02-26T18:05:00</dc:date>
            </office:change-info>
          </text:insertion>
        </text:changed-region>
        <text:changed-region xml:id="ct219965400" text:id="ct219965400">
          <text:format-change>
            <office:change-info>
              <dc:creator>SuperWaba SuperWaba</dc:creator>
              <dc:date>2008-02-27T17:17:00</dc:date>
            </office:change-info>
          </text:format-change>
        </text:changed-region>
        <text:changed-region xml:id="ct219965920" text:id="ct219965920">
          <text:format-change>
            <office:change-info>
              <dc:creator>SuperWaba SuperWaba</dc:creator>
              <dc:date>2008-02-26T18:06:00</dc:date>
            </office:change-info>
          </text:format-change>
        </text:changed-region>
        <text:changed-region xml:id="ct219966056" text:id="ct219966056">
          <text:format-change>
            <office:change-info>
              <dc:creator>SuperWaba SuperWaba</dc:creator>
              <dc:date>2008-02-26T18:07:00</dc:date>
            </office:change-info>
          </text:format-change>
        </text:changed-region>
        <text:changed-region xml:id="ct219966344" text:id="ct219966344">
          <text:format-change>
            <office:change-info>
              <dc:creator>SuperWaba SuperWaba</dc:creator>
              <dc:date>2008-02-26T18:07:00</dc:date>
            </office:change-info>
          </text:format-change>
        </text:changed-region>
        <text:changed-region xml:id="ct219966552" text:id="ct219966552">
          <text:insertion>
            <office:change-info>
              <dc:creator>SuperWaba SuperWaba</dc:creator>
              <dc:date>2008-02-26T18:08:00</dc:date>
            </office:change-info>
          </text:insertion>
        </text:changed-region>
        <text:changed-region xml:id="ct219966760" text:id="ct219966760">
          <text:format-change>
            <office:change-info>
              <dc:creator>SuperWaba SuperWaba</dc:creator>
              <dc:date>2008-02-26T18:09:00</dc:date>
            </office:change-info>
          </text:format-change>
        </text:changed-region>
        <text:changed-region xml:id="ct219966864" text:id="ct219966864">
          <text:deletion>
            <office:change-info>
              <dc:creator>SuperWaba SuperWaba</dc:creator>
              <dc:date>2008-02-26T18:08:00</dc:date>
            </office:change-info>
            <text:p text:style-name="P36"><text:s/></text:p>
          </text:deletion>
        </text:changed-region>
        <text:changed-region xml:id="ct219967048" text:id="ct219967048">
          <text:insertion>
            <office:change-info>
              <dc:creator>SuperWaba SuperWaba</dc:creator>
              <dc:date>2008-02-26T18:08:00</dc:date>
            </office:change-info>
          </text:insertion>
        </text:changed-region>
        <text:changed-region xml:id="ct219967256" text:id="ct219967256">
          <text:format-change>
            <office:change-info>
              <dc:creator>SuperWaba SuperWaba</dc:creator>
              <dc:date>2008-02-26T18:09:00</dc:date>
            </office:change-info>
          </text:format-change>
        </text:changed-region>
        <text:changed-region xml:id="ct219967464" text:id="ct219967464">
          <text:insertion>
            <office:change-info>
              <dc:creator>SuperWaba SuperWaba</dc:creator>
              <dc:date>2008-02-26T18:08:00</dc:date>
            </office:change-info>
          </text:insertion>
        </text:changed-region>
        <text:changed-region xml:id="ct219967984" text:id="ct219967984">
          <text:format-change>
            <office:change-info>
              <dc:creator>SuperWaba SuperWaba</dc:creator>
              <dc:date>2008-02-26T18:06:00</dc:date>
            </office:change-info>
          </text:format-change>
        </text:changed-region>
        <text:changed-region xml:id="ct219968088" text:id="ct219968088">
          <text:format-change>
            <office:change-info>
              <dc:creator>SuperWaba SuperWaba</dc:creator>
              <dc:date>2008-02-26T18:07:00</dc:date>
            </office:change-info>
          </text:format-change>
        </text:changed-region>
        <text:changed-region xml:id="ct219558640" text:id="ct219558640">
          <text:format-change>
            <office:change-info>
              <dc:creator>SuperWaba SuperWaba</dc:creator>
              <dc:date>2008-02-26T18:07:00</dc:date>
            </office:change-info>
          </text:format-change>
        </text:changed-region>
        <text:changed-region xml:id="ct219968192" text:id="ct219968192">
          <text:format-change>
            <office:change-info>
              <dc:creator>SuperWaba SuperWaba</dc:creator>
              <dc:date>2008-02-26T18:09:00</dc:date>
            </office:change-info>
          </text:format-change>
        </text:changed-region>
        <text:changed-region xml:id="ct219968296" text:id="ct219968296">
          <text:insertion>
            <office:change-info>
              <dc:creator>SuperWaba SuperWaba</dc:creator>
              <dc:date>2008-02-26T18:08:00</dc:date>
            </office:change-info>
          </text:insertion>
        </text:changed-region>
        <text:changed-region xml:id="ct219968440" text:id="ct219968440">
          <text:format-change>
            <office:change-info>
              <dc:creator>SuperWaba SuperWaba</dc:creator>
              <dc:date>2008-02-26T18:09:00</dc:date>
            </office:change-info>
          </text:format-change>
        </text:changed-region>
        <text:changed-region xml:id="ct219968648" text:id="ct219968648">
          <text:insertion>
            <office:change-info>
              <dc:creator>SuperWaba SuperWaba</dc:creator>
              <dc:date>2008-02-26T18:08:00</dc:date>
            </office:change-info>
          </text:insertion>
        </text:changed-region>
        <text:changed-region xml:id="ct219968976" text:id="ct219968976">
          <text:format-change>
            <office:change-info>
              <dc:creator>SuperWaba SuperWaba</dc:creator>
              <dc:date>2008-02-26T18:06:00</dc:date>
            </office:change-info>
          </text:format-change>
        </text:changed-region>
        <text:changed-region xml:id="ct219969080" text:id="ct219969080">
          <text:format-change>
            <office:change-info>
              <dc:creator>SuperWaba SuperWaba</dc:creator>
              <dc:date>2008-02-26T18:07:00</dc:date>
            </office:change-info>
          </text:format-change>
        </text:changed-region>
        <text:changed-region xml:id="ct219559088" text:id="ct219559088">
          <text:format-change>
            <office:change-info>
              <dc:creator>SuperWaba SuperWaba</dc:creator>
              <dc:date>2008-02-26T18:08:00</dc:date>
            </office:change-info>
          </text:format-change>
        </text:changed-region>
        <text:changed-region xml:id="ct219969184" text:id="ct219969184">
          <text:format-change>
            <office:change-info>
              <dc:creator>SuperWaba SuperWaba</dc:creator>
              <dc:date>2008-02-26T18:09:00</dc:date>
            </office:change-info>
          </text:format-change>
        </text:changed-region>
        <text:changed-region xml:id="ct219969368" text:id="ct219969368">
          <text:insertion>
            <office:change-info>
              <dc:creator>SuperWaba SuperWaba</dc:creator>
              <dc:date>2008-02-26T18:08:00</dc:date>
            </office:change-info>
          </text:insertion>
        </text:changed-region>
        <text:changed-region xml:id="ct219969552" text:id="ct219969552">
          <text:format-change>
            <office:change-info>
              <dc:creator>SuperWaba SuperWaba</dc:creator>
              <dc:date>2008-02-26T18:09:00</dc:date>
            </office:change-info>
          </text:format-change>
        </text:changed-region>
        <text:changed-region xml:id="ct219969760" text:id="ct219969760">
          <text:format-change>
            <office:change-info>
              <dc:creator>SuperWaba SuperWaba</dc:creator>
              <dc:date>2008-02-26T18:09:00</dc:date>
            </office:change-info>
          </text:format-change>
        </text:changed-region>
        <text:changed-region xml:id="ct219969968" text:id="ct219969968">
          <text:insertion>
            <office:change-info>
              <dc:creator>SuperWaba SuperWaba</dc:creator>
              <dc:date>2008-02-26T18:08:00</dc:date>
            </office:change-info>
          </text:insertion>
        </text:changed-region>
        <text:changed-region xml:id="ct219970392" text:id="ct219970392">
          <text:format-change>
            <office:change-info>
              <dc:creator>SuperWaba SuperWaba</dc:creator>
              <dc:date>2008-02-26T18:06:00</dc:date>
            </office:change-info>
          </text:format-change>
        </text:changed-region>
        <text:changed-region xml:id="ct219970496" text:id="ct219970496">
          <text:format-change>
            <office:change-info>
              <dc:creator>SuperWaba SuperWaba</dc:creator>
              <dc:date>2008-02-26T18:07:00</dc:date>
            </office:change-info>
          </text:format-change>
        </text:changed-region>
        <text:changed-region xml:id="ct219559600" text:id="ct219559600">
          <text:format-change>
            <office:change-info>
              <dc:creator>SuperWaba SuperWaba</dc:creator>
              <dc:date>2008-02-26T18:08:00</dc:date>
            </office:change-info>
          </text:format-change>
        </text:changed-region>
        <text:changed-region xml:id="ct219970600" text:id="ct219970600">
          <text:format-change>
            <office:change-info>
              <dc:creator>SuperWaba SuperWaba</dc:creator>
              <dc:date>2008-02-26T18:10:00</dc:date>
            </office:change-info>
          </text:format-change>
        </text:changed-region>
        <text:changed-region xml:id="ct219970704" text:id="ct219970704">
          <text:insertion>
            <office:change-info>
              <dc:creator>SuperWaba SuperWaba</dc:creator>
              <dc:date>2008-02-26T18:08:00</dc:date>
            </office:change-info>
          </text:insertion>
        </text:changed-region>
        <text:changed-region xml:id="ct219970848" text:id="ct219970848">
          <text:format-change>
            <office:change-info>
              <dc:creator>SuperWaba SuperWaba</dc:creator>
              <dc:date>2008-02-26T18:10:00</dc:date>
            </office:change-info>
          </text:format-change>
        </text:changed-region>
        <text:changed-region xml:id="ct219971016" text:id="ct219971016">
          <text:insertion>
            <office:change-info>
              <dc:creator>SuperWaba SuperWaba</dc:creator>
              <dc:date>2008-02-26T18:08:00</dc:date>
            </office:change-info>
          </text:insertion>
        </text:changed-region>
        <text:changed-region xml:id="ct219971368" text:id="ct219971368">
          <text:format-change>
            <office:change-info>
              <dc:creator>SuperWaba SuperWaba</dc:creator>
              <dc:date>2008-02-26T18:06:00</dc:date>
            </office:change-info>
          </text:format-change>
        </text:changed-region>
        <text:changed-region xml:id="ct219971472" text:id="ct219971472">
          <text:format-change>
            <office:change-info>
              <dc:creator>SuperWaba SuperWaba</dc:creator>
              <dc:date>2008-02-26T18:07:00</dc:date>
            </office:change-info>
          </text:format-change>
        </text:changed-region>
        <text:changed-region xml:id="ct219971576" text:id="ct219971576">
          <text:format-change>
            <office:change-info>
              <dc:creator>SuperWaba SuperWaba</dc:creator>
              <dc:date>2008-02-26T18:08:00</dc:date>
            </office:change-info>
          </text:format-change>
        </text:changed-region>
        <text:changed-region xml:id="ct219560112" text:id="ct219560112">
          <text:format-change>
            <office:change-info>
              <dc:creator>SuperWaba SuperWaba</dc:creator>
              <dc:date>2008-02-26T18:10:00</dc:date>
            </office:change-info>
          </text:format-change>
        </text:changed-region>
        <text:changed-region xml:id="ct219971720" text:id="ct219971720">
          <text:insertion>
            <office:change-info>
              <dc:creator>SuperWaba SuperWaba</dc:creator>
              <dc:date>2008-02-26T18:08:00</dc:date>
            </office:change-info>
          </text:insertion>
        </text:changed-region>
        <text:changed-region xml:id="ct219971968" text:id="ct219971968">
          <text:format-change>
            <office:change-info>
              <dc:creator>SuperWaba SuperWaba</dc:creator>
              <dc:date>2008-02-26T18:10:00</dc:date>
            </office:change-info>
          </text:format-change>
        </text:changed-region>
        <text:changed-region xml:id="ct219972176" text:id="ct219972176">
          <text:insertion>
            <office:change-info>
              <dc:creator>SuperWaba SuperWaba</dc:creator>
              <dc:date>2008-02-26T18:08:00</dc:date>
            </office:change-info>
          </text:insertion>
        </text:changed-region>
        <text:changed-region xml:id="ct219974944" text:id="ct219974944">
          <text:deletion>
            <office:change-info>
              <dc:creator>SuperWaba SuperWaba</dc:creator>
              <dc:date>2008-02-26T18:11:00</dc:date>
            </office:change-info>
            <text:p text:style-name="P37">CHAR and CHAR_NOCASE functions</text:p>
          </text:deletion>
        </text:changed-region>
        <text:changed-region xml:id="ct219974800" text:id="ct219974800">
          <text:deletion>
            <office:change-info>
              <dc:creator>SuperWaba SuperWaba</dc:creator>
              <dc:date>2008-02-27T14:34:00</dc:date>
            </office:change-info>
            <text:p text:style-name="P37"><text:line-break/></text:p>
          </text:deletion>
        </text:changed-region>
        <text:changed-region xml:id="ct219979120" text:id="ct219979120">
          <text:deletion>
            <office:change-info>
              <dc:creator>SuperWaba SuperWaba</dc:creator>
              <dc:date>2008-02-27T14:34:00</dc:date>
            </office:change-info>
            <text:p text:style-name="P38"><text:line-break/><text:span text:style-name="T8"><text:line-break/></text:span></text:p>
          </text:deletion>
        </text:changed-region>
        <text:changed-region xml:id="ct219979392" text:id="ct219979392">
          <text:deletion>
            <office:change-info>
              <dc:creator>SuperWaba SuperWaba</dc:creator>
              <dc:date>2008-02-27T14:34:00</dc:date>
            </office:change-info>
            <text:p text:style-name="P39">*</text:p>
          </text:deletion>
        </text:changed-region>
        <text:changed-region xml:id="ct219979664" text:id="ct219979664">
          <text:insertion>
            <office:change-info>
              <dc:creator>SuperWaba SuperWaba</dc:creator>
              <dc:date>2008-02-27T14:34:00</dc:date>
            </office:change-info>
          </text:insertion>
        </text:changed-region>
        <text:changed-region xml:id="ct219980064" text:id="ct219980064">
          <text:insertion>
            <office:change-info>
              <dc:creator>SuperWaba SuperWaba</dc:creator>
              <dc:date>2008-02-27T14:34:00</dc:date>
            </office:change-info>
          </text:insertion>
        </text:changed-region>
        <text:changed-region xml:id="ct219980368" text:id="ct219980368">
          <text:deletion>
            <office:change-info>
              <dc:creator>SuperWaba SuperWaba</dc:creator>
              <dc:date>2008-02-27T14:34:00</dc:date>
            </office:change-info>
            <text:p text:style-name="P39">of</text:p>
          </text:deletion>
        </text:changed-region>
        <text:changed-region xml:id="ct219980672" text:id="ct219980672">
          <text:insertion>
            <office:change-info>
              <dc:creator>SuperWaba SuperWaba</dc:creator>
              <dc:date>2008-02-27T14:34:00</dc:date>
            </office:change-info>
          </text:insertion>
        </text:changed-region>
        <text:changed-region xml:id="ct219982648" text:id="ct219982648">
          <text:insertion>
            <office:change-info>
              <dc:creator>SuperWaba SuperWaba</dc:creator>
              <dc:date>2008-02-27T14:35:00</dc:date>
            </office:change-info>
          </text:insertion>
        </text:changed-region>
        <text:changed-region xml:id="ct219561264" text:id="ct219561264">
          <text:deletion>
            <office:change-info>
              <dc:creator>SuperWaba SuperWaba</dc:creator>
              <dc:date>2008-02-27T17:11:00</dc:date>
            </office:change-info>
            <text:p text:style-name="P40"><text:line-break/></text:p>
          </text:deletion>
        </text:changed-region>
        <text:changed-region xml:id="ct219982752" text:id="ct219982752">
          <text:deletion>
            <office:change-info>
              <dc:creator>SuperWaba SuperWaba</dc:creator>
              <dc:date>2008-02-27T14:34:00</dc:date>
            </office:change-info>
            <text:p text:style-name="P40">*/</text:p>
          </text:deletion>
        </text:changed-region>
        <text:changed-region xml:id="ct219982856" text:id="ct219982856">
          <text:insertion>
            <office:change-info>
              <dc:creator>SuperWaba SuperWaba</dc:creator>
              <dc:date>2008-02-27T17:12:00</dc:date>
            </office:change-info>
          </text:insertion>
        </text:changed-region>
        <text:changed-region xml:id="ct219982960" text:id="ct219982960">
          <text:insertion>
            <office:change-info>
              <dc:creator>SuperWaba SuperWaba</dc:creator>
              <dc:date>2008-02-27T17:08:00</dc:date>
            </office:change-info>
          </text:insertion>
        </text:changed-region>
        <text:changed-region xml:id="ct219984464" text:id="ct219984464">
          <text:deletion>
            <office:change-info>
              <dc:creator>SuperWaba SuperWaba</dc:creator>
              <dc:date>2008-02-27T17:08:00</dc:date>
            </office:change-info>
            <text:p text:style-name="P41"><text:s/></text:p>
          </text:deletion>
        </text:changed-region>
        <text:changed-region xml:id="ct219984568" text:id="ct219984568">
          <text:deletion>
            <office:change-info>
              <dc:creator>SuperWaba SuperWaba</dc:creator>
              <dc:date>2008-02-27T17:09:00</dc:date>
            </office:change-info>
            <text:p text:style-name="P41"><text:s/></text:p>
          </text:deletion>
        </text:changed-region>
        <text:changed-region xml:id="ct219984672" text:id="ct219984672">
          <text:insertion>
            <office:change-info>
              <dc:creator>SuperWaba SuperWaba</dc:creator>
              <dc:date>2008-02-27T17:08:00</dc:date>
            </office:change-info>
          </text:insertion>
        </text:changed-region>
        <text:changed-region xml:id="ct219985824" text:id="ct219985824">
          <text:deletion>
            <office:change-info>
              <dc:creator>SuperWaba SuperWaba</dc:creator>
              <dc:date>2008-02-27T17:09:00</dc:date>
            </office:change-info>
            <text:p text:style-name="P41"><text:line-break/><text:line-break/></text:p>
          </text:deletion>
        </text:changed-region>
        <text:changed-region xml:id="ct219985952" text:id="ct219985952">
          <text:deletion>
            <office:change-info>
              <dc:creator>SuperWaba SuperWaba</dc:creator>
              <dc:date>2008-02-27T17:12:00</dc:date>
            </office:change-info>
            <text:p text:style-name="P41"><text:s/></text:p>
          </text:deletion>
        </text:changed-region>
        <text:changed-region xml:id="ct219986160" text:id="ct219986160">
          <text:insertion>
            <office:change-info>
              <dc:creator>SuperWaba SuperWaba</dc:creator>
              <dc:date>2008-02-27T17:12:00</dc:date>
            </office:change-info>
          </text:insertion>
        </text:changed-region>
        <text:changed-region xml:id="ct219986496" text:id="ct219986496">
          <text:insertion>
            <office:change-info>
              <dc:creator>SuperWaba SuperWaba</dc:creator>
              <dc:date>2008-02-27T17:12:00</dc:date>
            </office:change-info>
          </text:insertion>
        </text:changed-region>
        <text:changed-region xml:id="ct219986832" text:id="ct219986832">
          <text:insertion>
            <office:change-info>
              <dc:creator>SuperWaba SuperWaba</dc:creator>
              <dc:date>2008-02-27T17:12:00</dc:date>
            </office:change-info>
          </text:insertion>
        </text:changed-region>
        <text:changed-region xml:id="ct219987240" text:id="ct219987240">
          <text:insertion>
            <office:change-info>
              <dc:creator>SuperWaba SuperWaba</dc:creator>
              <dc:date>2008-02-27T17:12:00</dc:date>
            </office:change-info>
          </text:insertion>
        </text:changed-region>
        <text:changed-region xml:id="ct219988072" text:id="ct219988072">
          <text:insertion>
            <office:change-info>
              <dc:creator>SuperWaba SuperWaba</dc:creator>
              <dc:date>2008-02-27T17:12:00</dc:date>
            </office:change-info>
          </text:insertion>
        </text:changed-region>
        <text:changed-region xml:id="ct219988176" text:id="ct219988176">
          <text:insertion>
            <office:change-info>
              <dc:creator>SuperWaba SuperWaba</dc:creator>
              <dc:date>2008-02-27T17:12:00</dc:date>
            </office:change-info>
          </text:insertion>
        </text:changed-region>
        <text:changed-region xml:id="ct219988280" text:id="ct219988280">
          <text:insertion>
            <office:change-info>
              <dc:creator>SuperWaba SuperWaba</dc:creator>
              <dc:date>2008-02-27T17:12:00</dc:date>
            </office:change-info>
          </text:insertion>
        </text:changed-region>
        <text:changed-region xml:id="ct219562592" text:id="ct219562592">
          <text:insertion>
            <office:change-info>
              <dc:creator>SuperWaba SuperWaba</dc:creator>
              <dc:date>2008-02-27T17:12:00</dc:date>
            </office:change-info>
          </text:insertion>
        </text:changed-region>
        <text:changed-region xml:id="ct219988432" text:id="ct219988432">
          <text:insertion>
            <office:change-info>
              <dc:creator>SuperWaba SuperWaba</dc:creator>
              <dc:date>2008-02-27T17:13:00</dc:date>
            </office:change-info>
          </text:insertion>
        </text:changed-region>
        <text:changed-region xml:id="ct219988536" text:id="ct219988536">
          <text:insertion>
            <office:change-info>
              <dc:creator>SuperWaba SuperWaba</dc:creator>
              <dc:date>2008-02-27T17:13:00</dc:date>
            </office:change-info>
          </text:insertion>
        </text:changed-region>
        <text:changed-region xml:id="ct219988824" text:id="ct219988824">
          <text:insertion>
            <office:change-info>
              <dc:creator>SuperWaba SuperWaba</dc:creator>
              <dc:date>2008-02-27T17:13:00</dc:date>
            </office:change-info>
          </text:insertion>
        </text:changed-region>
        <text:changed-region xml:id="ct219989360" text:id="ct219989360">
          <text:insertion>
            <office:change-info>
              <dc:creator>SuperWaba SuperWaba</dc:creator>
              <dc:date>2008-02-27T17:13:00</dc:date>
            </office:change-info>
          </text:insertion>
        </text:changed-region>
        <text:changed-region xml:id="ct219989464" text:id="ct219989464">
          <text:insertion>
            <office:change-info>
              <dc:creator>SuperWaba SuperWaba</dc:creator>
              <dc:date>2008-02-27T17:13:00</dc:date>
            </office:change-info>
          </text:insertion>
        </text:changed-region>
        <text:changed-region xml:id="ct219989568" text:id="ct219989568">
          <text:insertion>
            <office:change-info>
              <dc:creator>SuperWaba SuperWaba</dc:creator>
              <dc:date>2008-02-27T17:13:00</dc:date>
            </office:change-info>
          </text:insertion>
        </text:changed-region>
        <text:changed-region xml:id="ct219563040" text:id="ct219563040">
          <text:insertion>
            <office:change-info>
              <dc:creator>SuperWaba SuperWaba</dc:creator>
              <dc:date>2008-02-27T17:13:00</dc:date>
            </office:change-info>
          </text:insertion>
        </text:changed-region>
        <text:changed-region xml:id="ct219989968" text:id="ct219989968">
          <text:insertion>
            <office:change-info>
              <dc:creator>SuperWaba SuperWaba</dc:creator>
              <dc:date>2008-02-27T17:13:00</dc:date>
            </office:change-info>
          </text:insertion>
        </text:changed-region>
        <text:changed-region xml:id="ct219990176" text:id="ct219990176">
          <text:deletion>
            <office:change-info>
              <dc:creator>SuperWaba SuperWaba</dc:creator>
              <dc:date>2008-02-27T17:13:00</dc:date>
            </office:change-info>
            <text:p text:style-name="P40"><text:line-break/></text:p>
          </text:deletion>
        </text:changed-region>
        <text:changed-region xml:id="ct219990368" text:id="ct219990368">
          <text:insertion>
            <office:change-info>
              <dc:creator>SuperWaba SuperWaba</dc:creator>
              <dc:date>2008-02-27T17:13:00</dc:date>
            </office:change-info>
          </text:insertion>
        </text:changed-region>
        <text:changed-region xml:id="ct219990920" text:id="ct219990920">
          <text:insertion>
            <office:change-info>
              <dc:creator>SuperWaba SuperWaba</dc:creator>
              <dc:date>2008-02-27T17:13:00</dc:date>
            </office:change-info>
          </text:insertion>
        </text:changed-region>
        <text:changed-region xml:id="ct219991024" text:id="ct219991024">
          <text:insertion>
            <office:change-info>
              <dc:creator>SuperWaba SuperWaba</dc:creator>
              <dc:date>2008-02-27T17:13:00</dc:date>
            </office:change-info>
          </text:insertion>
        </text:changed-region>
        <text:changed-region xml:id="ct219563504" text:id="ct219563504">
          <text:insertion>
            <office:change-info>
              <dc:creator>SuperWaba SuperWaba</dc:creator>
              <dc:date>2008-02-27T17:14:00</dc:date>
            </office:change-info>
          </text:insertion>
        </text:changed-region>
        <text:changed-region xml:id="ct219991128" text:id="ct219991128">
          <text:insertion>
            <office:change-info>
              <dc:creator>SuperWaba SuperWaba</dc:creator>
              <dc:date>2008-02-27T17:14:00</dc:date>
            </office:change-info>
          </text:insertion>
        </text:changed-region>
        <text:changed-region xml:id="ct219563608" text:id="ct219563608">
          <text:deletion>
            <office:change-info>
              <dc:creator>SuperWaba SuperWaba</dc:creator>
              <dc:date>2008-02-27T17:14:00</dc:date>
            </office:change-info>
            <text:p text:style-name="P40">r</text:p>
          </text:deletion>
        </text:changed-region>
        <text:changed-region xml:id="ct219563712" text:id="ct219563712">
          <text:insertion>
            <office:change-info>
              <dc:creator>SuperWaba SuperWaba</dc:creator>
              <dc:date>2008-02-27T17:14:00</dc:date>
            </office:change-info>
          </text:insertion>
        </text:changed-region>
        <text:changed-region xml:id="ct219991232" text:id="ct219991232">
          <text:insertion>
            <office:change-info>
              <dc:creator>SuperWaba SuperWaba</dc:creator>
              <dc:date>2008-02-27T17:14:00</dc:date>
            </office:change-info>
          </text:insertion>
        </text:changed-region>
        <text:changed-region xml:id="ct219991416" text:id="ct219991416">
          <text:insertion>
            <office:change-info>
              <dc:creator>SuperWaba SuperWaba</dc:creator>
              <dc:date>2008-02-27T17:14:00</dc:date>
            </office:change-info>
          </text:insertion>
        </text:changed-region>
        <text:changed-region xml:id="ct219991560" text:id="ct219991560">
          <text:deletion>
            <office:change-info>
              <dc:creator>SuperWaba SuperWaba</dc:creator>
              <dc:date>2008-02-27T17:14:00</dc:date>
            </office:change-info>
            <text:p text:style-name="P40">r</text:p>
          </text:deletion>
        </text:changed-region>
        <text:changed-region xml:id="ct219991728" text:id="ct219991728">
          <text:insertion>
            <office:change-info>
              <dc:creator>SuperWaba SuperWaba</dc:creator>
              <dc:date>2008-02-27T17:14:00</dc:date>
            </office:change-info>
          </text:insertion>
        </text:changed-region>
        <text:changed-region xml:id="ct219992112" text:id="ct219992112">
          <text:insertion>
            <office:change-info>
              <dc:creator>SuperWaba SuperWaba</dc:creator>
              <dc:date>2008-02-27T17:14:00</dc:date>
            </office:change-info>
          </text:insertion>
        </text:changed-region>
        <text:changed-region xml:id="ct219992472" text:id="ct219992472">
          <text:insertion>
            <office:change-info>
              <dc:creator>SuperWaba SuperWaba</dc:creator>
              <dc:date>2008-02-27T17:14:00</dc:date>
            </office:change-info>
          </text:insertion>
        </text:changed-region>
        <text:changed-region xml:id="ct219992576" text:id="ct219992576">
          <text:deletion>
            <office:change-info>
              <dc:creator>SuperWaba SuperWaba</dc:creator>
              <dc:date>2008-02-27T17:14:00</dc:date>
            </office:change-info>
            <text:p text:style-name="P40">r</text:p>
          </text:deletion>
        </text:changed-region>
        <text:changed-region xml:id="ct219992832" text:id="ct219992832">
          <text:insertion>
            <office:change-info>
              <dc:creator>SuperWaba SuperWaba</dc:creator>
              <dc:date>2008-02-27T17:14:00</dc:date>
            </office:change-info>
          </text:insertion>
        </text:changed-region>
        <text:changed-region xml:id="ct219993744" text:id="ct219993744">
          <text:insertion>
            <office:change-info>
              <dc:creator>SuperWaba SuperWaba</dc:creator>
              <dc:date>2008-02-27T17:21:00</dc:date>
            </office:change-info>
          </text:insertion>
        </text:changed-region>
        <text:changed-region xml:id="ct219994688" text:id="ct219994688">
          <text:insertion>
            <office:change-info>
              <dc:creator>SuperWaba SuperWaba</dc:creator>
              <dc:date>2008-02-27T17:14:00</dc:date>
            </office:change-info>
          </text:insertion>
        </text:changed-region>
        <text:changed-region xml:id="ct219994792" text:id="ct219994792">
          <text:deletion>
            <office:change-info>
              <dc:creator>SuperWaba SuperWaba</dc:creator>
              <dc:date>2008-02-27T17:14:00</dc:date>
            </office:change-info>
            <text:p text:style-name="P40">r</text:p>
          </text:deletion>
        </text:changed-region>
        <text:changed-region xml:id="ct219995304" text:id="ct219995304">
          <text:insertion>
            <office:change-info>
              <dc:creator>SuperWaba SuperWaba</dc:creator>
              <dc:date>2008-02-27T17:14:00</dc:date>
            </office:change-info>
          </text:insertion>
        </text:changed-region>
        <text:changed-region xml:id="ct219996272" text:id="ct219996272">
          <text:insertion>
            <office:change-info>
              <dc:creator>SuperWaba SuperWaba</dc:creator>
              <dc:date>2008-02-27T17:21:00</dc:date>
            </office:change-info>
          </text:insertion>
        </text:changed-region>
        <text:changed-region xml:id="ct219997256" text:id="ct219997256">
          <text:insertion>
            <office:change-info>
              <dc:creator>SuperWaba SuperWaba</dc:creator>
              <dc:date>2008-02-27T17:14:00</dc:date>
            </office:change-info>
          </text:insertion>
        </text:changed-region>
        <text:changed-region xml:id="ct219997360" text:id="ct219997360">
          <text:deletion>
            <office:change-info>
              <dc:creator>SuperWaba SuperWaba</dc:creator>
              <dc:date>2008-02-27T17:14:00</dc:date>
            </office:change-info>
            <text:p text:style-name="P40">r</text:p>
          </text:deletion>
        </text:changed-region>
        <text:changed-region xml:id="ct219997856" text:id="ct219997856">
          <text:insertion>
            <office:change-info>
              <dc:creator>SuperWaba SuperWaba</dc:creator>
              <dc:date>2008-02-27T17:14:00</dc:date>
            </office:change-info>
          </text:insertion>
        </text:changed-region>
        <text:changed-region xml:id="ct219998840" text:id="ct219998840">
          <text:insertion>
            <office:change-info>
              <dc:creator>SuperWaba SuperWaba</dc:creator>
              <dc:date>2008-02-27T17:21:00</dc:date>
            </office:change-info>
          </text:insertion>
        </text:changed-region>
        <text:changed-region xml:id="ct219999808" text:id="ct219999808">
          <text:insertion>
            <office:change-info>
              <dc:creator>SuperWaba SuperWaba</dc:creator>
              <dc:date>2008-02-27T17:14:00</dc:date>
            </office:change-info>
          </text:insertion>
        </text:changed-region>
        <text:changed-region xml:id="ct219999912" text:id="ct219999912">
          <text:deletion>
            <office:change-info>
              <dc:creator>SuperWaba SuperWaba</dc:creator>
              <dc:date>2008-02-27T17:14:00</dc:date>
            </office:change-info>
            <text:p text:style-name="P40">r</text:p>
          </text:deletion>
        </text:changed-region>
        <text:changed-region xml:id="ct220000424" text:id="ct220000424">
          <text:insertion>
            <office:change-info>
              <dc:creator>SuperWaba SuperWaba</dc:creator>
              <dc:date>2008-02-27T17:14:00</dc:date>
            </office:change-info>
          </text:insertion>
        </text:changed-region>
        <text:changed-region xml:id="ct220002424" text:id="ct220002424">
          <text:insertion>
            <office:change-info>
              <dc:creator>SuperWaba SuperWaba</dc:creator>
              <dc:date>2008-02-27T17:21:00</dc:date>
            </office:change-info>
          </text:insertion>
        </text:changed-region>
        <text:changed-region xml:id="ct220003408" text:id="ct220003408">
          <text:insertion>
            <office:change-info>
              <dc:creator>SuperWaba SuperWaba</dc:creator>
              <dc:date>2008-02-27T17:14:00</dc:date>
            </office:change-info>
          </text:insertion>
        </text:changed-region>
        <text:changed-region xml:id="ct220003512" text:id="ct220003512">
          <text:deletion>
            <office:change-info>
              <dc:creator>SuperWaba SuperWaba</dc:creator>
              <dc:date>2008-02-27T17:14:00</dc:date>
            </office:change-info>
            <text:p text:style-name="P40">r</text:p>
          </text:deletion>
        </text:changed-region>
        <text:changed-region xml:id="ct220004008" text:id="ct220004008">
          <text:insertion>
            <office:change-info>
              <dc:creator>SuperWaba SuperWaba</dc:creator>
              <dc:date>2008-02-27T17:14:00</dc:date>
            </office:change-info>
          </text:insertion>
        </text:changed-region>
        <text:changed-region xml:id="ct220004992" text:id="ct220004992">
          <text:insertion>
            <office:change-info>
              <dc:creator>SuperWaba SuperWaba</dc:creator>
              <dc:date>2008-02-27T17:21:00</dc:date>
            </office:change-info>
          </text:insertion>
        </text:changed-region>
        <text:changed-region xml:id="ct220005960" text:id="ct220005960">
          <text:insertion>
            <office:change-info>
              <dc:creator>SuperWaba SuperWaba</dc:creator>
              <dc:date>2008-02-27T17:14:00</dc:date>
            </office:change-info>
          </text:insertion>
        </text:changed-region>
        <text:changed-region xml:id="ct220006064" text:id="ct220006064">
          <text:deletion>
            <office:change-info>
              <dc:creator>SuperWaba SuperWaba</dc:creator>
              <dc:date>2008-02-27T17:14:00</dc:date>
            </office:change-info>
            <text:p text:style-name="P40">r</text:p>
          </text:deletion>
        </text:changed-region>
        <text:changed-region xml:id="ct220006576" text:id="ct220006576">
          <text:insertion>
            <office:change-info>
              <dc:creator>SuperWaba SuperWaba</dc:creator>
              <dc:date>2008-02-27T17:14:00</dc:date>
            </office:change-info>
          </text:insertion>
        </text:changed-region>
        <text:changed-region xml:id="ct220007544" text:id="ct220007544">
          <text:insertion>
            <office:change-info>
              <dc:creator>SuperWaba SuperWaba</dc:creator>
              <dc:date>2008-02-27T17:21:00</dc:date>
            </office:change-info>
          </text:insertion>
        </text:changed-region>
        <text:changed-region xml:id="ct220008528" text:id="ct220008528">
          <text:insertion>
            <office:change-info>
              <dc:creator>SuperWaba SuperWaba</dc:creator>
              <dc:date>2008-02-27T17:14:00</dc:date>
            </office:change-info>
          </text:insertion>
        </text:changed-region>
        <text:changed-region xml:id="ct220008632" text:id="ct220008632">
          <text:deletion>
            <office:change-info>
              <dc:creator>SuperWaba SuperWaba</dc:creator>
              <dc:date>2008-02-27T17:14:00</dc:date>
            </office:change-info>
            <text:p text:style-name="P40">r</text:p>
          </text:deletion>
        </text:changed-region>
        <text:changed-region xml:id="ct220009128" text:id="ct220009128">
          <text:insertion>
            <office:change-info>
              <dc:creator>SuperWaba SuperWaba</dc:creator>
              <dc:date>2008-02-27T17:14:00</dc:date>
            </office:change-info>
          </text:insertion>
        </text:changed-region>
        <text:changed-region xml:id="ct220010112" text:id="ct220010112">
          <text:insertion>
            <office:change-info>
              <dc:creator>SuperWaba SuperWaba</dc:creator>
              <dc:date>2008-02-27T17:21:00</dc:date>
            </office:change-info>
          </text:insertion>
        </text:changed-region>
        <text:changed-region xml:id="ct220011080" text:id="ct220011080">
          <text:insertion>
            <office:change-info>
              <dc:creator>SuperWaba SuperWaba</dc:creator>
              <dc:date>2008-02-27T17:14:00</dc:date>
            </office:change-info>
          </text:insertion>
        </text:changed-region>
        <text:changed-region xml:id="ct220011184" text:id="ct220011184">
          <text:deletion>
            <office:change-info>
              <dc:creator>SuperWaba SuperWaba</dc:creator>
              <dc:date>2008-02-27T17:14:00</dc:date>
            </office:change-info>
            <text:p text:style-name="P40">r</text:p>
          </text:deletion>
        </text:changed-region>
        <text:changed-region xml:id="ct220011696" text:id="ct220011696">
          <text:insertion>
            <office:change-info>
              <dc:creator>SuperWaba SuperWaba</dc:creator>
              <dc:date>2008-02-27T17:14:00</dc:date>
            </office:change-info>
          </text:insertion>
        </text:changed-region>
        <text:changed-region xml:id="ct220012664" text:id="ct220012664">
          <text:insertion>
            <office:change-info>
              <dc:creator>SuperWaba SuperWaba</dc:creator>
              <dc:date>2008-02-27T17:21:00</dc:date>
            </office:change-info>
          </text:insertion>
        </text:changed-region>
        <text:changed-region xml:id="ct220013648" text:id="ct220013648">
          <text:insertion>
            <office:change-info>
              <dc:creator>SuperWaba SuperWaba</dc:creator>
              <dc:date>2008-02-27T17:14:00</dc:date>
            </office:change-info>
          </text:insertion>
        </text:changed-region>
        <text:changed-region xml:id="ct220013752" text:id="ct220013752">
          <text:deletion>
            <office:change-info>
              <dc:creator>SuperWaba SuperWaba</dc:creator>
              <dc:date>2008-02-27T17:14:00</dc:date>
            </office:change-info>
            <text:p text:style-name="P40">r</text:p>
          </text:deletion>
        </text:changed-region>
        <text:changed-region xml:id="ct220014248" text:id="ct220014248">
          <text:insertion>
            <office:change-info>
              <dc:creator>SuperWaba SuperWaba</dc:creator>
              <dc:date>2008-02-27T17:14:00</dc:date>
            </office:change-info>
          </text:insertion>
        </text:changed-region>
        <text:changed-region xml:id="ct220015232" text:id="ct220015232">
          <text:insertion>
            <office:change-info>
              <dc:creator>SuperWaba SuperWaba</dc:creator>
              <dc:date>2008-02-27T17:21:00</dc:date>
            </office:change-info>
          </text:insertion>
        </text:changed-region>
        <text:changed-region xml:id="ct220014568" text:id="ct220014568">
          <text:insertion>
            <office:change-info>
              <dc:creator>SuperWaba SuperWaba</dc:creator>
              <dc:date>2008-02-27T17:15:00</dc:date>
            </office:change-info>
          </text:insertion>
        </text:changed-region>
        <text:changed-region xml:id="ct220012984" text:id="ct220012984">
          <text:insertion>
            <office:change-info>
              <dc:creator>SuperWaba SuperWaba</dc:creator>
              <dc:date>2008-02-27T17:16:00</dc:date>
            </office:change-info>
          </text:insertion>
        </text:changed-region>
        <text:changed-region xml:id="ct220011800" text:id="ct220011800">
          <text:format-change>
            <office:change-info>
              <dc:creator>SuperWaba SuperWaba</dc:creator>
              <dc:date>2008-02-27T17:17:00</dc:date>
            </office:change-info>
          </text:format-change>
        </text:changed-region>
        <text:changed-region xml:id="ct220011472" text:id="ct220011472">
          <text:format-change>
            <office:change-info>
              <dc:creator>SuperWaba SuperWaba</dc:creator>
              <dc:date>2008-02-27T17:17:00</dc:date>
            </office:change-info>
          </text:format-change>
        </text:changed-region>
        <text:changed-region xml:id="ct220012000" text:id="ct220012000">
          <text:format-change>
            <office:change-info>
              <dc:creator>SuperWaba SuperWaba</dc:creator>
              <dc:date>2008-02-27T17:17:00</dc:date>
            </office:change-info>
          </text:format-change>
        </text:changed-region>
        <text:changed-region xml:id="ct220011288" text:id="ct220011288">
          <text:format-change>
            <office:change-info>
              <dc:creator>SuperWaba SuperWaba</dc:creator>
              <dc:date>2008-02-27T17:17:00</dc:date>
            </office:change-info>
          </text:format-change>
        </text:changed-region>
        <text:changed-region xml:id="ct219567472" text:id="ct219567472">
          <text:format-change>
            <office:change-info>
              <dc:creator>SuperWaba SuperWaba</dc:creator>
              <dc:date>2008-02-27T17:17:00</dc:date>
            </office:change-info>
          </text:format-change>
        </text:changed-region>
        <text:changed-region xml:id="ct220010216" text:id="ct220010216">
          <text:format-change>
            <office:change-info>
              <dc:creator>SuperWaba SuperWaba</dc:creator>
              <dc:date>2008-02-27T17:17:00</dc:date>
            </office:change-info>
          </text:format-change>
        </text:changed-region>
        <text:changed-region xml:id="ct220010624" text:id="ct220010624">
          <text:format-change>
            <office:change-info>
              <dc:creator>SuperWaba SuperWaba</dc:creator>
              <dc:date>2008-02-27T17:17:00</dc:date>
            </office:change-info>
          </text:format-change>
        </text:changed-region>
        <text:changed-region xml:id="ct220010832" text:id="ct220010832">
          <text:insertion>
            <office:change-info>
              <dc:creator>SuperWaba SuperWaba</dc:creator>
              <dc:date>2008-02-27T17:24:00</dc:date>
            </office:change-info>
          </text:insertion>
        </text:changed-region>
        <text:changed-region xml:id="ct220009864" text:id="ct220009864">
          <text:format-change>
            <office:change-info>
              <dc:creator>SuperWaba SuperWaba</dc:creator>
              <dc:date>2008-02-27T17:17:00</dc:date>
            </office:change-info>
          </text:format-change>
        </text:changed-region>
        <text:changed-region xml:id="ct220010416" text:id="ct220010416">
          <text:insertion>
            <office:change-info>
              <dc:creator>SuperWaba SuperWaba</dc:creator>
              <dc:date>2008-02-27T17:17:00</dc:date>
            </office:change-info>
          </text:insertion>
        </text:changed-region>
        <text:changed-region xml:id="ct220009656" text:id="ct220009656">
          <text:format-change>
            <office:change-info>
              <dc:creator>SuperWaba SuperWaba</dc:creator>
              <dc:date>2008-02-27T17:17:00</dc:date>
            </office:change-info>
          </text:format-change>
        </text:changed-region>
        <text:changed-region xml:id="ct220009232" text:id="ct220009232">
          <text:format-change>
            <office:change-info>
              <dc:creator>SuperWaba SuperWaba</dc:creator>
              <dc:date>2008-02-27T17:17:00</dc:date>
            </office:change-info>
          </text:format-change>
        </text:changed-region>
        <text:changed-region xml:id="ct220009448" text:id="ct220009448">
          <text:format-change>
            <office:change-info>
              <dc:creator>SuperWaba SuperWaba</dc:creator>
              <dc:date>2008-02-27T17:17:00</dc:date>
            </office:change-info>
          </text:format-change>
        </text:changed-region>
        <text:changed-region xml:id="ct220007648" text:id="ct220007648">
          <text:deletion>
            <office:change-info>
              <dc:creator>SuperWaba SuperWaba</dc:creator>
              <dc:date>2008-02-27T17:24:00</dc:date>
            </office:change-info>
            <text:p text:style-name="P36"><text:s/></text:p>
          </text:deletion>
        </text:changed-region>
        <text:changed-region xml:id="ct220008072" text:id="ct220008072">
          <text:insertion>
            <office:change-info>
              <dc:creator>SuperWaba SuperWaba</dc:creator>
              <dc:date>2008-02-27T17:24:00</dc:date>
            </office:change-info>
          </text:insertion>
        </text:changed-region>
        <text:changed-region xml:id="ct220008280" text:id="ct220008280">
          <text:format-change>
            <office:change-info>
              <dc:creator>SuperWaba SuperWaba</dc:creator>
              <dc:date>2008-02-27T17:17:00</dc:date>
            </office:change-info>
          </text:format-change>
        </text:changed-region>
        <text:changed-region xml:id="ct219568304" text:id="ct219568304">
          <text:insertion>
            <office:change-info>
              <dc:creator>SuperWaba SuperWaba</dc:creator>
              <dc:date>2008-02-27T17:17:00</dc:date>
            </office:change-info>
          </text:insertion>
        </text:changed-region>
        <text:changed-region xml:id="ct220007088" text:id="ct220007088">
          <text:insertion>
            <office:change-info>
              <dc:creator>SuperWaba SuperWaba</dc:creator>
              <dc:date>2008-02-27T17:18:00</dc:date>
            </office:change-info>
          </text:insertion>
        </text:changed-region>
        <text:changed-region xml:id="ct220006352" text:id="ct220006352">
          <text:insertion>
            <office:change-info>
              <dc:creator>SuperWaba SuperWaba</dc:creator>
              <dc:date>2008-02-27T17:18:00</dc:date>
            </office:change-info>
          </text:insertion>
        </text:changed-region>
        <text:changed-region xml:id="ct220006880" text:id="ct220006880">
          <text:insertion>
            <office:change-info>
              <dc:creator>SuperWaba SuperWaba</dc:creator>
              <dc:date>2008-02-27T17:19:00</dc:date>
            </office:change-info>
          </text:insertion>
        </text:changed-region>
        <text:changed-region xml:id="ct220006168" text:id="ct220006168">
          <text:insertion>
            <office:change-info>
              <dc:creator>SuperWaba SuperWaba</dc:creator>
              <dc:date>2008-02-27T17:18:00</dc:date>
            </office:change-info>
          </text:insertion>
        </text:changed-region>
        <text:changed-region xml:id="ct220005096" text:id="ct220005096">
          <text:insertion>
            <office:change-info>
              <dc:creator>SuperWaba SuperWaba</dc:creator>
              <dc:date>2008-02-27T17:20:00</dc:date>
            </office:change-info>
          </text:insertion>
        </text:changed-region>
        <text:changed-region xml:id="ct220005504" text:id="ct220005504">
          <text:deletion>
            <office:change-info>
              <dc:creator>SuperWaba SuperWaba</dc:creator>
              <dc:date>2008-02-27T17:21:00</dc:date>
            </office:change-info>
            <text:p text:style-name="P40">r</text:p>
          </text:deletion>
        </text:changed-region>
        <text:changed-region xml:id="ct220005712" text:id="ct220005712">
          <text:insertion>
            <office:change-info>
              <dc:creator>SuperWaba SuperWaba</dc:creator>
              <dc:date>2008-02-27T17:21:00</dc:date>
            </office:change-info>
          </text:insertion>
        </text:changed-region>
        <text:changed-region xml:id="ct220004744" text:id="ct220004744">
          <text:insertion>
            <office:change-info>
              <dc:creator>SuperWaba SuperWaba</dc:creator>
              <dc:date>2008-02-27T17:21:00</dc:date>
            </office:change-info>
          </text:insertion>
        </text:changed-region>
        <text:changed-region xml:id="ct220005296" text:id="ct220005296">
          <text:deletion>
            <office:change-info>
              <dc:creator>SuperWaba SuperWaba</dc:creator>
              <dc:date>2008-02-27T17:21:00</dc:date>
            </office:change-info>
            <text:p text:style-name="P40">r</text:p>
          </text:deletion>
        </text:changed-region>
        <text:changed-region xml:id="ct220004536" text:id="ct220004536">
          <text:insertion>
            <office:change-info>
              <dc:creator>SuperWaba SuperWaba</dc:creator>
              <dc:date>2008-02-27T17:21:00</dc:date>
            </office:change-info>
          </text:insertion>
        </text:changed-region>
        <text:changed-region xml:id="ct220004112" text:id="ct220004112">
          <text:insertion>
            <office:change-info>
              <dc:creator>SuperWaba SuperWaba</dc:creator>
              <dc:date>2008-02-27T17:21:00</dc:date>
            </office:change-info>
          </text:insertion>
        </text:changed-region>
        <text:changed-region xml:id="ct219569200" text:id="ct219569200">
          <text:insertion>
            <office:change-info>
              <dc:creator>SuperWaba SuperWaba</dc:creator>
              <dc:date>2008-02-27T17:21:00</dc:date>
            </office:change-info>
          </text:insertion>
        </text:changed-region>
        <text:changed-region xml:id="ct220004328" text:id="ct220004328">
          <text:deletion>
            <office:change-info>
              <dc:creator>SuperWaba SuperWaba</dc:creator>
              <dc:date>2008-02-27T17:21:00</dc:date>
            </office:change-info>
            <text:p text:style-name="P40">r</text:p>
          </text:deletion>
        </text:changed-region>
        <text:changed-region xml:id="ct220002528" text:id="ct220002528">
          <text:insertion>
            <office:change-info>
              <dc:creator>SuperWaba SuperWaba</dc:creator>
              <dc:date>2008-02-27T17:21:00</dc:date>
            </office:change-info>
          </text:insertion>
        </text:changed-region>
        <text:changed-region xml:id="ct220002952" text:id="ct220002952">
          <text:insertion>
            <office:change-info>
              <dc:creator>SuperWaba SuperWaba</dc:creator>
              <dc:date>2008-02-27T17:21:00</dc:date>
            </office:change-info>
          </text:insertion>
        </text:changed-region>
        <text:changed-region xml:id="ct219569520" text:id="ct219569520">
          <text:insertion>
            <office:change-info>
              <dc:creator>SuperWaba SuperWaba</dc:creator>
              <dc:date>2008-02-27T17:21:00</dc:date>
            </office:change-info>
          </text:insertion>
        </text:changed-region>
        <text:changed-region xml:id="ct220003160" text:id="ct220003160">
          <text:deletion>
            <office:change-info>
              <dc:creator>SuperWaba SuperWaba</dc:creator>
              <dc:date>2008-02-27T17:21:00</dc:date>
            </office:change-info>
            <text:p text:style-name="P40">r</text:p>
          </text:deletion>
        </text:changed-region>
        <text:changed-region xml:id="ct220000936" text:id="ct220000936">
          <text:insertion>
            <office:change-info>
              <dc:creator>SuperWaba SuperWaba</dc:creator>
              <dc:date>2008-02-27T17:21:00</dc:date>
            </office:change-info>
          </text:insertion>
        </text:changed-region>
        <text:changed-region xml:id="ct219999560" text:id="ct219999560">
          <text:insertion>
            <office:change-info>
              <dc:creator>SuperWaba SuperWaba</dc:creator>
              <dc:date>2008-02-27T17:21:00</dc:date>
            </office:change-info>
          </text:insertion>
        </text:changed-region>
        <text:changed-region xml:id="ct219996800" text:id="ct219996800">
          <text:insertion>
            <office:change-info>
              <dc:creator>SuperWaba SuperWaba</dc:creator>
              <dc:date>2008-02-27T17:21:00</dc:date>
            </office:change-info>
          </text:insertion>
        </text:changed-region>
        <text:changed-region xml:id="ct219569912" text:id="ct219569912">
          <text:deletion>
            <office:change-info>
              <dc:creator>SuperWaba SuperWaba</dc:creator>
              <dc:date>2008-02-27T17:21:00</dc:date>
            </office:change-info>
            <text:p text:style-name="P40">r</text:p>
          </text:deletion>
        </text:changed-region>
        <text:changed-region xml:id="ct219996024" text:id="ct219996024">
          <text:insertion>
            <office:change-info>
              <dc:creator>SuperWaba SuperWaba</dc:creator>
              <dc:date>2008-02-27T17:21:00</dc:date>
            </office:change-info>
          </text:insertion>
        </text:changed-region>
        <text:changed-region xml:id="ct219994232" text:id="ct219994232">
          <text:insertion>
            <office:change-info>
              <dc:creator>SuperWaba SuperWaba</dc:creator>
              <dc:date>2008-02-27T17:21:00</dc:date>
            </office:change-info>
          </text:insertion>
        </text:changed-region>
        <text:changed-region xml:id="ct220008760" text:id="ct220008760">
          <text:insertion>
            <office:change-info>
              <dc:creator>SuperWaba SuperWaba</dc:creator>
              <dc:date>2008-02-27T17:21:00</dc:date>
            </office:change-info>
          </text:insertion>
        </text:changed-region>
        <text:changed-region xml:id="ct220008864" text:id="ct220008864">
          <text:deletion>
            <office:change-info>
              <dc:creator>SuperWaba SuperWaba</dc:creator>
              <dc:date>2008-02-27T17:21:00</dc:date>
            </office:change-info>
            <text:p text:style-name="P40">r</text:p>
          </text:deletion>
        </text:changed-region>
        <text:changed-region xml:id="ct220003784" text:id="ct220003784">
          <text:insertion>
            <office:change-info>
              <dc:creator>SuperWaba SuperWaba</dc:creator>
              <dc:date>2008-02-27T17:21:00</dc:date>
            </office:change-info>
          </text:insertion>
        </text:changed-region>
        <text:changed-region xml:id="ct220020344" text:id="ct220020344">
          <text:insertion>
            <office:change-info>
              <dc:creator>SuperWaba SuperWaba</dc:creator>
              <dc:date>2008-02-27T17:21:00</dc:date>
            </office:change-info>
          </text:insertion>
        </text:changed-region>
        <text:changed-region xml:id="ct220021248" text:id="ct220021248">
          <text:insertion>
            <office:change-info>
              <dc:creator>SuperWaba SuperWaba</dc:creator>
              <dc:date>2008-02-27T17:21:00</dc:date>
            </office:change-info>
          </text:insertion>
        </text:changed-region>
        <text:changed-region xml:id="ct220021352" text:id="ct220021352">
          <text:deletion>
            <office:change-info>
              <dc:creator>SuperWaba SuperWaba</dc:creator>
              <dc:date>2008-02-27T17:21:00</dc:date>
            </office:change-info>
            <text:p text:style-name="P40">r</text:p>
          </text:deletion>
        </text:changed-region>
        <text:changed-region xml:id="ct220021672" text:id="ct220021672">
          <text:insertion>
            <office:change-info>
              <dc:creator>SuperWaba SuperWaba</dc:creator>
              <dc:date>2008-02-27T17:21:00</dc:date>
            </office:change-info>
          </text:insertion>
        </text:changed-region>
        <text:changed-region xml:id="ct220022352" text:id="ct220022352">
          <text:insertion>
            <office:change-info>
              <dc:creator>SuperWaba SuperWaba</dc:creator>
              <dc:date>2008-02-27T17:21:00</dc:date>
            </office:change-info>
          </text:insertion>
        </text:changed-region>
        <text:changed-region xml:id="ct220023080" text:id="ct220023080">
          <text:insertion>
            <office:change-info>
              <dc:creator>SuperWaba SuperWaba</dc:creator>
              <dc:date>2008-02-27T17:21:00</dc:date>
            </office:change-info>
          </text:insertion>
        </text:changed-region>
        <text:changed-region xml:id="ct220023184" text:id="ct220023184">
          <text:deletion>
            <office:change-info>
              <dc:creator>SuperWaba SuperWaba</dc:creator>
              <dc:date>2008-02-27T17:21:00</dc:date>
            </office:change-info>
            <text:p text:style-name="P40">r</text:p>
          </text:deletion>
        </text:changed-region>
        <text:changed-region xml:id="ct220023624" text:id="ct220023624">
          <text:insertion>
            <office:change-info>
              <dc:creator>SuperWaba SuperWaba</dc:creator>
              <dc:date>2008-02-27T17:21:00</dc:date>
            </office:change-info>
          </text:insertion>
        </text:changed-region>
        <text:changed-region xml:id="ct220024560" text:id="ct220024560">
          <text:insertion>
            <office:change-info>
              <dc:creator>SuperWaba SuperWaba</dc:creator>
              <dc:date>2008-02-27T17:21:00</dc:date>
            </office:change-info>
          </text:insertion>
        </text:changed-region>
        <text:changed-region xml:id="ct220025472" text:id="ct220025472">
          <text:insertion>
            <office:change-info>
              <dc:creator>SuperWaba SuperWaba</dc:creator>
              <dc:date>2008-02-27T17:21:00</dc:date>
            </office:change-info>
          </text:insertion>
        </text:changed-region>
        <text:changed-region xml:id="ct220025576" text:id="ct220025576">
          <text:deletion>
            <office:change-info>
              <dc:creator>SuperWaba SuperWaba</dc:creator>
              <dc:date>2008-02-27T17:21:00</dc:date>
            </office:change-info>
            <text:p text:style-name="P40">r</text:p>
          </text:deletion>
        </text:changed-region>
        <text:changed-region xml:id="ct220026048" text:id="ct220026048">
          <text:insertion>
            <office:change-info>
              <dc:creator>SuperWaba SuperWaba</dc:creator>
              <dc:date>2008-02-27T17:21:00</dc:date>
            </office:change-info>
          </text:insertion>
        </text:changed-region>
        <text:changed-region xml:id="ct220027376" text:id="ct220027376">
          <text:insertion>
            <office:change-info>
              <dc:creator>SuperWaba SuperWaba</dc:creator>
              <dc:date>2008-02-27T17:21:00</dc:date>
            </office:change-info>
          </text:insertion>
        </text:changed-region>
        <text:changed-region xml:id="ct220028800" text:id="ct220028800">
          <text:insertion>
            <office:change-info>
              <dc:creator>SuperWaba SuperWaba</dc:creator>
              <dc:date>2008-02-27T17:21:00</dc:date>
            </office:change-info>
          </text:insertion>
        </text:changed-region>
        <text:changed-region xml:id="ct220028904" text:id="ct220028904">
          <text:deletion>
            <office:change-info>
              <dc:creator>SuperWaba SuperWaba</dc:creator>
              <dc:date>2008-02-27T17:21:00</dc:date>
            </office:change-info>
            <text:p text:style-name="P40">r</text:p>
          </text:deletion>
        </text:changed-region>
        <text:changed-region xml:id="ct220029416" text:id="ct220029416">
          <text:insertion>
            <office:change-info>
              <dc:creator>SuperWaba SuperWaba</dc:creator>
              <dc:date>2008-02-27T17:21:00</dc:date>
            </office:change-info>
          </text:insertion>
        </text:changed-region>
        <text:changed-region xml:id="ct220030840" text:id="ct220030840">
          <text:insertion>
            <office:change-info>
              <dc:creator>SuperWaba SuperWaba</dc:creator>
              <dc:date>2008-02-27T17:21:00</dc:date>
            </office:change-info>
          </text:insertion>
        </text:changed-region>
        <text:changed-region xml:id="ct220032264" text:id="ct220032264">
          <text:insertion>
            <office:change-info>
              <dc:creator>SuperWaba SuperWaba</dc:creator>
              <dc:date>2008-02-27T17:21:00</dc:date>
            </office:change-info>
          </text:insertion>
        </text:changed-region>
        <text:changed-region xml:id="ct220032368" text:id="ct220032368">
          <text:deletion>
            <office:change-info>
              <dc:creator>SuperWaba SuperWaba</dc:creator>
              <dc:date>2008-02-27T17:21:00</dc:date>
            </office:change-info>
            <text:p text:style-name="P40">r</text:p>
          </text:deletion>
        </text:changed-region>
        <text:changed-region xml:id="ct220032880" text:id="ct220032880">
          <text:insertion>
            <office:change-info>
              <dc:creator>SuperWaba SuperWaba</dc:creator>
              <dc:date>2008-02-27T17:21:00</dc:date>
            </office:change-info>
          </text:insertion>
        </text:changed-region>
        <text:changed-region xml:id="ct220035352" text:id="ct220035352">
          <text:insertion>
            <office:change-info>
              <dc:creator>SuperWaba SuperWaba</dc:creator>
              <dc:date>2008-02-27T17:21:00</dc:date>
            </office:change-info>
          </text:insertion>
        </text:changed-region>
        <text:changed-region xml:id="ct219994440" text:id="ct219994440">
          <text:format-change>
            <office:change-info>
              <dc:creator>SuperWaba SuperWaba</dc:creator>
              <dc:date>2008-02-27T17:22:00</dc:date>
            </office:change-info>
          </text:format-change>
        </text:changed-region>
        <text:changed-region xml:id="ct220036072" text:id="ct220036072">
          <text:format-change>
            <office:change-info>
              <dc:creator>SuperWaba SuperWaba</dc:creator>
              <dc:date>2008-02-27T17:22:00</dc:date>
            </office:change-info>
          </text:format-change>
        </text:changed-region>
        <text:changed-region xml:id="ct220035656" text:id="ct220035656">
          <text:format-change>
            <office:change-info>
              <dc:creator>SuperWaba SuperWaba</dc:creator>
              <dc:date>2008-02-27T17:22:00</dc:date>
            </office:change-info>
          </text:format-change>
        </text:changed-region>
        <text:changed-region xml:id="ct220035904" text:id="ct220035904">
          <text:format-change>
            <office:change-info>
              <dc:creator>SuperWaba SuperWaba</dc:creator>
              <dc:date>2008-02-27T17:23:00</dc:date>
            </office:change-info>
          </text:format-change>
        </text:changed-region>
        <text:changed-region xml:id="ct219572336" text:id="ct219572336">
          <text:format-change>
            <office:change-info>
              <dc:creator>SuperWaba SuperWaba</dc:creator>
              <dc:date>2008-02-27T17:22:00</dc:date>
            </office:change-info>
          </text:format-change>
        </text:changed-region>
        <text:changed-region xml:id="ct220035456" text:id="ct220035456">
          <text:format-change>
            <office:change-info>
              <dc:creator>SuperWaba SuperWaba</dc:creator>
              <dc:date>2008-02-27T17:23:00</dc:date>
            </office:change-info>
          </text:format-change>
        </text:changed-region>
        <text:changed-region xml:id="ct220001840" text:id="ct220001840">
          <text:format-change>
            <office:change-info>
              <dc:creator>SuperWaba SuperWaba</dc:creator>
              <dc:date>2008-02-27T17:23:00</dc:date>
            </office:change-info>
          </text:format-change>
        </text:changed-region>
        <text:changed-region xml:id="ct220001392" text:id="ct220001392">
          <text:format-change>
            <office:change-info>
              <dc:creator>SuperWaba SuperWaba</dc:creator>
              <dc:date>2008-02-27T17:22:00</dc:date>
            </office:change-info>
          </text:format-change>
        </text:changed-region>
        <text:changed-region xml:id="ct220001184" text:id="ct220001184">
          <text:deletion>
            <office:change-info>
              <dc:creator>SuperWaba SuperWaba</dc:creator>
              <dc:date>2008-02-27T17:24:00</dc:date>
            </office:change-info>
            <text:p text:style-name="P42">f</text:p>
          </text:deletion>
        </text:changed-region>
        <text:changed-region xml:id="ct220001632" text:id="ct220001632">
          <text:insertion>
            <office:change-info>
              <dc:creator>SuperWaba SuperWaba</dc:creator>
              <dc:date>2008-02-27T17:24:00</dc:date>
            </office:change-info>
          </text:insertion>
        </text:changed-region>
        <text:changed-region xml:id="ct220032656" text:id="ct220032656">
          <text:deletion>
            <office:change-info>
              <dc:creator>SuperWaba SuperWaba</dc:creator>
              <dc:date>2008-02-27T17:24:00</dc:date>
            </office:change-info>
            <text:p text:style-name="P42">ield</text:p>
          </text:deletion>
        </text:changed-region>
        <text:changed-region xml:id="ct219572848" text:id="ct219572848">
          <text:insertion>
            <office:change-info>
              <dc:creator>SuperWaba SuperWaba</dc:creator>
              <dc:date>2008-02-27T17:24:00</dc:date>
            </office:change-info>
          </text:insertion>
        </text:changed-region>
        <text:changed-region xml:id="ct220033016" text:id="ct220033016">
          <text:format-change>
            <office:change-info>
              <dc:creator>SuperWaba SuperWaba</dc:creator>
              <dc:date>2008-02-27T17:23:00</dc:date>
            </office:change-info>
          </text:format-change>
        </text:changed-region>
        <text:changed-region xml:id="ct219573040" text:id="ct219573040">
          <text:deletion>
            <office:change-info>
              <dc:creator>SuperWaba SuperWaba</dc:creator>
              <dc:date>2008-02-27T17:24:00</dc:date>
            </office:change-info>
            <text:p text:style-name="P42"><text:s/></text:p>
          </text:deletion>
        </text:changed-region>
        <text:changed-region xml:id="ct220032472" text:id="ct220032472">
          <text:format-change>
            <office:change-info>
              <dc:creator>SuperWaba SuperWaba</dc:creator>
              <dc:date>2008-02-27T17:22:00</dc:date>
            </office:change-info>
          </text:format-change>
        </text:changed-region>
        <text:changed-region xml:id="ct220031360" text:id="ct220031360">
          <text:insertion>
            <office:change-info>
              <dc:creator>SuperWaba SuperWaba</dc:creator>
              <dc:date>2008-02-27T17:24:00</dc:date>
            </office:change-info>
          </text:insertion>
        </text:changed-region>
        <text:changed-region xml:id="ct219573296" text:id="ct219573296">
          <text:format-change>
            <office:change-info>
              <dc:creator>SuperWaba SuperWaba</dc:creator>
              <dc:date>2008-02-27T17:22:00</dc:date>
            </office:change-info>
          </text:format-change>
        </text:changed-region>
        <text:changed-region xml:id="ct220031808" text:id="ct220031808">
          <text:insertion>
            <office:change-info>
              <dc:creator>SuperWaba SuperWaba</dc:creator>
              <dc:date>2008-02-27T17:25:00</dc:date>
            </office:change-info>
          </text:insertion>
        </text:changed-region>
        <text:changed-region xml:id="ct220032016" text:id="ct220032016">
          <text:format-change>
            <office:change-info>
              <dc:creator>SuperWaba SuperWaba</dc:creator>
              <dc:date>2008-02-27T17:22:00</dc:date>
            </office:change-info>
          </text:format-change>
        </text:changed-region>
        <text:changed-region xml:id="ct220031152" text:id="ct220031152">
          <text:insertion>
            <office:change-info>
              <dc:creator>SuperWaba SuperWaba</dc:creator>
              <dc:date>2008-02-27T17:25:00</dc:date>
            </office:change-info>
          </text:insertion>
        </text:changed-region>
        <text:changed-region xml:id="ct220031600" text:id="ct220031600">
          <text:format-change>
            <office:change-info>
              <dc:creator>SuperWaba SuperWaba</dc:creator>
              <dc:date>2008-02-27T17:23:00</dc:date>
            </office:change-info>
          </text:format-change>
        </text:changed-region>
        <text:changed-region xml:id="ct220030592" text:id="ct220030592">
          <text:format-change>
            <office:change-info>
              <dc:creator>SuperWaba SuperWaba</dc:creator>
              <dc:date>2008-02-27T17:23:00</dc:date>
            </office:change-info>
          </text:format-change>
        </text:changed-region>
        <text:changed-region xml:id="ct220030944" text:id="ct220030944">
          <text:format-change>
            <office:change-info>
              <dc:creator>SuperWaba SuperWaba</dc:creator>
              <dc:date>2008-02-27T17:22:00</dc:date>
            </office:change-info>
          </text:format-change>
        </text:changed-region>
        <text:changed-region xml:id="ct220030384" text:id="ct220030384">
          <text:deletion>
            <office:change-info>
              <dc:creator>SuperWaba SuperWaba</dc:creator>
              <dc:date>2008-02-27T17:25:00</dc:date>
            </office:change-info>
            <text:p text:style-name="P43">f</text:p>
          </text:deletion>
        </text:changed-region>
        <text:changed-region xml:id="ct220029936" text:id="ct220029936">
          <text:insertion>
            <office:change-info>
              <dc:creator>SuperWaba SuperWaba</dc:creator>
              <dc:date>2008-02-27T17:25:00</dc:date>
            </office:change-info>
          </text:insertion>
        </text:changed-region>
        <text:changed-region xml:id="ct220029728" text:id="ct220029728">
          <text:format-change>
            <office:change-info>
              <dc:creator>SuperWaba SuperWaba</dc:creator>
              <dc:date>2008-02-27T17:24:00</dc:date>
            </office:change-info>
          </text:format-change>
        </text:changed-region>
        <text:changed-region xml:id="ct219574000" text:id="ct219574000">
          <text:format-change>
            <office:change-info>
              <dc:creator>SuperWaba SuperWaba</dc:creator>
              <dc:date>2008-02-27T17:22:00</dc:date>
            </office:change-info>
          </text:format-change>
        </text:changed-region>
        <text:changed-region xml:id="ct220030176" text:id="ct220030176">
          <text:insertion>
            <office:change-info>
              <dc:creator>SuperWaba SuperWaba</dc:creator>
              <dc:date>2008-02-27T17:24:00</dc:date>
            </office:change-info>
          </text:insertion>
        </text:changed-region>
        <text:changed-region xml:id="ct220029192" text:id="ct220029192">
          <text:format-change>
            <office:change-info>
              <dc:creator>SuperWaba SuperWaba</dc:creator>
              <dc:date>2008-02-27T17:22:00</dc:date>
            </office:change-info>
          </text:format-change>
        </text:changed-region>
        <text:changed-region xml:id="ct220029520" text:id="ct220029520">
          <text:insertion>
            <office:change-info>
              <dc:creator>SuperWaba SuperWaba</dc:creator>
              <dc:date>2008-02-27T17:25:00</dc:date>
            </office:change-info>
          </text:insertion>
        </text:changed-region>
        <text:changed-region xml:id="ct220029008" text:id="ct220029008">
          <text:format-change>
            <office:change-info>
              <dc:creator>SuperWaba SuperWaba</dc:creator>
              <dc:date>2008-02-27T17:22:00</dc:date>
            </office:change-info>
          </text:format-change>
        </text:changed-region>
        <text:changed-region xml:id="ct220027896" text:id="ct220027896">
          <text:insertion>
            <office:change-info>
              <dc:creator>SuperWaba SuperWaba</dc:creator>
              <dc:date>2008-02-27T17:25:00</dc:date>
            </office:change-info>
          </text:insertion>
        </text:changed-region>
        <text:changed-region xml:id="ct220028344" text:id="ct220028344">
          <text:format-change>
            <office:change-info>
              <dc:creator>SuperWaba SuperWaba</dc:creator>
              <dc:date>2008-02-27T17:23:00</dc:date>
            </office:change-info>
          </text:format-change>
        </text:changed-region>
        <text:changed-region xml:id="ct220028552" text:id="ct220028552">
          <text:format-change>
            <office:change-info>
              <dc:creator>SuperWaba SuperWaba</dc:creator>
              <dc:date>2008-02-27T17:23:00</dc:date>
            </office:change-info>
          </text:format-change>
        </text:changed-region>
        <text:changed-region xml:id="ct220027688" text:id="ct220027688">
          <text:format-change>
            <office:change-info>
              <dc:creator>SuperWaba SuperWaba</dc:creator>
              <dc:date>2008-02-27T17:22:00</dc:date>
            </office:change-info>
          </text:format-change>
        </text:changed-region>
        <text:changed-region xml:id="ct220028136" text:id="ct220028136">
          <text:deletion>
            <office:change-info>
              <dc:creator>SuperWaba SuperWaba</dc:creator>
              <dc:date>2008-02-27T17:25:00</dc:date>
            </office:change-info>
            <text:p text:style-name="P43">f</text:p>
          </text:deletion>
        </text:changed-region>
        <text:changed-region xml:id="ct220027128" text:id="ct220027128">
          <text:insertion>
            <office:change-info>
              <dc:creator>SuperWaba SuperWaba</dc:creator>
              <dc:date>2008-02-27T17:25:00</dc:date>
            </office:change-info>
          </text:insertion>
        </text:changed-region>
        <text:changed-region xml:id="ct220027480" text:id="ct220027480">
          <text:format-change>
            <office:change-info>
              <dc:creator>SuperWaba SuperWaba</dc:creator>
              <dc:date>2008-02-27T17:25:00</dc:date>
            </office:change-info>
          </text:format-change>
        </text:changed-region>
        <text:changed-region xml:id="ct219574920" text:id="ct219574920">
          <text:deletion>
            <office:change-info>
              <dc:creator>SuperWaba SuperWaba</dc:creator>
              <dc:date>2008-02-27T17:25:00</dc:date>
            </office:change-info>
            <text:p text:style-name="P42"><text:s/></text:p>
          </text:deletion>
        </text:changed-region>
        <text:changed-region xml:id="ct220026920" text:id="ct220026920">
          <text:format-change>
            <office:change-info>
              <dc:creator>SuperWaba SuperWaba</dc:creator>
              <dc:date>2008-02-27T17:22:00</dc:date>
            </office:change-info>
          </text:format-change>
        </text:changed-region>
        <text:changed-region xml:id="ct220026504" text:id="ct220026504">
          <text:insertion>
            <office:change-info>
              <dc:creator>SuperWaba SuperWaba</dc:creator>
              <dc:date>2008-02-27T17:24:00</dc:date>
            </office:change-info>
          </text:insertion>
        </text:changed-region>
        <text:changed-region xml:id="ct220026712" text:id="ct220026712">
          <text:format-change>
            <office:change-info>
              <dc:creator>SuperWaba SuperWaba</dc:creator>
              <dc:date>2008-02-27T17:22:00</dc:date>
            </office:change-info>
          </text:format-change>
        </text:changed-region>
        <text:changed-region xml:id="ct220025016" text:id="ct220025016">
          <text:insertion>
            <office:change-info>
              <dc:creator>SuperWaba SuperWaba</dc:creator>
              <dc:date>2008-02-27T17:25:00</dc:date>
            </office:change-info>
          </text:insertion>
        </text:changed-region>
        <text:changed-region xml:id="ct220025224" text:id="ct220025224">
          <text:format-change>
            <office:change-info>
              <dc:creator>SuperWaba SuperWaba</dc:creator>
              <dc:date>2008-02-27T17:22:00</dc:date>
            </office:change-info>
          </text:format-change>
        </text:changed-region>
        <text:changed-region xml:id="ct220024312" text:id="ct220024312">
          <text:insertion>
            <office:change-info>
              <dc:creator>SuperWaba SuperWaba</dc:creator>
              <dc:date>2008-02-27T17:25:00</dc:date>
            </office:change-info>
          </text:insertion>
        </text:changed-region>
        <text:changed-region xml:id="ct220024104" text:id="ct220024104">
          <text:format-change>
            <office:change-info>
              <dc:creator>SuperWaba SuperWaba</dc:creator>
              <dc:date>2008-02-27T17:23:00</dc:date>
            </office:change-info>
          </text:format-change>
        </text:changed-region>
        <text:changed-region xml:id="ct220023728" text:id="ct220023728">
          <text:format-change>
            <office:change-info>
              <dc:creator>SuperWaba SuperWaba</dc:creator>
              <dc:date>2008-02-27T17:23:00</dc:date>
            </office:change-info>
          </text:format-change>
        </text:changed-region>
        <text:changed-region xml:id="ct220023400" text:id="ct220023400">
          <text:format-change>
            <office:change-info>
              <dc:creator>SuperWaba SuperWaba</dc:creator>
              <dc:date>2008-02-27T17:22:00</dc:date>
            </office:change-info>
          </text:format-change>
        </text:changed-region>
        <text:changed-region xml:id="ct220023896" text:id="ct220023896">
          <text:deletion>
            <office:change-info>
              <dc:creator>SuperWaba SuperWaba</dc:creator>
              <dc:date>2008-02-27T17:25:00</dc:date>
            </office:change-info>
            <text:p text:style-name="P42">field </text:p>
          </text:deletion>
        </text:changed-region>
        <text:changed-region xml:id="ct220022856" text:id="ct220022856">
          <text:insertion>
            <office:change-info>
              <dc:creator>SuperWaba SuperWaba</dc:creator>
              <dc:date>2008-02-27T17:25:00</dc:date>
            </office:change-info>
          </text:insertion>
        </text:changed-region>
        <text:changed-region xml:id="ct220003640" text:id="ct220003640">
          <text:format-change>
            <office:change-info>
              <dc:creator>SuperWaba SuperWaba</dc:creator>
              <dc:date>2008-02-27T17:22:00</dc:date>
            </office:change-info>
          </text:format-change>
        </text:changed-region>
        <text:changed-region xml:id="ct219575792" text:id="ct219575792">
          <text:insertion>
            <office:change-info>
              <dc:creator>SuperWaba SuperWaba</dc:creator>
              <dc:date>2008-02-27T17:24:00</dc:date>
            </office:change-info>
          </text:insertion>
        </text:changed-region>
        <text:changed-region xml:id="ct219994896" text:id="ct219994896">
          <text:format-change>
            <office:change-info>
              <dc:creator>SuperWaba SuperWaba</dc:creator>
              <dc:date>2008-02-27T17:22:00</dc:date>
            </office:change-info>
          </text:format-change>
        </text:changed-region>
        <text:changed-region xml:id="ct219993848" text:id="ct219993848">
          <text:insertion>
            <office:change-info>
              <dc:creator>SuperWaba SuperWaba</dc:creator>
              <dc:date>2008-02-27T17:25:00</dc:date>
            </office:change-info>
          </text:insertion>
        </text:changed-region>
        <text:changed-region xml:id="ct219995608" text:id="ct219995608">
          <text:format-change>
            <office:change-info>
              <dc:creator>SuperWaba SuperWaba</dc:creator>
              <dc:date>2008-02-27T17:22:00</dc:date>
            </office:change-info>
          </text:format-change>
        </text:changed-region>
        <text:changed-region xml:id="ct219995408" text:id="ct219995408">
          <text:insertion>
            <office:change-info>
              <dc:creator>SuperWaba SuperWaba</dc:creator>
              <dc:date>2008-02-27T17:25:00</dc:date>
            </office:change-info>
          </text:insertion>
        </text:changed-region>
        <text:changed-region xml:id="ct219995080" text:id="ct219995080">
          <text:format-change>
            <office:change-info>
              <dc:creator>SuperWaba SuperWaba</dc:creator>
              <dc:date>2008-02-27T17:23:00</dc:date>
            </office:change-info>
          </text:format-change>
        </text:changed-region>
        <text:changed-region xml:id="ct219995816" text:id="ct219995816">
          <text:format-change>
            <office:change-info>
              <dc:creator>SuperWaba SuperWaba</dc:creator>
              <dc:date>2008-02-27T17:23:00</dc:date>
            </office:change-info>
          </text:format-change>
        </text:changed-region>
        <text:changed-region xml:id="ct219997008" text:id="ct219997008">
          <text:format-change>
            <office:change-info>
              <dc:creator>SuperWaba SuperWaba</dc:creator>
              <dc:date>2008-02-27T17:22:00</dc:date>
            </office:change-info>
          </text:format-change>
        </text:changed-region>
        <text:changed-region xml:id="ct219996592" text:id="ct219996592">
          <text:deletion>
            <office:change-info>
              <dc:creator>SuperWaba SuperWaba</dc:creator>
              <dc:date>2008-02-27T17:27:00</dc:date>
            </office:change-info>
            <text:p text:style-name="P42">field </text:p>
          </text:deletion>
        </text:changed-region>
        <text:changed-region xml:id="ct219996376" text:id="ct219996376">
          <text:insertion>
            <office:change-info>
              <dc:creator>SuperWaba SuperWaba</dc:creator>
              <dc:date>2008-02-27T17:27:00</dc:date>
            </office:change-info>
          </text:insertion>
        </text:changed-region>
        <text:changed-region xml:id="ct219999144" text:id="ct219999144">
          <text:format-change>
            <office:change-info>
              <dc:creator>SuperWaba SuperWaba</dc:creator>
              <dc:date>2008-02-27T17:22:00</dc:date>
            </office:change-info>
          </text:format-change>
        </text:changed-region>
        <text:changed-region xml:id="ct219576560" text:id="ct219576560">
          <text:insertion>
            <office:change-info>
              <dc:creator>SuperWaba SuperWaba</dc:creator>
              <dc:date>2008-02-27T17:27:00</dc:date>
            </office:change-info>
          </text:insertion>
        </text:changed-region>
        <text:changed-region xml:id="ct219998384" text:id="ct219998384">
          <text:format-change>
            <office:change-info>
              <dc:creator>SuperWaba SuperWaba</dc:creator>
              <dc:date>2008-02-27T17:22:00</dc:date>
            </office:change-info>
          </text:format-change>
        </text:changed-region>
        <text:changed-region xml:id="ct219997960" text:id="ct219997960">
          <text:insertion>
            <office:change-info>
              <dc:creator>SuperWaba SuperWaba</dc:creator>
              <dc:date>2008-02-27T17:27:00</dc:date>
            </office:change-info>
          </text:insertion>
        </text:changed-region>
        <text:changed-region xml:id="ct219998176" text:id="ct219998176">
          <text:format-change>
            <office:change-info>
              <dc:creator>SuperWaba SuperWaba</dc:creator>
              <dc:date>2008-02-27T17:22:00</dc:date>
            </office:change-info>
          </text:format-change>
        </text:changed-region>
        <text:changed-region xml:id="ct219998592" text:id="ct219998592">
          <text:insertion>
            <office:change-info>
              <dc:creator>SuperWaba SuperWaba</dc:creator>
              <dc:date>2008-02-27T17:27:00</dc:date>
            </office:change-info>
          </text:insertion>
        </text:changed-region>
        <text:changed-region xml:id="ct220000728" text:id="ct220000728">
          <text:format-change>
            <office:change-info>
              <dc:creator>SuperWaba SuperWaba</dc:creator>
              <dc:date>2008-02-27T17:23:00</dc:date>
            </office:change-info>
          </text:format-change>
        </text:changed-region>
        <text:changed-region xml:id="ct220000200" text:id="ct220000200">
          <text:format-change>
            <office:change-info>
              <dc:creator>SuperWaba SuperWaba</dc:creator>
              <dc:date>2008-02-27T17:23:00</dc:date>
            </office:change-info>
          </text:format-change>
        </text:changed-region>
        <text:changed-region xml:id="ct220000016" text:id="ct220000016">
          <text:format-change>
            <office:change-info>
              <dc:creator>SuperWaba SuperWaba</dc:creator>
              <dc:date>2008-02-27T17:22:00</dc:date>
            </office:change-info>
          </text:format-change>
        </text:changed-region>
        <text:changed-region xml:id="ct220002744" text:id="ct220002744">
          <text:deletion>
            <office:change-info>
              <dc:creator>SuperWaba SuperWaba</dc:creator>
              <dc:date>2008-02-27T17:27:00</dc:date>
            </office:change-info>
            <text:p text:style-name="P42">field </text:p>
          </text:deletion>
        </text:changed-region>
        <text:changed-region xml:id="ct220021456" text:id="ct220021456">
          <text:insertion>
            <office:change-info>
              <dc:creator>SuperWaba SuperWaba</dc:creator>
              <dc:date>2008-02-27T17:27:00</dc:date>
            </office:change-info>
          </text:insertion>
        </text:changed-region>
        <text:changed-region xml:id="ct220021560" text:id="ct220021560">
          <text:format-change>
            <office:change-info>
              <dc:creator>SuperWaba SuperWaba</dc:creator>
              <dc:date>2008-02-27T17:22:00</dc:date>
            </office:change-info>
          </text:format-change>
        </text:changed-region>
        <text:changed-region xml:id="ct219577328" text:id="ct219577328">
          <text:insertion>
            <office:change-info>
              <dc:creator>SuperWaba SuperWaba</dc:creator>
              <dc:date>2008-02-27T17:27:00</dc:date>
            </office:change-info>
          </text:insertion>
        </text:changed-region>
        <text:changed-region xml:id="ct219570480" text:id="ct219570480">
          <text:format-change>
            <office:change-info>
              <dc:creator>SuperWaba SuperWaba</dc:creator>
              <dc:date>2008-02-27T17:22:00</dc:date>
            </office:change-info>
          </text:format-change>
        </text:changed-region>
        <text:changed-region xml:id="ct219570584" text:id="ct219570584">
          <text:insertion>
            <office:change-info>
              <dc:creator>SuperWaba SuperWaba</dc:creator>
              <dc:date>2008-02-27T17:28:00</dc:date>
            </office:change-info>
          </text:insertion>
        </text:changed-region>
        <text:changed-region xml:id="ct219577432" text:id="ct219577432">
          <text:format-change>
            <office:change-info>
              <dc:creator>SuperWaba SuperWaba</dc:creator>
              <dc:date>2008-02-27T17:22:00</dc:date>
            </office:change-info>
          </text:format-change>
        </text:changed-region>
        <text:changed-region xml:id="ct219577536" text:id="ct219577536">
          <text:insertion>
            <office:change-info>
              <dc:creator>SuperWaba SuperWaba</dc:creator>
              <dc:date>2008-02-27T17:28:00</dc:date>
            </office:change-info>
          </text:insertion>
        </text:changed-region>
        <text:changed-region xml:id="ct220020560" text:id="ct220020560">
          <text:format-change>
            <office:change-info>
              <dc:creator>SuperWaba SuperWaba</dc:creator>
              <dc:date>2008-02-27T17:23:00</dc:date>
            </office:change-info>
          </text:format-change>
        </text:changed-region>
        <text:changed-region xml:id="ct219570160" text:id="ct219570160">
          <text:format-change>
            <office:change-info>
              <dc:creator>SuperWaba SuperWaba</dc:creator>
              <dc:date>2008-02-27T17:23:00</dc:date>
            </office:change-info>
          </text:format-change>
        </text:changed-region>
        <text:changed-region xml:id="ct219570264" text:id="ct219570264">
          <text:format-change>
            <office:change-info>
              <dc:creator>SuperWaba SuperWaba</dc:creator>
              <dc:date>2008-02-27T17:22:00</dc:date>
            </office:change-info>
          </text:format-change>
        </text:changed-region>
        <text:changed-region xml:id="ct219577752" text:id="ct219577752">
          <text:deletion>
            <office:change-info>
              <dc:creator>SuperWaba SuperWaba</dc:creator>
              <dc:date>2008-02-27T17:27:00</dc:date>
            </office:change-info>
            <text:p text:style-name="P42">field</text:p>
          </text:deletion>
        </text:changed-region>
        <text:changed-region xml:id="ct219577856" text:id="ct219577856">
          <text:insertion>
            <office:change-info>
              <dc:creator>SuperWaba SuperWaba</dc:creator>
              <dc:date>2008-02-27T17:27:00</dc:date>
            </office:change-info>
          </text:insertion>
        </text:changed-region>
        <text:changed-region xml:id="ct219568000" text:id="ct219568000">
          <text:format-change>
            <office:change-info>
              <dc:creator>SuperWaba SuperWaba</dc:creator>
              <dc:date>2008-02-27T17:22:00</dc:date>
            </office:change-info>
          </text:format-change>
        </text:changed-region>
        <text:changed-region xml:id="ct219568104" text:id="ct219568104">
          <text:deletion>
            <office:change-info>
              <dc:creator>SuperWaba SuperWaba</dc:creator>
              <dc:date>2008-02-27T17:27:00</dc:date>
            </office:change-info>
            <text:p text:style-name="P42"><text:s/></text:p>
          </text:deletion>
        </text:changed-region>
        <text:changed-region xml:id="ct219578096" text:id="ct219578096">
          <text:format-change>
            <office:change-info>
              <dc:creator>SuperWaba SuperWaba</dc:creator>
              <dc:date>2008-02-27T17:22:00</dc:date>
            </office:change-info>
          </text:format-change>
        </text:changed-region>
        <text:changed-region xml:id="ct220026152" text:id="ct220026152">
          <text:insertion>
            <office:change-info>
              <dc:creator>SuperWaba SuperWaba</dc:creator>
              <dc:date>2008-02-27T17:27:00</dc:date>
            </office:change-info>
          </text:insertion>
        </text:changed-region>
        <text:changed-region xml:id="ct219578352" text:id="ct219578352">
          <text:format-change>
            <office:change-info>
              <dc:creator>SuperWaba SuperWaba</dc:creator>
              <dc:date>2008-02-27T17:22:00</dc:date>
            </office:change-info>
          </text:format-change>
        </text:changed-region>
        <text:changed-region xml:id="ct220026256" text:id="ct220026256">
          <text:insertion>
            <office:change-info>
              <dc:creator>SuperWaba SuperWaba</dc:creator>
              <dc:date>2008-02-27T17:28:00</dc:date>
            </office:change-info>
          </text:insertion>
        </text:changed-region>
        <text:changed-region xml:id="ct219578456" text:id="ct219578456">
          <text:format-change>
            <office:change-info>
              <dc:creator>SuperWaba SuperWaba</dc:creator>
              <dc:date>2008-02-27T17:22:00</dc:date>
            </office:change-info>
          </text:format-change>
        </text:changed-region>
        <text:changed-region xml:id="ct219578560" text:id="ct219578560">
          <text:insertion>
            <office:change-info>
              <dc:creator>SuperWaba SuperWaba</dc:creator>
              <dc:date>2008-02-27T17:28:00</dc:date>
            </office:change-info>
          </text:insertion>
        </text:changed-region>
        <text:changed-region xml:id="ct219997600" text:id="ct219997600">
          <text:insertion>
            <office:change-info>
              <dc:creator>SuperWaba SuperWaba</dc:creator>
              <dc:date>2008-02-27T17:28:00</dc:date>
            </office:change-info>
          </text:insertion>
        </text:changed-region>
        <text:changed-region xml:id="ct220013880" text:id="ct220013880">
          <text:deletion>
            <office:change-info>
              <dc:creator>SuperWaba SuperWaba</dc:creator>
              <dc:date>2008-02-27T17:28:00</dc:date>
            </office:change-info>
            <text:p text:style-name="P40"><text:line-break/></text:p>
          </text:deletion>
        </text:changed-region>
        <text:changed-region xml:id="ct220013984" text:id="ct220013984">
          <text:insertion>
            <office:change-info>
              <dc:creator>SuperWaba SuperWaba</dc:creator>
              <dc:date>2008-02-27T17:29:00</dc:date>
            </office:change-info>
          </text:insertion>
        </text:changed-region>
        <text:changed-region xml:id="ct219572440" text:id="ct219572440">
          <text:insertion>
            <office:change-info>
              <dc:creator>SuperWaba SuperWaba</dc:creator>
              <dc:date>2008-02-27T17:30:00</dc:date>
            </office:change-info>
          </text:insertion>
        </text:changed-region>
        <text:changed-region xml:id="ct219572544" text:id="ct219572544">
          <text:deletion>
            <office:change-info>
              <dc:creator>SuperWaba SuperWaba</dc:creator>
              <dc:date>2008-02-27T17:30:00</dc:date>
            </office:change-info>
            <text:p text:style-name="P40">r</text:p>
          </text:deletion>
        </text:changed-region>
        <text:changed-region xml:id="ct219572648" text:id="ct219572648">
          <text:insertion>
            <office:change-info>
              <dc:creator>SuperWaba SuperWaba</dc:creator>
              <dc:date>2008-02-27T17:30:00</dc:date>
            </office:change-info>
          </text:insertion>
        </text:changed-region>
        <text:changed-region xml:id="ct220022456" text:id="ct220022456">
          <text:insertion>
            <office:change-info>
              <dc:creator>SuperWaba SuperWaba</dc:creator>
              <dc:date>2008-02-27T17:30:00</dc:date>
            </office:change-info>
          </text:insertion>
        </text:changed-region>
        <text:changed-region xml:id="ct220022560" text:id="ct220022560">
          <text:deletion>
            <office:change-info>
              <dc:creator>SuperWaba SuperWaba</dc:creator>
              <dc:date>2008-02-27T17:30:00</dc:date>
            </office:change-info>
            <text:p text:style-name="P40">r</text:p>
          </text:deletion>
        </text:changed-region>
        <text:changed-region xml:id="ct220022664" text:id="ct220022664">
          <text:insertion>
            <office:change-info>
              <dc:creator>SuperWaba SuperWaba</dc:creator>
              <dc:date>2008-02-27T17:30:00</dc:date>
            </office:change-info>
          </text:insertion>
        </text:changed-region>
        <text:changed-region xml:id="ct219573400" text:id="ct219573400">
          <text:insertion>
            <office:change-info>
              <dc:creator>SuperWaba SuperWaba</dc:creator>
              <dc:date>2008-02-27T17:30:00</dc:date>
            </office:change-info>
          </text:insertion>
        </text:changed-region>
        <text:changed-region xml:id="ct219579440" text:id="ct219579440">
          <text:deletion>
            <office:change-info>
              <dc:creator>SuperWaba SuperWaba</dc:creator>
              <dc:date>2008-02-27T17:30:00</dc:date>
            </office:change-info>
            <text:p text:style-name="P40">r</text:p>
          </text:deletion>
        </text:changed-region>
        <text:changed-region xml:id="ct219573504" text:id="ct219573504">
          <text:insertion>
            <office:change-info>
              <dc:creator>SuperWaba SuperWaba</dc:creator>
              <dc:date>2008-02-27T17:30:00</dc:date>
            </office:change-info>
          </text:insertion>
        </text:changed-region>
        <text:changed-region xml:id="ct219573608" text:id="ct219573608">
          <text:deletion>
            <office:change-info>
              <dc:creator>SuperWaba SuperWaba</dc:creator>
              <dc:date>2008-02-27T17:30:00</dc:date>
            </office:change-info>
            <text:p text:style-name="P40"><text:s/></text:p>
          </text:deletion>
        </text:changed-region>
        <text:changed-region xml:id="ct219579696" text:id="ct219579696">
          <text:insertion>
            <office:change-info>
              <dc:creator>SuperWaba SuperWaba</dc:creator>
              <dc:date>2008-02-27T17:30:00</dc:date>
            </office:change-info>
          </text:insertion>
        </text:changed-region>
        <text:changed-region xml:id="ct219573784" text:id="ct219573784">
          <text:insertion>
            <office:change-info>
              <dc:creator>SuperWaba SuperWaba</dc:creator>
              <dc:date>2008-02-27T17:30:00</dc:date>
            </office:change-info>
          </text:insertion>
        </text:changed-region>
        <text:changed-region xml:id="ct220021848" text:id="ct220021848">
          <text:deletion>
            <office:change-info>
              <dc:creator>SuperWaba SuperWaba</dc:creator>
              <dc:date>2008-02-27T17:30:00</dc:date>
            </office:change-info>
            <text:p text:style-name="P40">r</text:p>
          </text:deletion>
        </text:changed-region>
        <text:changed-region xml:id="ct220022168" text:id="ct220022168">
          <text:insertion>
            <office:change-info>
              <dc:creator>SuperWaba SuperWaba</dc:creator>
              <dc:date>2008-02-27T17:30:00</dc:date>
            </office:change-info>
          </text:insertion>
        </text:changed-region>
        <text:changed-region xml:id="ct219575896" text:id="ct219575896">
          <text:insertion>
            <office:change-info>
              <dc:creator>SuperWaba SuperWaba</dc:creator>
              <dc:date>2008-02-27T17:30:00</dc:date>
            </office:change-info>
          </text:insertion>
        </text:changed-region>
        <text:changed-region xml:id="ct219576296" text:id="ct219576296">
          <text:deletion>
            <office:change-info>
              <dc:creator>SuperWaba SuperWaba</dc:creator>
              <dc:date>2008-02-27T17:30:00</dc:date>
            </office:change-info>
            <text:p text:style-name="P40">r</text:p>
          </text:deletion>
        </text:changed-region>
        <text:changed-region xml:id="ct220019960" text:id="ct220019960">
          <text:insertion>
            <office:change-info>
              <dc:creator>SuperWaba SuperWaba</dc:creator>
              <dc:date>2008-02-27T17:30:00</dc:date>
            </office:change-info>
          </text:insertion>
        </text:changed-region>
        <text:changed-region xml:id="ct219574656" text:id="ct219574656">
          <text:insertion>
            <office:change-info>
              <dc:creator>SuperWaba SuperWaba</dc:creator>
              <dc:date>2008-02-27T17:30:00</dc:date>
            </office:change-info>
          </text:insertion>
        </text:changed-region>
        <text:changed-region xml:id="ct220000528" text:id="ct220000528">
          <text:deletion>
            <office:change-info>
              <dc:creator>SuperWaba SuperWaba</dc:creator>
              <dc:date>2008-02-27T17:31:00</dc:date>
            </office:change-info>
            <text:p text:style-name="P40">r</text:p>
          </text:deletion>
        </text:changed-region>
        <text:changed-region xml:id="ct219580480" text:id="ct219580480">
          <text:insertion>
            <office:change-info>
              <dc:creator>SuperWaba SuperWaba</dc:creator>
              <dc:date>2008-02-27T17:31:00</dc:date>
            </office:change-info>
          </text:insertion>
        </text:changed-region>
        <text:changed-region xml:id="ct219574432" text:id="ct219574432">
          <text:insertion>
            <office:change-info>
              <dc:creator>SuperWaba SuperWaba</dc:creator>
              <dc:date>2008-02-27T17:31:00</dc:date>
            </office:change-info>
          </text:insertion>
        </text:changed-region>
        <text:changed-region xml:id="ct219580656" text:id="ct219580656">
          <text:deletion>
            <office:change-info>
              <dc:creator>SuperWaba SuperWaba</dc:creator>
              <dc:date>2008-02-27T17:31:00</dc:date>
            </office:change-info>
            <text:p text:style-name="P40">r</text:p>
          </text:deletion>
        </text:changed-region>
        <text:changed-region xml:id="ct220019736" text:id="ct220019736">
          <text:insertion>
            <office:change-info>
              <dc:creator>SuperWaba SuperWaba</dc:creator>
              <dc:date>2008-02-27T17:31:00</dc:date>
            </office:change-info>
          </text:insertion>
        </text:changed-region>
        <text:changed-region xml:id="ct219577096" text:id="ct219577096">
          <text:insertion>
            <office:change-info>
              <dc:creator>SuperWaba SuperWaba</dc:creator>
              <dc:date>2008-02-27T17:31:00</dc:date>
            </office:change-info>
          </text:insertion>
        </text:changed-region>
        <text:changed-region xml:id="ct219580912" text:id="ct219580912">
          <text:insertion>
            <office:change-info>
              <dc:creator>SuperWaba SuperWaba</dc:creator>
              <dc:date>2008-02-27T17:31:00</dc:date>
            </office:change-info>
          </text:insertion>
        </text:changed-region>
        <text:changed-region xml:id="ct220020064" text:id="ct220020064">
          <text:deletion>
            <office:change-info>
              <dc:creator>SuperWaba SuperWaba</dc:creator>
              <dc:date>2008-02-27T17:31:00</dc:date>
            </office:change-info>
            <text:p text:style-name="P40">r</text:p>
          </text:deletion>
        </text:changed-region>
        <text:changed-region xml:id="ct220020168" text:id="ct220020168">
          <text:insertion>
            <office:change-info>
              <dc:creator>SuperWaba SuperWaba</dc:creator>
              <dc:date>2008-02-27T17:31:00</dc:date>
            </office:change-info>
          </text:insertion>
        </text:changed-region>
        <text:changed-region xml:id="ct219581016" text:id="ct219581016">
          <text:insertion>
            <office:change-info>
              <dc:creator>SuperWaba SuperWaba</dc:creator>
              <dc:date>2008-02-27T17:31:00</dc:date>
            </office:change-info>
          </text:insertion>
        </text:changed-region>
        <text:changed-region xml:id="ct219581232" text:id="ct219581232">
          <text:insertion>
            <office:change-info>
              <dc:creator>SuperWaba SuperWaba</dc:creator>
              <dc:date>2008-02-27T17:31:00</dc:date>
            </office:change-info>
          </text:insertion>
        </text:changed-region>
        <text:changed-region xml:id="ct219576000" text:id="ct219576000">
          <text:deletion>
            <office:change-info>
              <dc:creator>SuperWaba SuperWaba</dc:creator>
              <dc:date>2008-02-27T17:31:00</dc:date>
            </office:change-info>
            <text:p text:style-name="P40">r</text:p>
          </text:deletion>
        </text:changed-region>
        <text:changed-region xml:id="ct219576104" text:id="ct219576104">
          <text:insertion>
            <office:change-info>
              <dc:creator>SuperWaba SuperWaba</dc:creator>
              <dc:date>2008-02-27T17:31:00</dc:date>
            </office:change-info>
          </text:insertion>
        </text:changed-region>
        <text:changed-region xml:id="ct219581336" text:id="ct219581336">
          <text:insertion>
            <office:change-info>
              <dc:creator>SuperWaba SuperWaba</dc:creator>
              <dc:date>2008-02-27T17:31:00</dc:date>
            </office:change-info>
          </text:insertion>
        </text:changed-region>
        <text:changed-region xml:id="ct219581552" text:id="ct219581552">
          <text:insertion>
            <office:change-info>
              <dc:creator>SuperWaba SuperWaba</dc:creator>
              <dc:date>2008-02-27T17:31:00</dc:date>
            </office:change-info>
          </text:insertion>
        </text:changed-region>
        <text:changed-region xml:id="ct219574104" text:id="ct219574104">
          <text:deletion>
            <office:change-info>
              <dc:creator>SuperWaba SuperWaba</dc:creator>
              <dc:date>2008-02-27T17:31:00</dc:date>
            </office:change-info>
            <text:p text:style-name="P40">r</text:p>
          </text:deletion>
        </text:changed-region>
        <text:changed-region xml:id="ct219581656" text:id="ct219581656">
          <text:insertion>
            <office:change-info>
              <dc:creator>SuperWaba SuperWaba</dc:creator>
              <dc:date>2008-02-27T17:31:00</dc:date>
            </office:change-info>
          </text:insertion>
        </text:changed-region>
        <text:changed-region xml:id="ct219574208" text:id="ct219574208">
          <text:insertion>
            <office:change-info>
              <dc:creator>SuperWaba SuperWaba</dc:creator>
              <dc:date>2008-02-27T17:31:00</dc:date>
            </office:change-info>
          </text:insertion>
        </text:changed-region>
        <text:changed-region xml:id="ct219581872" text:id="ct219581872">
          <text:insertion>
            <office:change-info>
              <dc:creator>SuperWaba SuperWaba</dc:creator>
              <dc:date>2008-02-27T17:31:00</dc:date>
            </office:change-info>
          </text:insertion>
        </text:changed-region>
        <text:changed-region xml:id="ct219575024" text:id="ct219575024">
          <text:deletion>
            <office:change-info>
              <dc:creator>SuperWaba SuperWaba</dc:creator>
              <dc:date>2008-02-27T17:31:00</dc:date>
            </office:change-info>
            <text:p text:style-name="P40">r</text:p>
          </text:deletion>
        </text:changed-region>
        <text:changed-region xml:id="ct219581976" text:id="ct219581976">
          <text:insertion>
            <office:change-info>
              <dc:creator>SuperWaba SuperWaba</dc:creator>
              <dc:date>2008-02-27T17:31:00</dc:date>
            </office:change-info>
          </text:insertion>
        </text:changed-region>
        <text:changed-region xml:id="ct219575128" text:id="ct219575128">
          <text:insertion>
            <office:change-info>
              <dc:creator>SuperWaba SuperWaba</dc:creator>
              <dc:date>2008-02-27T17:31:00</dc:date>
            </office:change-info>
          </text:insertion>
        </text:changed-region>
        <text:changed-region xml:id="ct219582192" text:id="ct219582192">
          <text:insertion>
            <office:change-info>
              <dc:creator>SuperWaba SuperWaba</dc:creator>
              <dc:date>2008-02-27T17:31:00</dc:date>
            </office:change-info>
          </text:insertion>
        </text:changed-region>
        <text:changed-region xml:id="ct219575232" text:id="ct219575232">
          <text:deletion>
            <office:change-info>
              <dc:creator>SuperWaba SuperWaba</dc:creator>
              <dc:date>2008-02-27T17:31:00</dc:date>
            </office:change-info>
            <text:p text:style-name="P40">r</text:p>
          </text:deletion>
        </text:changed-region>
        <text:changed-region xml:id="ct219575336" text:id="ct219575336">
          <text:insertion>
            <office:change-info>
              <dc:creator>SuperWaba SuperWaba</dc:creator>
              <dc:date>2008-02-27T17:31:00</dc:date>
            </office:change-info>
          </text:insertion>
        </text:changed-region>
        <text:changed-region xml:id="ct220038384" text:id="ct220038384">
          <text:insertion>
            <office:change-info>
              <dc:creator>SuperWaba SuperWaba</dc:creator>
              <dc:date>2008-02-27T17:31:00</dc:date>
            </office:change-info>
          </text:insertion>
        </text:changed-region>
        <text:changed-region xml:id="ct220039224" text:id="ct220039224">
          <text:insertion>
            <office:change-info>
              <dc:creator>SuperWaba SuperWaba</dc:creator>
              <dc:date>2008-02-27T17:31:00</dc:date>
            </office:change-info>
          </text:insertion>
        </text:changed-region>
        <text:changed-region xml:id="ct220039328" text:id="ct220039328">
          <text:deletion>
            <office:change-info>
              <dc:creator>SuperWaba SuperWaba</dc:creator>
              <dc:date>2008-02-27T17:31:00</dc:date>
            </office:change-info>
            <text:p text:style-name="P40">r</text:p>
          </text:deletion>
        </text:changed-region>
        <text:changed-region xml:id="ct220039848" text:id="ct220039848">
          <text:insertion>
            <office:change-info>
              <dc:creator>SuperWaba SuperWaba</dc:creator>
              <dc:date>2008-02-27T17:31:00</dc:date>
            </office:change-info>
          </text:insertion>
        </text:changed-region>
        <text:changed-region xml:id="ct220040760" text:id="ct220040760">
          <text:insertion>
            <office:change-info>
              <dc:creator>SuperWaba SuperWaba</dc:creator>
              <dc:date>2008-02-27T17:31:00</dc:date>
            </office:change-info>
          </text:insertion>
        </text:changed-region>
        <text:changed-region xml:id="ct220041680" text:id="ct220041680">
          <text:insertion>
            <office:change-info>
              <dc:creator>SuperWaba SuperWaba</dc:creator>
              <dc:date>2008-02-27T17:33:00</dc:date>
            </office:change-info>
          </text:insertion>
        </text:changed-region>
        <text:changed-region xml:id="ct220041824" text:id="ct220041824">
          <text:deletion>
            <office:change-info>
              <dc:creator>SuperWaba SuperWaba</dc:creator>
              <dc:date>2008-02-27T17:33:00</dc:date>
            </office:change-info>
            <text:p text:style-name="P40">r</text:p>
          </text:deletion>
        </text:changed-region>
        <text:changed-region xml:id="ct220042296" text:id="ct220042296">
          <text:insertion>
            <office:change-info>
              <dc:creator>SuperWaba SuperWaba</dc:creator>
              <dc:date>2008-02-27T17:33:00</dc:date>
            </office:change-info>
          </text:insertion>
        </text:changed-region>
        <text:changed-region xml:id="ct220043208" text:id="ct220043208">
          <text:insertion>
            <office:change-info>
              <dc:creator>SuperWaba SuperWaba</dc:creator>
              <dc:date>2008-02-27T17:33:00</dc:date>
            </office:change-info>
          </text:insertion>
        </text:changed-region>
        <text:changed-region xml:id="ct220043312" text:id="ct220043312">
          <text:deletion>
            <office:change-info>
              <dc:creator>SuperWaba SuperWaba</dc:creator>
              <dc:date>2008-02-27T17:33:00</dc:date>
            </office:change-info>
            <text:p text:style-name="P40">r</text:p>
          </text:deletion>
        </text:changed-region>
        <text:changed-region xml:id="ct220043784" text:id="ct220043784">
          <text:insertion>
            <office:change-info>
              <dc:creator>SuperWaba SuperWaba</dc:creator>
              <dc:date>2008-02-27T17:33:00</dc:date>
            </office:change-info>
          </text:insertion>
        </text:changed-region>
        <text:changed-region xml:id="ct219576880" text:id="ct219576880">
          <text:insertion>
            <office:change-info>
              <dc:creator>SuperWaba SuperWaba</dc:creator>
              <dc:date>2008-02-27T17:32:00</dc:date>
            </office:change-info>
          </text:insertion>
        </text:changed-region>
        <text:changed-region xml:id="ct220042752" text:id="ct220042752">
          <text:deletion>
            <office:change-info>
              <dc:creator>SuperWaba SuperWaba</dc:creator>
              <dc:date>2008-02-27T17:32:00</dc:date>
            </office:change-info>
            <text:p text:style-name="P40">r</text:p>
          </text:deletion>
        </text:changed-region>
        <text:changed-region xml:id="ct219583560" text:id="ct219583560">
          <text:insertion>
            <office:change-info>
              <dc:creator>SuperWaba SuperWaba</dc:creator>
              <dc:date>2008-02-27T17:32:00</dc:date>
            </office:change-info>
          </text:insertion>
        </text:changed-region>
        <text:changed-region xml:id="ct220042960" text:id="ct220042960">
          <text:insertion>
            <office:change-info>
              <dc:creator>SuperWaba SuperWaba</dc:creator>
              <dc:date>2008-02-27T17:32:00</dc:date>
            </office:change-info>
          </text:insertion>
        </text:changed-region>
        <text:changed-region xml:id="ct220041224" text:id="ct220041224">
          <text:insertion>
            <office:change-info>
              <dc:creator>SuperWaba SuperWaba</dc:creator>
              <dc:date>2008-02-27T17:32:00</dc:date>
            </office:change-info>
          </text:insertion>
        </text:changed-region>
        <text:changed-region xml:id="ct220041432" text:id="ct220041432">
          <text:deletion>
            <office:change-info>
              <dc:creator>SuperWaba SuperWaba</dc:creator>
              <dc:date>2008-02-27T17:32:00</dc:date>
            </office:change-info>
            <text:p text:style-name="P40">r</text:p>
          </text:deletion>
        </text:changed-region>
        <text:changed-region xml:id="ct220040512" text:id="ct220040512">
          <text:insertion>
            <office:change-info>
              <dc:creator>SuperWaba SuperWaba</dc:creator>
              <dc:date>2008-02-27T17:32:00</dc:date>
            </office:change-info>
          </text:insertion>
        </text:changed-region>
        <text:changed-region xml:id="ct220040304" text:id="ct220040304">
          <text:insertion>
            <office:change-info>
              <dc:creator>SuperWaba SuperWaba</dc:creator>
              <dc:date>2008-02-27T17:32:00</dc:date>
            </office:change-info>
          </text:insertion>
        </text:changed-region>
        <text:changed-region xml:id="ct219583984" text:id="ct219583984">
          <text:insertion>
            <office:change-info>
              <dc:creator>SuperWaba SuperWaba</dc:creator>
              <dc:date>2008-02-27T17:32:00</dc:date>
            </office:change-info>
          </text:insertion>
        </text:changed-region>
        <text:changed-region xml:id="ct220039600" text:id="ct220039600">
          <text:deletion>
            <office:change-info>
              <dc:creator>SuperWaba SuperWaba</dc:creator>
              <dc:date>2008-02-27T17:32:00</dc:date>
            </office:change-info>
            <text:p text:style-name="P40">r</text:p>
          </text:deletion>
        </text:changed-region>
        <text:changed-region xml:id="ct220039432" text:id="ct220039432">
          <text:insertion>
            <office:change-info>
              <dc:creator>SuperWaba SuperWaba</dc:creator>
              <dc:date>2008-02-27T17:32:00</dc:date>
            </office:change-info>
          </text:insertion>
        </text:changed-region>
        <text:changed-region xml:id="ct220038816" text:id="ct220038816">
          <text:insertion>
            <office:change-info>
              <dc:creator>SuperWaba SuperWaba</dc:creator>
              <dc:date>2008-02-27T17:32:00</dc:date>
            </office:change-info>
          </text:insertion>
        </text:changed-region>
        <text:changed-region xml:id="ct219584304" text:id="ct219584304">
          <text:insertion>
            <office:change-info>
              <dc:creator>SuperWaba SuperWaba</dc:creator>
              <dc:date>2008-02-27T17:32:00</dc:date>
            </office:change-info>
          </text:insertion>
        </text:changed-region>
        <text:changed-region xml:id="ct220039000" text:id="ct220039000">
          <text:deletion>
            <office:change-info>
              <dc:creator>SuperWaba SuperWaba</dc:creator>
              <dc:date>2008-02-27T17:32:00</dc:date>
            </office:change-info>
            <text:p text:style-name="P40">r</text:p>
          </text:deletion>
        </text:changed-region>
        <text:changed-region xml:id="ct219584408" text:id="ct219584408">
          <text:insertion>
            <office:change-info>
              <dc:creator>SuperWaba SuperWaba</dc:creator>
              <dc:date>2008-02-27T17:32:00</dc:date>
            </office:change-info>
          </text:insertion>
        </text:changed-region>
        <text:changed-region xml:id="ct220042400" text:id="ct220042400">
          <text:insertion>
            <office:change-info>
              <dc:creator>SuperWaba SuperWaba</dc:creator>
              <dc:date>2008-02-27T17:32:00</dc:date>
            </office:change-info>
          </text:insertion>
        </text:changed-region>
        <text:changed-region xml:id="ct220042000" text:id="ct220042000">
          <text:deletion>
            <office:change-info>
              <dc:creator>SuperWaba SuperWaba</dc:creator>
              <dc:date>2008-02-27T17:32:00</dc:date>
            </office:change-info>
            <text:p text:style-name="P40">r</text:p>
          </text:deletion>
        </text:changed-region>
        <text:changed-region xml:id="ct220040096" text:id="ct220040096">
          <text:insertion>
            <office:change-info>
              <dc:creator>SuperWaba SuperWaba</dc:creator>
              <dc:date>2008-02-27T17:32:00</dc:date>
            </office:change-info>
          </text:insertion>
        </text:changed-region>
        <text:changed-region xml:id="ct220038488" text:id="ct220038488">
          <text:deletion>
            <office:change-info>
              <dc:creator>SuperWaba SuperWaba</dc:creator>
              <dc:date>2008-02-27T17:32:00</dc:date>
            </office:change-info>
            <text:p text:style-name="P40">r</text:p>
          </text:deletion>
        </text:changed-region>
        <text:changed-region xml:id="ct220044728" text:id="ct220044728">
          <text:insertion>
            <office:change-info>
              <dc:creator>SuperWaba SuperWaba</dc:creator>
              <dc:date>2008-02-27T17:32:00</dc:date>
            </office:change-info>
          </text:insertion>
        </text:changed-region>
        <text:changed-region xml:id="ct220045408" text:id="ct220045408">
          <text:insertion>
            <office:change-info>
              <dc:creator>SuperWaba SuperWaba</dc:creator>
              <dc:date>2008-02-27T17:32:00</dc:date>
            </office:change-info>
          </text:insertion>
        </text:changed-region>
        <text:changed-region xml:id="ct220046016" text:id="ct220046016">
          <text:insertion>
            <office:change-info>
              <dc:creator>SuperWaba SuperWaba</dc:creator>
              <dc:date>2008-02-27T17:32:00</dc:date>
            </office:change-info>
          </text:insertion>
        </text:changed-region>
        <text:changed-region xml:id="ct220046120" text:id="ct220046120">
          <text:deletion>
            <office:change-info>
              <dc:creator>SuperWaba SuperWaba</dc:creator>
              <dc:date>2008-02-27T17:32:00</dc:date>
            </office:change-info>
            <text:p text:style-name="P40">r</text:p>
          </text:deletion>
        </text:changed-region>
        <text:changed-region xml:id="ct220046592" text:id="ct220046592">
          <text:insertion>
            <office:change-info>
              <dc:creator>SuperWaba SuperWaba</dc:creator>
              <dc:date>2008-02-27T17:32:00</dc:date>
            </office:change-info>
          </text:insertion>
        </text:changed-region>
        <text:changed-region xml:id="ct220047456" text:id="ct220047456">
          <text:insertion>
            <office:change-info>
              <dc:creator>SuperWaba SuperWaba</dc:creator>
              <dc:date>2008-02-27T17:32:00</dc:date>
            </office:change-info>
          </text:insertion>
        </text:changed-region>
        <text:changed-region xml:id="ct219575480" text:id="ct219575480">
          <text:deletion>
            <office:change-info>
              <dc:creator>SuperWaba SuperWaba</dc:creator>
              <dc:date>2008-02-27T17:33:00</dc:date>
            </office:change-info>
            <text:p text:style-name="P40">r</text:p>
          </text:deletion>
        </text:changed-region>
        <text:changed-region xml:id="ct220047208" text:id="ct220047208">
          <text:insertion>
            <office:change-info>
              <dc:creator>SuperWaba SuperWaba</dc:creator>
              <dc:date>2008-02-27T17:33:00</dc:date>
            </office:change-info>
          </text:insertion>
        </text:changed-region>
        <text:changed-region xml:id="ct220047024" text:id="ct220047024">
          <text:insertion>
            <office:change-info>
              <dc:creator>SuperWaba SuperWaba</dc:creator>
              <dc:date>2008-02-27T17:33:00</dc:date>
            </office:change-info>
          </text:insertion>
        </text:changed-region>
        <text:changed-region xml:id="ct219585648" text:id="ct219585648">
          <text:insertion>
            <office:change-info>
              <dc:creator>SuperWaba SuperWaba</dc:creator>
              <dc:date>2008-02-27T17:33:00</dc:date>
            </office:change-info>
          </text:insertion>
        </text:changed-region>
        <text:changed-region xml:id="ct220038592" text:id="ct220038592">
          <text:deletion>
            <office:change-info>
              <dc:creator>SuperWaba SuperWaba</dc:creator>
              <dc:date>2008-02-27T17:33:00</dc:date>
            </office:change-info>
            <text:p text:style-name="P40">r</text:p>
          </text:deletion>
        </text:changed-region>
        <text:changed-region xml:id="ct219584624" text:id="ct219584624">
          <text:insertion>
            <office:change-info>
              <dc:creator>SuperWaba SuperWaba</dc:creator>
              <dc:date>2008-02-27T17:33:00</dc:date>
            </office:change-info>
          </text:insertion>
        </text:changed-region>
        <text:changed-region xml:id="ct220039952" text:id="ct220039952">
          <text:insertion>
            <office:change-info>
              <dc:creator>SuperWaba SuperWaba</dc:creator>
              <dc:date>2008-02-27T17:33:00</dc:date>
            </office:change-info>
          </text:insertion>
        </text:changed-region>
        <text:changed-region xml:id="ct219585968" text:id="ct219585968">
          <text:insertion>
            <office:change-info>
              <dc:creator>SuperWaba SuperWaba</dc:creator>
              <dc:date>2008-02-27T17:33:00</dc:date>
            </office:change-info>
          </text:insertion>
        </text:changed-region>
        <text:changed-region xml:id="ct220042504" text:id="ct220042504">
          <text:deletion>
            <office:change-info>
              <dc:creator>SuperWaba SuperWaba</dc:creator>
              <dc:date>2008-02-27T17:33:00</dc:date>
            </office:change-info>
            <text:p text:style-name="P40">r</text:p>
          </text:deletion>
        </text:changed-region>
        <text:changed-region xml:id="ct219586072" text:id="ct219586072">
          <text:insertion>
            <office:change-info>
              <dc:creator>SuperWaba SuperWaba</dc:creator>
              <dc:date>2008-02-27T17:33:00</dc:date>
            </office:change-info>
          </text:insertion>
        </text:changed-region>
        <text:changed-region xml:id="ct219585752" text:id="ct219585752">
          <text:insertion>
            <office:change-info>
              <dc:creator>SuperWaba SuperWaba</dc:creator>
              <dc:date>2008-02-27T17:34:00</dc:date>
            </office:change-info>
          </text:insertion>
        </text:changed-region>
        <text:changed-region xml:id="ct219586288" text:id="ct219586288">
          <text:insertion>
            <office:change-info>
              <dc:creator>SuperWaba SuperWaba</dc:creator>
              <dc:date>2008-02-27T17:33:00</dc:date>
            </office:change-info>
          </text:insertion>
        </text:changed-region>
        <text:changed-region xml:id="ct220046696" text:id="ct220046696">
          <text:deletion>
            <office:change-info>
              <dc:creator>SuperWaba SuperWaba</dc:creator>
              <dc:date>2008-02-27T17:33:00</dc:date>
            </office:change-info>
            <text:p text:style-name="P40">r</text:p>
          </text:deletion>
        </text:changed-region>
        <text:changed-region xml:id="ct219586392" text:id="ct219586392">
          <text:insertion>
            <office:change-info>
              <dc:creator>SuperWaba SuperWaba</dc:creator>
              <dc:date>2008-02-27T17:33:00</dc:date>
            </office:change-info>
          </text:insertion>
        </text:changed-region>
        <text:changed-region xml:id="ct220046800" text:id="ct220046800">
          <text:insertion>
            <office:change-info>
              <dc:creator>SuperWaba SuperWaba</dc:creator>
              <dc:date>2008-02-27T17:34:00</dc:date>
            </office:change-info>
          </text:insertion>
        </text:changed-region>
        <text:changed-region xml:id="ct219586608" text:id="ct219586608">
          <text:insertion>
            <office:change-info>
              <dc:creator>SuperWaba SuperWaba</dc:creator>
              <dc:date>2008-02-27T17:34:00</dc:date>
            </office:change-info>
          </text:insertion>
        </text:changed-region>
        <text:changed-region xml:id="ct220046224" text:id="ct220046224">
          <text:deletion>
            <office:change-info>
              <dc:creator>SuperWaba SuperWaba</dc:creator>
              <dc:date>2008-02-27T17:34:00</dc:date>
            </office:change-info>
            <text:p text:style-name="P40">r</text:p>
          </text:deletion>
        </text:changed-region>
        <text:changed-region xml:id="ct219586712" text:id="ct219586712">
          <text:insertion>
            <office:change-info>
              <dc:creator>SuperWaba SuperWaba</dc:creator>
              <dc:date>2008-02-27T17:34:00</dc:date>
            </office:change-info>
          </text:insertion>
        </text:changed-region>
        <text:changed-region xml:id="ct220046328" text:id="ct220046328">
          <text:insertion>
            <office:change-info>
              <dc:creator>SuperWaba SuperWaba</dc:creator>
              <dc:date>2008-02-27T17:34:00</dc:date>
            </office:change-info>
          </text:insertion>
        </text:changed-region>
        <text:changed-region xml:id="ct219586928" text:id="ct219586928">
          <text:insertion>
            <office:change-info>
              <dc:creator>SuperWaba SuperWaba</dc:creator>
              <dc:date>2008-02-27T17:34:00</dc:date>
            </office:change-info>
          </text:insertion>
        </text:changed-region>
        <text:changed-region xml:id="ct220040864" text:id="ct220040864">
          <text:deletion>
            <office:change-info>
              <dc:creator>SuperWaba SuperWaba</dc:creator>
              <dc:date>2008-02-27T17:34:00</dc:date>
            </office:change-info>
            <text:p text:style-name="P40">r</text:p>
          </text:deletion>
        </text:changed-region>
        <text:changed-region xml:id="ct219587032" text:id="ct219587032">
          <text:insertion>
            <office:change-info>
              <dc:creator>SuperWaba SuperWaba</dc:creator>
              <dc:date>2008-02-27T17:34:00</dc:date>
            </office:change-info>
          </text:insertion>
        </text:changed-region>
        <text:changed-region xml:id="ct220040968" text:id="ct220040968">
          <text:insertion>
            <office:change-info>
              <dc:creator>SuperWaba SuperWaba</dc:creator>
              <dc:date>2008-02-27T17:34:00</dc:date>
            </office:change-info>
          </text:insertion>
        </text:changed-region>
        <text:changed-region xml:id="ct219587248" text:id="ct219587248">
          <text:insertion>
            <office:change-info>
              <dc:creator>SuperWaba SuperWaba</dc:creator>
              <dc:date>2008-02-27T17:34:00</dc:date>
            </office:change-info>
          </text:insertion>
        </text:changed-region>
        <text:changed-region xml:id="ct220043416" text:id="ct220043416">
          <text:deletion>
            <office:change-info>
              <dc:creator>SuperWaba SuperWaba</dc:creator>
              <dc:date>2008-02-27T17:34:00</dc:date>
            </office:change-info>
            <text:p text:style-name="P40">r</text:p>
          </text:deletion>
        </text:changed-region>
        <text:changed-region xml:id="ct219587352" text:id="ct219587352">
          <text:insertion>
            <office:change-info>
              <dc:creator>SuperWaba SuperWaba</dc:creator>
              <dc:date>2008-02-27T17:34:00</dc:date>
            </office:change-info>
          </text:insertion>
        </text:changed-region>
        <text:changed-region xml:id="ct220043520" text:id="ct220043520">
          <text:insertion>
            <office:change-info>
              <dc:creator>SuperWaba SuperWaba</dc:creator>
              <dc:date>2008-02-27T17:34:00</dc:date>
            </office:change-info>
          </text:insertion>
        </text:changed-region>
        <text:changed-region xml:id="ct219587568" text:id="ct219587568">
          <text:insertion>
            <office:change-info>
              <dc:creator>SuperWaba SuperWaba</dc:creator>
              <dc:date>2008-02-27T17:34:00</dc:date>
            </office:change-info>
          </text:insertion>
        </text:changed-region>
        <text:changed-region xml:id="ct220048856" text:id="ct220048856">
          <text:deletion>
            <office:change-info>
              <dc:creator>SuperWaba SuperWaba</dc:creator>
              <dc:date>2008-02-27T17:34:00</dc:date>
            </office:change-info>
            <text:p text:style-name="P40">r</text:p>
          </text:deletion>
        </text:changed-region>
        <text:changed-region xml:id="ct219587672" text:id="ct219587672">
          <text:insertion>
            <office:change-info>
              <dc:creator>SuperWaba SuperWaba</dc:creator>
              <dc:date>2008-02-27T17:34:00</dc:date>
            </office:change-info>
          </text:insertion>
        </text:changed-region>
        <text:changed-region xml:id="ct220048960" text:id="ct220048960">
          <text:insertion>
            <office:change-info>
              <dc:creator>SuperWaba SuperWaba</dc:creator>
              <dc:date>2008-02-27T17:34:00</dc:date>
            </office:change-info>
          </text:insertion>
        </text:changed-region>
        <text:changed-region xml:id="ct219587888" text:id="ct219587888">
          <text:insertion>
            <office:change-info>
              <dc:creator>SuperWaba SuperWaba</dc:creator>
              <dc:date>2008-02-27T17:34:00</dc:date>
            </office:change-info>
          </text:insertion>
        </text:changed-region>
        <text:changed-region xml:id="ct220049248" text:id="ct220049248">
          <text:deletion>
            <office:change-info>
              <dc:creator>SuperWaba SuperWaba</dc:creator>
              <dc:date>2008-02-27T17:34:00</dc:date>
            </office:change-info>
            <text:p text:style-name="P40">r</text:p>
          </text:deletion>
        </text:changed-region>
        <text:changed-region xml:id="ct220045280" text:id="ct220045280">
          <text:insertion>
            <office:change-info>
              <dc:creator>SuperWaba SuperWaba</dc:creator>
              <dc:date>2008-02-27T17:34:00</dc:date>
            </office:change-info>
          </text:insertion>
        </text:changed-region>
        <text:changed-region xml:id="ct220050152" text:id="ct220050152">
          <text:insertion>
            <office:change-info>
              <dc:creator>SuperWaba SuperWaba</dc:creator>
              <dc:date>2008-02-27T17:34:00</dc:date>
            </office:change-info>
          </text:insertion>
        </text:changed-region>
        <text:changed-region xml:id="ct220051064" text:id="ct220051064">
          <text:insertion>
            <office:change-info>
              <dc:creator>SuperWaba SuperWaba</dc:creator>
              <dc:date>2008-02-27T17:34:00</dc:date>
            </office:change-info>
          </text:insertion>
        </text:changed-region>
        <text:changed-region xml:id="ct220051168" text:id="ct220051168">
          <text:deletion>
            <office:change-info>
              <dc:creator>SuperWaba SuperWaba</dc:creator>
              <dc:date>2008-02-27T17:34:00</dc:date>
            </office:change-info>
            <text:p text:style-name="P40">r</text:p>
          </text:deletion>
        </text:changed-region>
        <text:changed-region xml:id="ct220051640" text:id="ct220051640">
          <text:insertion>
            <office:change-info>
              <dc:creator>SuperWaba SuperWaba</dc:creator>
              <dc:date>2008-02-27T17:34:00</dc:date>
            </office:change-info>
          </text:insertion>
        </text:changed-region>
        <text:changed-region xml:id="ct220052552" text:id="ct220052552">
          <text:insertion>
            <office:change-info>
              <dc:creator>SuperWaba SuperWaba</dc:creator>
              <dc:date>2008-02-27T17:34:00</dc:date>
            </office:change-info>
          </text:insertion>
        </text:changed-region>
        <text:changed-region xml:id="ct220053464" text:id="ct220053464">
          <text:insertion>
            <office:change-info>
              <dc:creator>SuperWaba SuperWaba</dc:creator>
              <dc:date>2008-02-27T17:34:00</dc:date>
            </office:change-info>
          </text:insertion>
        </text:changed-region>
        <text:changed-region xml:id="ct220053568" text:id="ct220053568">
          <text:deletion>
            <office:change-info>
              <dc:creator>SuperWaba SuperWaba</dc:creator>
              <dc:date>2008-02-27T17:34:00</dc:date>
            </office:change-info>
            <text:p text:style-name="P40">r</text:p>
          </text:deletion>
        </text:changed-region>
        <text:changed-region xml:id="ct220054040" text:id="ct220054040">
          <text:insertion>
            <office:change-info>
              <dc:creator>SuperWaba SuperWaba</dc:creator>
              <dc:date>2008-02-27T17:34:00</dc:date>
            </office:change-info>
          </text:insertion>
        </text:changed-region>
        <text:changed-region xml:id="ct220054952" text:id="ct220054952">
          <text:insertion>
            <office:change-info>
              <dc:creator>SuperWaba SuperWaba</dc:creator>
              <dc:date>2008-02-27T17:34:00</dc:date>
            </office:change-info>
          </text:insertion>
        </text:changed-region>
        <text:changed-region xml:id="ct220054704" text:id="ct220054704">
          <text:deletion>
            <office:change-info>
              <dc:creator>SuperWaba SuperWaba</dc:creator>
              <dc:date>2008-02-27T17:34:00</dc:date>
            </office:change-info>
            <text:p text:style-name="P40">*</text:p>
          </text:deletion>
        </text:changed-region>
        <text:changed-region xml:id="ct220054496" text:id="ct220054496">
          <text:insertion>
            <office:change-info>
              <dc:creator>SuperWaba SuperWaba</dc:creator>
              <dc:date>2008-02-27T17:34:00</dc:date>
            </office:change-info>
          </text:insertion>
        </text:changed-region>
        <text:changed-region xml:id="ct220053008" text:id="ct220053008">
          <text:deletion>
            <office:change-info>
              <dc:creator>SuperWaba SuperWaba</dc:creator>
              <dc:date>2008-02-27T17:34:00</dc:date>
            </office:change-info>
            <text:p text:style-name="P40">t</text:p>
          </text:deletion>
        </text:changed-region>
        <text:changed-region xml:id="ct219589104" text:id="ct219589104">
          <text:insertion>
            <office:change-info>
              <dc:creator>SuperWaba SuperWaba</dc:creator>
              <dc:date>2008-02-27T17:34:00</dc:date>
            </office:change-info>
          </text:insertion>
        </text:changed-region>
        <text:changed-region xml:id="ct220053216" text:id="ct220053216">
          <text:deletion>
            <office:change-info>
              <dc:creator>SuperWaba SuperWaba</dc:creator>
              <dc:date>2008-02-27T17:35:00</dc:date>
            </office:change-info>
            <text:p text:style-name="P44">oi</text:p>
          </text:deletion>
        </text:changed-region>
        <text:changed-region xml:id="ct220052304" text:id="ct220052304">
          <text:insertion>
            <office:change-info>
              <dc:creator>SuperWaba SuperWaba</dc:creator>
              <dc:date>2008-02-27T17:35:00</dc:date>
            </office:change-info>
          </text:insertion>
        </text:changed-region>
        <text:changed-region xml:id="ct220052096" text:id="ct220052096">
          <text:deletion>
            <office:change-info>
              <dc:creator>SuperWaba SuperWaba</dc:creator>
              <dc:date>2008-02-27T17:35:00</dc:date>
            </office:change-info>
            <text:p text:style-name="P44">*/</text:p>
          </text:deletion>
        </text:changed-region>
        <text:changed-region xml:id="ct220049064" text:id="ct220049064">
          <text:insertion>
            <office:change-info>
              <dc:creator>SuperWaba SuperWaba</dc:creator>
              <dc:date>2008-02-27T17:36:00</dc:date>
            </office:change-info>
          </text:insertion>
        </text:changed-region>
        <text:changed-region xml:id="ct219583664" text:id="ct219583664">
          <text:deletion>
            <office:change-info>
              <dc:creator>SuperWaba SuperWaba</dc:creator>
              <dc:date>2008-02-27T17:36:00</dc:date>
            </office:change-info>
            <text:p text:style-name="P40">t</text:p>
          </text:deletion>
        </text:changed-region>
        <text:changed-region xml:id="ct219583768" text:id="ct219583768">
          <text:insertion>
            <office:change-info>
              <dc:creator>SuperWaba SuperWaba</dc:creator>
              <dc:date>2008-02-27T17:36:00</dc:date>
            </office:change-info>
          </text:insertion>
        </text:changed-region>
        <text:changed-region xml:id="ct219589680" text:id="ct219589680">
          <text:insertion>
            <office:change-info>
              <dc:creator>SuperWaba SuperWaba</dc:creator>
              <dc:date>2008-02-27T17:36:00</dc:date>
            </office:change-info>
          </text:insertion>
        </text:changed-region>
        <text:changed-region xml:id="ct220053768" text:id="ct220053768">
          <text:insertion>
            <office:change-info>
              <dc:creator>SuperWaba SuperWaba</dc:creator>
              <dc:date>2008-02-27T17:37:00</dc:date>
            </office:change-info>
          </text:insertion>
        </text:changed-region>
        <text:changed-region xml:id="ct220052656" text:id="ct220052656">
          <text:deletion>
            <office:change-info>
              <dc:creator>SuperWaba SuperWaba</dc:creator>
              <dc:date>2008-02-27T17:36:00</dc:date>
            </office:change-info>
            <text:p text:style-name="P40"><text:s/></text:p>
          </text:deletion>
        </text:changed-region>
        <text:changed-region xml:id="ct219590056" text:id="ct219590056">
          <text:insertion>
            <office:change-info>
              <dc:creator>SuperWaba SuperWaba</dc:creator>
              <dc:date>2008-02-27T17:36:00</dc:date>
            </office:change-info>
          </text:insertion>
        </text:changed-region>
        <text:changed-region xml:id="ct219590160" text:id="ct219590160">
          <text:deletion>
            <office:change-info>
              <dc:creator>SuperWaba SuperWaba</dc:creator>
              <dc:date>2008-02-27T17:36:00</dc:date>
            </office:change-info>
            <text:p text:style-name="P40">t</text:p>
          </text:deletion>
        </text:changed-region>
        <text:changed-region xml:id="ct220052760" text:id="ct220052760">
          <text:insertion>
            <office:change-info>
              <dc:creator>SuperWaba SuperWaba</dc:creator>
              <dc:date>2008-02-27T17:36:00</dc:date>
            </office:change-info>
          </text:insertion>
        </text:changed-region>
        <text:changed-region xml:id="ct220050256" text:id="ct220050256">
          <text:insertion>
            <office:change-info>
              <dc:creator>SuperWaba SuperWaba</dc:creator>
              <dc:date>2008-02-27T17:36:00</dc:date>
            </office:change-info>
          </text:insertion>
        </text:changed-region>
        <text:changed-region xml:id="ct220050360" text:id="ct220050360">
          <text:insertion>
            <office:change-info>
              <dc:creator>SuperWaba SuperWaba</dc:creator>
              <dc:date>2008-02-27T17:38:00</dc:date>
            </office:change-info>
          </text:insertion>
        </text:changed-region>
        <text:changed-region xml:id="ct220058576" text:id="ct220058576">
          <text:deletion>
            <office:change-info>
              <dc:creator>SuperWaba SuperWaba</dc:creator>
              <dc:date>2008-02-27T17:38:00</dc:date>
            </office:change-info>
            <text:p text:style-name="P45">The l</text:p>
          </text:deletion>
        </text:changed-region>
        <text:changed-region xml:id="ct219590480" text:id="ct219590480">
          <text:insertion>
            <office:change-info>
              <dc:creator>SuperWaba SuperWaba</dc:creator>
              <dc:date>2008-02-27T17:38:00</dc:date>
            </office:change-info>
          </text:insertion>
        </text:changed-region>
        <text:changed-region xml:id="ct219590704" text:id="ct219590704">
          <text:deletion>
            <office:change-info>
              <dc:creator>SuperWaba SuperWaba</dc:creator>
              <dc:date>2008-02-27T17:38:00</dc:date>
            </office:change-info>
            <text:p text:style-name="P45"><text:s/></text:p>
          </text:deletion>
        </text:changed-region>
        <text:changed-region xml:id="ct220058680" text:id="ct220058680">
          <text:deletion>
            <office:change-info>
              <dc:creator>SuperWaba SuperWaba</dc:creator>
              <dc:date>2008-02-27T17:39:00</dc:date>
            </office:change-info>
            <text:p text:style-name="P45">a</text:p>
          </text:deletion>
        </text:changed-region>
        <text:changed-region xml:id="ct220058784" text:id="ct220058784">
          <text:insertion>
            <office:change-info>
              <dc:creator>SuperWaba SuperWaba</dc:creator>
              <dc:date>2008-02-27T17:39:00</dc:date>
            </office:change-info>
          </text:insertion>
        </text:changed-region>
        <text:changed-region xml:id="ct220058888" text:id="ct220058888">
          <text:insertion>
            <office:change-info>
              <dc:creator>SuperWaba SuperWaba</dc:creator>
              <dc:date>2008-02-27T17:39:00</dc:date>
            </office:change-info>
          </text:insertion>
        </text:changed-region>
        <text:changed-region xml:id="ct219591024" text:id="ct219591024">
          <text:deletion>
            <office:change-info>
              <dc:creator>SuperWaba SuperWaba</dc:creator>
              <dc:date>2008-02-27T17:51:00</dc:date>
            </office:change-info>
            <text:p text:style-name="P45">99</text:p>
          </text:deletion>
        </text:changed-region>
        <text:changed-region xml:id="ct220058992" text:id="ct220058992">
          <text:insertion>
            <office:change-info>
              <dc:creator>SuperWaba SuperWaba</dc:creator>
              <dc:date>2008-02-27T17:51:00</dc:date>
            </office:change-info>
          </text:insertion>
        </text:changed-region>
        <text:changed-region xml:id="ct220059096" text:id="ct220059096">
          <text:deletion>
            <office:change-info>
              <dc:creator>SuperWaba SuperWaba</dc:creator>
              <dc:date>2008-02-27T17:51:00</dc:date>
            </office:change-info>
            <text:p text:style-name="P45">99</text:p>
          </text:deletion>
        </text:changed-region>
        <text:changed-region xml:id="ct219591280" text:id="ct219591280">
          <text:insertion>
            <office:change-info>
              <dc:creator>SuperWaba SuperWaba</dc:creator>
              <dc:date>2008-02-27T17:51:00</dc:date>
            </office:change-info>
          </text:insertion>
        </text:changed-region>
        <text:changed-region xml:id="ct220059200" text:id="ct220059200">
          <text:deletion>
            <office:change-info>
              <dc:creator>SuperWaba SuperWaba</dc:creator>
              <dc:date>2008-02-27T17:39:00</dc:date>
            </office:change-info>
            <text:p text:style-name="P45"><text:s/>the </text:p>
          </text:deletion>
        </text:changed-region>
        <text:changed-region xml:id="ct219591472" text:id="ct219591472">
          <text:insertion>
            <office:change-info>
              <dc:creator>SuperWaba SuperWaba</dc:creator>
              <dc:date>2008-02-27T17:39:00</dc:date>
            </office:change-info>
          </text:insertion>
        </text:changed-region>
        <text:changed-region xml:id="ct220059688" text:id="ct220059688">
          <text:deletion>
            <office:change-info>
              <dc:creator>SuperWaba SuperWaba</dc:creator>
              <dc:date>2008-02-27T17:50:00</dc:date>
            </office:change-info>
            <text:p text:style-name="P46">99</text:p>
          </text:deletion>
        </text:changed-region>
        <text:changed-region xml:id="ct220059792" text:id="ct220059792">
          <text:insertion>
            <office:change-info>
              <dc:creator>SuperWaba SuperWaba</dc:creator>
              <dc:date>2008-02-27T17:50:00</dc:date>
            </office:change-info>
          </text:insertion>
        </text:changed-region>
        <text:changed-region xml:id="ct220060600" text:id="ct220060600">
          <text:insertion>
            <office:change-info>
              <dc:creator>SuperWaba SuperWaba</dc:creator>
              <dc:date>2008-02-27T17:55:00</dc:date>
            </office:change-info>
          </text:insertion>
        </text:changed-region>
        <text:changed-region xml:id="ct220060744" text:id="ct220060744">
          <text:deletion>
            <office:change-info>
              <dc:creator>SuperWaba SuperWaba</dc:creator>
              <dc:date>2008-02-27T17:55:00</dc:date>
            </office:change-info>
            <text:p text:style-name="P36">reserved</text:p>
          </text:deletion>
        </text:changed-region>
        <text:changed-region xml:id="ct220061040" text:id="ct220061040">
          <text:insertion>
            <office:change-info>
              <dc:creator>SuperWaba SuperWaba</dc:creator>
              <dc:date>2008-02-27T17:56:00</dc:date>
            </office:change-info>
          </text:insertion>
        </text:changed-region>
        <text:changed-region xml:id="ct220061144" text:id="ct220061144">
          <text:deletion>
            <office:change-info>
              <dc:creator>SuperWaba SuperWaba</dc:creator>
              <dc:date>2008-02-27T17:56:00</dc:date>
            </office:change-info>
            <text:p text:style-name="P36">ASSERTION</text:p>
          </text:deletion>
        </text:changed-region>
        <text:changed-region xml:id="ct220061536" text:id="ct220061536">
          <text:insertion>
            <office:change-info>
              <dc:creator>SuperWaba SuperWaba</dc:creator>
              <dc:date>2008-02-27T17:58:00</dc:date>
            </office:change-info>
          </text:insertion>
        </text:changed-region>
        <text:changed-region xml:id="ct220061720" text:id="ct220061720">
          <text:insertion>
            <office:change-info>
              <dc:creator>SuperWaba SuperWaba</dc:creator>
              <dc:date>2008-02-27T17:58:00</dc:date>
            </office:change-info>
          </text:insertion>
        </text:changed-region>
        <text:changed-region xml:id="ct220062304" text:id="ct220062304">
          <text:deletion>
            <office:change-info>
              <dc:creator>SuperWaba SuperWaba</dc:creator>
              <dc:date>2008-02-27T17:57:00</dc:date>
            </office:change-info>
            <text:p text:style-name="P36">AUTHORIZATION</text:p>
          </text:deletion>
        </text:changed-region>
        <text:changed-region xml:id="ct220062408" text:id="ct220062408">
          <text:insertion>
            <office:change-info>
              <dc:creator>SuperWaba SuperWaba</dc:creator>
              <dc:date>2008-02-27T17:57:00</dc:date>
            </office:change-info>
          </text:insertion>
        </text:changed-region>
        <text:changed-region xml:id="ct220062552" text:id="ct220062552">
          <text:deletion>
            <office:change-info>
              <dc:creator>SuperWaba SuperWaba</dc:creator>
              <dc:date>2008-02-27T17:57:00</dc:date>
            </office:change-info>
            <text:p text:style-name="P36">reserved</text:p>
          </text:deletion>
        </text:changed-region>
        <text:changed-region xml:id="ct220062656" text:id="ct220062656">
          <text:insertion>
            <office:change-info>
              <dc:creator>SuperWaba SuperWaba</dc:creator>
              <dc:date>2008-02-27T17:57:00</dc:date>
            </office:change-info>
          </text:insertion>
        </text:changed-region>
        <text:changed-region xml:id="ct220062912" text:id="ct220062912">
          <text:insertion>
            <office:change-info>
              <dc:creator>SuperWaba SuperWaba</dc:creator>
              <dc:date>2008-02-27T17:57:00</dc:date>
            </office:change-info>
          </text:insertion>
        </text:changed-region>
        <text:changed-region xml:id="ct220063136" text:id="ct220063136">
          <text:insertion>
            <office:change-info>
              <dc:creator>SuperWaba SuperWaba</dc:creator>
              <dc:date>2008-02-27T17:57:00</dc:date>
            </office:change-info>
          </text:insertion>
        </text:changed-region>
        <text:changed-region xml:id="ct220064008" text:id="ct220064008">
          <text:insertion>
            <office:change-info>
              <dc:creator>SuperWaba SuperWaba</dc:creator>
              <dc:date>2008-02-28T10:44:00</dc:date>
            </office:change-info>
          </text:insertion>
        </text:changed-region>
        <text:changed-region xml:id="ct220064152" text:id="ct220064152">
          <text:insertion>
            <office:change-info>
              <dc:creator>SuperWaba SuperWaba</dc:creator>
              <dc:date>2008-02-28T10:44:00</dc:date>
            </office:change-info>
          </text:insertion>
        </text:changed-region>
        <text:changed-region xml:id="ct220064448" text:id="ct220064448">
          <text:insertion>
            <office:change-info>
              <dc:creator>SuperWaba SuperWaba</dc:creator>
              <dc:date>2008-02-28T10:44:00</dc:date>
            </office:change-info>
          </text:insertion>
        </text:changed-region>
        <text:changed-region xml:id="ct220064632" text:id="ct220064632">
          <text:insertion>
            <office:change-info>
              <dc:creator>SuperWaba SuperWaba</dc:creator>
              <dc:date>2008-02-28T10:45:00</dc:date>
            </office:change-info>
          </text:insertion>
        </text:changed-region>
        <text:changed-region xml:id="ct220065256" text:id="ct220065256">
          <text:insertion>
            <office:change-info>
              <dc:creator>SuperWaba SuperWaba</dc:creator>
              <dc:date>2008-02-26T13:28:00</dc:date>
            </office:change-info>
          </text:insertion>
        </text:changed-region>
        <text:changed-region xml:id="ct220066744" text:id="ct220066744">
          <text:deletion>
            <office:change-info>
              <dc:creator>SuperWaba SuperWaba</dc:creator>
              <dc:date>2008-02-28T10:47:00</dc:date>
            </office:change-info>
            <text:p text:style-name="P36">CASCADE</text:p>
          </text:deletion>
        </text:changed-region>
        <text:changed-region xml:id="ct220066848" text:id="ct220066848">
          <text:insertion>
            <office:change-info>
              <dc:creator>SuperWaba SuperWaba</dc:creator>
              <dc:date>2008-02-28T10:47:00</dc:date>
            </office:change-info>
          </text:insertion>
        </text:changed-region>
        <text:changed-region xml:id="ct220070416" text:id="ct220070416">
          <text:deletion>
            <office:change-info>
              <dc:creator>SuperWaba SuperWaba</dc:creator>
              <dc:date>2008-02-28T10:50:00</dc:date>
            </office:change-info>
            <text:p text:style-name="P36">MPLETION</text:p>
          </text:deletion>
        </text:changed-region>
        <text:changed-region xml:id="ct220070520" text:id="ct220070520">
          <text:insertion>
            <office:change-info>
              <dc:creator>SuperWaba SuperWaba</dc:creator>
              <dc:date>2008-02-28T10:50:00</dc:date>
            </office:change-info>
          </text:insertion>
        </text:changed-region>
        <text:changed-region xml:id="ct220073776" text:id="ct220073776">
          <text:insertion>
            <office:change-info>
              <dc:creator>SuperWaba SuperWaba</dc:creator>
              <dc:date>2008-02-28T10:51:00</dc:date>
            </office:change-info>
          </text:insertion>
        </text:changed-region>
        <text:changed-region xml:id="ct220073960" text:id="ct220073960">
          <text:insertion>
            <office:change-info>
              <dc:creator>SuperWaba SuperWaba</dc:creator>
              <dc:date>2008-02-28T10:52:00</dc:date>
            </office:change-info>
          </text:insertion>
        </text:changed-region>
        <text:changed-region xml:id="ct220075120" text:id="ct220075120">
          <text:insertion>
            <office:change-info>
              <dc:creator>SuperWaba SuperWaba</dc:creator>
              <dc:date>2008-02-28T10:52:00</dc:date>
            </office:change-info>
          </text:insertion>
        </text:changed-region>
        <text:changed-region xml:id="ct220075512" text:id="ct220075512">
          <text:insertion>
            <office:change-info>
              <dc:creator>SuperWaba SuperWaba</dc:creator>
              <dc:date>2008-02-28T10:52:00</dc:date>
            </office:change-info>
          </text:insertion>
        </text:changed-region>
        <text:changed-region xml:id="ct220075656" text:id="ct220075656">
          <text:insertion>
            <office:change-info>
              <dc:creator>SuperWaba SuperWaba</dc:creator>
              <dc:date>2008-02-28T10:52:00</dc:date>
            </office:change-info>
          </text:insertion>
        </text:changed-region>
        <text:changed-region xml:id="ct220080136" text:id="ct220080136">
          <text:deletion>
            <office:change-info>
              <dc:creator>SuperWaba SuperWaba</dc:creator>
              <dc:date>2008-02-28T11:01:00</dc:date>
            </office:change-info>
            <text:p text:style-name="P36">reserved</text:p>
          </text:deletion>
        </text:changed-region>
        <text:changed-region xml:id="ct220081712" text:id="ct220081712">
          <text:insertion>
            <office:change-info>
              <dc:creator>SuperWaba SuperWaba</dc:creator>
              <dc:date>2008-02-28T11:03:00</dc:date>
            </office:change-info>
          </text:insertion>
        </text:changed-region>
        <text:changed-region xml:id="ct220081936" text:id="ct220081936">
          <text:insertion>
            <office:change-info>
              <dc:creator>SuperWaba SuperWaba</dc:creator>
              <dc:date>2008-02-28T11:03:00</dc:date>
            </office:change-info>
          </text:insertion>
        </text:changed-region>
        <text:changed-region xml:id="ct220082040" text:id="ct220082040">
          <text:insertion>
            <office:change-info>
              <dc:creator>SuperWaba SuperWaba</dc:creator>
              <dc:date>2008-02-28T11:04:00</dc:date>
            </office:change-info>
          </text:insertion>
        </text:changed-region>
        <text:changed-region xml:id="ct220087920" text:id="ct220087920">
          <text:insertion>
            <office:change-info>
              <dc:creator>SuperWaba SuperWaba</dc:creator>
              <dc:date>2008-02-28T11:05:00</dc:date>
            </office:change-info>
          </text:insertion>
        </text:changed-region>
        <text:changed-region xml:id="ct220088144" text:id="ct220088144">
          <text:insertion>
            <office:change-info>
              <dc:creator>SuperWaba SuperWaba</dc:creator>
              <dc:date>2008-02-28T11:05:00</dc:date>
            </office:change-info>
          </text:insertion>
        </text:changed-region>
        <text:changed-region xml:id="ct220088720" text:id="ct220088720">
          <text:insertion>
            <office:change-info>
              <dc:creator>SuperWaba SuperWaba</dc:creator>
              <dc:date>2008-02-28T11:05:00</dc:date>
            </office:change-info>
          </text:insertion>
        </text:changed-region>
        <text:changed-region xml:id="ct220088824" text:id="ct220088824">
          <text:insertion>
            <office:change-info>
              <dc:creator>SuperWaba SuperWaba</dc:creator>
              <dc:date>2008-02-28T11:06:00</dc:date>
            </office:change-info>
          </text:insertion>
        </text:changed-region>
        <text:changed-region xml:id="ct220089008" text:id="ct220089008">
          <text:insertion>
            <office:change-info>
              <dc:creator>SuperWaba SuperWaba</dc:creator>
              <dc:date>2008-02-28T11:06:00</dc:date>
            </office:change-info>
          </text:insertion>
        </text:changed-region>
        <text:changed-region xml:id="ct220090904" text:id="ct220090904">
          <text:deletion>
            <office:change-info>
              <dc:creator>SuperWaba SuperWaba</dc:creator>
              <dc:date>2008-02-28T11:08:00</dc:date>
            </office:change-info>
            <text:p text:style-name="P36">EXTERNAL</text:p>
          </text:deletion>
        </text:changed-region>
        <text:changed-region xml:id="ct220091008" text:id="ct220091008">
          <text:insertion>
            <office:change-info>
              <dc:creator>SuperWaba SuperWaba</dc:creator>
              <dc:date>2008-02-28T11:08:00</dc:date>
            </office:change-info>
          </text:insertion>
        </text:changed-region>
        <text:changed-region xml:id="ct220091192" text:id="ct220091192">
          <text:deletion>
            <office:change-info>
              <dc:creator>SuperWaba SuperWaba</dc:creator>
              <dc:date>2008-02-28T11:08:00</dc:date>
            </office:change-info>
            <text:p text:style-name="P36">reserved</text:p>
          </text:deletion>
        </text:changed-region>
        <text:changed-region xml:id="ct220091296" text:id="ct220091296">
          <text:insertion>
            <office:change-info>
              <dc:creator>SuperWaba SuperWaba</dc:creator>
              <dc:date>2008-02-28T11:08:00</dc:date>
            </office:change-info>
          </text:insertion>
        </text:changed-region>
        <text:changed-region xml:id="ct220091552" text:id="ct220091552">
          <text:insertion>
            <office:change-info>
              <dc:creator>SuperWaba SuperWaba</dc:creator>
              <dc:date>2008-02-28T11:08:00</dc:date>
            </office:change-info>
          </text:insertion>
        </text:changed-region>
        <text:changed-region xml:id="ct220091816" text:id="ct220091816">
          <text:insertion>
            <office:change-info>
              <dc:creator>SuperWaba SuperWaba</dc:creator>
              <dc:date>2008-02-28T11:08:00</dc:date>
            </office:change-info>
          </text:insertion>
        </text:changed-region>
        <text:changed-region xml:id="ct220092072" text:id="ct220092072">
          <text:insertion>
            <office:change-info>
              <dc:creator>SuperWaba SuperWaba</dc:creator>
              <dc:date>2008-02-28T11:08:00</dc:date>
            </office:change-info>
          </text:insertion>
        </text:changed-region>
        <text:changed-region xml:id="ct220092296" text:id="ct220092296">
          <text:insertion>
            <office:change-info>
              <dc:creator>SuperWaba SuperWaba</dc:creator>
              <dc:date>2008-02-28T11:08:00</dc:date>
            </office:change-info>
          </text:insertion>
        </text:changed-region>
        <text:changed-region xml:id="ct220093192" text:id="ct220093192">
          <text:insertion>
            <office:change-info>
              <dc:creator>SuperWaba SuperWaba</dc:creator>
              <dc:date>2008-02-28T11:47:00</dc:date>
            </office:change-info>
          </text:insertion>
        </text:changed-region>
        <text:changed-region xml:id="ct220093416" text:id="ct220093416">
          <text:insertion>
            <office:change-info>
              <dc:creator>SuperWaba SuperWaba</dc:creator>
              <dc:date>2008-02-28T11:47:00</dc:date>
            </office:change-info>
          </text:insertion>
        </text:changed-region>
        <text:changed-region xml:id="ct220097512" text:id="ct220097512">
          <text:insertion>
            <office:change-info>
              <dc:creator>SuperWaba SuperWaba</dc:creator>
              <dc:date>2008-02-28T12:19:00</dc:date>
            </office:change-info>
          </text:insertion>
        </text:changed-region>
        <text:changed-region xml:id="ct220097736" text:id="ct220097736">
          <text:insertion>
            <office:change-info>
              <dc:creator>SuperWaba SuperWaba</dc:creator>
              <dc:date>2008-02-28T12:19:00</dc:date>
            </office:change-info>
          </text:insertion>
        </text:changed-region>
        <text:changed-region xml:id="ct220097840" text:id="ct220097840">
          <text:insertion>
            <office:change-info>
              <dc:creator>SuperWaba SuperWaba</dc:creator>
              <dc:date>2008-02-28T12:20:00</dc:date>
            </office:change-info>
          </text:insertion>
        </text:changed-region>
        <text:changed-region xml:id="ct220098400" text:id="ct220098400">
          <text:deletion>
            <office:change-info>
              <dc:creator>SuperWaba SuperWaba</dc:creator>
              <dc:date>2008-02-28T12:22:00</dc:date>
            </office:change-info>
            <text:p text:style-name="P36">ST</text:p>
          </text:deletion>
        </text:changed-region>
        <text:changed-region xml:id="ct220098504" text:id="ct220098504">
          <text:insertion>
            <office:change-info>
              <dc:creator>SuperWaba SuperWaba</dc:creator>
              <dc:date>2008-02-28T12:22:00</dc:date>
            </office:change-info>
          </text:insertion>
        </text:changed-region>
        <text:changed-region xml:id="ct220099544" text:id="ct220099544">
          <text:deletion>
            <office:change-info>
              <dc:creator>SuperWaba SuperWaba</dc:creator>
              <dc:date>2008-02-28T12:27:00</dc:date>
            </office:change-info>
            <text:p text:style-name="P36">IGNORE</text:p>
          </text:deletion>
        </text:changed-region>
        <text:changed-region xml:id="ct220099648" text:id="ct220099648">
          <text:insertion>
            <office:change-info>
              <dc:creator>SuperWaba SuperWaba</dc:creator>
              <dc:date>2008-02-28T12:27:00</dc:date>
            </office:change-info>
          </text:insertion>
        </text:changed-region>
        <text:changed-region xml:id="ct220099872" text:id="ct220099872">
          <text:deletion>
            <office:change-info>
              <dc:creator>SuperWaba SuperWaba</dc:creator>
              <dc:date>2008-02-28T12:27:00</dc:date>
            </office:change-info>
            <text:p text:style-name="P36">reserved</text:p>
          </text:deletion>
        </text:changed-region>
        <text:changed-region xml:id="ct220099976" text:id="ct220099976">
          <text:insertion>
            <office:change-info>
              <dc:creator>SuperWaba SuperWaba</dc:creator>
              <dc:date>2008-02-28T12:27:00</dc:date>
            </office:change-info>
          </text:insertion>
        </text:changed-region>
        <text:changed-region xml:id="ct220102456" text:id="ct220102456">
          <text:insertion>
            <office:change-info>
              <dc:creator>SuperWaba SuperWaba</dc:creator>
              <dc:date>2008-02-28T12:34:00</dc:date>
            </office:change-info>
          </text:insertion>
        </text:changed-region>
        <text:changed-region xml:id="ct220102680" text:id="ct220102680">
          <text:insertion>
            <office:change-info>
              <dc:creator>SuperWaba SuperWaba</dc:creator>
              <dc:date>2008-02-28T12:34:00</dc:date>
            </office:change-info>
          </text:insertion>
        </text:changed-region>
        <text:changed-region xml:id="ct220107416" text:id="ct220107416">
          <text:deletion>
            <office:change-info>
              <dc:creator>SuperWaba SuperWaba</dc:creator>
              <dc:date>2008-02-28T12:47:00</dc:date>
            </office:change-info>
            <text:p text:style-name="P36">LEFT</text:p>
          </text:deletion>
        </text:changed-region>
        <text:changed-region xml:id="ct220107520" text:id="ct220107520">
          <text:insertion>
            <office:change-info>
              <dc:creator>SuperWaba SuperWaba</dc:creator>
              <dc:date>2008-02-28T12:47:00</dc:date>
            </office:change-info>
          </text:insertion>
        </text:changed-region>
        <text:changed-region xml:id="ct220107744" text:id="ct220107744">
          <text:deletion>
            <office:change-info>
              <dc:creator>SuperWaba SuperWaba</dc:creator>
              <dc:date>2008-02-28T12:47:00</dc:date>
            </office:change-info>
            <text:p text:style-name="P36">reserved</text:p>
          </text:deletion>
        </text:changed-region>
        <text:changed-region xml:id="ct220107848" text:id="ct220107848">
          <text:insertion>
            <office:change-info>
              <dc:creator>SuperWaba SuperWaba</dc:creator>
              <dc:date>2008-02-28T12:47:00</dc:date>
            </office:change-info>
          </text:insertion>
        </text:changed-region>
        <text:changed-region xml:id="ct220108088" text:id="ct220108088">
          <text:insertion>
            <office:change-info>
              <dc:creator>SuperWaba SuperWaba</dc:creator>
              <dc:date>2008-02-28T12:47:00</dc:date>
            </office:change-info>
          </text:insertion>
        </text:changed-region>
        <text:changed-region xml:id="ct220108312" text:id="ct220108312">
          <text:insertion>
            <office:change-info>
              <dc:creator>SuperWaba SuperWaba</dc:creator>
              <dc:date>2008-02-28T12:47:00</dc:date>
            </office:change-info>
          </text:insertion>
        </text:changed-region>
        <text:changed-region xml:id="ct220109528" text:id="ct220109528">
          <text:insertion>
            <office:change-info>
              <dc:creator>SuperWaba SuperWaba</dc:creator>
              <dc:date>2008-02-28T12:49:00</dc:date>
            </office:change-info>
          </text:insertion>
        </text:changed-region>
        <text:changed-region xml:id="ct220109960" text:id="ct220109960">
          <text:insertion>
            <office:change-info>
              <dc:creator>SuperWaba SuperWaba</dc:creator>
              <dc:date>2008-02-28T12:49:00</dc:date>
            </office:change-info>
          </text:insertion>
        </text:changed-region>
        <text:changed-region xml:id="ct220110064" text:id="ct220110064">
          <text:deletion>
            <office:change-info>
              <dc:creator>SuperWaba SuperWaba</dc:creator>
              <dc:date>2008-02-28T12:49:00</dc:date>
            </office:change-info>
            <text:p text:style-name="P36">LOCATOR</text:p>
          </text:deletion>
        </text:changed-region>
        <text:changed-region xml:id="ct220110168" text:id="ct220110168">
          <text:insertion>
            <office:change-info>
              <dc:creator>SuperWaba SuperWaba</dc:creator>
              <dc:date>2008-02-28T12:49:00</dc:date>
            </office:change-info>
          </text:insertion>
        </text:changed-region>
        <text:changed-region xml:id="ct220110312" text:id="ct220110312">
          <text:deletion>
            <office:change-info>
              <dc:creator>SuperWaba SuperWaba</dc:creator>
              <dc:date>2008-02-28T12:49:00</dc:date>
            </office:change-info>
            <text:p text:style-name="P36">reserved</text:p>
          </text:deletion>
        </text:changed-region>
        <text:changed-region xml:id="ct220110608" text:id="ct220110608">
          <text:deletion>
            <office:change-info>
              <dc:creator>SuperWaba SuperWaba</dc:creator>
              <dc:date>2008-02-28T12:49:00</dc:date>
            </office:change-info>
            <text:p text:style-name="P36">LONG </text:p>
          </text:deletion>
        </text:changed-region>
        <text:changed-region xml:id="ct220110712" text:id="ct220110712">
          <text:insertion>
            <office:change-info>
              <dc:creator>SuperWaba SuperWaba</dc:creator>
              <dc:date>2008-02-28T12:49:00</dc:date>
            </office:change-info>
          </text:insertion>
        </text:changed-region>
        <text:changed-region xml:id="ct220110856" text:id="ct220110856">
          <text:deletion>
            <office:change-info>
              <dc:creator>SuperWaba SuperWaba</dc:creator>
              <dc:date>2008-02-28T12:49:00</dc:date>
            </office:change-info>
            <text:p text:style-name="P36">reserved</text:p>
          </text:deletion>
        </text:changed-region>
        <text:changed-region xml:id="ct220110960" text:id="ct220110960">
          <text:insertion>
            <office:change-info>
              <dc:creator>SuperWaba SuperWaba</dc:creator>
              <dc:date>2008-02-28T12:49:00</dc:date>
            </office:change-info>
          </text:insertion>
        </text:changed-region>
        <text:changed-region xml:id="ct220112216" text:id="ct220112216">
          <text:insertion>
            <office:change-info>
              <dc:creator>SuperWaba SuperWaba</dc:creator>
              <dc:date>2008-02-28T13:00:00</dc:date>
            </office:change-info>
          </text:insertion>
        </text:changed-region>
        <text:changed-region xml:id="ct220112440" text:id="ct220112440">
          <text:insertion>
            <office:change-info>
              <dc:creator>SuperWaba SuperWaba</dc:creator>
              <dc:date>2008-02-28T13:01:00</dc:date>
            </office:change-info>
          </text:insertion>
        </text:changed-region>
        <text:changed-region xml:id="ct220112696" text:id="ct220112696">
          <text:insertion>
            <office:change-info>
              <dc:creator>SuperWaba SuperWaba</dc:creator>
              <dc:date>2008-02-28T13:01:00</dc:date>
            </office:change-info>
          </text:insertion>
        </text:changed-region>
        <text:changed-region xml:id="ct220112920" text:id="ct220112920">
          <text:insertion>
            <office:change-info>
              <dc:creator>SuperWaba SuperWaba</dc:creator>
              <dc:date>2008-02-28T13:01:00</dc:date>
            </office:change-info>
          </text:insertion>
        </text:changed-region>
        <text:changed-region xml:id="ct220113176" text:id="ct220113176">
          <text:insertion>
            <office:change-info>
              <dc:creator>SuperWaba SuperWaba</dc:creator>
              <dc:date>2008-02-28T13:03:00</dc:date>
            </office:change-info>
          </text:insertion>
        </text:changed-region>
        <text:changed-region xml:id="ct220113400" text:id="ct220113400">
          <text:insertion>
            <office:change-info>
              <dc:creator>SuperWaba SuperWaba</dc:creator>
              <dc:date>2008-02-28T13:03:00</dc:date>
            </office:change-info>
          </text:insertion>
        </text:changed-region>
        <text:changed-region xml:id="ct220113656" text:id="ct220113656">
          <text:insertion>
            <office:change-info>
              <dc:creator>SuperWaba SuperWaba</dc:creator>
              <dc:date>2008-02-28T13:04:00</dc:date>
            </office:change-info>
          </text:insertion>
        </text:changed-region>
        <text:changed-region xml:id="ct220113840" text:id="ct220113840">
          <text:insertion>
            <office:change-info>
              <dc:creator>SuperWaba SuperWaba</dc:creator>
              <dc:date>2008-02-28T13:04:00</dc:date>
            </office:change-info>
          </text:insertion>
        </text:changed-region>
        <text:changed-region xml:id="ct220114136" text:id="ct220114136">
          <text:insertion>
            <office:change-info>
              <dc:creator>SuperWaba SuperWaba</dc:creator>
              <dc:date>2008-02-28T13:04:00</dc:date>
            </office:change-info>
          </text:insertion>
        </text:changed-region>
        <text:changed-region xml:id="ct220114320" text:id="ct220114320">
          <text:insertion>
            <office:change-info>
              <dc:creator>SuperWaba SuperWaba</dc:creator>
              <dc:date>2008-02-28T13:04:00</dc:date>
            </office:change-info>
          </text:insertion>
        </text:changed-region>
        <text:changed-region xml:id="ct220122936" text:id="ct220122936">
          <text:insertion>
            <office:change-info>
              <dc:creator>SuperWaba SuperWaba</dc:creator>
              <dc:date>2008-02-28T13:35:00</dc:date>
            </office:change-info>
          </text:insertion>
        </text:changed-region>
        <text:changed-region xml:id="ct220123160" text:id="ct220123160">
          <text:insertion>
            <office:change-info>
              <dc:creator>SuperWaba SuperWaba</dc:creator>
              <dc:date>2008-02-28T13:35:00</dc:date>
            </office:change-info>
          </text:insertion>
        </text:changed-region>
        <text:changed-region xml:id="ct220123416" text:id="ct220123416">
          <text:insertion>
            <office:change-info>
              <dc:creator>SuperWaba SuperWaba</dc:creator>
              <dc:date>2008-02-28T13:35:00</dc:date>
            </office:change-info>
          </text:insertion>
        </text:changed-region>
        <text:changed-region xml:id="ct220123640" text:id="ct220123640">
          <text:insertion>
            <office:change-info>
              <dc:creator>SuperWaba SuperWaba</dc:creator>
              <dc:date>2008-02-28T13:36:00</dc:date>
            </office:change-info>
          </text:insertion>
        </text:changed-region>
        <text:changed-region xml:id="ct220124216" text:id="ct220124216">
          <text:deletion>
            <office:change-info>
              <dc:creator>SuperWaba SuperWaba</dc:creator>
              <dc:date>2008-02-28T13:37:00</dc:date>
            </office:change-info>
            <text:p text:style-name="P36">AMETERS</text:p>
          </text:deletion>
        </text:changed-region>
        <text:changed-region xml:id="ct220124320" text:id="ct220124320">
          <text:insertion>
            <office:change-info>
              <dc:creator>SuperWaba SuperWaba</dc:creator>
              <dc:date>2008-02-28T13:37:00</dc:date>
            </office:change-info>
          </text:insertion>
        </text:changed-region>
        <text:changed-region xml:id="ct220126000" text:id="ct220126000">
          <text:deletion>
            <office:change-info>
              <dc:creator>SuperWaba SuperWaba</dc:creator>
              <dc:date>2008-02-28T13:39:00</dc:date>
            </office:change-info>
            <text:p text:style-name="P36">EAD</text:p>
          </text:deletion>
        </text:changed-region>
        <text:changed-region xml:id="ct220126104" text:id="ct220126104">
          <text:insertion>
            <office:change-info>
              <dc:creator>SuperWaba SuperWaba</dc:creator>
              <dc:date>2008-02-28T13:39:00</dc:date>
            </office:change-info>
          </text:insertion>
        </text:changed-region>
        <text:changed-region xml:id="ct220132464" text:id="ct220132464">
          <text:deletion>
            <office:change-info>
              <dc:creator>SuperWaba SuperWaba</dc:creator>
              <dc:date>2008-02-28T13:40:00</dc:date>
            </office:change-info>
            <text:p text:style-name="P36">ATIVE</text:p>
          </text:deletion>
        </text:changed-region>
        <text:changed-region xml:id="ct220132568" text:id="ct220132568">
          <text:insertion>
            <office:change-info>
              <dc:creator>SuperWaba SuperWaba</dc:creator>
              <dc:date>2008-02-28T13:40:00</dc:date>
            </office:change-info>
          </text:insertion>
        </text:changed-region>
        <text:changed-region xml:id="ct220133288" text:id="ct220133288">
          <text:insertion>
            <office:change-info>
              <dc:creator>SuperWaba SuperWaba</dc:creator>
              <dc:date>2008-02-28T13:40:00</dc:date>
            </office:change-info>
          </text:insertion>
        </text:changed-region>
        <text:changed-region xml:id="ct220133512" text:id="ct220133512">
          <text:insertion>
            <office:change-info>
              <dc:creator>SuperWaba SuperWaba</dc:creator>
              <dc:date>2008-02-28T13:40:00</dc:date>
            </office:change-info>
          </text:insertion>
        </text:changed-region>
        <text:changed-region xml:id="ct220133768" text:id="ct220133768">
          <text:deletion>
            <office:change-info>
              <dc:creator>SuperWaba SuperWaba</dc:creator>
              <dc:date>2008-02-28T13:40:00</dc:date>
            </office:change-info>
            <text:p text:style-name="P36">TRICT</text:p>
          </text:deletion>
        </text:changed-region>
        <text:changed-region xml:id="ct220133872" text:id="ct220133872">
          <text:insertion>
            <office:change-info>
              <dc:creator>SuperWaba SuperWaba</dc:creator>
              <dc:date>2008-02-28T13:40:00</dc:date>
            </office:change-info>
          </text:insertion>
        </text:changed-region>
        <text:changed-region xml:id="ct220139104" text:id="ct220139104">
          <text:deletion>
            <office:change-info>
              <dc:creator>SuperWaba SuperWaba</dc:creator>
              <dc:date>2008-02-28T13:46:00</dc:date>
            </office:change-info>
            <text:p text:style-name="P36">SEQUENCE</text:p>
          </text:deletion>
        </text:changed-region>
        <text:changed-region xml:id="ct220139208" text:id="ct220139208">
          <text:insertion>
            <office:change-info>
              <dc:creator>SuperWaba SuperWaba</dc:creator>
              <dc:date>2008-02-28T13:46:00</dc:date>
            </office:change-info>
          </text:insertion>
        </text:changed-region>
        <text:changed-region xml:id="ct220140608" text:id="ct220140608">
          <text:insertion>
            <office:change-info>
              <dc:creator>SuperWaba SuperWaba</dc:creator>
              <dc:date>2008-02-28T13:47:00</dc:date>
            </office:change-info>
          </text:insertion>
        </text:changed-region>
        <text:changed-region xml:id="ct220140792" text:id="ct220140792">
          <text:insertion>
            <office:change-info>
              <dc:creator>SuperWaba SuperWaba</dc:creator>
              <dc:date>2008-02-28T13:47:00</dc:date>
            </office:change-info>
          </text:insertion>
        </text:changed-region>
        <text:changed-region xml:id="ct220141088" text:id="ct220141088">
          <text:insertion>
            <office:change-info>
              <dc:creator>SuperWaba SuperWaba</dc:creator>
              <dc:date>2008-02-28T13:47:00</dc:date>
            </office:change-info>
          </text:insertion>
        </text:changed-region>
        <text:changed-region xml:id="ct220141272" text:id="ct220141272">
          <text:insertion>
            <office:change-info>
              <dc:creator>SuperWaba SuperWaba</dc:creator>
              <dc:date>2008-02-28T13:47:00</dc:date>
            </office:change-info>
          </text:insertion>
        </text:changed-region>
        <text:changed-region xml:id="ct220145088" text:id="ct220145088">
          <text:insertion>
            <office:change-info>
              <dc:creator>SuperWaba SuperWaba</dc:creator>
              <dc:date>2008-02-28T13:50:00</dc:date>
            </office:change-info>
          </text:insertion>
        </text:changed-region>
        <text:changed-region xml:id="ct220145192" text:id="ct220145192">
          <text:deletion>
            <office:change-info>
              <dc:creator>SuperWaba SuperWaba</dc:creator>
              <dc:date>2008-02-28T13:50:00</dc:date>
            </office:change-info>
            <text:p text:style-name="P36">STRUCTURE</text:p>
          </text:deletion>
        </text:changed-region>
        <text:changed-region xml:id="ct220145544" text:id="ct220145544">
          <text:insertion>
            <office:change-info>
              <dc:creator>SuperWaba SuperWaba</dc:creator>
              <dc:date>2008-02-28T13:50:00</dc:date>
            </office:change-info>
          </text:insertion>
        </text:changed-region>
        <text:changed-region xml:id="ct220145768" text:id="ct220145768">
          <text:insertion>
            <office:change-info>
              <dc:creator>SuperWaba SuperWaba</dc:creator>
              <dc:date>2008-02-28T13:50:00</dc:date>
            </office:change-info>
          </text:insertion>
        </text:changed-region>
        <text:changed-region xml:id="ct220146024" text:id="ct220146024">
          <text:insertion>
            <office:change-info>
              <dc:creator>SuperWaba SuperWaba</dc:creator>
              <dc:date>2008-02-28T13:50:00</dc:date>
            </office:change-info>
          </text:insertion>
        </text:changed-region>
        <text:changed-region xml:id="ct220146248" text:id="ct220146248">
          <text:insertion>
            <office:change-info>
              <dc:creator>SuperWaba SuperWaba</dc:creator>
              <dc:date>2008-02-28T13: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1" draw:name="figura1" text:anchor-type="paragraph" svg:width="7.234cm" svg:height="1.397cm" draw:z-index="0"><draw:image xlink:href="Pictures/2000001100001C42000005754691C2D5.wmf" xlink:type="simple" xlink:show="embed" xlink:actuate="onLoad"/></draw:frame></text:p>
      <text:p text:style-name="P67"/>
      <text:p text:style-name="Caption"/>
      <text:p text:style-name="P251"><text:s/>The Litebase Compan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
      <text:p text:style-name="Standard"/>
      <text:p text:style-name="Standard"/>
      <text:p text:style-name="Standard"/>
      <text:p text:style-name="Standard"/>
      <text:p text:style-name="P71"/>
      <text:p text:style-name="P71"/>
      <text:p text:style-name="P71"/>
      <text:p text:style-name="P71"/>
      <text:p text:style-name="P71"/>
      <text:p text:style-name="P71"/>
      <text:p text:style-name="P71">Version 2.00</text:p>
      <text:p text:style-name="P131">Table of Contents</text:p>
      <text:p text:style-name="P132"/>
      <text:table-of-content text:style-name="Sect1" text:protected="true" text:name="Table des matières1">
        <text:table-of-content-source text:outline-level="5">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40">PART I – LITEBASE<text:tab/>5</text:p>
          <text:p text:style-name="P440">LITEBASE<text:tab/>6</text:p>
          <text:p text:style-name="P441">OVERVIEW<text:tab/>6</text:p>
          <text:p text:style-name="P441">NEW TABLE FORMAT<text:tab/>7</text:p>
          <text:p text:style-name="P441">LITEBASE MULTIPLE LANGUAGES<text:tab/>10</text:p>
          <text:p text:style-name="P441">LIMITATIONS AND USAGE<text:tab/>10</text:p>
          <text:p text:style-name="P442">Memory Card Support<text:tab/>13</text:p>
          <text:p text:style-name="P442">Using Threads<text:tab/>14</text:p>
          <text:p text:style-name="P442">Logging and Debugging<text:tab/>14</text:p>
          <text:p text:style-name="P442">Compatibility<text:tab/>15</text:p>
          <text:p text:style-name="P441">LITEBASE SQL FUNCTIONS<text:tab/>16</text:p>
          <text:p text:style-name="P441">LITEBASE RESERVED WORDS<text:tab/>19</text:p>
          <text:p text:style-name="P441">LITEBASECONNECTION CLASS<text:tab/>29</text:p>
          <text:p text:style-name="P442">GetInstance()<text:tab/>29</text:p>
          <text:p text:style-name="P442">GetInstance()<text:tab/>29</text:p>
          <text:p text:style-name="P442">getInstance()<text:tab/>29</text:p>
          <text:p text:style-name="P442">getSourcePath()<text:tab/>30</text:p>
          <text:p text:style-name="P442">execute()<text:tab/>30</text:p>
          <text:p text:style-name="P442">executeUpdate()<text:tab/>33</text:p>
          <text:p text:style-name="P442">executeQuery()<text:tab/>38</text:p>
          <text:p text:style-name="P442">prepareStatement()<text:tab/>43</text:p>
          <text:p text:style-name="P442">getCurrentRowId()<text:tab/>43</text:p>
          <text:p text:style-name="P442">getRowCount()<text:tab/>44</text:p>
          <text:p text:style-name="P442">setRowInc()<text:tab/>44</text:p>
          <text:p text:style-name="P442">convert()<text:tab/>45</text:p>
          <text:p text:style-name="P442">exists()<text:tab/>45</text:p>
          <text:p text:style-name="P442">closeAll()<text:tab/>45</text:p>
          <text:p text:style-name="P442">purge()<text:tab/>46</text:p>
          <text:p text:style-name="P442">getRowCountDeleted()<text:tab/>46</text:p>
          <text:p text:style-name="P442">getRowIterator()<text:tab/>46</text:p>
          <text:p text:style-name="P442">getLogger()<text:tab/>47</text:p>
          <text:p text:style-name="P442">setLogger()<text:tab/>47</text:p>
          <text:p text:style-name="P442">getDefaultLogger()<text:tab/>47</text:p>
          <text:p text:style-name="P442">DeleteLogFiles()<text:tab/>48</text:p>
          <text:p text:style-name="P442">processLogs()<text:tab/>48</text:p>
          <text:p text:style-name="P442">recoverTable()<text:tab/>48</text:p>
          <text:p text:style-name="P442">getSlot()<text:tab/>49</text:p>
          <text:p text:style-name="P442">isOpen()<text:tab/>49</text:p>
          <text:p text:style-name="P442">dropDatabase()<text:tab/>49</text:p>
          <text:p text:style-name="P441">RESULTSET CLASS<text:tab/>50</text:p>
          <text:p text:style-name="P442">getResultSetMetaData()<text:tab/>50</text:p>
          <text:p text:style-name="P442">close()<text:tab/>50</text:p>
          <text:p text:style-name="P442">beforeFirst()<text:tab/>50</text:p>
          <text:p text:style-name="P442">afterLast()<text:tab/>50</text:p>
          <text:p text:style-name="P442">first()<text:tab/>50</text:p>
          <text:p text:style-name="P442">last()<text:tab/>51</text:p>
          <text:p text:style-name="P442">next()<text:tab/>51</text:p>
          <text:p text:style-name="P442">prev()<text:tab/>51</text:p>
          <text:p text:style-name="P442"><text:soft-page-break/>getShort()<text:tab/>51</text:p>
          <text:p text:style-name="P442">getShort()<text:tab/>51</text:p>
          <text:p text:style-name="P442">getInt()<text:tab/>51</text:p>
          <text:p text:style-name="P442">getInt()<text:tab/>51</text:p>
          <text:p text:style-name="P442">getLong()<text:tab/>52</text:p>
          <text:p text:style-name="P442">getLong()<text:tab/>52</text:p>
          <text:p text:style-name="P442">getFloat()<text:tab/>52</text:p>
          <text:p text:style-name="P442">getFloat()<text:tab/>52</text:p>
          <text:p text:style-name="P442">getDouble()<text:tab/>52</text:p>
          <text:p text:style-name="P442">getDouble()<text:tab/>52</text:p>
          <text:p text:style-name="P442">getChars()<text:tab/>52</text:p>
          <text:p text:style-name="P442">getChars()<text:tab/>53</text:p>
          <text:p text:style-name="P442">getString()<text:tab/>53</text:p>
          <text:p text:style-name="P442">getString()<text:tab/>53</text:p>
          <text:p text:style-name="P442">getStrings()<text:tab/>53</text:p>
          <text:p text:style-name="P442">getStrings()<text:tab/>54</text:p>
          <text:p text:style-name="P442">getDate()<text:tab/>58</text:p>
          <text:p text:style-name="P442">getDate()<text:tab/>58</text:p>
          <text:p text:style-name="P442">getDateTime()<text:tab/>58</text:p>
          <text:p text:style-name="P442">getDateTime()<text:tab/>59</text:p>
          <text:p text:style-name="P442">absolute()<text:tab/>59</text:p>
          <text:p text:style-name="P442">relative()<text:tab/>59</text:p>
          <text:p text:style-name="P442">getRow()<text:tab/>59</text:p>
          <text:p text:style-name="P442">setDecimalPlaces()<text:tab/>59</text:p>
          <text:p text:style-name="P442">getRowCount()<text:tab/>59</text:p>
          <text:p text:style-name="P442">isNull()<text:tab/>60</text:p>
          <text:p text:style-name="P442">isNull()<text:tab/>60</text:p>
          <text:p text:style-name="P441">PREPAREDSTATEMENT CLASS<text:tab/>61</text:p>
          <text:p text:style-name="P442">executeQuery()<text:tab/>61</text:p>
          <text:p text:style-name="P442">executeUpdate()<text:tab/>61</text:p>
          <text:p text:style-name="P442">setShort()<text:tab/>61</text:p>
          <text:p text:style-name="P442">setInt()<text:tab/>62</text:p>
          <text:p text:style-name="P442">setLong()<text:tab/>62</text:p>
          <text:p text:style-name="P442">setFloat()<text:tab/>62</text:p>
          <text:p text:style-name="P442">setDouble()<text:tab/>62</text:p>
          <text:p text:style-name="P442">setString()<text:tab/>62</text:p>
          <text:p text:style-name="P442">setBlob()<text:tab/>63</text:p>
          <text:p text:style-name="P442">setDate()<text:tab/>63</text:p>
          <text:p text:style-name="P442">setDateTime()<text:tab/>63</text:p>
          <text:p text:style-name="P442">setDateTime()<text:tab/>64</text:p>
          <text:p text:style-name="P442">setNull()<text:tab/>64</text:p>
          <text:p text:style-name="P442">clearParameters()<text:tab/>65</text:p>
          <text:p text:style-name="P442">toString()<text:tab/>65</text:p>
          <text:p text:style-name="P441">RESULTSETMETADATA CLASS<text:tab/>66</text:p>
          <text:p text:style-name="P442">getColumnCount()<text:tab/>66</text:p>
          <text:p text:style-name="P442">getColumnDisplaySize()<text:tab/>66</text:p>
          <text:p text:style-name="P442">getColumnLabel()<text:tab/>67</text:p>
          <text:p text:style-name="P442">getColumnType()<text:tab/>67</text:p>
          <text:p text:style-name="P442">getColumnTypeName()<text:tab/>68</text:p>
          <text:p text:style-name="P442">getColumnTableName()<text:tab/>68</text:p>
          <text:p text:style-name="P442"><text:soft-page-break/>getColumnTableName()<text:tab/>68</text:p>
          <text:p text:style-name="P442">hasDefaultValue()<text:tab/>68</text:p>
          <text:p text:style-name="P442">hasDefaultValue()<text:tab/>68</text:p>
          <text:p text:style-name="P442">isNotNull()<text:tab/>69</text:p>
          <text:p text:style-name="P442">isNotNull()<text:tab/>69</text:p>
          <text:p text:style-name="P441">ROWITERATOR CLASS<text:tab/>69</text:p>
          <text:p text:style-name="P442">data<text:tab/>70</text:p>
          <text:p text:style-name="P442">rowid<text:tab/>70</text:p>
          <text:p text:style-name="P442">attr<text:tab/>70</text:p>
          <text:p text:style-name="P442">rowNumber<text:tab/>70</text:p>
          <text:p text:style-name="P442">next()<text:tab/>70</text:p>
          <text:p text:style-name="P442">nextNotSynced()<text:tab/>70</text:p>
          <text:p text:style-name="P442">setSynced()<text:tab/>70</text:p>
          <text:p text:style-name="P442">close()<text:tab/>71</text:p>
          <text:p text:style-name="P442">reset()<text:tab/>71</text:p>
          <text:p text:style-name="P442">getShort()<text:tab/>71</text:p>
          <text:p text:style-name="P442">getInt()<text:tab/>71</text:p>
          <text:p text:style-name="P442">getFloat()<text:tab/>71</text:p>
          <text:p text:style-name="P442">getDouble()<text:tab/>72</text:p>
          <text:p text:style-name="P442">getString()<text:tab/>72</text:p>
          <text:p text:style-name="P442">getDate()<text:tab/>72</text:p>
          <text:p text:style-name="P442">getDateTime()<text:tab/>72</text:p>
          <text:p text:style-name="P442">getBlob()<text:tab/>72</text:p>
          <text:p text:style-name="P442">isNull()<text:tab/>72</text:p>
          <text:p text:style-name="P440">MIGRATION FROM DIFFERENT TABLE FORMATS<text:tab/>73</text:p>
          <text:p text:style-name="P441">MIGRATING THE OLD TABLES<text:tab/>73</text:p>
          <text:p text:style-name="P440">LITEBASE CONDUIT<text:tab/>75</text:p>
          <text:p text:style-name="P440"><text:line-break/><text:tab/>78</text:p>
          <text:p text:style-name="P440">PART II – APPENDIXES <text:tab/>78</text:p>
          <text:p text:style-name="P441">APPENDIX I – COPYRIGHT<text:tab/>79</text:p>
          <text:p text:style-name="P441">APPENDIX II – NEWS<text:tab/>80</text:p>
        </text:index-body>
      </text:table-of-content>
      <text:p text:style-name="P72"/>
      <text:section text:style-name="Sect2" text:name="Seção2">
        <text:list xml:id="list37143258" text:style-name="WW8Num29">
          <text:list-item>
            <text:h text:style-name="P413" text:outline-level="1"/>
          </text:list-item>
          <text:list-item>
            <text:h text:style-name="P413" text:outline-level="1"/>
          </text:list-item>
          <text:list-item>
            <text:h text:style-name="P413" text:outline-level="1"/>
          </text:list-item>
          <text:list-item>
            <text:h text:style-name="P413" text:outline-level="1"/>
          </text:list-item>
          <text:list-item>
            <text:h text:style-name="P413" text:outline-level="1"/>
          </text:list-item>
        </text:list>
        <text:h text:style-name="P412" text:outline-level="1" text:is-list-header="true"/>
        <text:p text:style-name="P114"/>
        <text:p text:style-name="P114"/>
        <text:p text:style-name="P114"/>
        <text:p text:style-name="P114"/>
        <text:p text:style-name="P114"/>
        <text:p text:style-name="P114"/>
        <text:p text:style-name="P114"/>
        <text:p text:style-name="P114"><text:soft-page-break/></text:p>
        <text:list xml:id="list37159137" text:continue-numbering="true" text:style-name="WW8Num29">
          <text:list-item>
            <text:h text:style-name="P413" text:outline-level="1"/>
          </text:list-item>
          <text:list-item>
            <text:h text:style-name="P410" text:outline-level="1"/>
          </text:list-item>
        </text:list>
        <text:h text:style-name="P409" text:outline-level="1"/>
        <text:h text:style-name="P409" text:outline-level="1"/>
        <text:h text:style-name="P409" text:outline-level="1"/>
        <text:h text:style-name="P409" text:outline-level="1"/>
        <text:h text:style-name="P409" text:outline-level="1"/>
        <text:h text:style-name="P409" text:outline-level="1"/>
        <text:h text:style-name="P409" text:outline-level="1"/>
        <text:h text:style-name="P409" text:outline-level="1"/>
        <text:h text:style-name="P409" text:outline-level="1"/>
        <text:h text:style-name="P409" text:outline-level="1">PART I – LITEBASE</text:h>
        <text:list xml:id="list37169678" text:continue-numbering="true" text:style-name="WW8Num29">
          <text:list-item>
            <text:h text:style-name="P413" text:outline-level="1"/>
          </text:list-item>
        </text:list>
        <text:h text:style-name="P414" text:outline-level="1" text:is-list-header="true">LITEBASE</text:h>
        <text:p text:style-name="P52"/>
        <text:h text:style-name="P421" text:outline-level="2" text:is-list-header="true">OVERVIEW</text:h>
        <text:p text:style-name="P172"/>
        <text:p text:style-name="P172"><text:tab/>Litebase is a full-featured database for <text:change text:change-id="ct219648712"/><text:change-start text:change-id="ct219650768"/>TotalC<text:change-end text:change-id="ct219650768"/><text:change-start text:change-id="ct219664136"/>ross<text:change-end text:change-id="ct219664136"/>. As most databases, it uses the SQL language to let you manipulate data.</text:p>
        <text:p text:style-name="P173"><text:span text:style-name="T94"><text:tab/>The normal way to access files in</text:span><text:change text:change-id="ct219664432"/><text:change-start text:change-id="ct219664728"/><text:span text:style-name="T94"> TotalCross</text:span><text:change-end text:change-id="ct219664728"/><text:span text:style-name="T94"> is through the </text:span><text:change-start text:change-id="ct219665128"/><text:span text:style-name="T42">File</text:span><text:change-end text:change-id="ct219665128"/><text:span text:style-name="T94">, </text:span><text:change text:change-id="ct219665400"/><text:change-start text:change-id="ct219665800"/><text:span text:style-name="T42">PDBFile</text:span><text:span text:style-name="T94">, </text:span><text:change-end text:change-id="ct219665800"/><text:change-start text:change-id="ct219666072"/><text:span text:style-name="T42">ResizeStream</text:span><text:change-end text:change-id="ct219666072"/><text:span text:style-name="T94"> and </text:span><text:change-start text:change-id="ct219666472"/><text:span text:style-name="T42">DataStream</text:span><text:change-end text:change-id="ct219666472"/><text:span text:style-name="T94"> classes. When using Litebase, you will have to forget </text:span>these classes and use only the ones provided by the <text:change-start text:change-id="ct219667304"/><text:span text:style-name="T4">litebase.*</text:span><text:change-end text:change-id="ct219667304"/> packages. Trying to use the one or more of these classes in conjunction with the <text:span text:style-name="T78">Litebase</text:span> ones within the same file can lead to data corruption and is not recommended.<text:change text:change-id="ct219667864"/> Moreover, some platforms do not let the same file be used concurrently.</text:p>
        <text:p text:style-name="P175"><text:tab/>You can run <text:change text:change-id="ct219668272"/>Litebase in desktop, either as an applet, a Linux application, as a windows 2000 (and up) application, or in all the supported <text:change text:change-id="ct219668376"/><text:change-start text:change-id="ct219668488"/>TotalCross<text:change-end text:change-id="ct219668488"/> platforms. So, its easy to create table files in the desktop that can be later synchronized <text:change text:change-id="ct219668592"/><text:change-start text:change-id="ct219668696"/>with<text:change-end text:change-id="ct219668696"/> the device. The files created are interchangeable on all supported platforms.</text:p>
        <text:p text:style-name="P173"><text:tab/>The packages that belong to this library are specified below:</text:p>
        <text:p text:style-name="P202"/>
        <text:list xml:id="list37157449" text:continue-list="list37156573" text:style-name="L1">
          <text:list-item text:start-value="1">
            <text:p text:style-name="P329"><text:change-start text:change-id="ct219668848"/><text:span text:style-name="T4">litebase</text:span><text:change-end text:change-id="ct219668848"/>: <text:span text:style-name="T95">contains</text:span> the database classes that can be used to manipulate the plain files via SQL</text:p>
          </text:list-item>
          <text:list-item>
            <text:p text:style-name="P349"><text:change text:change-id="ct219671416"/><text:change-start text:change-id="ct219671520"/><text:span text:style-name="T35">l</text:span><text:change-end text:change-id="ct219671520"/><text:change-start text:change-id="ct219671624"/><text:span text:style-name="T35">itebase.ui</text:span><text:change-end text:change-id="ct219671624"/><text:change-start text:change-id="ct219671752"/><text:span text:style-name="T106">: </text:span><text:span text:style-name="T98">contains some useful user interface classes that can be used with the driver</text:span><text:change-end text:change-id="ct219671752"/><text:change text:change-id="ct219671856"/><text:change-start text:change-id="ct219673312"/></text:p>
            <text:list>
              <text:list-item>
                <text:p text:style-name="P332"><text:change-end text:change-id="ct219673312"/><text:change-start text:change-id="ct219673416"/><text:span text:style-name="T35">DBListBox</text:span>: <text:change-end text:change-id="ct219673416"/>a class <text:change-start text:change-id="ct219673520"/>used to show a single <text:span text:style-name="T4">listbox</text:span> of a <text:change-end text:change-id="ct219673520"/><text:change-start text:change-id="ct219673704"/><text:span text:style-name="T4">ResultSet</text:span><text:change-end text:change-id="ct219673704"/><text:change-start text:change-id="ct219673848"/> that returns multiple columns. Because it extends <text:change-end text:change-id="ct219673848"/><text:span text:style-name="T4">totalcross</text:span><text:change-start text:change-id="ct219674200"/><text:span text:style-name="T4">.ui.ListBox</text:span><text:change-end text:change-id="ct219674200"/><text:change-start text:change-id="ct219674344"/>, it can be placed in a <text:change-end text:change-id="ct219674344"/><text:change-start text:change-id="ct219674616"/><text:span text:style-name="T4">ComboBox</text:span><text:change-end text:change-id="ct219674616"/><text:change-start text:change-id="ct219674760"/> too.<text:change-end text:change-id="ct219674760"/></text:p>
              </text:list-item>
            </text:list>
          </text:list-item>
        </text:list>
        <text:p text:style-name="P205"/>
        <text:p text:style-name="P202"><text:tab/>Both<text:span text:style-name="T120"> packages are inside the Litebase files.</text:span></text:p>
        <text:p text:style-name="P202"><text:tab/>These samples are provided under <text:span text:style-name="T4">samples</text:span>:</text:p>
        <text:p text:style-name="P202"/>
        <text:list xml:id="list37144569" text:style-name="L3">
          <text:list-item text:start-value="1">
            <text:p text:style-name="P330"><text:change-start text:change-id="ct219677760"/><text:span text:style-name="T4">addressbook</text:span><text:change-end text:change-id="ct219677760"/>: a simple address book application, which demonstrates the use of the <text:change-start text:change-id="ct219677896"/><text:span text:style-name="T4">Grid</text:span><text:change-end text:change-id="ct219677896"/>.</text:p>
          </text:list-item>
          <text:list-item>
            <text:p text:style-name="P330"><text:change-start text:change-id="ct219681992"/><text:span text:style-name="T4">bench</text:span><text:change-end text:change-id="ct219681992"/>: checks the search speed of <text:span text:style-name="T79">Litebase</text:span>. Note that it can take some <text:change text:change-id="ct219682200"/><text:change-start text:change-id="ct219682368"/>minutes<text:change-end text:change-id="ct219682368"/> to run on a device.</text:p>
          </text:list-item>
          <text:list-item>
            <text:p text:style-name="P330"><text:change-start text:change-id="ct219683480"/><text:span text:style-name="T4">testcases</text:span><text:change-end text:change-id="ct219683480"/>: <text:span text:style-name="T4">TestUnit</text:span> testcases for Litebase: it will give you an overall idea of what is supported. This can take several minutes to run on a device! <text:change-start text:change-id="ct219684696"/></text:p>
          </text:list-item>
          <text:list-item>
            <text:p text:style-name="P330"><text:change-end text:change-id="ct219684696"/><text:span text:style-name="T4">s</text:span><text:change-start text:change-id="ct219684920"/><text:span text:style-name="T4">qlconsole</text:span>: <text:change-end text:change-id="ct219684920"/><text:change-start text:change-id="ct219685064"/>a console fo<text:change-end text:change-id="ct219685064"/>r<text:change-start text:change-id="ct219685208"/> issuing SQL co<text:change-end text:change-id="ct219685208"/><text:change-start text:change-id="ct219685352"/>mmands. <text:change-end text:change-id="ct219685352"/>In this application, it is impossible to use prepared statements and blobs. Using this program you can view the results of queries and create, drop and change tables.</text:p>
          </text:list-item>
          <text:list-item>
            <text:p text:style-name="P330"><text:span text:style-name="T4">photodb</text:span>: a small sample application showing how to use blobs to store and recover pictures in a database.</text:p>
          </text:list-item>
          <text:list-item>
            <text:p text:style-name="P330"><text:soft-page-break/><text:span text:style-name="T4">conduit</text:span>: a conduit application to synchronize tables between the desktop and palm devices.</text:p>
          </text:list-item>
        </text:list>
        <text:list xml:id="list37150900" text:style-name="L4">
          <text:list-item>
            <text:p text:style-name="P336"><text:span text:style-name="T4">migration</text:span>: a program used to aid the user in the migration from tables whose format is compatible from Litebase 2.11 to Litebase 2.14 to the format used from Litebase 2.20 to Litebase 2.26.</text:p>
          </text:list-item>
        </text:list>
        <text:list xml:id="list37166084" text:continue-list="list37144569" text:style-name="L3">
          <text:list-header>
            <text:p text:style-name="P330"/>
          </text:list-header>
        </text:list>
        <text:p text:style-name="P195"><text:tab/>Next we provide a sample program that uses Litebase:</text:p>
        <text:p text:style-name="P195"/>
        <text:p text:style-name="P206"><text:change-start text:change-id="ct219691744"/>// <text:change-end text:change-id="ct219691744"/><text:change text:change-id="ct219691888"/><text:change-start text:change-id="ct219692056"/>C<text:change-end text:change-id="ct219692056"/><text:change-start text:change-id="ct219692200"/>reate the driver's instance<text:change-end text:change-id="ct219692200"/><text:change-start text:change-id="ct219692344"/>.<text:change-end text:change-id="ct219692344"/></text:p>
        <text:p text:style-name="P207">LitebaseConnection driver = LitebaseConnection.getInstance("Test");</text:p>
        <text:p text:style-name="P207"/>
        <text:p text:style-name="P206"><text:change-start text:change-id="ct219692608"/>// <text:change-end text:change-id="ct219692608"/><text:change text:change-id="ct219692752"/><text:change-start text:change-id="ct219692896"/>C<text:change-end text:change-id="ct219692896"/><text:change-start text:change-id="ct219693040"/>reate the table and <text:change-end text:change-id="ct219693040"/><text:change-start text:change-id="ct219693184"/>the <text:change-end text:change-id="ct219693184"/><text:change-start text:change-id="ct219693328"/>index<text:change-end text:change-id="ct219693328"/><text:change-start text:change-id="ct219693472"/>.<text:change-end text:change-id="ct219693472"/></text:p>
        <text:p text:style-name="P207">try</text:p>
        <text:p text:style-name="P207">{</text:p>
        <text:p text:style-name="P207"><text:s text:c="3"/>driver.execute("CREATE TABLE person (name char(30), sal double, age int)");</text:p>
        <text:p text:style-name="P207"><text:s text:c="3"/>driver.execute("CREATE INDEX idx_name ON person(name)");</text:p>
        <text:p text:style-name="P207">} catch (AlreadyCreatedException exception) {} </text:p>
        <text:p text:style-name="P207"/>
        <text:p text:style-name="P206"><text:change-start text:change-id="ct219693896"/>// <text:change-end text:change-id="ct219693896"/><text:change text:change-id="ct219694040"/><text:change-start text:change-id="ct219694184"/>I<text:change-end text:change-id="ct219694184"/><text:change-start text:change-id="ct219694328"/>nsert some <text:change-end text:change-id="ct219694328"/><text:change text:change-id="ct219694472"/><text:change-start text:change-id="ct219694616"/>V<text:change-end text:change-id="ct219694616"/><text:change-start text:change-id="ct219694760"/>alues<text:change-end text:change-id="ct219694760"/><text:change-start text:change-id="ct219694904"/>.<text:change-end text:change-id="ct219694904"/></text:p>
        <text:p text:style-name="P207">driver.executeUpdate("INSERT INTO person VALUES ('Michelle', 3000.0, 31)");</text:p>
        <text:p text:style-name="P207">driver.executeUpdate("INSERT INTO person VALUES ('Simone', 3000.0, 33)");</text:p>
        <text:p text:style-name="P207"/>
        <text:p text:style-name="P206"><text:change-start text:change-id="ct219695208"/>// <text:change-end text:change-id="ct219695208"/><text:change text:change-id="ct219695352"/><text:change-start text:change-id="ct219695496"/>D<text:change-end text:change-id="ct219695496"/><text:change-start text:change-id="ct219695640"/>o a <text:change-end text:change-id="ct219695640"/><text:change text:change-id="ct219695784"/><text:change-start text:change-id="ct219695928"/>q<text:change-end text:change-id="ct219695928"/><text:change-start text:change-id="ct219696072"/>uery<text:change-end text:change-id="ct219696072"/><text:change-start text:change-id="ct219696216"/>.<text:change-end text:change-id="ct219696216"/></text:p>
        <text:p text:style-name="P207">ResultSet rs = driver.executeQuery("SELECT * FROM person WHERE name = <text:s text:c="2"/><text:tab/><text:tab/><text:tab/><text:tab/><text:tab/><text:tab/><text:tab/><text:tab/><text:tab/><text:tab/><text:tab/><text:tab/> <text:s/>'Michelle'");</text:p>
        <text:p text:style-name="P207">if (rs.next())</text:p>
        <text:p text:style-name="P207">{</text:p>
        <text:p text:style-name="P207"><text:s text:c="3"/>String name = rs.getString("name");</text:p>
        <text:p text:style-name="P207"><text:s text:c="3"/>double sal = rs.getDouble(2);</text:p>
        <text:p text:style-name="P207"><text:s text:c="3"/>...</text:p>
        <text:p text:style-name="P207">} </text:p>
        <text:p text:style-name="P207">rs.close();</text:p>
        <text:p text:style-name="P207"/>
        <text:h text:style-name="P426" text:outline-level="2" text:is-list-header="true">NEW TABLE FORMAT</text:h>
        <text:p text:style-name="P173"/>
        <text:p text:style-name="P182"><text:span text:style-name="T98"><text:tab/>Background: new Palm OS devices have a non-volatile memory (in other words, a pen-drive inside o</text:span><text:change text:change-id="ct219696680"/><text:change-start text:change-id="ct219699704"/><text:span text:style-name="T98">f</text:span><text:change-end text:change-id="ct219699704"/><text:span text:style-name="T98"> it): Treo 650, Zire 22, Tungsten E2, Tungsten T|X. Many users complained about data corruption, slowness, and resets in these devices. After some research, a solution that fixed all these problems was found: the write of data </text:span><text:span text:style-name="T100">directly</text:span><text:span text:style-name="T98"> to </text:span><text:span text:style-name="T98">the non-volatile memory (AKA flash-memory). Given that the flash memory supports any kind of file, not only pdb nor prc files, it was decided to change the format of the tables and </text:span><text:soft-page-break/><text:span text:style-name="T98">indices: instead of using pdb files, </text:span><text:change-start text:change-id="ct219700824"/><text:span text:style-name="T98">in Litebase 1.00 </text:span><text:change-end text:change-id="ct219700824"/><text:span text:style-name="T98">new formats of files were created for it: db (database), dbh (database header), idk (index keys) and idr (index repetitions). These are like plain files, in contrast to PDB files, which have a predefined structure.</text:span><text:change-start text:change-id="ct219701296"/><text:span text:style-name="T98"> In Litebase 2.00, </text:span><text:change-end text:change-id="ct219701296"/><text:span text:style-name="T98">the string fields of the database are now stored in a separate file .dbo (database objects). This is necessary to save space from the records, since strings may use much less space than the one declared when creating a table and all the records have fixed-size length. A similar approach is used for blob fields: they are stored in the same file. Moreover, .the header is now inside .db, that is, .dbh does not exist anymore. Another file that may not exist is .idr, if the index does not have repeated keys.</text:span></text:p>
        <text:p text:style-name="P173"><text:change text:change-id="ct219701928"/><text:tab/>The advantages of the new model: all resets and data corruption on NVFS Palm devices are definitively gone, and the speed of Litebase on the other devices is much higher.</text:p>
        <text:p text:style-name="P239"><text:tab/>The drawbacks (for Palm OS devices only): table creation and some queries are slower because now Litebase is dealing with flash-memory (it is obvious that a pen drive is slower than a desktop computer main memory); secondly, it's now IMPOSSIBLE to synchronize data using hotsync since hotsync does not support the installation of anything besides pdb/prc (this is a stupid limitation). To bypass this problem, there is a conduit that will install the files in the flash-memory on device, and also get the data from it, just like hotsync. The tablecopier/LitebaseConduit uses the Conduit API to perform this task. Please read the chapter that describes this program.</text:p>
        <text:p text:style-name="P173"><text:tab/>Given that the database format<text:change-start text:change-id="ct219702928"/> from <text:change-end text:change-id="ct219702928"/>previous <text:change-start text:change-id="ct219703032"/>Litebase<text:change-end text:change-id="ct219703032"/> versions has changed, it was decided to create a migration method for customers that ha<text:change text:change-id="ct219703136"/><text:change-start text:change-id="ct219703240"/>ve<text:change-end text:change-id="ct219703240"/> the application deployed. There's also a chapter in this book that explains what a TotalCross developer has to do.</text:p>
        <text:p text:style-name="P173"><text:tab/>The index file format was also changed<text:change-start text:change-id="ct219703344"/> in Litebase 1.00<text:change-end text:change-id="ct219703344"/>. Instead of a ordered multi- part vector, a specialized B-Tree was implemented. Due to this, <text:change text:change-id="ct219703448"/>the whole table's column <text:change text:change-id="ct219703552"/><text:change-start text:change-id="ct219703656"/>were<text:change-end text:change-id="ct219703656"/> stored in the tree keys (in other words, in the file); so,<text:change text:change-id="ct219703760"/> a big increase in the index size of columns of the CHAR type<text:change-start text:change-id="ct219703864"/> happened<text:change-end text:change-id="ct219703864"/>.<text:change text:change-id="ct219703968"/></text:p>
        <text:p text:style-name="P173"><text:tab/>On version 1.1, some improvements were implemented on index file creation. The index file size now is less than the old one. Whenever the index format is changed, to make use of these and use the correct format, <text:span text:style-name="T3">it necessary to recreate all the indices</text:span>. One way to do this is just drop the index manually that the Litebase will recover them automatically. So, a simple code fragment is provided below that shows how to drop all the indices of an application<text:change text:change-id="ct219704072"/> whose tables are stored in <text:span text:style-name="T69">/Litebase_DBs/</text:span> and application id is <text:span text:style-name="T69">ACTv</text:span>:</text:p>
        <text:p text:style-name="P173"/>
        <text:p text:style-name="P183"><text:change text:change-id="ct219704216"/>//<text:change-start text:change-id="ct219704320"/> <text:change-end text:change-id="ct219704320"/>......</text:p>
        <text:p text:style-name="P183">import totalcross.sys.*; <text:s text:c="2"/></text:p>
        <text:p text:style-name="P183">import totalcross.io.*;</text:p>
        <text:p text:style-name="P183"><text:s text:c="5"/><text:tab/></text:p>
        <text:p text:style-name="P184">//<text:change-start text:change-id="ct219704584"/> <text:change-end text:change-id="ct219704584"/>...... <text:s text:c="4"/><text:tab/></text:p>
        <text:p text:style-name="P192">try</text:p>
        <text:p text:style-name="P112">{ <text:s text:c="2"/></text:p>
        <text:p text:style-name="P112"><text:s text:c="3"/>// The folder where the tables files are stored.</text:p>
        <text:p text:style-name="P112"><text:s text:c="3"/>String sourcePath = "/Litebase_DBs/", </text:p>
        <text:p text:style-name="P112"><text:soft-page-break/></text:p>
        <text:p text:style-name="P112"><text:s text:c="3"/>// The application id of your database.</text:p>
        <text:p text:style-name="P112"><text:s text:c="10"/>appCreatorId = "ACTv";</text:p>
        <text:p text:style-name="P112"/>
        <text:p text:style-name="P112"><text:s text:c="3"/>// Lists all the files of the given folder.</text:p>
        <text:p text:style-name="P112"><text:s text:c="3"/>String[] files = new File(sourcePath, File.<text:span text:style-name="T1">READ_WRITE</text:span>, 1).listFiles();</text:p>
        <text:p text:style-name="P112"><text:s text:c="9"/></text:p>
        <text:p text:style-name="P112"><text:s text:c="3"/>Vm.<text:span text:style-name="T1">debug</text:span>("source path: " + sourcePath);</text:p>
        <text:p text:style-name="P112"><text:s text:c="9"/></text:p>
        <text:p text:style-name="P112"><text:s text:c="3"/>if (files != null)</text:p>
        <text:p text:style-name="P112"><text:s text:c="3"/>{</text:p>
        <text:p text:style-name="P112"><text:s text:c="6"/>int size = files.length;</text:p>
        <text:p text:style-name="P112"><text:s text:c="6"/>String name;</text:p>
        <text:p text:style-name="P112"/>
        <text:p text:style-name="P112"><text:s text:c="6"/>Vm.<text:span text:style-name="T1">debug</text:span>("size: " + size);</text:p>
        <text:p text:style-name="P112"><text:s text:c="6"/>while (--size &gt;= 0)</text:p>
        <text:p text:style-name="P112"><text:s text:c="6"/>{</text:p>
        <text:p text:style-name="P112"><text:s text:c="9"/>name = files[size];</text:p>
        <text:p text:style-name="P112"><text:s text:c="12"/></text:p>
        <text:p text:style-name="P112"><text:s text:c="9"/>// Files of this application. </text:p>
        <text:p text:style-name="P112"><text:s text:c="9"/>if (name.startsWith(appCreatorId + '-' ) </text:p>
        <text:p text:style-name="P112"><text:s text:c="10"/>&amp;&amp; (name.endsWith(".idk") || name.endsWith(".idr"))) </text:p>
        <text:p text:style-name="P112"><text:s text:c="9"/>{</text:p>
        <text:p text:style-name="P112"><text:s text:c="12"/>new File(sourcePath + name).delete();</text:p>
        <text:p text:style-name="P112"><text:s text:c="12"/>Vm.<text:span text:style-name="T1">debug</text:span>("Index file deleted: " + name);</text:p>
        <text:p text:style-name="P112"><text:s text:c="9"/>} </text:p>
        <text:p text:style-name="P112"><text:s text:c="6"/>} </text:p>
        <text:p text:style-name="P112"><text:s text:c="3"/>} </text:p>
        <text:p text:style-name="P112">}</text:p>
        <text:p text:style-name="P112">catch (IOException exception)</text:p>
        <text:p text:style-name="P112">{</text:p>
        <text:p text:style-name="P112"><text:s text:c="3"/>// ...</text:p>
        <text:p text:style-name="P112">}</text:p>
        <text:p text:style-name="P184"><text:change text:change-id="ct219707544"/><text:change text:change-id="ct219707400"/><text:change text:change-id="ct219707256"/><text:change text:change-id="ct219707112"/><text:change text:change-id="ct219706968"/><text:change text:change-id="ct219706824"/><text:change text:change-id="ct219706680"/><text:change text:change-id="ct219706536"/><text:change text:change-id="ct219706392"/><text:change text:change-id="ct219706248"/><text:change-start text:change-id="ct219707808"/></text:p>
        <text:p text:style-name="P180"><text:span text:style-name="T145"><text:tab/>On version 2.00</text:span><text:change-end text:change-id="ct219707808"/><text:span text:style-name="T145"> and above</text:span><text:change-start text:change-id="ct219708112"/><text:span text:style-name="T145">, the contents of </text:span><text:change-end text:change-id="ct219708112"/><text:change-start text:change-id="ct219708336"/><text:span text:style-name="T145">CHAR and VARCHAR (implemented in Litebase 2.00) are not stored in the ind</text:span><text:change-end text:change-id="ct219708336"/><text:span text:style-name="T145">ices</text:span><text:change-start text:change-id="ct219708640"/><text:span text:style-name="T145"> anymore. This way</text:span><text:change-end text:change-id="ct219708640"/><text:change-start text:change-id="ct219708864"/><text:span text:style-name="T145">, the </text:span><text:change-end text:change-id="ct219708864"/><text:span text:style-name="T145">indices</text:span><text:change-start text:change-id="ct219709240"/><text:span text:style-name="T145"> files are much smaller. Instead, the</text:span><text:change-end text:change-id="ct219709240"/><text:change-start text:change-id="ct219709512"/><text:span text:style-name="T145"> </text:span><text:change-end text:change-id="ct219709512"/><text:span text:style-name="T145">position</text:span><text:change-start text:change-id="ct219709912"/><text:span text:style-name="T145"> of the CHAR or VARCHAR fields </text:span><text:change-end text:change-id="ct219709912"/><text:span text:style-name="T145">in the .dbo file </text:span><text:change-start text:change-id="ct219710312"/><text:span text:style-name="T145">is stored in the index.</text:span><text:change-end text:change-id="ct219710312"/></text:p>
        <text:p text:style-name="P181"><text:change text:change-id="ct219711688"/><text:change text:change-id="ct219711584"/><text:change text:change-id="ct219711480"/><text:change text:change-id="ct219711376"/><text:change text:change-id="ct219711272"/><text:change text:change-id="ct219711168"/><text:change text:change-id="ct219711064"/><text:change text:change-id="ct219710960"/><text:change text:change-id="ct219710856"/></text:p>
        <text:h text:style-name="P422" text:outline-level="2"><text:change-start text:change-id="ct219711792"/><text:soft-page-break/>LITEBASE MULTIPLE LANGUAGES<text:change-end text:change-id="ct219711792"/></text:h>
        <text:p text:style-name="P174"/>
        <text:p text:style-name="P186"><text:tab/>Starting on version 2.00,<text:change text:change-id="ct219711896"/> Litebase supports more <text:change-start text:change-id="ct219712240"/>than <text:change-end text:change-id="ct219712240"/>one language. Up to now, the supported languages are: English (the default language) and Portuguese. This feature puts <text:change text:change-id="ct219712344"/>Litebase's messages in your cho<text:change text:change-id="ct219712448"/><text:change-start text:change-id="ct219712552"/>sen <text:change-end text:change-id="ct219712552"/>language. To cho<text:change text:change-id="ct219712656"/><text:change-start text:change-id="ct219712760"/>se<text:change-end text:change-id="ct219712760"/> a language, it is just necessary to set the language field:</text:p>
        <text:p text:style-name="P206"/>
        <text:p text:style-name="P207"><text:change-start text:change-id="ct219712864"/><text:span text:style-name="T146">// </text:span><text:change-end text:change-id="ct219712864"/><text:change text:change-id="ct219712968"/><text:change-start text:change-id="ct219713152"/><text:span text:style-name="T146">S</text:span><text:change-end text:change-id="ct219713152"/><text:change-start text:change-id="ct219713376"/><text:span text:style-name="T146">etting the language to </text:span><text:change-end text:change-id="ct219713376"/><text:span text:style-name="T146">Portuguese.</text:span></text:p>
        <text:p text:style-name="P210">LitebaseConnection.language = LitebaseConnection.LANGUAGE_PT;</text:p>
        <text:list xml:id="list37183113" text:continue-list="list37184724" text:style-name="L2">
          <text:list-header>
            <text:p text:style-name="P356"><text:s/></text:p>
          </text:list-header>
        </text:list>
        <text:p text:style-name="P186"><text:tab/>The possible parameters are:</text:p>
        <text:p text:style-name="P186"><text:span text:style-name="T28"><text:tab/></text:span><text:span text:style-name="T36">LitebaseConnection.LANGUAGE_EN: </text:span><text:span text:style-name="T107">English (Default)</text:span></text:p>
        <text:p text:style-name="P187"><text:tab/><text:span text:style-name="T37">LitebaseConnection.LANGUAGE_PT: </text:span><text:span text:style-name="T108">Portuguese</text:span></text:p>
        <text:p text:style-name="P193"/>
        <text:p text:style-name="P188"><text:tab/>To get the current language, it is only necessary to access the field language:: </text:p>
        <text:p text:style-name="P190">int language = LitebaseConnection.language;<text:change-start text:change-id="ct219715224"/></text:p>
        <text:p text:style-name="P190"><text:change-end text:change-id="ct219715224"/></text:p>
        <text:h text:style-name="P421" text:outline-level="2">LIMITATIONS AND USAGE</text:h>
        <text:p text:style-name="P201"/>
        <text:list xml:id="list37176097" text:continue-list="list37183113" text:style-name="L2">
          <text:list-item text:start-value="1">
            <text:p text:style-name="P333">The <text:change-start text:change-id="ct219715328"/><text:span text:style-name="T4">LitebaseConnection</text:span><text:change-end text:change-id="ct219715328"/> class is used to issue the SQL command for a specific set of tables, and is constructed using a creator id. All tables created by this instance will have the given creator id.</text:p>
          </text:list-item>
          <text:list-item>
            <text:p text:style-name="P333"><text:change text:change-id="ct219716712"/>If Litebase is to be used in an applet, the jars used some be signed in order to be used in a browser. Otherwise, it won't be possible to create or access tables.</text:p>
          </text:list-item>
          <text:list-item>
            <text:p text:style-name="P25">An index is created using the table name and appending a <text:span text:style-name="T4">$&lt;column number&gt;</text:span><text:span text:style-name="T120"> to indices of one attribute or </text:span><text:span text:style-name="T44">&amp;&lt;internal code&gt;</text:span><text:span text:style-name="T120"> to indices of two or more attributes (Composed Index).</text:span> Thus, <text:span text:style-name="T3">the table name is limited to 23 characters</text:span><text:change text:change-id="ct219718008"/><text:span text:style-name="T3">. </text:span><text:span text:style-name="T95">It is possible to crea</text:span><text:span text:style-name="T96">te up to 32 composed indices</text:span><text:span text:style-name="T120">. </text:span></text:p>
          </text:list-item>
          <text:list-item text:start-value="1">
            <text:p text:style-name="P29">Indices are used during the evaluation of the <text:span text:style-name="T20">where</text:span> clause when:</text:p>
            <text:list>
              <text:list-item>
                <text:p text:style-name="P29">The following operators are used:</text:p>
                <text:list>
                  <text:list-item>
                    <text:p text:style-name="P29">and<text:change-start text:change-id="ct219721560"/>;</text:p>
                  </text:list-item>
                  <text:list-item>
                    <text:p text:style-name="P29">or;<text:change-end text:change-id="ct219721560"/></text:p>
                  </text:list-item>
                  <text:list-item>
                    <text:p text:style-name="P29">( );</text:p>
                  </text:list-item>
                  <text:list-item>
                    <text:p text:style-name="P29">not (are removed internally), and</text:p>
                  </text:list-item>
                  <text:list-item>
                    <text:p text:style-name="P29">like 'a%' (starts with)<text:change text:change-id="ct219722328"/><text:change-start text:change-id="ct219722480"/>;</text:p>
                  </text:list-item>
                </text:list>
              </text:list-item>
              <text:list-item>
                <text:p text:style-name="P29">The following operators are not used:</text:p>
                <text:list>
                  <text:list-item>
                    <text:p text:style-name="P29">like '%a' (ends with)<text:change-end text:change-id="ct219722480"/>, and<text:change-start text:change-id="ct219722632"/></text:p>
                  </text:list-item>
                  <text:list-item>
                    <text:p text:style-name="P29">like '%a%' (index of)<text:change-end text:change-id="ct219722632"/>.<text:change-start text:change-id="ct219722832"/></text:p>
                  </text:list-item>
                </text:list>
              </text:list-item>
            </text:list>
          </text:list-item>
          <text:list-item>
            <text:p text:style-name="P29"><text:change-end text:change-id="ct219722832"/><text:soft-page-break/>Indices are not used for all the where clause if it uses different boolean operators (nots are not counted as they are removed).</text:p>
          </text:list-item>
          <text:list-item>
            <text:p text:style-name="P29">If your where clause is of the form <text:span text:style-name="T4">A and B and C ... and Z</text:span>, or <text:span text:style-name="T4">A or B or C ... or Z</text:span>, to ensure that the indices will be applied to all columns that have indices, the columns using indices should be preferable be in the rightmost part of the clause.</text:p>
          </text:list-item>
          <text:list-item>
            <text:p text:style-name="P29">Litebase does not have the reserved word IN. A big OR with all the values in the set must be used instead.</text:p>
          </text:list-item>
          <text:list-item>
            <text:p text:style-name="P29"><text:change text:change-id="ct219723232"/><text:change text:change-id="ct219723088"/>The composed indices are used only when there's an AND operation of the correspondent fields of the composed index<text:change text:change-id="ct219723336"/> in its creation order, and the fields use equals operator on comparison.</text:p>
          </text:list-item>
          <text:list-item>
            <text:p text:style-name="P29">Indices can also be used to compute <text:span text:style-name="T3">max</text:span> and <text:span text:style-name="T3">min</text:span> aggregation functions. In order to use them, the column must use have an index or be the first column of a composed index and the query cannot have group by. Moreover the query can't have a where clause or its where clause must be all solved using indices.</text:p>
          </text:list-item>
          <text:list-item>
            <text:p text:style-name="P29">Indices may also be used when using order by or group by clauses. In order to use them, the query also can't have a where clause or its where clause must be all solved using indices. Furthermore, the query can't have aggregations. Additionally, if there is only one column to be sorted, it must be a primary key column, the first column of a composed primary key column or the first column of an index if it is declare as not null. If there are more than one column to be sorted, they must be the fist part of the composed primary key or a composed index if they are declared as not null. Notice that columns that are not part of a primary key must be declared as not null since Litebase indices do not store nulls. Finally, the order of all columns to be ordered must be the same, either all of them are sorted in the ascending or in the descending order. <text:s/></text:p>
          </text:list-item>
          <text:list-item>
            <text:p text:style-name="P367">I<text:span text:style-name="T101">ndices can be created after a table already contains elements. Note that the creation of the index can be a slow operation; it can take several minutes on big tables. The best method is to create all indices when there's no data in the table. However, If you </text:span><text:span text:style-name="T101">plan to insert lots of data (above 20% of current size, or above 1000 rows), drop all indices, insert the data, then create them again.</text:span></text:p>
          </text:list-item>
          <text:list-item text:start-value="1">
            <text:p text:style-name="P325">SQL commands are case insensitive.</text:p>
          </text:list-item>
          <text:list-item>
            <text:p text:style-name="P327">Primary Keys and composed primary keys are supported<text:change-start text:change-id="ct219725584"/>.<text:change-end text:change-id="ct219725584"/></text:p>
          </text:list-item>
          <text:list-item text:start-value="1">
            <text:p text:style-name="P25"><text:span text:style-name="T13">Aggregation functions (</text:span><text:span text:style-name="T14">max, min, avg, sum, count</text:span><text:span text:style-name="T13">), </text:span><text:span text:style-name="T14">order by</text:span><text:span text:style-name="T13"> and </text:span><text:span text:style-name="T15">group by</text:span><text:span text:style-name="T13"> are supported.</text:span></text:p>
          </text:list-item>
        </text:list>
        <text:list xml:id="list37139694" text:style-name="L5">
          <text:list-item>
            <text:p text:style-name="P368">SUM and AVG aggregate functions are not used with DATE, DATETIME, CHAR, CHAR NOCASE, VARCHAR, and VARCHAR NOCASE type fields.</text:p>
          </text:list-item>
        </text:list>
        <text:list xml:id="list37185378" text:continue-list="list37176097" text:style-name="L2">
          <text:list-item>
            <text:p text:style-name="P369">COUNT can only be used with * as a parameter.</text:p>
          </text:list-item>
          <text:list-item text:start-value="1">
            <text:p text:style-name="P370">The join operation is supported. Inner, Left and Right join are not supported. The only way to do a join is as the following sample:</text:p>
            <text:p text:style-name="P371"><text:change text:change-id="ct219735368"/><text:change-start text:change-id="ct219735496"/>“<text:change-end text:change-id="ct219735496"/>Select * from table1, table2, tableN ...”</text:p>
            <text:p text:style-name="P372">The performance of a join can vary greatly depending on the order of the tables and the clauses in the where clause. So, if a join operation is taking too long, one should try changing these orders and see if the performance improves.</text:p>
            <text:p text:style-name="P372">Sometimes, the join speed can be improved if the clauses in the where clause use <text:soft-page-break/>simple indices. Moreover, if there is a restricted clause, this should be the last clause of the where clause. Additionally, the order of the clauses must be in such a way that the first clauses access the smallest tables. Last but not least, in a clause, the first field being accessed should be of the smallest table. These recommendations are some strategies that usually work. However, some joins usually perform better doing the reverse. Consequently, if the join is still very slow, one should try reversing the tables order and where clause order until finding a better result.</text:p>
          </text:list-item>
        </text:list>
        <text:list xml:id="list37145353" text:style-name="L6">
          <text:list-item>
            <text:p text:style-name="P326">Null and Default values are supported.<text:change-start text:change-id="ct219744752"/></text:p>
          </text:list-item>
          <text:list-item>
            <text:p text:style-name="P320"><text:span text:style-name="T13">BLOB </text:span><text:change-end text:change-id="ct219744752"/><text:change-start text:change-id="ct219745024"/><text:span text:style-name="T13">type is supported. Notice that blobs must be inserted in a table only via prepared statement, as a byte array.</text:span><text:change-end text:change-id="ct219745024"/><text:change-start text:change-id="ct219745232"/><text:span text:style-name="T13"> It also can't be used in</text:span><text:change-end text:change-id="ct219745232"/><text:span text:style-name="T13"> functions, aggregations, </text:span><text:change-start text:change-id="ct219745600"/><text:span text:style-name="T13">where, having, order by, and group by clauses because it does not make sense to compare blobs.</text:span><text:change-end text:change-id="ct219745600"/><text:change-start text:change-id="ct219745848"/><text:span text:style-name="T13"> Therefore, they can't also be indexed. Moreover, they c</text:span><text:change-end text:change-id="ct219745848"/><text:change-start text:change-id="ct219746080"/><text:span text:style-name="T13">an't be displayed as a string by Litebase. Whenever you try to recover a BLOB field from a</text:span><text:change-end text:change-id="ct219746080"/><text:change-start text:change-id="ct219747968"/><text:span text:style-name="T13"> table as a string, </text:span>null<text:span text:style-name="T13"> is returned instead.</text:span></text:p>
          </text:list-item>
          <text:list-item>
            <text:p text:style-name="P326">VARCHAR type is supported. Internally, CHAR and VARCHAR are treated in the same way in order to not let the table files become to big.<text:change-end text:change-id="ct219747968"/> If your application has memory problems, try to reduce SQL strings length changing field declarations from VARCHAR to CHAR.<text:change-start text:change-id="ct219748544"/></text:p>
          </text:list-item>
          <text:list-item>
            <text:p text:style-name="P326">It is possible to use ' (single quote) inside strings. Just use \'.</text:p>
          </text:list-item>
        </text:list>
        <text:list xml:id="list37175615" text:continue-list="list37185378" text:style-name="L2">
          <text:list-item text:start-value="1">
            <text:p text:style-name="P25"><text:change-end text:change-id="ct219748544"/><text:span text:style-name="T13">Using prepared statement in batch operations is </text:span><text:span text:style-name="T14">3 to 4</text:span><text:span text:style-name="T13"> times faster than using direct calls to LitebaseConnection.executeUpdate.</text:span></text:p>
          </text:list-item>
          <text:list-item text:start-value="1">
            <text:p text:style-name="P337">A query with no where clause, using all fields (*) or the table fields in the correct order beginning with the rowid is much faster than other queries that return all the rows. <text:s/>This happens because table data do not need to be searched. Since version 2.3, no temporary tables are created if the query do not have joins, aggregations or sortings, which improves performance and memory usage.</text:p>
          </text:list-item>
          <text:list-item text:start-value="1">
            <text:p text:style-name="P333"><text:span text:style-name="T13">The table's file name is prefixed with the </text:span><text:span text:style-name="T14">creator id</text:span><text:span text:style-name="T13">. This is important to let two different programs use the same </text:span><text:change-start text:change-id="ct219749416"/><text:span text:style-name="T13">table </text:span><text:change-end text:change-id="ct219749416"/><text:span text:style-name="T13">name</text:span><text:change text:change-id="ct219749560"/><text:span text:style-name="T13">. Prefixing the table name with the creator id ensures that the files won't be overwritten (unless they match, which will occur if they don't obey the rules for creating and defining creator ids). </text:span><text:change-start text:change-id="ct219750328"/></text:p>
          </text:list-item>
          <text:list-item>
            <text:p text:style-name="P333"><text:span text:style-name="T13">It is possible to use multiple connections. That is, it is possible to access two databases at the same time in different dir</text:span><text:change-end text:change-id="ct219750328"/><text:change-start text:change-id="ct219750432"/><text:span text:style-name="T13">ectories. When using Palm</text:span><text:change-end text:change-id="ct219750432"/><text:span text:style-name="T13"> </text:span><text:change-start text:change-id="ct219555608"/><text:span text:style-name="T13">OS, </text:span><text:change-end text:change-id="ct219555608"/><text:span text:style-name="T13">Windows Mobile, BlackBerry and Android, </text:span><text:change-start text:change-id="ct219750656"/><text:span text:style-name="T13">it is possible to access tables in the flash memory and in the memory card </text:span><text:change-end text:change-id="ct219750656"/><text:change-start text:change-id="ct219750904"/><text:span text:style-name="T13">at the same time.</text:span><text:change-end text:change-id="ct219750904"/></text:p>
          </text:list-item>
          <text:list-item>
            <text:p text:style-name="P333"><text:span text:style-name="T38">LitebaseConnection.exists()</text:span><text:span text:style-name="T13"> does not load the table and indices. It only tests if the .db file exists in the current connection path. This prevents the program to abort if the table and/or indices are corrupted or are using an older format. It also works properly with already loaded tables.</text:span></text:p>
          </text:list-item>
          <text:list-item>
            <text:p text:style-name="P337">Drop table also does not load the table files. It only searches for the table files and erase them. This also prevents the program to abort if the table and/or indices are corrupted or are using the old format. Moreover, it works properly with already loaded tables.</text:p>
          </text:list-item>
          <text:list-item>
            <text:p text:style-name="P337">If Unicode characters are not to be used in the tables, it is possible to create them in order to use only ASCII characters in string types. This saves memory, disk space and makes the reading and writing operations faster. It is very important to say that <text:soft-page-break/>a .dbo that has only strings has its size almost halved if it is stored in the ASCII mode. Notice that all the tables of a given connection have their strings stored in either ASCII or Unicode format, and it is not possible to open a table with a connection using a different format of string saving nor changing its format after creation.</text:p>
          </text:list-item>
          <text:list-item>
            <text:p text:style-name="P337">Relative paths can't be used with Litebase. That is, a relative path can't be passed to <text:span text:style-name="T4">Settings.dataPath</text:span> (remember that <text:span text:style-name="T4">Settings.appPath</text:span> can't be changed!) or as a new connection parameter. If this is done, an exception will be thrown. </text:p>
          </text:list-item>
          <text:list-item>
            <text:p text:style-name="P337">CHAR(1) columns can be created, bu it is much more efficient to use a short column with the char ASCII code.</text:p>
          </text:list-item>
          <text:list-item>
            <text:p text:style-name="P337">The tables should not be opened at the same time by two different connections. On Java SE, BlackBerry, Windows 32, Windows Mobile, and Palm, a file cannot be opened twice at the same time. So, an exception will be thrown if a table is opened at the same time by two different connections. However, on Android, Linux, and iPhone it is possible to open twice at the same time. Therefore, if a table is opened at the same time by two different connections, your application may behave unexpectedly.</text:p>
          </text:list-item>
          <text:list-item>
            <text:p text:style-name="P337">There are some limits that must be respected:</text:p>
            <text:list>
              <text:list-item>
                <text:p text:style-name="P337">It is not possible to create a table with more than 128 columns, nor using more than 128 fields or columns in a clause;</text:p>
              </text:list-item>
              <text:list-item>
                <text:p text:style-name="P337">A blob field can't be declared to be larger than 10 Mb;</text:p>
              </text:list-item>
              <text:list-item>
                <text:p text:style-name="P337">It is not possible to create a table name with more than 23 characters. This limitation is due to the compatibility with palm OS;</text:p>
              </text:list-item>
              <text:list-item>
                <text:p text:style-name="P337">A table can't have more than 32 composed indices;</text:p>
              </text:list-item>
              <text:list-item>
                <text:p text:style-name="P337">The .dbo file can't be greater than 2 Gb. This will be changed as the PDAs are improved, and</text:p>
              </text:list-item>
              <text:list-item>
                <text:p text:style-name="P337">A table with an index can't have more than ~1,3 million records with different index keys. Again, This will be changed as the PDAs are improved.</text:p>
                <text:p text:style-name="P337"><text:s text:c="2"/></text:p>
              </text:list-item>
            </text:list>
          </text:list-item>
          <text:list-item text:start-value="1">
            <text:p text:style-name="P340">It is very important that you take a look at the test cases.</text:p>
            <text:p text:style-name="P340"/>
          </text:list-item>
        </text:list>
        <text:h text:style-name="P429" text:outline-level="3">M<text:change-start text:change-id="ct219755624"/>emory <text:change-end text:change-id="ct219755624"/>C<text:change-start text:change-id="ct219755728"/>ard <text:change-end text:change-id="ct219755728"/>S<text:change-start text:change-id="ct219755832"/>upport<text:change-end text:change-id="ct219755832"/></text:h>
        <text:p text:style-name="P194"><text:tab/></text:p>
        <text:p text:style-name="P194"><text:tab/>It is possible to store databases on Palm OS memory cards. In the previous version of Litebase, to do this, you must specify “oncard” (case sensitive!) in<text:change text:change-id="ct219756576"/> <text:change-start text:change-id="ct219759152"/><text:span text:style-name="T4">LitebaseConnection.getInstance</text:span><text:change-end text:change-id="ct219759152"/><text:change-start text:change-id="ct219759360"/><text:span text:style-name="T4">()</text:span><text:change-end text:change-id="ct219759360"/> method. The tables and indices will be stored/loaded from /LitebaseDBs folder.</text:p>
        <text:p text:style-name="P194"><text:tab/>It is NOT a good idea to create the tables on the card using the PDA: table writes are usually 5 times slower than in main memory, and you will notice that it is <text:span text:style-name="T20">UNFEASIBLE</text:span> to do that with even a few records. The idea is to create the databases using a desktop computer with a card reader.</text:p>
        <text:p text:style-name="P209"><text:soft-page-break/><text:tab/>Note that, in the past, after you created an instance that is “oncard”, <text:span text:style-name="T3">all future instances would also be “oncard”</text:span>, even if you didn't specify it in the <text:change-start text:change-id="ct219759640"/><text:span text:style-name="T4">getInstance</text:span><text:change-end text:change-id="ct219759640"/><text:change-start text:change-id="ct219759848"/><text:span text:style-name="T4">()</text:span><text:change-end text:change-id="ct219759848"/> method.<text:change-start text:change-id="ct219759976"/></text:p>
        <text:p text:style-name="P196"><text:span text:style-name="T79"><text:tab/></text:span><text:change-end text:change-id="ct219759976"/><text:span text:style-name="T79">Now, i</text:span><text:change-start text:change-id="ct219760120"/><text:span text:style-name="T79">t is also possible to use the memory card by giving its volume n</text:span><text:change-end text:change-id="ct219760120"/><text:change-start text:change-id="ct219760328"/><text:span text:style-name="T79">umber </text:span><text:change-end text:change-id="ct219760328"/><text:span text:style-name="T79">in</text:span><text:change-start text:change-id="ct219760664"/><text:span text:style-name="T79"> the data</text:span><text:change-end text:change-id="ct219760664"/><text:span text:style-name="T79"> </text:span><text:change-start text:change-id="ct219761000"/><text:span text:style-name="T79">path passed to a new connection. </text:span><text:change-end text:change-id="ct219761000"/><text:span text:style-name="T79">Moreover, one can pass -1 as the volume number to use the last volume. From now on, one can use the memory card and the flash memory at the same time by using different connections. To see how to store tables on it, t</text:span>ake a look at the <text:change-start text:change-id="ct219761408"/><text:span text:style-name="T4">TestPalmMemoryCard</text:span><text:change-end text:change-id="ct219761408"/> test case.</text:p>
        <text:p text:style-name="P194"><text:tab/>It must be noticed that on BlackBerry, writing operations using the memory card are faster than using the main memory. So, when using this device, it is highly recommended to create and populate the tables on the card and then copy the files to the main memory.</text:p>
        <text:p text:style-name="P194"><text:tab/>On BlackBerry, Android, and Windows Mobile, there is no slot. It is only necessary to pass the card path to the new connection or to the data path.</text:p>
        <text:p text:style-name="P194"><text:tab/>Finally, when using Palm devices, if slot 0 (zero) is used, the device will reset because it is not possible to store tables in the internal memory using Litebase 2.</text:p>
        <text:p text:style-name="P194"/>
        <text:p text:style-name="P177"><text:span text:style-name="T78"><text:tab/>Examples for Palm OS</text:span><text:change-start text:change-id="ct219765824"/><text:span text:style-name="T78">:</text:span></text:p>
        <text:p text:style-name="P191"/>
        <text:p text:style-name="P177"><text:change-end text:change-id="ct219765824"/><text:change text:change-id="ct219765928"/><text:span text:style-name="T64">/</text:span><text:change text:change-id="ct219556824"/><text:change-start text:change-id="ct219766032"/><text:span text:style-name="T64">/ </text:span><text:change-end text:change-id="ct219766032"/><text:span text:style-name="T64">Litebase 1: Use LitebaseConnection.getInstance(&lt;creator id&gt;, “oncard”)</text:span><text:change text:change-id="ct219557080"/><text:change-start text:change-id="ct219766136"/><text:span text:style-name="T64">.</text:span><text:change-end text:change-id="ct219766136"/><text:span text:style-name="T64"><text:line-break/>LitebaseConnection driver = </text:span><text:span text:style-name="T26">LitebaseConnection.getInstance(“Test”,</text:span><text:change-start text:change-id="ct219766440"/><text:span text:style-name="T64"> </text:span><text:change-end text:change-id="ct219766440"/><text:span text:style-name="T64">“oncard”);</text:span><text:change-start text:change-id="ct219766688"/></text:p>
        <text:p text:style-name="P191"/>
        <text:p text:style-name="P191">// <text:change-end text:change-id="ct219766688"/>Litebase 2: <text:change-start text:change-id="ct219766792"/>Use LitebaseConnection.getInstance(&lt;creator id&gt;, path).</text:p>
        <text:p text:style-name="P185"><text:span text:style-name="T85">LitebaseConnection driver = LitebaseConnection.getInstance(“Test”,</text:span><text:change-end text:change-id="ct219766792"/><text:change-start text:change-id="ct219557384"/><text:span text:style-name="T85"> </text:span><text:span text:style-name="T138">"</text:span><text:change-end text:change-id="ct219557384"/><text:span text:style-name="T138">-1</text:span><text:change-start text:change-id="ct219766896"/><text:span text:style-name="T138">:\\data"</text:span><text:change-end text:change-id="ct219766896"/><text:change-start text:change-id="ct219767000"/><text:span text:style-name="T85">);</text:span><text:change-end text:change-id="ct219767000"/></text:p>
        <text:p text:style-name="P191"/>
        <text:h text:style-name="P430" text:outline-level="3" text:is-list-header="true">Using Threads</text:h>
        <text:p text:style-name="Text_20_body"/>
        <text:p text:style-name="P83"><text:tab/><text:span text:style-name="T98">It is possible to use Litebase within threads. An user can access different connections in different threads. However, it is highly not recommended to access the same tables and connections within different threads. Doing this will probably crash your application. This was implemented this way to improve execution performance.</text:span></text:p>
        <text:p text:style-name="P74"/>
        <text:h text:style-name="P431" text:outline-level="3" text:is-list-header="true">L<text:change-start text:change-id="ct219767104"/>ogging and <text:change-end text:change-id="ct219767104"/>D<text:change-start text:change-id="ct219769184"/>ebugging<text:change-end text:change-id="ct219769184"/></text:h>
        <text:p text:style-name="P201"/>
        <text:p text:style-name="P201"><text:tab/>Litebase supports logging. It will write to a file all the operations, such as queries, updates, deletes, inserts, and other methods of the LitebaseConnection class that you call. It can help Litebase developers a lot in finding the causes of a bug in the driver, but it must be used with care, because it will slow down Litebase and also take much of the device's memory (E.G.: a log file of the AllTests program takes more than 380kb). So, if you find a problem when using Litebase, follow these steps:</text:p>
        <text:list xml:id="list37144209" text:style-name="L7">
          <text:list-item>
            <text:p text:style-name="P334">Add this line to your application before using Litebase:</text:p>
          </text:list-item>
        </text:list>
        <text:p text:style-name="P241">LitebaseConnection.logger = LitebaseConnection.getDefaultLogger();</text:p>
        <text:p text:style-name="P240"><text:s text:c="6"/>if your application does not use threads. If it uses threads, use</text:p>
        <text:p text:style-name="P241"><text:soft-page-break/>LitebaseConnection.setLogger(LitebaseConnection.getDefaultLogger());</text:p>
        <text:list xml:id="list37185999" text:continue-numbering="true" text:style-name="L7">
          <text:list-item>
            <text:p text:style-name="P334">Run your application until the error is found. </text:p>
          </text:list-item>
          <text:list-item>
            <text:p text:style-name="P334">Synchronize the files to the desktop and find the file(s) named as Litebase_YYYYMMDDHHMMSS.CRTR.LOGS, where CRTR is the creator id of your application. </text:p>
          </text:list-item>
          <text:list-item>
            <text:p text:style-name="P334">Zip the file(s) and open a support request at our CRMDesk system explaining what you have been doing, the error that occurred, which platform and device you were using, along with uploading the zipped log file and table files in a state after and before the execution of the log commands.</text:p>
          </text:list-item>
          <text:list-item>
            <text:p text:style-name="P346">Don't forget to turn off the log, by commenting out the line above, unless you want to fill up all your PDA's space. To dispose you log, use <text:span text:style-name="T4">Logger.dispose(true)</text:span>. It is also necessary to set the Litebase logger to <text:span text:style-name="T4">null</text:span> doing: </text:p>
            <text:p text:style-name="P373"><text:span text:style-name="T26">LitebaseConnection.logger = null;<text:line-break/><text:line-break/></text:span><text:span text:style-name="T118">if your application does not use threads. If it uses threads, use</text:span></text:p>
            <text:p text:style-name="P373"><text:span text:style-name="T26">LitebaseConnection.setLogger(null);</text:span><text:line-break/><text:line-break/><text:tab/>Log files are never deleted, you must do it by yourself, calling <text:change-start text:change-id="ct219778552"/><text:span text:style-name="T4">LitebaseConnection.deleteLogFiles</text:span><text:change-end text:change-id="ct219778552"/><text:change-start text:change-id="ct219778824"/><text:span text:style-name="T4">()</text:span><text:change-end text:change-id="ct219778824"/><text:span text:style-name="T4"> </text:span>for log files created with <text:span text:style-name="T26">LitebaseConnection.getDefaultLogger()</text:span><text:span text:style-name="T119">. They are no longer pdb files as it were in versions before 2.28. </text:span></text:p>
          </text:list-item>
          <text:list-item>
            <text:p text:style-name="P334"><text:span text:style-name="T119">The logger can also be something different from a normal text file. Please check </text:span><text:span text:style-name="T41">totalCross.util.Logger</text:span><text:span text:style-name="T119"> for more information.</text:span></text:p>
          </text:list-item>
          <text:list-item>
            <text:p text:style-name="P347">If you prefer using logging all the time, your PDA WILL run out of storage space. This may cause a Litebase operation failure and inconsistency between files and tables if you don't stop using Litebase for a while and erase log files before running out of space. </text:p>
          </text:list-item>
        </text:list>
        <text:p text:style-name="P201"/>
        <text:h text:style-name="P431" text:outline-level="3" text:is-list-header="true">Compatibility</text:h>
        <text:p text:style-name="P204"><text:tab/></text:p>
        <text:p text:style-name="P204"><text:tab/>Litebase needs TotalCross to run on the devices. Moreover, one specific Litebase version does not run on all TotalCross versions. So, it is not recommended to run a Litebase version on incompatible TotalCross version. This can cause strange errors or even an application crash. The table below shows the ensured compatibility between TotalCross and Litebase versions.</text:p>
        <text:p text:style-name="P204"><text:tab/></text:p>
        <text:p text:style-name="P204">TotalCross<text:tab/><text:tab/><text:tab/>Litebase</text:p>
        <text:p text:style-name="P204">1.20<text:tab/><text:tab/><text:tab/><text:tab/>2.20</text:p>
        <text:p text:style-name="P204">1.21<text:tab/><text:tab/><text:tab/><text:tab/>2.21</text:p>
        <text:p text:style-name="P204">1.22<text:tab/><text:tab/><text:tab/><text:tab/>2.22</text:p>
        <text:p text:style-name="P204">1.23<text:tab/><text:tab/><text:tab/><text:tab/>2.23</text:p>
        <text:p text:style-name="P204">1.24<text:tab/><text:tab/><text:tab/><text:tab/>2.24</text:p>
        <text:p text:style-name="P204"><text:soft-page-break/>1.25<text:tab/><text:tab/><text:tab/><text:tab/>2.25 2.26 2.26a</text:p>
        <text:p text:style-name="P204">1.27<text:tab/><text:tab/><text:tab/><text:tab/>2.27</text:p>
        <text:p text:style-name="P204">1.28<text:tab/><text:tab/><text:tab/><text:tab/>2.28</text:p>
        <text:p text:style-name="P204">1.30<text:tab/><text:tab/><text:tab/><text:tab/>2.30</text:p>
        <text:p text:style-name="P204"/>
        <text:h text:style-name="P421" text:outline-level="2">LITEBASE SQL FUNCTIONS</text:h>
        <text:p text:style-name="P173"/>
        <text:p text:style-name="P173"><text:tab/>In this section, you find all sql data type functions accepted by Litebase.</text:p>
        <text:list xml:id="list37156832" text:style-name="L8">
          <text:list-header>
            <text:p text:style-name="P292"/>
          </text:list-header>
          <text:list-item>
            <text:p text:style-name="P295">SHORT, INT, LONG, FLOAT and DOUBLE functions:<text:tab/><text:line-break/></text:p>
          </text:list-item>
        </text:list>
        <table:table table:name="Tabela30" table:style-name="Tabela30">
          <table:table-column table:style-name="Tabela30.A"/>
          <table:table-column table:style-name="Tabela30.B"/>
          <table:table-column table:style-name="Tabela30.C"/>
          <table:table-column table:style-name="Tabela30.D"/>
          <table:table-header-rows>
            <table:table-row>
              <table:table-cell table:style-name="Tabela30.A1" office:value-type="string">
                <text:p text:style-name="P213">Function</text:p>
              </table:table-cell>
              <table:table-cell table:style-name="Tabela30.A1" office:value-type="string">
                <text:p text:style-name="P213">Return Type</text:p>
              </table:table-cell>
              <table:table-cell table:style-name="Tabela30.A1" office:value-type="string">
                <text:p text:style-name="P213">Description</text:p>
              </table:table-cell>
              <table:table-cell table:style-name="Tabela30.D1" office:value-type="string">
                <text:p text:style-name="P213"><text:change-start text:change-id="ct219965400"/><text:span text:style-name="T4">ResultSet</text:span><text:change-end text:change-id="ct219965400"/> method</text:p>
              </table:table-cell>
            </table:table-row>
          </table:table-header-rows>
          <table:table-row>
            <table:table-cell table:style-name="Tabela30.A2" office:value-type="string">
              <text:p text:style-name="P211"><text:change-start text:change-id="ct219965920"/>ABS(<text:span text:style-name="T1">field</text:span>)<text:change-end text:change-id="ct219965920"/></text:p>
            </table:table-cell>
            <table:table-cell table:style-name="Tabela30.A2" office:value-type="string">
              <text:p text:style-name="P211"><text:change-start text:change-id="ct219966056"/>SHORT<text:change-end text:change-id="ct219966056"/></text:p>
            </table:table-cell>
            <table:table-cell table:style-name="Tabela30.A2" office:value-type="string">
              <text:p text:style-name="P212">Returns the absolute value of the given <text:change-start text:change-id="ct219966344"/><text:span text:style-name="T4">SHORT</text:span><text:change-end text:change-id="ct219966344"/> field. </text:p>
            </table:table-cell>
            <table:table-cell table:style-name="Tabela30.D2" office:value-type="string">
              <text:p text:style-name="P212"><text:change-start text:change-id="ct219966552"/><text:span text:style-name="T4">g</text:span><text:change-end text:change-id="ct219966552"/><text:change-start text:change-id="ct219966760"/><text:span text:style-name="T4">etShort</text:span><text:change-end text:change-id="ct219966760"/><text:change text:change-id="ct219966864"/><text:change-start text:change-id="ct219967048"/><text:span text:style-name="T4">()</text:span> <text:change-end text:change-id="ct219967048"/>or <text:change-start text:change-id="ct219967256"/><text:span text:style-name="T4">getString</text:span><text:change-end text:change-id="ct219967256"/><text:change-start text:change-id="ct219967464"/><text:span text:style-name="T4">()</text:span><text:change-end text:change-id="ct219967464"/></text:p>
            </table:table-cell>
          </table:table-row>
          <table:table-row>
            <table:table-cell table:style-name="Tabela30.A2" office:value-type="string">
              <text:p text:style-name="P211"><text:change-start text:change-id="ct219967984"/>ABS(<text:span text:style-name="T1">field</text:span>)<text:change-end text:change-id="ct219967984"/></text:p>
            </table:table-cell>
            <table:table-cell table:style-name="Tabela30.A2" office:value-type="string">
              <text:p text:style-name="P211"><text:change-start text:change-id="ct219968088"/>INT<text:change-end text:change-id="ct219968088"/></text:p>
            </table:table-cell>
            <table:table-cell table:style-name="Tabela30.A2" office:value-type="string">
              <text:p text:style-name="P212">Returns the absolute value of the given <text:change-start text:change-id="ct219558640"/><text:span text:style-name="T4">INT</text:span><text:change-end text:change-id="ct219558640"/><text:span text:style-name="T2"> field. </text:span></text:p>
            </table:table-cell>
            <table:table-cell table:style-name="Tabela30.D2" office:value-type="string">
              <text:p text:style-name="P212"><text:change-start text:change-id="ct219968192"/><text:span text:style-name="T4">getInt</text:span><text:change-end text:change-id="ct219968192"/><text:change-start text:change-id="ct219968296"/><text:span text:style-name="T4">()</text:span><text:change-end text:change-id="ct219968296"/> or <text:change-start text:change-id="ct219968440"/><text:span text:style-name="T4">getString</text:span><text:change-end text:change-id="ct219968440"/><text:change-start text:change-id="ct219968648"/><text:span text:style-name="T4">()</text:span><text:change-end text:change-id="ct219968648"/></text:p>
            </table:table-cell>
          </table:table-row>
          <table:table-row>
            <table:table-cell table:style-name="Tabela30.A2" office:value-type="string">
              <text:p text:style-name="P211"><text:change-start text:change-id="ct219968976"/>ABS(<text:span text:style-name="T1">field</text:span>)<text:change-end text:change-id="ct219968976"/></text:p>
            </table:table-cell>
            <table:table-cell table:style-name="Tabela30.A2" office:value-type="string">
              <text:p text:style-name="P211"><text:change-start text:change-id="ct219969080"/>LONG<text:change-end text:change-id="ct219969080"/></text:p>
            </table:table-cell>
            <table:table-cell table:style-name="Tabela30.A2" office:value-type="string">
              <text:p text:style-name="P212">Returns the absolute value of the given <text:change-start text:change-id="ct219559088"/><text:span text:style-name="T4">LONG</text:span><text:change-end text:change-id="ct219559088"/><text:span text:style-name="T2"> field. </text:span></text:p>
            </table:table-cell>
            <table:table-cell table:style-name="Tabela30.D2" office:value-type="string">
              <text:p text:style-name="P212"><text:change-start text:change-id="ct219969184"/><text:span text:style-name="T4">getLong</text:span><text:change-end text:change-id="ct219969184"/><text:change-start text:change-id="ct219969368"/><text:span text:style-name="T4">()</text:span><text:change-end text:change-id="ct219969368"/><text:change-start text:change-id="ct219969552"/><text:span text:style-name="T98"> </text:span><text:change-end text:change-id="ct219969552"/>or <text:change-start text:change-id="ct219969760"/><text:span text:style-name="T4">getString</text:span><text:change-end text:change-id="ct219969760"/><text:change-start text:change-id="ct219969968"/><text:span text:style-name="T4">()</text:span><text:change-end text:change-id="ct219969968"/></text:p>
            </table:table-cell>
          </table:table-row>
          <table:table-row>
            <table:table-cell table:style-name="Tabela30.A2" office:value-type="string">
              <text:p text:style-name="P211"><text:change-start text:change-id="ct219970392"/>ABS(<text:span text:style-name="T1">field</text:span>)<text:change-end text:change-id="ct219970392"/></text:p>
            </table:table-cell>
            <table:table-cell table:style-name="Tabela30.A2" office:value-type="string">
              <text:p text:style-name="P211"><text:change-start text:change-id="ct219970496"/>FLOAT<text:change-end text:change-id="ct219970496"/></text:p>
            </table:table-cell>
            <table:table-cell table:style-name="Tabela30.A2" office:value-type="string">
              <text:p text:style-name="P212">Returns the absolute value of the given <text:change-start text:change-id="ct219559600"/><text:span text:style-name="T4">FLOAT</text:span><text:change-end text:change-id="ct219559600"/> field. </text:p>
            </table:table-cell>
            <table:table-cell table:style-name="Tabela30.D2" office:value-type="string">
              <text:p text:style-name="P212"><text:change-start text:change-id="ct219970600"/><text:span text:style-name="T4">getFloat</text:span><text:change-end text:change-id="ct219970600"/><text:change-start text:change-id="ct219970704"/><text:span text:style-name="T4">()</text:span><text:change-end text:change-id="ct219970704"/> or <text:change-start text:change-id="ct219970848"/><text:span text:style-name="T4">getString</text:span><text:change-end text:change-id="ct219970848"/><text:change-start text:change-id="ct219971016"/><text:span text:style-name="T4">()</text:span><text:change-end text:change-id="ct219971016"/></text:p>
            </table:table-cell>
          </table:table-row>
          <table:table-row>
            <table:table-cell table:style-name="Tabela30.A2" office:value-type="string">
              <text:p text:style-name="P211"><text:change-start text:change-id="ct219971368"/>ABS(<text:span text:style-name="T1">field</text:span>)<text:change-end text:change-id="ct219971368"/></text:p>
            </table:table-cell>
            <table:table-cell table:style-name="Tabela30.A2" office:value-type="string">
              <text:p text:style-name="P211"><text:change-start text:change-id="ct219971472"/>DOUBLE<text:change-end text:change-id="ct219971472"/></text:p>
            </table:table-cell>
            <table:table-cell table:style-name="Tabela30.A2" office:value-type="string">
              <text:p text:style-name="P212">Returns the absolute value of the given <text:change-start text:change-id="ct219971576"/><text:span text:style-name="T4">DOUBLE</text:span><text:span text:style-name="T98"> </text:span><text:change-end text:change-id="ct219971576"/>field. </text:p>
            </table:table-cell>
            <table:table-cell table:style-name="Tabela30.D2" office:value-type="string">
              <text:p text:style-name="P212"><text:change-start text:change-id="ct219560112"/><text:span text:style-name="T4">getDouble</text:span><text:change-end text:change-id="ct219560112"/><text:change-start text:change-id="ct219971720"/><text:span text:style-name="T4">()</text:span><text:change-end text:change-id="ct219971720"/> or <text:change-start text:change-id="ct219971968"/><text:span text:style-name="T4">getString</text:span><text:change-end text:change-id="ct219971968"/><text:change-start text:change-id="ct219972176"/><text:span text:style-name="T4">()</text:span><text:change-end text:change-id="ct219972176"/></text:p>
            </table:table-cell>
          </table:table-row>
        </table:table>
        <text:list xml:id="list37187569" text:continue-numbering="true" text:style-name="L8">
          <text:list-header>
            <text:p text:style-name="P292"/>
            <text:p text:style-name="P293"><text:change text:change-id="ct219974944"/><text:change text:change-id="ct219974800"/></text:p>
            <text:p text:style-name="P294">Examples</text:p>
            <text:p text:style-name="P304"/>
            <text:p text:style-name="P306"><text:change text:change-id="ct219979120"/><text:span text:style-name="T64">/</text:span><text:change text:change-id="ct219979392"/><text:change-start text:change-id="ct219979664"/><text:span text:style-name="T64">/ </text:span><text:change-end text:change-id="ct219979664"/><text:span text:style-name="T64">First create and fill the table. <text:tab/><text:line-break/></text:span><text:change-start text:change-id="ct219980064"/><text:span text:style-name="T64">// </text:span><text:change-end text:change-id="ct219980064"/><text:span text:style-name="T64">Note: These inserts statements will be used by all examples </text:span><text:change text:change-id="ct219980368"/><text:change-start text:change-id="ct219980672"/><text:span text:style-name="T64">about</text:span><text:change-end text:change-id="ct219980672"/><text:span text:style-name="T64"> SQL </text:span><text:change-start text:change-id="ct219982648"/><text:span text:style-name="T64"><text:s/></text:span></text:p>
            <text:p text:style-name="P311"><text:span text:style-name="T64">/</text:span><text:change-end text:change-id="ct219982648"/><text:span text:style-name="T64">/ functions</text:span><text:change text:change-id="ct219561264"/><text:change text:change-id="ct219982752"/><text:change-start text:change-id="ct219982856"/><text:span text:style-name="T64">.</text:span><text:change-end text:change-id="ct219982856"/><text:span text:style-name="T64"> <text:line-break/>LitebaseConnection driver = </text:span><text:change-start text:change-id="ct219982960"/><text:span text:style-name="T64"><text:s/></text:span><text:change-end text:change-id="ct219982960"/><text:span text:style-name="T64">LitebaseConnection.getInstance();</text:span></text:p>
            <text:p text:style-name="P311"><text:span text:style-name="T26">driver.execute("create table person(name char(16)</text:span><text:change text:change-id="ct219984464"/><text:span text:style-name="T26">, amount int, amount1</text:span><text:change text:change-id="ct219984568"/><text:change-start text:change-id="ct219984672"/><text:span text:style-name="T26"> </text:span><text:change-end text:change-id="ct219984672"/><text:span text:style-name="T26">short, <text:s text:c="7"/></text:span></text:p>
            <text:p text:style-name="P313"><text:s text:c="5"/>amount2 long, amount3 float, amount4 double, birth Date, years DateTime)");</text:p>
            <text:p text:style-name="P311"><text:change text:change-id="ct219985824"/><text:span text:style-name="T26">driver.executeUpdate("insert into person values ('Renato</text:span><text:change text:change-id="ct219985952"/><text:change-start text:change-id="ct219986160"/><text:span text:style-name="T26"> </text:span><text:change-end text:change-id="ct219986160"/><text:span text:style-name="T26">Novais',</text:span><text:change-start text:change-id="ct219986496"/><text:span text:style-name="T26"> </text:span><text:change-end text:change-id="ct219986496"/><text:span text:style-name="T26">-12,</text:span><text:change-start text:change-id="ct219986832"/><text:span text:style-name="T26"> </text:span><text:change-end text:change-id="ct219986832"/><text:span text:style-name="T26">-1,</text:span><text:change-start text:change-id="ct219987240"/><text:span text:style-name="T26"> <text:s/></text:span><text:change-end text:change-id="ct219987240"/></text:p>
            <text:p text:style-name="P311"><text:span text:style-name="T26"><text:s text:c="11"/>-100,</text:span><text:change-start text:change-id="ct219988072"/><text:span text:style-name="T26"> </text:span><text:change-end text:change-id="ct219988072"/><text:span text:style-name="T26">-1.2,</text:span><text:change-start text:change-id="ct219988176"/><text:span text:style-name="T26"> </text:span><text:change-end text:change-id="ct219988176"/><text:span text:style-name="T26">-456.0, ' <text:s/>2007/5-3 <text:s/>', ' 2007/11-2 <text:s text:c="3"/>12:08:01:234 ')");<text:tab/></text:span></text:p>
            <text:p text:style-name="P311"><text:span text:style-name="T26">driver.executeUpdate("insert into person values ('indira gomes',13,</text:span><text:change-start text:change-id="ct219988280"/><text:span text:style-name="T26"> </text:span><text:change-end text:change-id="ct219988280"/><text:span text:style-name="T26">-8,</text:span><text:change-start text:change-id="ct219562592"/><text:span text:style-name="T26"> </text:span><text:change-end text:change-id="ct219562592"/><text:span text:style-name="T26">-25, <text:s text:c="2"/></text:span></text:p>
            <text:p text:style-name="P311"><text:span text:style-name="T26"><text:s text:c="33"/>5.2,</text:span><text:change-start text:change-id="ct219988432"/><text:span text:style-name="T26"> </text:span><text:change-end text:change-id="ct219988432"/><text:span text:style-name="T26">-154.0, '2006/7/8 ', '2006/08-21 0:08')");<text:line-break/>driver.executeUpdate("insert into person values ('Lucas Novais',</text:span><text:change-start text:change-id="ct219988536"/><text:span text:style-name="T26"> </text:span><text:change-end text:change-id="ct219988536"/><text:span text:style-name="T26">-20,</text:span><text:change-start text:change-id="ct219988824"/><text:span text:style-name="T26"> </text:span><text:change-end text:change-id="ct219988824"/><text:span text:style-name="T26">-456, 48</text:span><text:change-start text:change-id="ct219989360"/><text:span text:style-name="T26"> </text:span></text:p>
            <text:p text:style-name="P311"><text:span text:style-name="T26"><text:s text:c="13"/></text:span><text:change-end text:change-id="ct219989360"/><text:span text:style-name="T26"><text:s text:c="16"/>-5.9,</text:span><text:change-start text:change-id="ct219989464"/><text:span text:style-name="T26"> </text:span><text:change-end text:change-id="ct219989464"/><text:span text:style-name="T26">-954.2, '2008/4/6', ' 2008/06/06 <text:s/>13:45 ')");<text:line-break/></text:span><text:span text:style-name="T64">driver.executeUpdate("insert into person values ('Zenes Lima', -15, -54, -5698</text:span><text:change-start text:change-id="ct219989568"/></text:p>
            <text:p text:style-name="P311"><text:span text:style-name="T64"><text:s text:c="19"/></text:span><text:change-end text:change-id="ct219989568"/><text:span text:style-name="T64"><text:s text:c="13"/>-8.3,</text:span><text:change-start text:change-id="ct219563040"/><text:span text:style-name="T64"> </text:span><text:change-end text:change-id="ct219563040"/><text:span text:style-name="T64">-456.5, '2005/9/12 ', '2005/01-4 1:50')");<text:line-break/></text:span><text:span text:style-name="T26"><text:line-break/></text:span><text:span text:style-name="T64">//</text:span><text:change-start text:change-id="ct219989968"/><text:span text:style-name="T64"> </text:span><text:change-end text:change-id="ct219989968"/><text:span text:style-name="T64">Selects with functions</text:span><text:change text:change-id="ct219990176"/><text:change-start text:change-id="ct219990368"/><text:span text:style-name="T64">.</text:span><text:change-end text:change-id="ct219990368"/><text:span text:style-name="T64"><text:tab/><text:line-break/>rs = driver.executeQuery("Select abs(amount) as a0, abs(amount1) as a1, </text:span><text:change-start text:change-id="ct219990920"/></text:p>
            <text:p text:style-name="P311"><text:span text:style-name="T64"><text:s text:c="3"/></text:span><text:change-end text:change-id="ct219990920"/><text:span text:style-name="T64"><text:s text:c="6"/></text:span><text:span text:style-name="T64">abs(amount2) as a2, abs(amount3) as a3, abs(amount4) as a4 from person </text:span><text:change-start text:change-id="ct219991024"/><text:span text:style-name="T64"><text:s text:c="3"/></text:span><text:change-end text:change-id="ct219991024"/><text:change-start text:change-id="ct219563504"/></text:p>
            <text:p text:style-name="P312"><text:soft-page-break/><text:span text:style-name="T64"><text:s text:c="2"/></text:span><text:change-end text:change-id="ct219563504"/><text:span text:style-name="T64"><text:s text:c="47"/>where abs(amount)&gt;13"); <text:line-break/>rs.getRowCount();<text:tab/>//</text:span><text:change-start text:change-id="ct219991128"/><text:span text:style-name="T64"> </text:span><text:change-end text:change-id="ct219991128"/><text:change text:change-id="ct219563608"/><text:change-start text:change-id="ct219563712"/><text:span text:style-name="T64">R</text:span><text:change-end text:change-id="ct219563712"/><text:span text:style-name="T64">eturns 2</text:span><text:change-start text:change-id="ct219991232"/><text:span text:style-name="T64">.</text:span><text:change-end text:change-id="ct219991232"/><text:span text:style-name="T64"><text:tab/><text:line-break/>rs.next();<text:line-break/>rs.getInt(1); <text:tab/>//</text:span><text:change-start text:change-id="ct219991416"/><text:span text:style-name="T64"> </text:span><text:change-end text:change-id="ct219991416"/><text:change text:change-id="ct219991560"/><text:change-start text:change-id="ct219991728"/><text:span text:style-name="T64">R</text:span><text:change-end text:change-id="ct219991728"/><text:span text:style-name="T64">eturns 20</text:span><text:change-start text:change-id="ct219992112"/><text:span text:style-name="T64">.</text:span><text:change-end text:change-id="ct219992112"/><text:span text:style-name="T64"><text:tab/><text:line-break/>rs.getShort(2); <text:tab/>//</text:span><text:change-start text:change-id="ct219992472"/><text:span text:style-name="T64"> </text:span><text:change-end text:change-id="ct219992472"/><text:change text:change-id="ct219992576"/><text:change-start text:change-id="ct219992832"/><text:span text:style-name="T64">R</text:span><text:change-end text:change-id="ct219992832"/><text:span text:style-name="T64">eturns 456</text:span><text:change-start text:change-id="ct219993744"/><text:span text:style-name="T64">.</text:span><text:change-end text:change-id="ct219993744"/><text:span text:style-name="T64"><text:tab/><text:line-break/>rs.getLong(3); <text:tab/>//</text:span><text:change-start text:change-id="ct219994688"/><text:span text:style-name="T64"> </text:span><text:change-end text:change-id="ct219994688"/><text:change text:change-id="ct219994792"/><text:change-start text:change-id="ct219995304"/><text:span text:style-name="T64">R</text:span><text:change-end text:change-id="ct219995304"/><text:span text:style-name="T64">eturns 48</text:span><text:change-start text:change-id="ct219996272"/><text:span text:style-name="T64">.</text:span><text:change-end text:change-id="ct219996272"/><text:span text:style-name="T64"><text:tab/><text:line-break/>rs.getFloat(4); <text:tab/>//</text:span><text:change-start text:change-id="ct219997256"/><text:span text:style-name="T64"> </text:span><text:change-end text:change-id="ct219997256"/><text:change text:change-id="ct219997360"/><text:change-start text:change-id="ct219997856"/><text:span text:style-name="T64">R</text:span><text:change-end text:change-id="ct219997856"/><text:span text:style-name="T64">eturns 5.9</text:span><text:change-start text:change-id="ct219998840"/><text:span text:style-name="T64">.</text:span><text:change-end text:change-id="ct219998840"/><text:span text:style-name="T64"><text:tab/><text:line-break/>rs.getDouble(5);<text:tab/>//</text:span><text:change-start text:change-id="ct219999808"/><text:span text:style-name="T64"> </text:span><text:change-end text:change-id="ct219999808"/><text:change text:change-id="ct219999912"/><text:change-start text:change-id="ct220000424"/><text:span text:style-name="T64">R</text:span><text:change-end text:change-id="ct220000424"/><text:span text:style-name="T64">eturns 954.2</text:span><text:change-start text:change-id="ct220002424"/><text:span text:style-name="T64">.</text:span><text:change-end text:change-id="ct220002424"/><text:span text:style-name="T64"> <text:s/><text:tab/><text:line-break/>rs.next(); <text:line-break/>rs.getInt(1); <text:s text:c="4"/>//</text:span><text:change-start text:change-id="ct220003408"/><text:span text:style-name="T64"> </text:span><text:change-end text:change-id="ct220003408"/><text:change text:change-id="ct220003512"/><text:change-start text:change-id="ct220004008"/><text:span text:style-name="T64">R</text:span><text:change-end text:change-id="ct220004008"/><text:span text:style-name="T64">eturns 15</text:span><text:change-start text:change-id="ct220004992"/><text:span text:style-name="T64">.</text:span><text:change-end text:change-id="ct220004992"/><text:span text:style-name="T64"><text:tab/><text:line-break/>rs.getShort(2);<text:tab/>//</text:span><text:change-start text:change-id="ct220005960"/><text:span text:style-name="T64"> </text:span><text:change-end text:change-id="ct220005960"/><text:change text:change-id="ct220006064"/><text:change-start text:change-id="ct220006576"/><text:span text:style-name="T64">R</text:span><text:change-end text:change-id="ct220006576"/><text:span text:style-name="T64">eturns 54</text:span><text:change-start text:change-id="ct220007544"/><text:span text:style-name="T64">.</text:span><text:change-end text:change-id="ct220007544"/><text:span text:style-name="T64"><text:tab/><text:line-break/>rs.getLong(3); <text:tab/>//</text:span><text:change-start text:change-id="ct220008528"/><text:span text:style-name="T64"> </text:span><text:change-end text:change-id="ct220008528"/><text:change text:change-id="ct220008632"/><text:change-start text:change-id="ct220009128"/><text:span text:style-name="T64">R</text:span><text:change-end text:change-id="ct220009128"/><text:span text:style-name="T64">eturns 5698 </text:span><text:change-start text:change-id="ct220010112"/><text:span text:style-name="T64">.</text:span><text:change-end text:change-id="ct220010112"/><text:span text:style-name="T64"><text:tab/><text:line-break/>rs.getFloat(4); <text:tab/>//</text:span><text:change-start text:change-id="ct220011080"/><text:span text:style-name="T64"> </text:span><text:change-end text:change-id="ct220011080"/><text:change text:change-id="ct220011184"/><text:change-start text:change-id="ct220011696"/><text:span text:style-name="T64">R</text:span><text:change-end text:change-id="ct220011696"/><text:span text:style-name="T64">eturns 8.3</text:span><text:change-start text:change-id="ct220012664"/><text:span text:style-name="T64">.</text:span><text:change-end text:change-id="ct220012664"/><text:span text:style-name="T64"><text:tab/><text:line-break/>rs.getDouble(5); <text:tab/>//</text:span><text:change-start text:change-id="ct220013648"/><text:span text:style-name="T64"> </text:span><text:change-end text:change-id="ct220013648"/><text:change text:change-id="ct220013752"/><text:change-start text:change-id="ct220014248"/><text:span text:style-name="T64">R</text:span><text:change-end text:change-id="ct220014248"/><text:span text:style-name="T64">eturns 456.5</text:span><text:change-start text:change-id="ct220015232"/><text:span text:style-name="T64">.</text:span><text:change-end text:change-id="ct220015232"/><text:span text:style-name="T64"> <text:s text:c="34"/>rs.close();</text:span><text:span text:style-name="T70"> <text:tab/></text:span></text:p>
            <text:p text:style-name="P314"><text:change-start text:change-id="ct220014568"/></text:p>
          </text:list-header>
          <text:list-item>
            <text:p text:style-name="P297">CHAR, VARCHAR and CHAR_NOCASE functions<text:change-end text:change-id="ct220014568"/>:<text:change-start text:change-id="ct220012984"/></text:p>
            <text:p text:style-name="P297"><text:change-end text:change-id="ct220012984"/></text:p>
          </text:list-item>
        </text:list>
        <table:table table:name="Tabela31" table:style-name="Tabela31">
          <table:table-column table:style-name="Tabela31.A"/>
          <table:table-column table:style-name="Tabela31.B"/>
          <table:table-column table:style-name="Tabela31.C"/>
          <table:table-column table:style-name="Tabela31.D"/>
          <table:table-header-rows>
            <table:table-row>
              <table:table-cell table:style-name="Tabela31.A1" office:value-type="string">
                <text:p text:style-name="P213"><text:change-start text:change-id="ct220011800"/>Function<text:change-end text:change-id="ct220011800"/></text:p>
              </table:table-cell>
              <table:table-cell table:style-name="Tabela31.A1" office:value-type="string">
                <text:p text:style-name="P213"><text:change-start text:change-id="ct220011472"/>Return Type<text:change-end text:change-id="ct220011472"/></text:p>
              </table:table-cell>
              <table:table-cell table:style-name="Tabela31.A1" office:value-type="string">
                <text:p text:style-name="P213"><text:change-start text:change-id="ct220012000"/>Description<text:change-end text:change-id="ct220012000"/></text:p>
              </table:table-cell>
              <table:table-cell table:style-name="Tabela31.D1" office:value-type="string">
                <text:p text:style-name="P213"><text:change-start text:change-id="ct220011288"/><text:span text:style-name="T4">ResultSet</text:span> method<text:change-end text:change-id="ct220011288"/></text:p>
              </table:table-cell>
            </table:table-row>
          </table:table-header-rows>
          <table:table-row>
            <table:table-cell table:style-name="Tabela31.A2" office:value-type="string">
              <text:p text:style-name="P211"><text:change-start text:change-id="ct219567472"/>UPPER(<text:span text:style-name="T1">field</text:span>)<text:change-end text:change-id="ct219567472"/></text:p>
            </table:table-cell>
            <table:table-cell table:style-name="Tabela31.A2" office:value-type="string">
              <text:p text:style-name="P211"><text:change-start text:change-id="ct220010216"/>CHAR<text:change-end text:change-id="ct220010216"/></text:p>
            </table:table-cell>
            <table:table-cell table:style-name="Tabela31.A2" office:value-type="string">
              <text:p text:style-name="P212"><text:change-start text:change-id="ct220010624"/>Converts all lowercase letters in a character string to uppercase<text:change-end text:change-id="ct220010624"/><text:change-start text:change-id="ct220010832"/>.<text:change-end text:change-id="ct220010832"/></text:p>
            </table:table-cell>
            <table:table-cell table:style-name="Tabela31.D2" office:value-type="string">
              <text:p text:style-name="P211">getChars()<text:span text:style-name="T98"> or </text:span><text:change-start text:change-id="ct220009864"/>getString<text:change-end text:change-id="ct220009864"/><text:change-start text:change-id="ct220010416"/>()<text:change-end text:change-id="ct220010416"/> </text:p>
            </table:table-cell>
          </table:table-row>
          <table:table-row>
            <table:table-cell table:style-name="Tabela31.A2" office:value-type="string">
              <text:p text:style-name="P211"><text:change-start text:change-id="ct220009656"/>LOWER(<text:span text:style-name="T1">field</text:span>)<text:change-end text:change-id="ct220009656"/></text:p>
            </table:table-cell>
            <table:table-cell table:style-name="Tabela31.A2" office:value-type="string">
              <text:p text:style-name="P211"><text:change-start text:change-id="ct220009232"/>CHAR<text:change-end text:change-id="ct220009232"/></text:p>
            </table:table-cell>
            <table:table-cell table:style-name="Tabela31.A2" office:value-type="string">
              <text:p text:style-name="P212"><text:change-start text:change-id="ct220009448"/>Converts all uppercase letters in a character string to lowercase<text:change-end text:change-id="ct220009448"/><text:change text:change-id="ct220007648"/><text:change-start text:change-id="ct220008072"/>.<text:change-end text:change-id="ct220008072"/></text:p>
            </table:table-cell>
            <table:table-cell table:style-name="Tabela31.D2" office:value-type="string">
              <text:p text:style-name="P211">getChars() or <text:change-start text:change-id="ct220008280"/>getString<text:change-end text:change-id="ct220008280"/><text:change-start text:change-id="ct219568304"/>()<text:change-end text:change-id="ct219568304"/></text:p>
            </table:table-cell>
          </table:table-row>
        </table:table>
        <text:list xml:id="list37173160" text:continue-numbering="true" text:style-name="L8">
          <text:list-header>
            <text:p text:style-name="P295"/>
            <text:p text:style-name="P311"><text:span text:style-name="T78">Examples</text:span><text:line-break/><text:line-break/><text:span text:style-name="T64">//</text:span><text:change-start text:change-id="ct220007088"/><text:span text:style-name="T64"> </text:span><text:change-end text:change-id="ct220007088"/><text:span text:style-name="T64">Selects with functions.<text:tab/><text:line-break/>rs = driver.executeQuery("Select amount, abs(amount) as a1, name, </text:span><text:change-start text:change-id="ct220006352"/></text:p>
            <text:p text:style-name="P311"><text:span text:style-name="T64"><text:s text:c="17"/></text:span><text:change-end text:change-id="ct220006352"/><text:change-start text:change-id="ct220006880"/><text:span text:style-name="T64"><text:s/></text:span><text:change-end text:change-id="ct220006880"/><text:span text:style-name="T64"><text:s text:c="6"/>lower(name) as u1, upper(name) as u2 <text:s/>from person </text:span><text:change-start text:change-id="ct220006168"/></text:p>
            <text:p text:style-name="P312"><text:span text:style-name="T64"><text:s text:c="18"/></text:span><text:change-end text:change-id="ct220006168"/><text:span text:style-name="T64"><text:s text:c="6"/>where abs(amount)&gt;12 and UPPER(name) &gt; 'INDIRA GOMES'");<text:line-break/>rs.getRowCount(); //</text:span><text:change-start text:change-id="ct220005096"/><text:span text:style-name="T64"> </text:span><text:change-end text:change-id="ct220005096"/><text:change text:change-id="ct220005504"/><text:change-start text:change-id="ct220005712"/><text:span text:style-name="T64">R</text:span><text:change-end text:change-id="ct220005712"/><text:span text:style-name="T64">eturns 2.<text:tab/><text:line-break/>rs.next(); <text:line-break/>rs.getInt(1); <text:tab/>//</text:span><text:change-start text:change-id="ct220004744"/><text:span text:style-name="T64"> </text:span><text:change-end text:change-id="ct220004744"/><text:change text:change-id="ct220005296"/><text:change-start text:change-id="ct220004536"/><text:span text:style-name="T64">R</text:span><text:change-end text:change-id="ct220004536"/><text:span text:style-name="T64">eturns -20</text:span><text:change-start text:change-id="ct220004112"/><text:span text:style-name="T64">.</text:span><text:change-end text:change-id="ct220004112"/><text:span text:style-name="T64"><text:tab/><text:line-break/>rs.getInt(2); <text:tab/>//</text:span><text:change-start text:change-id="ct219569200"/><text:span text:style-name="T64"> </text:span><text:change-end text:change-id="ct219569200"/><text:change text:change-id="ct220004328"/><text:change-start text:change-id="ct220002528"/><text:span text:style-name="T64">R</text:span><text:change-end text:change-id="ct220002528"/><text:span text:style-name="T64">eturns 20</text:span><text:change-start text:change-id="ct220002952"/><text:span text:style-name="T64">.</text:span><text:change-end text:change-id="ct220002952"/><text:span text:style-name="T64"> <text:tab/><text:line-break/>rs.getString(3); <text:tab/>//</text:span><text:change-start text:change-id="ct219569520"/><text:span text:style-name="T64"> </text:span><text:change-end text:change-id="ct219569520"/><text:change text:change-id="ct220003160"/><text:change-start text:change-id="ct220000936"/><text:span text:style-name="T64">R</text:span><text:change-end text:change-id="ct220000936"/><text:span text:style-name="T64">eturns '</text:span><text:span text:style-name="T65">Lucas Novais'</text:span><text:change-start text:change-id="ct219999560"/><text:span text:style-name="T65">.</text:span><text:change-end text:change-id="ct219999560"/><text:span text:style-name="T65"><text:tab/></text:span><text:span text:style-name="T64"><text:line-break/>rs.getString(4); <text:tab/>//</text:span><text:change-start text:change-id="ct219996800"/><text:span text:style-name="T64"> </text:span><text:change-end text:change-id="ct219996800"/><text:change text:change-id="ct219569912"/><text:change-start text:change-id="ct219996024"/><text:span text:style-name="T64">R</text:span><text:change-end text:change-id="ct219996024"/><text:span text:style-name="T64">eturns 'l</text:span><text:span text:style-name="T65">ucas novais'</text:span><text:change-start text:change-id="ct219994232"/><text:span text:style-name="T65">.</text:span><text:change-end text:change-id="ct219994232"/><text:span text:style-name="T65"><text:tab/></text:span><text:span text:style-name="T64"><text:line-break/>rs.getString(5);<text:tab/>//</text:span><text:change-start text:change-id="ct220008760"/><text:span text:style-name="T64"> </text:span><text:change-end text:change-id="ct220008760"/><text:change text:change-id="ct220008864"/><text:change-start text:change-id="ct220003784"/><text:span text:style-name="T64">R</text:span><text:change-end text:change-id="ct220003784"/><text:span text:style-name="T64">eturns 'LUCAS</text:span><text:span text:style-name="T65"> NOVAIS'</text:span><text:change-start text:change-id="ct220020344"/><text:span text:style-name="T65">.</text:span><text:change-end text:change-id="ct220020344"/><text:span text:style-name="T65"><text:tab/></text:span><text:span text:style-name="T64"><text:line-break/>rs.next(); <text:line-break/>rs.getInt(1); <text:tab/>//</text:span><text:change-start text:change-id="ct220021248"/><text:span text:style-name="T64"> </text:span><text:change-end text:change-id="ct220021248"/><text:change text:change-id="ct220021352"/><text:change-start text:change-id="ct220021672"/><text:span text:style-name="T64">R</text:span><text:change-end text:change-id="ct220021672"/><text:span text:style-name="T64">eturns -15</text:span><text:change-start text:change-id="ct220022352"/><text:span text:style-name="T64">.</text:span><text:change-end text:change-id="ct220022352"/><text:span text:style-name="T64"><text:tab/><text:line-break/>rs.getInt(2); <text:tab/>//</text:span><text:change-start text:change-id="ct220023080"/><text:span text:style-name="T64"> </text:span><text:change-end text:change-id="ct220023080"/><text:change text:change-id="ct220023184"/><text:change-start text:change-id="ct220023624"/><text:span text:style-name="T64">R</text:span><text:change-end text:change-id="ct220023624"/><text:span text:style-name="T64">eturns 15</text:span><text:change-start text:change-id="ct220024560"/><text:span text:style-name="T64">.</text:span><text:change-end text:change-id="ct220024560"/><text:span text:style-name="T64"> <text:tab/><text:line-break/>rs.getString(3); <text:tab/>//</text:span><text:change-start text:change-id="ct220025472"/><text:span text:style-name="T64"> </text:span><text:change-end text:change-id="ct220025472"/><text:change text:change-id="ct220025576"/><text:change-start text:change-id="ct220026048"/><text:span text:style-name="T64">R</text:span><text:change-end text:change-id="ct220026048"/><text:span text:style-name="T64">eturns 'Zenes Lima</text:span><text:span text:style-name="T65">'</text:span><text:change-start text:change-id="ct220027376"/><text:span text:style-name="T65">.</text:span><text:change-end text:change-id="ct220027376"/><text:span text:style-name="T65"><text:tab/></text:span><text:span text:style-name="T64"><text:line-break/>rs.getString(4); <text:tab/>//</text:span><text:change-start text:change-id="ct220028800"/><text:span text:style-name="T64"> </text:span><text:change-end text:change-id="ct220028800"/><text:change text:change-id="ct220028904"/><text:change-start text:change-id="ct220029416"/><text:span text:style-name="T64">R</text:span><text:change-end text:change-id="ct220029416"/><text:span text:style-name="T64">eturns 'zenes lima</text:span><text:span text:style-name="T65">'</text:span><text:change-start text:change-id="ct220030840"/><text:span text:style-name="T65">.</text:span><text:change-end text:change-id="ct220030840"/><text:span text:style-name="T65"><text:tab/></text:span><text:span text:style-name="T64"><text:line-break/>rs.getString(5);<text:tab/>//</text:span><text:change-start text:change-id="ct220032264"/><text:span text:style-name="T64"> </text:span><text:change-end text:change-id="ct220032264"/><text:change text:change-id="ct220032368"/><text:change-start text:change-id="ct220032880"/><text:span text:style-name="T64">R</text:span><text:change-end text:change-id="ct220032880"/><text:span text:style-name="T64">eturns 'ZENES LIMA</text:span><text:span text:style-name="T65">'</text:span><text:change-start text:change-id="ct220035352"/><text:span text:style-name="T65">.</text:span><text:change-end text:change-id="ct220035352"/><text:span text:style-name="T65"> <text:s text:c="27"/>rs.close();</text:span><text:span text:style-name="T64"> <text:tab/></text:span><text:span text:style-name="T82"><text:line-break/></text:span></text:p>
          </text:list-header>
          <text:list-item>
            <text:p text:style-name="P296">DATE and DATETIME functions:<text:tab/><text:line-break/></text:p>
          </text:list-item>
        </text:list>
        <table:table table:name="Tabela32" table:style-name="Tabela32">
          <table:table-column table:style-name="Tabela32.A"/>
          <table:table-column table:style-name="Tabela32.B"/>
          <table:table-column table:style-name="Tabela32.C"/>
          <table:table-column table:style-name="Tabela32.D"/>
          <table:table-header-rows>
            <table:table-row>
              <table:table-cell table:style-name="Tabela32.A1" office:value-type="string">
                <text:p text:style-name="P213"><text:change-start text:change-id="ct219994440"/>Function<text:change-end text:change-id="ct219994440"/></text:p>
              </table:table-cell>
              <table:table-cell table:style-name="Tabela32.A1" office:value-type="string">
                <text:p text:style-name="P213"><text:change-start text:change-id="ct220036072"/>Return Type<text:change-end text:change-id="ct220036072"/></text:p>
              </table:table-cell>
              <table:table-cell table:style-name="Tabela32.A1" office:value-type="string">
                <text:p text:style-name="P213"><text:change-start text:change-id="ct220035656"/>Description<text:change-end text:change-id="ct220035656"/></text:p>
              </table:table-cell>
              <table:table-cell table:style-name="Tabela32.D1" office:value-type="string">
                <text:p text:style-name="P213"><text:change-start text:change-id="ct220035904"/><text:span text:style-name="T4">ResultSet</text:span><text:change-end text:change-id="ct220035904"/><text:change-start text:change-id="ct219572336"/> method<text:change-end text:change-id="ct219572336"/></text:p>
              </table:table-cell>
            </table:table-row>
          </table:table-header-rows>
          <table:table-row>
            <table:table-cell table:style-name="Tabela32.A2" office:value-type="string">
              <text:p text:style-name="P211"><text:change-start text:change-id="ct220035456"/>YEAR(<text:span text:style-name="T1">field</text:span>)<text:change-end text:change-id="ct220035456"/></text:p>
            </table:table-cell>
            <table:table-cell table:style-name="Tabela32.A2" office:value-type="string">
              <text:p text:style-name="P211"><text:change-start text:change-id="ct220001840"/>SHORT<text:change-end text:change-id="ct220001840"/></text:p>
            </table:table-cell>
            <table:table-cell table:style-name="Tabela32.A2" office:value-type="string">
              <text:p text:style-name="P212"><text:change-start text:change-id="ct220001392"/>Gets subfield equivalent to year. <text:change-end text:change-id="ct220001392"/><text:change text:change-id="ct220001184"/><text:change-start text:change-id="ct220001632"/>F<text:change-end text:change-id="ct220001632"/><text:change text:change-id="ct220032656"/><text:change-start text:change-id="ct219572848"/>ield<text:change-end text:change-id="ct219572848"/><text:change-start text:change-id="ct220033016"/><text:span text:style-name="T1"> </text:span><text:change-end text:change-id="ct220033016"/><text:change text:change-id="ct219573040"/><text:change-start text:change-id="ct220032472"/><text:span text:style-name="T2">CAN</text:span><text:span text:style-name="T1"> </text:span><text:span text:style-name="T2">be DATE or DATETIME</text:span><text:change-end text:change-id="ct220032472"/><text:change-start text:change-id="ct220031360"/><text:span text:style-name="T2">.</text:span><text:change-end text:change-id="ct220031360"/></text:p>
            </table:table-cell>
            <table:table-cell table:style-name="Tabela32.D2" office:value-type="string">
              <text:p text:style-name="P212"><text:change-start text:change-id="ct219573296"/><text:span text:style-name="T4">getShort</text:span><text:change-end text:change-id="ct219573296"/><text:change-start text:change-id="ct220031808"/><text:span text:style-name="T4">()</text:span><text:change-end text:change-id="ct220031808"/><text:change-start text:change-id="ct220032016"/> or <text:span text:style-name="T4">getString</text:span><text:change-end text:change-id="ct220032016"/><text:change-start text:change-id="ct220031152"/><text:span text:style-name="T4">()</text:span><text:change-end text:change-id="ct220031152"/></text:p>
            </table:table-cell>
          </table:table-row>
          <text:soft-page-break/>
          <table:table-row>
            <table:table-cell table:style-name="Tabela32.A2" office:value-type="string">
              <text:p text:style-name="P211"><text:change-start text:change-id="ct220031600"/>MONTH(<text:span text:style-name="T1">field</text:span>)<text:change-end text:change-id="ct220031600"/></text:p>
            </table:table-cell>
            <table:table-cell table:style-name="Tabela32.A2" office:value-type="string">
              <text:p text:style-name="P211"><text:change-start text:change-id="ct220030592"/>SHORT<text:change-end text:change-id="ct220030592"/></text:p>
            </table:table-cell>
            <table:table-cell table:style-name="Tabela32.A2" office:value-type="string">
              <text:p text:style-name="P212"><text:change-start text:change-id="ct220030944"/>Gets subfield equivalent to month. <text:change-end text:change-id="ct220030944"/><text:change text:change-id="ct220030384"/><text:change-start text:change-id="ct220029936"/>F<text:change-end text:change-id="ct220029936"/><text:change-start text:change-id="ct220029728"/><text:span text:style-name="T2">ield</text:span><text:change-end text:change-id="ct220029728"/><text:change-start text:change-id="ct219574000"/><text:span text:style-name="T1"> <text:s/></text:span><text:span text:style-name="T2">CAN be DATE or </text:span><text:span text:style-name="T2">DATETIME</text:span><text:change-end text:change-id="ct219574000"/><text:change-start text:change-id="ct220030176"/><text:span text:style-name="T2">.</text:span><text:change-end text:change-id="ct220030176"/></text:p>
            </table:table-cell>
            <table:table-cell table:style-name="Tabela32.D2" office:value-type="string">
              <text:p text:style-name="P212"><text:change-start text:change-id="ct220029192"/><text:span text:style-name="T4">getShort</text:span><text:change-end text:change-id="ct220029192"/><text:change-start text:change-id="ct220029520"/><text:span text:style-name="T4">()</text:span><text:change-end text:change-id="ct220029520"/><text:change-start text:change-id="ct220029008"/> or <text:span text:style-name="T4">getString</text:span><text:change-end text:change-id="ct220029008"/><text:change-start text:change-id="ct220027896"/><text:span text:style-name="T4">()</text:span><text:change-end text:change-id="ct220027896"/></text:p>
            </table:table-cell>
          </table:table-row>
          <table:table-row>
            <table:table-cell table:style-name="Tabela32.A2" office:value-type="string">
              <text:p text:style-name="P211"><text:change-start text:change-id="ct220028344"/>DAY(<text:span text:style-name="T1">field</text:span>)<text:change-end text:change-id="ct220028344"/></text:p>
            </table:table-cell>
            <table:table-cell table:style-name="Tabela32.A2" office:value-type="string">
              <text:p text:style-name="P211"><text:change-start text:change-id="ct220028552"/>SHORT<text:change-end text:change-id="ct220028552"/></text:p>
            </table:table-cell>
            <table:table-cell table:style-name="Tabela32.A2" office:value-type="string">
              <text:p text:style-name="P212"><text:change-start text:change-id="ct220027688"/>Gets subfield equivalent to day. <text:change-end text:change-id="ct220027688"/><text:change text:change-id="ct220028136"/><text:change-start text:change-id="ct220027128"/>F<text:change-end text:change-id="ct220027128"/><text:change-start text:change-id="ct220027480"/><text:span text:style-name="T2">ield </text:span><text:change-end text:change-id="ct220027480"/><text:change text:change-id="ct219574920"/><text:change-start text:change-id="ct220026920"/><text:span text:style-name="T2">CAN be DATE or DATETIME</text:span><text:change-end text:change-id="ct220026920"/><text:change-start text:change-id="ct220026504"/><text:span text:style-name="T2">.</text:span><text:change-end text:change-id="ct220026504"/></text:p>
            </table:table-cell>
            <table:table-cell table:style-name="Tabela32.D2" office:value-type="string">
              <text:p text:style-name="P212"><text:change-start text:change-id="ct220026712"/><text:span text:style-name="T4">getShort</text:span><text:change-end text:change-id="ct220026712"/><text:change-start text:change-id="ct220025016"/><text:span text:style-name="T4">()</text:span><text:change-end text:change-id="ct220025016"/><text:change-start text:change-id="ct220025224"/> or <text:span text:style-name="T4">getString</text:span><text:change-end text:change-id="ct220025224"/><text:change-start text:change-id="ct220024312"/><text:span text:style-name="T4">()</text:span><text:change-end text:change-id="ct220024312"/></text:p>
            </table:table-cell>
          </table:table-row>
          <table:table-row>
            <table:table-cell table:style-name="Tabela32.A2" office:value-type="string">
              <text:p text:style-name="P211"><text:change-start text:change-id="ct220024104"/>HOUR(<text:span text:style-name="T1">field</text:span>)<text:change-end text:change-id="ct220024104"/></text:p>
            </table:table-cell>
            <table:table-cell table:style-name="Tabela32.A2" office:value-type="string">
              <text:p text:style-name="P211"><text:change-start text:change-id="ct220023728"/>SHORT<text:change-end text:change-id="ct220023728"/></text:p>
            </table:table-cell>
            <table:table-cell table:style-name="Tabela32.A2" office:value-type="string">
              <text:p text:style-name="P212"><text:change-start text:change-id="ct220023400"/>Gets subfield equivalent to hour. <text:change-end text:change-id="ct220023400"/><text:change text:change-id="ct220023896"/><text:change-start text:change-id="ct220022856"/>Field<text:change-end text:change-id="ct220022856"/><text:change-start text:change-id="ct220003640"/><text:span text:style-name="T1"> </text:span><text:span text:style-name="T2">MUST be DATETIME</text:span><text:change-end text:change-id="ct220003640"/><text:change-start text:change-id="ct219575792"/><text:span text:style-name="T2">.</text:span><text:change-end text:change-id="ct219575792"/></text:p>
            </table:table-cell>
            <table:table-cell table:style-name="Tabela32.D2" office:value-type="string">
              <text:p text:style-name="P212"><text:change-start text:change-id="ct219994896"/><text:span text:style-name="T4">getShort</text:span><text:change-end text:change-id="ct219994896"/><text:change-start text:change-id="ct219993848"/><text:span text:style-name="T4">()</text:span><text:change-end text:change-id="ct219993848"/><text:change-start text:change-id="ct219995608"/> or <text:span text:style-name="T4">getString</text:span><text:change-end text:change-id="ct219995608"/><text:change-start text:change-id="ct219995408"/><text:span text:style-name="T4">()</text:span><text:change-end text:change-id="ct219995408"/></text:p>
            </table:table-cell>
          </table:table-row>
          <table:table-row>
            <table:table-cell table:style-name="Tabela32.A2" office:value-type="string">
              <text:p text:style-name="P211"><text:change-start text:change-id="ct219995080"/>MINUTE(<text:span text:style-name="T1">field</text:span>)<text:change-end text:change-id="ct219995080"/></text:p>
            </table:table-cell>
            <table:table-cell table:style-name="Tabela32.A2" office:value-type="string">
              <text:p text:style-name="P211"><text:change-start text:change-id="ct219995816"/>SHORT<text:change-end text:change-id="ct219995816"/></text:p>
            </table:table-cell>
            <table:table-cell table:style-name="Tabela32.A2" office:value-type="string">
              <text:p text:style-name="P212"><text:change-start text:change-id="ct219997008"/>Gets subfield equivalent to minute. <text:change-end text:change-id="ct219997008"/><text:change text:change-id="ct219996592"/><text:change-start text:change-id="ct219996376"/>Field<text:change-end text:change-id="ct219996376"/><text:change-start text:change-id="ct219999144"/><text:span text:style-name="T1"> </text:span><text:span text:style-name="T2">MUST be DATETIME</text:span><text:change-end text:change-id="ct219999144"/><text:change-start text:change-id="ct219576560"/><text:span text:style-name="T2">.</text:span><text:change-end text:change-id="ct219576560"/></text:p>
            </table:table-cell>
            <table:table-cell table:style-name="Tabela32.D2" office:value-type="string">
              <text:p text:style-name="P212"><text:change-start text:change-id="ct219998384"/><text:span text:style-name="T4">getShort</text:span><text:change-end text:change-id="ct219998384"/><text:change-start text:change-id="ct219997960"/><text:span text:style-name="T4">()</text:span><text:change-end text:change-id="ct219997960"/><text:change-start text:change-id="ct219998176"/> or <text:span text:style-name="T4">getString</text:span><text:change-end text:change-id="ct219998176"/><text:change-start text:change-id="ct219998592"/><text:span text:style-name="T4">()</text:span><text:change-end text:change-id="ct219998592"/></text:p>
            </table:table-cell>
          </table:table-row>
          <table:table-row>
            <table:table-cell table:style-name="Tabela32.A2" office:value-type="string">
              <text:p text:style-name="P211"><text:change-start text:change-id="ct220000728"/>SECOND(<text:span text:style-name="T1">field</text:span>)<text:change-end text:change-id="ct220000728"/></text:p>
            </table:table-cell>
            <table:table-cell table:style-name="Tabela32.A2" office:value-type="string">
              <text:p text:style-name="P211"><text:change-start text:change-id="ct220000200"/>SHORT<text:change-end text:change-id="ct220000200"/></text:p>
            </table:table-cell>
            <table:table-cell table:style-name="Tabela32.A2" office:value-type="string">
              <text:p text:style-name="P212"><text:change-start text:change-id="ct220000016"/>Gets subfield equivalent to second. <text:change-end text:change-id="ct220000016"/><text:change text:change-id="ct220002744"/><text:change-start text:change-id="ct220021456"/>Field<text:change-end text:change-id="ct220021456"/><text:change-start text:change-id="ct220021560"/><text:span text:style-name="T1"> </text:span><text:span text:style-name="T2">MUST be DATETIME</text:span><text:change-end text:change-id="ct220021560"/><text:change-start text:change-id="ct219577328"/><text:span text:style-name="T2">.</text:span><text:change-end text:change-id="ct219577328"/></text:p>
            </table:table-cell>
            <table:table-cell table:style-name="Tabela32.D2" office:value-type="string">
              <text:p text:style-name="P212"><text:change-start text:change-id="ct219570480"/><text:span text:style-name="T4">getShort</text:span><text:change-end text:change-id="ct219570480"/><text:change-start text:change-id="ct219570584"/><text:span text:style-name="T4">()</text:span><text:change-end text:change-id="ct219570584"/><text:change-start text:change-id="ct219577432"/> or <text:span text:style-name="T4">getString</text:span><text:change-end text:change-id="ct219577432"/><text:change-start text:change-id="ct219577536"/><text:span text:style-name="T4">()</text:span><text:change-end text:change-id="ct219577536"/></text:p>
            </table:table-cell>
          </table:table-row>
          <table:table-row>
            <table:table-cell table:style-name="Tabela32.A2" office:value-type="string">
              <text:p text:style-name="P211"><text:change-start text:change-id="ct220020560"/>MILLIS(<text:span text:style-name="T1">field</text:span>)<text:change-end text:change-id="ct220020560"/></text:p>
            </table:table-cell>
            <table:table-cell table:style-name="Tabela32.A2" office:value-type="string">
              <text:p text:style-name="P211"><text:change-start text:change-id="ct219570160"/>SHORT<text:change-end text:change-id="ct219570160"/></text:p>
            </table:table-cell>
            <table:table-cell table:style-name="Tabela32.A2" office:value-type="string">
              <text:p text:style-name="P212"><text:change-start text:change-id="ct219570264"/>Gets subfield equivalent to millis. <text:change-end text:change-id="ct219570264"/><text:change text:change-id="ct219577752"/><text:change-start text:change-id="ct219577856"/>Field<text:change-end text:change-id="ct219577856"/><text:change-start text:change-id="ct219568000"/><text:span text:style-name="T1"> </text:span><text:change-end text:change-id="ct219568000"/><text:change text:change-id="ct219568104"/><text:change-start text:change-id="ct219578096"/><text:span text:style-name="T2">MUST be DATETIME</text:span><text:change-end text:change-id="ct219578096"/><text:change-start text:change-id="ct220026152"/><text:span text:style-name="T2">.</text:span><text:change-end text:change-id="ct220026152"/></text:p>
            </table:table-cell>
            <table:table-cell table:style-name="Tabela32.D2" office:value-type="string">
              <text:p text:style-name="P212"><text:change-start text:change-id="ct219578352"/><text:span text:style-name="T4">getShort</text:span><text:change-end text:change-id="ct219578352"/><text:change-start text:change-id="ct220026256"/><text:span text:style-name="T4">()</text:span><text:change-end text:change-id="ct220026256"/><text:change-start text:change-id="ct219578456"/> or <text:span text:style-name="T4">getString</text:span><text:change-end text:change-id="ct219578456"/><text:change-start text:change-id="ct219578560"/><text:span text:style-name="T4">()</text:span><text:change-end text:change-id="ct219578560"/></text:p>
            </table:table-cell>
          </table:table-row>
        </table:table>
        <text:list xml:id="list37160433" text:continue-numbering="true" text:style-name="L8">
          <text:list-header>
            <text:p text:style-name="P295"/>
            <text:p text:style-name="P306">Examples<text:line-break/><text:span text:style-name="T83"><text:line-break/></text:span><text:span text:style-name="T64">//</text:span><text:change-start text:change-id="ct219997600"/><text:span text:style-name="T64"> </text:span><text:change-end text:change-id="ct219997600"/><text:span text:style-name="T64">Selects with functions</text:span><text:change text:change-id="ct220013880"/><text:change-start text:change-id="ct220013984"/><text:span text:style-name="T64">.</text:span><text:change-end text:change-id="ct220013984"/><text:span text:style-name="T64"> <text:line-break/>ResultSet rs = driver.executeQuery("Select month(years) as mon1, years from <text:s text:c="2"/></text:span></text:p>
            <text:p text:style-name="P306"><text:span text:style-name="T64"><text:s/>person");<text:line-break/>rs.getRowCount(); <text:tab/><text:tab/>//</text:span><text:change-start text:change-id="ct219572440"/><text:span text:style-name="T64"> </text:span><text:change-end text:change-id="ct219572440"/><text:change text:change-id="ct219572544"/><text:change-start text:change-id="ct219572648"/><text:span text:style-name="T64">R</text:span><text:change-end text:change-id="ct219572648"/><text:span text:style-name="T64">eturns 4</text:span><text:change-start text:change-id="ct220022456"/><text:span text:style-name="T64">.</text:span><text:change-end text:change-id="ct220022456"/><text:span text:style-name="T64"> <text:tab/><text:line-break/>rs.next(); rs.getShort(1); <text:tab/>//</text:span><text:change text:change-id="ct220022560"/><text:span text:style-name="T64"> </text:span><text:change-start text:change-id="ct220022664"/><text:span text:style-name="T64">R</text:span><text:change-end text:change-id="ct220022664"/><text:span text:style-name="T64">eturns 11</text:span><text:change-start text:change-id="ct219573400"/><text:span text:style-name="T64">.</text:span><text:change-end text:change-id="ct219573400"/><text:span text:style-name="T64"><text:tab/> <text:line-break/>rs.next(); rs.getShort(1); <text:tab/>//</text:span><text:change text:change-id="ct219579440"/><text:span text:style-name="T64"> </text:span><text:change-start text:change-id="ct219573504"/><text:span text:style-name="T64">R</text:span><text:change-end text:change-id="ct219573504"/><text:span text:style-name="T64">eturns 8</text:span><text:change text:change-id="ct219573608"/><text:change-start text:change-id="ct219579696"/><text:span text:style-name="T64">.</text:span><text:change-end text:change-id="ct219579696"/><text:span text:style-name="T64"><text:tab/> <text:line-break/>rs.next(); rs.getShort(1); <text:tab/>//</text:span><text:change-start text:change-id="ct219573784"/><text:span text:style-name="T64"> </text:span><text:change-end text:change-id="ct219573784"/><text:change text:change-id="ct220021848"/><text:change-start text:change-id="ct220022168"/><text:span text:style-name="T64">R</text:span><text:change-end text:change-id="ct220022168"/><text:span text:style-name="T64">eturns 6</text:span><text:change-start text:change-id="ct219575896"/><text:span text:style-name="T64">.</text:span><text:change-end text:change-id="ct219575896"/><text:span text:style-name="T64"><text:tab/> <text:line-break/>rs.next(); rs.getShort(1); <text:tab/>//</text:span><text:change text:change-id="ct219576296"/><text:change-start text:change-id="ct220019960"/><text:span text:style-name="T64"> R</text:span><text:change-end text:change-id="ct220019960"/><text:span text:style-name="T64">eturns 1</text:span><text:change-start text:change-id="ct219574656"/><text:span text:style-name="T64">.</text:span><text:change-end text:change-id="ct219574656"/><text:span text:style-name="T64"> <text:tab/><text:line-break/>rs.close();</text:span></text:p>
            <text:p text:style-name="P306"><text:span text:style-name="T64"><text:line-break/>rs = driver.executeQuery("Select year(years) as y1, years from person where<text:tab/><text:tab/><text:tab/><text:tab/><text:tab/><text:tab/><text:tab/><text:tab/> <text:s text:c="19"/>day(years) &gt;= 6");<text:line-break/>rs.getRowCount(); <text:s text:c="9"/>//</text:span><text:change text:change-id="ct220000528"/><text:span text:style-name="T64"> </text:span><text:change-start text:change-id="ct219580480"/><text:span text:style-name="T64">R</text:span><text:change-end text:change-id="ct219580480"/><text:span text:style-name="T64">eturns 2</text:span><text:change-start text:change-id="ct219574432"/><text:span text:style-name="T64">.</text:span><text:change-end text:change-id="ct219574432"/><text:span text:style-name="T64"><text:tab/><text:line-break/>rs.next(); rs.getShort(1); //</text:span><text:change text:change-id="ct219580656"/><text:change-start text:change-id="ct220019736"/><text:span text:style-name="T64"> R</text:span><text:change-end text:change-id="ct220019736"/><text:span text:style-name="T64">eturns 2006</text:span><text:change-start text:change-id="ct219577096"/><text:span text:style-name="T64">.</text:span><text:change-end text:change-id="ct219577096"/><text:span text:style-name="T64"><text:tab/><text:line-break/>rs.next(); rs.getShort(1); //</text:span><text:change-start text:change-id="ct219580912"/><text:span text:style-name="T64"> </text:span><text:change-end text:change-id="ct219580912"/><text:change text:change-id="ct220020064"/><text:change-start text:change-id="ct220020168"/><text:span text:style-name="T64">R</text:span><text:change-end text:change-id="ct220020168"/><text:span text:style-name="T64">eturns 2008</text:span><text:change-start text:change-id="ct219581016"/><text:span text:style-name="T64">.</text:span><text:change-end text:change-id="ct219581016"/><text:span text:style-name="T64"><text:tab/><text:line-break/>rs.close();</text:span></text:p>
            <text:p text:style-name="P306"><text:span text:style-name="T64"><text:line-break/>rs = driver.executeQuery("Select hour(years) as h1, day(birth) as d1 from person <text:s text:c="3"/><text:tab/> <text:tab/> <text:s text:c="18"/>where month(birth) != 7 and hour(years) != 0");<text:line-break/>rs.getRowCount();<text:tab/>//</text:span><text:change-start text:change-id="ct219581232"/><text:span text:style-name="T64"> </text:span><text:change-end text:change-id="ct219581232"/><text:change text:change-id="ct219576000"/><text:change-start text:change-id="ct219576104"/><text:span text:style-name="T64">R</text:span><text:change-end text:change-id="ct219576104"/><text:span text:style-name="T64">eturns 3</text:span><text:change-start text:change-id="ct219581336"/><text:span text:style-name="T64">.</text:span><text:change-end text:change-id="ct219581336"/><text:span text:style-name="T64"><text:tab/><text:line-break/>rs.next(); <text:line-break/>rs.getShort(1);<text:tab/>//</text:span><text:change-start text:change-id="ct219581552"/><text:span text:style-name="T64"> </text:span><text:change-end text:change-id="ct219581552"/><text:change text:change-id="ct219574104"/><text:change-start text:change-id="ct219581656"/><text:span text:style-name="T64">R</text:span><text:change-end text:change-id="ct219581656"/><text:span text:style-name="T64">eturns 12</text:span><text:change-start text:change-id="ct219574208"/><text:span text:style-name="T64">.</text:span><text:change-end text:change-id="ct219574208"/><text:span text:style-name="T64"><text:tab/><text:line-break/>rs.getShort(2);<text:tab/>//</text:span><text:change-start text:change-id="ct219581872"/><text:span text:style-name="T64"> </text:span><text:change-end text:change-id="ct219581872"/><text:change text:change-id="ct219575024"/><text:change-start text:change-id="ct219581976"/><text:span text:style-name="T64">R</text:span><text:change-end text:change-id="ct219581976"/><text:span text:style-name="T64">eturns 3</text:span><text:change-start text:change-id="ct219575128"/><text:span text:style-name="T64">.</text:span><text:change-end text:change-id="ct219575128"/><text:span text:style-name="T64"><text:tab/><text:line-break/>rs.next(); <text:line-break/>rs.getShort(1);<text:tab/>//</text:span><text:change-start text:change-id="ct219582192"/><text:span text:style-name="T64"> </text:span><text:change-end text:change-id="ct219582192"/><text:change text:change-id="ct219575232"/><text:change-start text:change-id="ct219575336"/><text:span text:style-name="T64">R</text:span><text:change-end text:change-id="ct219575336"/><text:span text:style-name="T64">eturns 13</text:span><text:change-start text:change-id="ct220038384"/><text:span text:style-name="T64">.</text:span><text:change-end text:change-id="ct220038384"/><text:span text:style-name="T64"><text:tab/><text:line-break/>rs.getShort(2);<text:tab/>//</text:span><text:change-start text:change-id="ct220039224"/><text:span text:style-name="T64"> </text:span><text:change-end text:change-id="ct220039224"/><text:change text:change-id="ct220039328"/><text:change-start text:change-id="ct220039848"/><text:span text:style-name="T64">R</text:span><text:change-end text:change-id="ct220039848"/><text:span text:style-name="T64">eturns 6</text:span><text:change-start text:change-id="ct220040760"/><text:span text:style-name="T64">.</text:span><text:change-end text:change-id="ct220040760"/><text:span text:style-name="T64"><text:tab/><text:line-break/>rs.next(); <text:line-break/>rs.getShort(1);<text:tab/>//</text:span><text:change-start text:change-id="ct220041680"/><text:span text:style-name="T64"> </text:span><text:change-end text:change-id="ct220041680"/><text:change text:change-id="ct220041824"/><text:change-start text:change-id="ct220042296"/><text:span text:style-name="T64">R</text:span><text:change-end text:change-id="ct220042296"/><text:span text:style-name="T64">eturns 1.<text:tab/><text:line-break/>rs.getShort(2);<text:tab/>//</text:span><text:change-start text:change-id="ct220043208"/><text:span text:style-name="T64"> </text:span><text:change-end text:change-id="ct220043208"/><text:change text:change-id="ct220043312"/><text:change-start text:change-id="ct220043784"/><text:span text:style-name="T64">R</text:span><text:change-end text:change-id="ct220043784"/><text:span text:style-name="T64">eturns 12.<text:tab/><text:line-break/>rs.close();</text:span></text:p>
            <text:p text:style-name="P307"><text:span text:style-name="T64"><text:line-break/>rs = driver.executeQuery("Select <text:s/>millis(years) as mil1, minute(years) as sec1 <text:tab/><text:tab/><text:tab/><text:tab/><text:tab/><text:tab/> <text:s text:c="2"/>from person where birth &gt; '2005/9-12'");<text:line-break/></text:span><text:span text:style-name="T64">rs.getRowCount();<text:tab/>//</text:span><text:change-start text:change-id="ct219576880"/><text:span text:style-name="T64"> </text:span><text:change-end text:change-id="ct219576880"/><text:change text:change-id="ct220042752"/><text:change-start text:change-id="ct219583560"/><text:span text:style-name="T64">R</text:span><text:change-end text:change-id="ct219583560"/><text:span text:style-name="T64">eturns 3</text:span><text:change-start text:change-id="ct220042960"/><text:span text:style-name="T64">.</text:span><text:change-end text:change-id="ct220042960"/><text:span text:style-name="T64"> <text:line-break/>rs.next(); <text:line-break/>rs.getShort(1);<text:tab/>//</text:span><text:change-start text:change-id="ct220041224"/><text:span text:style-name="T64"> </text:span><text:change-end text:change-id="ct220041224"/><text:change text:change-id="ct220041432"/><text:change-start text:change-id="ct220040512"/><text:span text:style-name="T64">R</text:span><text:change-end text:change-id="ct220040512"/><text:span text:style-name="T64">eturns 234</text:span><text:change-start text:change-id="ct220040304"/><text:span text:style-name="T64">.</text:span><text:change-end text:change-id="ct220040304"/><text:span text:style-name="T64"><text:tab/><text:line-break/></text:span><text:soft-page-break/><text:span text:style-name="T64">rs.getShort(2);<text:tab/>//</text:span><text:change-start text:change-id="ct219583984"/><text:span text:style-name="T64"> </text:span><text:change-end text:change-id="ct219583984"/><text:change text:change-id="ct220039600"/><text:change-start text:change-id="ct220039432"/><text:span text:style-name="T64">R</text:span><text:change-end text:change-id="ct220039432"/><text:span text:style-name="T64">eturns 8</text:span><text:change-start text:change-id="ct220038816"/><text:span text:style-name="T64">.</text:span><text:change-end text:change-id="ct220038816"/><text:span text:style-name="T64"><text:tab/><text:line-break/>rs.next(); <text:line-break/>rs.getShort(1);<text:tab/>//</text:span><text:change-start text:change-id="ct219584304"/><text:span text:style-name="T64"> </text:span><text:change-end text:change-id="ct219584304"/><text:change text:change-id="ct220039000"/><text:change-start text:change-id="ct219584408"/><text:span text:style-name="T64">R</text:span><text:change-end text:change-id="ct219584408"/><text:span text:style-name="T64">eturns 0</text:span><text:change-start text:change-id="ct220042400"/><text:span text:style-name="T64">.</text:span><text:change-end text:change-id="ct220042400"/><text:span text:style-name="T64"><text:tab/><text:line-break/>rs.getShort(2);<text:tab/>//</text:span><text:change text:change-id="ct220042000"/><text:span text:style-name="T64"> Returns 8. <text:s text:c="13"/><text:line-break/>rs.next(); <text:line-break/>rs.getShort(1);<text:tab/>//</text:span><text:change-start text:change-id="ct220040096"/><text:span text:style-name="T64"> </text:span><text:change-end text:change-id="ct220040096"/><text:change text:change-id="ct220038488"/><text:change-start text:change-id="ct220044728"/><text:span text:style-name="T64">R</text:span><text:change-end text:change-id="ct220044728"/><text:span text:style-name="T64">eturns 0</text:span><text:change-start text:change-id="ct220045408"/><text:span text:style-name="T64">.</text:span><text:change-end text:change-id="ct220045408"/><text:span text:style-name="T64"><text:line-break/>rs.getShort(2);<text:tab/>//</text:span><text:change-start text:change-id="ct220046016"/><text:span text:style-name="T64"> </text:span><text:change-end text:change-id="ct220046016"/><text:change text:change-id="ct220046120"/><text:change-start text:change-id="ct220046592"/><text:span text:style-name="T64">R</text:span><text:change-end text:change-id="ct220046592"/><text:span text:style-name="T64">eturns 45</text:span><text:change-start text:change-id="ct220047456"/><text:span text:style-name="T64">.</text:span><text:change-end text:change-id="ct220047456"/><text:span text:style-name="T64"><text:line-break/>rs.close();<text:line-break/> <text:s text:c="2"/></text:span></text:p>
            <text:p text:style-name="P307"><text:span text:style-name="T64">rs = driver.executeQuery("Select <text:s/>year(birth) as y1, month(birth) as m1 <text:s/><text:tab/><text:tab/> <text:s text:c="17"/>day(birth) as d1 from person where year(birth) = 2005");<text:line-break/>rs.getRowCount();<text:tab/>//</text:span><text:change text:change-id="ct219575480"/><text:change-start text:change-id="ct220047208"/><text:span text:style-name="T64"> R</text:span><text:change-end text:change-id="ct220047208"/><text:span text:style-name="T64">eturns 1</text:span><text:change-start text:change-id="ct220047024"/><text:span text:style-name="T64">.</text:span><text:change-end text:change-id="ct220047024"/><text:span text:style-name="T64"><text:line-break/>rs.next(); <text:line-break/>rs.getShort(1);<text:tab/>//</text:span><text:change-start text:change-id="ct219585648"/><text:span text:style-name="T64"> </text:span><text:change-end text:change-id="ct219585648"/><text:change text:change-id="ct220038592"/><text:change-start text:change-id="ct219584624"/><text:span text:style-name="T64">R</text:span><text:change-end text:change-id="ct219584624"/><text:span text:style-name="T64">eturns 2005</text:span><text:change-start text:change-id="ct220039952"/><text:span text:style-name="T64">.</text:span><text:change-end text:change-id="ct220039952"/><text:span text:style-name="T64"><text:line-break/>rs.getShort(2);<text:tab/>//</text:span><text:change-start text:change-id="ct219585968"/><text:span text:style-name="T64"> </text:span><text:change-end text:change-id="ct219585968"/><text:change text:change-id="ct220042504"/><text:change-start text:change-id="ct219586072"/><text:span text:style-name="T64">R</text:span><text:change-end text:change-id="ct219586072"/><text:span text:style-name="T64">eturns 9</text:span><text:change-start text:change-id="ct219585752"/><text:span text:style-name="T64">.</text:span><text:change-end text:change-id="ct219585752"/><text:span text:style-name="T64"><text:line-break/>rs.getShort(3);<text:tab/>//</text:span><text:change-start text:change-id="ct219586288"/><text:span text:style-name="T64"> </text:span><text:change-end text:change-id="ct219586288"/><text:change text:change-id="ct220046696"/><text:change-start text:change-id="ct219586392"/><text:span text:style-name="T64">R</text:span><text:change-end text:change-id="ct219586392"/><text:span text:style-name="T64">eturns 12</text:span><text:change-start text:change-id="ct220046800"/><text:span text:style-name="T64">.</text:span><text:change-end text:change-id="ct220046800"/><text:span text:style-name="T64"><text:line-break/>rs.close();</text:span></text:p>
            <text:p text:style-name="P307"><text:span text:style-name="T64"><text:line-break/>rs = driver.executeQuery("Select <text:s/>hour(years) as h1, minute(years) as m1 second(years) as d1 from person where hour(years) &gt;= 12");<text:line-break/>rs.getRowCount();<text:tab/>//</text:span><text:change-start text:change-id="ct219586608"/><text:span text:style-name="T64"> </text:span><text:change-end text:change-id="ct219586608"/><text:change text:change-id="ct220046224"/><text:change-start text:change-id="ct219586712"/><text:span text:style-name="T64">R</text:span><text:change-end text:change-id="ct219586712"/><text:span text:style-name="T64">eturns 2</text:span><text:change-start text:change-id="ct220046328"/><text:span text:style-name="T64">.</text:span><text:change-end text:change-id="ct220046328"/><text:span text:style-name="T64"><text:line-break/>rs.next(); <text:line-break/>rs.getShort(1);<text:tab/>//</text:span><text:change-start text:change-id="ct219586928"/><text:span text:style-name="T64"> </text:span><text:change-end text:change-id="ct219586928"/><text:change text:change-id="ct220040864"/><text:change-start text:change-id="ct219587032"/><text:span text:style-name="T64">R</text:span><text:change-end text:change-id="ct219587032"/><text:span text:style-name="T64">eturns 12</text:span><text:change-start text:change-id="ct220040968"/><text:span text:style-name="T64">.</text:span><text:change-end text:change-id="ct220040968"/><text:span text:style-name="T64"><text:line-break/>rs.getShort(2);<text:tab/>//</text:span><text:change-start text:change-id="ct219587248"/><text:span text:style-name="T64"> </text:span><text:change-end text:change-id="ct219587248"/><text:change text:change-id="ct220043416"/><text:change-start text:change-id="ct219587352"/><text:span text:style-name="T64">R</text:span><text:change-end text:change-id="ct219587352"/><text:span text:style-name="T64">eturns 8</text:span><text:change-start text:change-id="ct220043520"/><text:span text:style-name="T64">.</text:span><text:change-end text:change-id="ct220043520"/><text:span text:style-name="T64"><text:line-break/>rs.getShort(3);<text:tab/>//</text:span><text:change-start text:change-id="ct219587568"/><text:span text:style-name="T64"> </text:span><text:change-end text:change-id="ct219587568"/><text:change text:change-id="ct220048856"/><text:change-start text:change-id="ct219587672"/><text:span text:style-name="T64">R</text:span><text:change-end text:change-id="ct219587672"/><text:span text:style-name="T64">eturns 1</text:span><text:change-start text:change-id="ct220048960"/><text:span text:style-name="T64">.</text:span><text:change-end text:change-id="ct220048960"/><text:span text:style-name="T64"><text:line-break/>rs.next();<text:line-break/>rs.getShort(1);<text:tab/>//</text:span><text:change-start text:change-id="ct219587888"/><text:span text:style-name="T64"> </text:span><text:change-end text:change-id="ct219587888"/><text:change text:change-id="ct220049248"/><text:change-start text:change-id="ct220045280"/><text:span text:style-name="T64">R</text:span><text:change-end text:change-id="ct220045280"/><text:span text:style-name="T64">eturns 13</text:span><text:change-start text:change-id="ct220050152"/><text:span text:style-name="T64">.</text:span><text:change-end text:change-id="ct220050152"/><text:span text:style-name="T64"><text:line-break/>rs.getShort(2);<text:tab/>//</text:span><text:change-start text:change-id="ct220051064"/><text:span text:style-name="T64"> </text:span><text:change-end text:change-id="ct220051064"/><text:change text:change-id="ct220051168"/><text:change-start text:change-id="ct220051640"/><text:span text:style-name="T64">R</text:span><text:change-end text:change-id="ct220051640"/><text:span text:style-name="T64">eturns 45</text:span><text:change-start text:change-id="ct220052552"/><text:span text:style-name="T64">.</text:span><text:change-end text:change-id="ct220052552"/><text:span text:style-name="T64"><text:line-break/>rs.getShort(3);<text:tab/>//</text:span><text:change-start text:change-id="ct220053464"/><text:span text:style-name="T64"> </text:span><text:change-end text:change-id="ct220053464"/><text:change text:change-id="ct220053568"/><text:change-start text:change-id="ct220054040"/><text:span text:style-name="T64">R</text:span><text:change-end text:change-id="ct220054040"/><text:span text:style-name="T64">eturns 0</text:span><text:change-start text:change-id="ct220054952"/><text:span text:style-name="T64">.</text:span><text:change-end text:change-id="ct220054952"/><text:span text:style-name="T64"><text:line-break/>rs.close();<text:line-break/> </text:span></text:p>
            <text:p text:style-name="P308"><text:span text:style-name="T64">rs = driver.executeQuery("Select <text:s/>millis(birth) as mil, years from person");<text:line-break/>/</text:span><text:change text:change-id="ct220054704"/><text:change-start text:change-id="ct220054496"/><text:span text:style-name="T64">/ </text:span><text:change-end text:change-id="ct220054496"/><text:change text:change-id="ct220053008"/><text:change-start text:change-id="ct219589104"/><text:span text:style-name="T64">T</text:span><text:change-end text:change-id="ct219589104"/><text:span text:style-name="T64">hrows exception: "</text:span><text:span text:style-name="T65">Incompatible data type for the function call: millis", </text:span></text:p>
            <text:p text:style-name="P308"><text:span text:style-name="T65">// because birth is date type and millis is a funct</text:span><text:change text:change-id="ct220053216"/><text:change-start text:change-id="ct220052304"/><text:span text:style-name="T65">io</text:span><text:change-end text:change-id="ct220052304"/><text:span text:style-name="T65">n applied only for DateTime </text:span></text:p>
            <text:p text:style-name="P309">// type.<text:change text:change-id="ct220052096"/></text:p>
            <text:p text:style-name="P305"><text:span text:style-name="T8"><text:s/><text:line-break/>rs = driver.executeQuery("Select <text:s/>year(birth) as y1, month(birth) as m1, <text:tab/> <text:s text:c="6"/><text:tab/><text:tab/><text:tab/> <text:s text:c="4"/>day(birth) as d1 from person where second(birth) = 234");<text:line-break/>//</text:span><text:change-start text:change-id="ct220049064"/><text:span text:style-name="T8"> </text:span><text:change-end text:change-id="ct220049064"/><text:change text:change-id="ct219583664"/><text:change-start text:change-id="ct219583768"/><text:span text:style-name="T8">T</text:span><text:change-end text:change-id="ct219583768"/><text:span text:style-name="T8">hrows exception: "</text:span><text:span text:style-name="T91">Incompatible data type for the function call: second"</text:span><text:change-start text:change-id="ct219589680"/><text:span text:style-name="T91">.</text:span><text:change-end text:change-id="ct219589680"/><text:change-start text:change-id="ct220053768"/></text:p>
            <text:p text:style-name="P310"><text:change-end text:change-id="ct220053768"/><text:change text:change-id="ct220052656"/><text:span text:style-name="T26"><text:line-break/>rs = driver.executeQuery("Select <text:s/>month(birth) from person ");<text:tab/><text:line-break/>//</text:span><text:change-start text:change-id="ct219590056"/><text:span text:style-name="T26"> </text:span><text:change-end text:change-id="ct219590056"/><text:change text:change-id="ct219590160"/><text:change-start text:change-id="ct220052760"/><text:span text:style-name="T26">T</text:span><text:change-end text:change-id="ct220052760"/><text:span text:style-name="T26">hrows exception: "</text:span><text:span text:style-name="T27">An alias is required for the aggregate function column.</text:span><text:change-start text:change-id="ct220050256"/></text:p>
            <text:p text:style-name="P310"><text:change-end text:change-id="ct220050256"/><text:span text:style-name="T27">// Error position: 25."<text:tab/></text:span><text:span text:style-name="T121"><text:line-break/></text:span></text:p>
          </text:list-header>
        </text:list>
        <text:h text:style-name="P421" text:outline-level="2" text:is-list-header="true">LITEBASE RESERVED WORDS</text:h>
        <text:p text:style-name="P197"/>
        <text:p text:style-name="P197"><text:change-start text:change-id="ct220050360"/><text:tab/><text:change-end text:change-id="ct220050360"/><text:change text:change-id="ct220058576"/><text:change-start text:change-id="ct219590480"/>L<text:change-end text:change-id="ct219590480"/>itebase, starting from version 2.0, has reserved words. So, you can not use these words as <text:change text:change-id="ct219590704"/><text:change text:change-id="ct220058680"/>identifier<text:change-start text:change-id="ct220058784"/>s<text:change-end text:change-id="ct220058784"/>. </text:p>
        <text:p text:style-name="P197"><text:change-start text:change-id="ct220058888"/><text:tab/><text:change-end text:change-id="ct220058888"/>In the table below you have the reserved words from SQL<text:change text:change-id="ct219591024"/><text:change-start text:change-id="ct220058992"/>2003<text:change-end text:change-id="ct220058992"/> standard and from Litebase. Many words from SQL<text:change text:change-id="ct220059096"/><text:change-start text:change-id="ct219591280"/>2003<text:change-end text:change-id="ct219591280"/> standard are not in<text:change text:change-id="ct220059200"/><text:change-start text:change-id="ct219591472"/> <text:change-end text:change-id="ct219591472"/>Litebase reserved words list, but we strongly recommend that you do not use these words, because in a near future they may become a Litebase reserved word. </text:p>
        <text:p text:style-name="P197"><text:tab/>Although DISTINCT is a reserved word, it is not currently used by Litebase. Group by with no aggregated function should be used instead to simulate DISTINCT behavior.</text:p>
        <text:list xml:id="list37179363" text:continue-numbering="true" text:style-name="L8">
          <text:list-header>
            <text:p text:style-name="P283"><text:soft-page-break/></text:p>
          </text:list-header>
        </text:list>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130">SQL Words</text:p>
              </table:table-cell>
              <table:table-cell table:style-name="Tabela2.A1" office:value-type="string">
                <text:p text:style-name="P130">Litebase</text:p>
              </table:table-cell>
              <table:table-cell table:style-name="Tabela2.C1" office:value-type="string">
                <text:p text:style-name="P130">SQL<text:change text:change-id="ct220059688"/><text:change-start text:change-id="ct220059792"/>2003<text:change-end text:change-id="ct220059792"/></text:p>
              </table:table-cell>
            </table:table-row>
          </table:table-header-rows>
          <table:table-row table:style-name="Tabela2.2">
            <table:table-cell table:style-name="Tabela2.A2" office:value-type="string">
              <text:p text:style-name="P49">ABS</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AD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TER</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D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RA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SC</text:p>
            </table:table-cell>
            <table:table-cell table:style-name="Tabela2.A2" office:value-type="string">
              <text:p text:style-name="P49"><text:change-start text:change-id="ct220060600"/>reserved<text:change-end text:change-id="ct220060600"/></text:p>
            </table:table-cell>
            <table:table-cell table:style-name="Tabela2.C2" office:value-type="string">
              <text:p text:style-name="P49"><text:change text:change-id="ct220060744"/></text:p>
            </table:table-cell>
          </table:table-row>
          <table:table-row table:style-name="Tabela2.2">
            <table:table-cell table:style-name="Tabela2.A2" office:value-type="string">
              <text:p text:style-name="P49"><text:change-start text:change-id="ct220061040"/>ASENSITIVE<text:change-end text:change-id="ct220061040"/><text:change text:change-id="ct22006114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061536"/>ASYMMETRIC <text:change-end text:change-id="ct220061536"/></text:p>
            </table:table-cell>
            <table:table-cell table:style-name="Tabela2.A2" office:value-type="string">
              <text:p text:style-name="P49"/>
            </table:table-cell>
            <table:table-cell table:style-name="Tabela2.C2" office:value-type="string">
              <text:p text:style-name="P49"><text:change-start text:change-id="ct220061720"/>reserved<text:change-end text:change-id="ct220061720"/></text:p>
            </table:table-cell>
          </table:table-row>
          <table:table-row table:style-name="Tabela2.2">
            <table:table-cell table:style-name="Tabela2.A2" office:value-type="string">
              <text:p text:style-name="P49">A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062304"/><text:change-start text:change-id="ct220062408"/>ATOMIC<text:change-end text:change-id="ct220062408"/></text:p>
            </table:table-cell>
            <table:table-cell table:style-name="Tabela2.A2" office:value-type="string">
              <text:p text:style-name="P49"/>
            </table:table-cell>
            <table:table-cell table:style-name="Tabela2.C2" office:value-type="string">
              <text:p text:style-name="P49"><text:change text:change-id="ct220062552"/><text:change-start text:change-id="ct220062656"/>reserved<text:change-end text:change-id="ct220062656"/></text:p>
            </table:table-cell>
          </table:table-row>
          <table:table-row table:style-name="Tabela2.2">
            <table:table-cell table:style-name="Tabela2.A2" office:value-type="string">
              <text:p text:style-name="P49"><text:change-start text:change-id="ct220062912"/>AUTHORIZATION<text:change-end text:change-id="ct220062912"/></text:p>
            </table:table-cell>
            <table:table-cell table:style-name="Tabela2.A2" office:value-type="string">
              <text:p text:style-name="P49"/>
            </table:table-cell>
            <table:table-cell table:style-name="Tabela2.C2" office:value-type="string">
              <text:p text:style-name="P49"><text:change-start text:change-id="ct220063136"/>reserved<text:change-end text:change-id="ct220063136"/></text:p>
            </table:table-cell>
          </table:table-row>
          <table:table-row table:style-name="Tabela2.2">
            <table:table-cell table:style-name="Tabela2.A2" office:value-type="string">
              <text:p text:style-name="P49">AVG</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BEG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064008"/>BETWEEN <text:change-end text:change-id="ct220064008"/></text:p>
            </table:table-cell>
            <table:table-cell table:style-name="Tabela2.A2" office:value-type="string">
              <text:p text:style-name="P49"/>
            </table:table-cell>
            <table:table-cell table:style-name="Tabela2.C2" office:value-type="string">
              <text:p text:style-name="P49"><text:change-start text:change-id="ct220064152"/>reserved<text:change-end text:change-id="ct220064152"/></text:p>
            </table:table-cell>
          </table:table-row>
          <table:table-row table:style-name="Tabela2.2">
            <table:table-cell table:style-name="Tabela2.A2" office:value-type="string">
              <text:p text:style-name="P49"><text:change-start text:change-id="ct220064448"/>BIGINT<text:change-end text:change-id="ct220064448"/></text:p>
            </table:table-cell>
            <table:table-cell table:style-name="Tabela2.A2" office:value-type="string">
              <text:p text:style-name="P49"/>
            </table:table-cell>
            <table:table-cell table:style-name="Tabela2.C2" office:value-type="string">
              <text:p text:style-name="P49"><text:change-start text:change-id="ct220064632"/>reserved<text:change-end text:change-id="ct220064632"/></text:p>
            </table:table-cell>
          </table:table-row>
          <table:table-row table:style-name="Tabela2.2">
            <table:table-cell table:style-name="Tabela2.A2" office:value-type="string">
              <text:p text:style-name="P49">BINAR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LOB </text:p>
            </table:table-cell>
            <table:table-cell table:style-name="Tabela2.A2" office:value-type="string">
              <text:p text:style-name="P49"><text:change-start text:change-id="ct220065256"/>reserved<text:change-end text:change-id="ct220065256"/></text:p>
            </table:table-cell>
            <table:table-cell table:style-name="Tabela2.C2" office:value-type="string">
              <text:p text:style-name="P49">reserved</text:p>
            </table:table-cell>
          </table:table-row>
          <table:table-row table:style-name="Tabela2.2">
            <table:table-cell table:style-name="Tabela2.A2" office:value-type="string">
              <text:p text:style-name="P49">BOOLEA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O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ALL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066744"/><text:change-start text:change-id="ct220066848"/>CALLED<text:change-end text:change-id="ct220066848"/>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CADE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E <text:s text:c="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T</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CHA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HARAC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ECK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L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UM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MMI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text:change text:change-id="ct220070416"/><text:change-start text:change-id="ct220070520"/>NDITION<text:change-end text:change-id="ct22007052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STRA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TIN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RRESPOND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UN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CRE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ROS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D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073776"/>CURRENT_DEFAULT_TRANSFORM_GROUP <text:change-end text:change-id="ct220073776"/></text:p>
            </table:table-cell>
            <table:table-cell table:style-name="Tabela2.A2" office:value-type="string">
              <text:p text:style-name="P49"/>
            </table:table-cell>
            <table:table-cell table:style-name="Tabela2.C2" office:value-type="string">
              <text:p text:style-name="P49"><text:change-start text:change-id="ct220073960"/>reserved<text:change-end text:change-id="ct220073960"/></text:p>
            </table:table-cell>
          </table:table-row>
          <table:table-row table:style-name="Tabela2.2">
            <table:table-cell table:style-name="Tabela2.A2" office:value-type="string">
              <text:p text:style-name="P49">CURRENT_PA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RO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TIME</text:p>
            </table:table-cell>
            <table:table-cell table:style-name="Tabela2.A2" office:value-type="string">
              <text:p text:style-name="P49"><text:s/></text:p>
            </table:table-cell>
            <table:table-cell table:style-name="Tabela2.C2" office:value-type="string">
              <text:p text:style-name="P49">reserved</text:p>
            </table:table-cell>
          </table:table-row>
          <table:table-row table:style-name="Tabela2.2">
            <table:table-cell table:style-name="Tabela2.A2" office:value-type="string">
              <text:p text:style-name="P49">CURRENT_TIMEST<text:change-start text:change-id="ct220075120"/>AMP<text:change-end text:change-id="ct22007512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075512"/>CURRENT_TRANSFORM_GROUP_FOR_TYPE <text:change-end text:change-id="ct220075512"/></text:p>
            </table:table-cell>
            <table:table-cell table:style-name="Tabela2.A2" office:value-type="string">
              <text:p text:style-name="P49"/>
            </table:table-cell>
            <table:table-cell table:style-name="Tabela2.C2" office:value-type="string">
              <text:p text:style-name="P49"><text:change-start text:change-id="ct220075656"/>reserved<text:change-end text:change-id="ct220075656"/></text:p>
            </table:table-cell>
          </table:table-row>
          <table:table-row table:style-name="Tabela2.2">
            <table:table-cell table:style-name="Tabela2.A2" office:value-type="string">
              <text:p text:style-name="P49">CURRENT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S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YCLE <text:s text:c="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ATE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ATETIME</text:p>
            </table:table-cell>
            <table:table-cell table:style-name="Tabela2.A2" office:value-type="string">
              <text:p text:style-name="P49">reserved</text:p>
            </table:table-cell>
            <table:table-cell table:style-name="Tabela2.C2" office:value-type="string">
              <text:p text:style-name="P49"/>
            </table:table-cell>
          </table:table-row>
          <text:soft-page-break/>
          <table:table-row table:style-name="Tabela2.2">
            <table:table-cell table:style-name="Tabela2.A2" office:value-type="string">
              <text:p text:style-name="P49">DA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IM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L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FAUL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LE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RE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SC </text:p>
            </table:table-cell>
            <table:table-cell table:style-name="Tabela2.A2" office:value-type="string">
              <text:p text:style-name="P49">reserved</text:p>
            </table:table-cell>
            <table:table-cell table:style-name="Tabela2.C2" office:value-type="string">
              <text:p text:style-name="P49"><text:change text:change-id="ct220080136"/></text:p>
            </table:table-cell>
          </table:table-row>
          <table:table-row table:style-name="Tabela2.2">
            <table:table-cell table:style-name="Tabela2.A2" office:value-type="string">
              <text:p text:style-name="P49">DESCRI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TERMINIS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TIN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081712"/>DO<text:change-end text:change-id="ct220081712"/></text:p>
            </table:table-cell>
            <table:table-cell table:style-name="Tabela2.A2" office:value-type="string">
              <text:p text:style-name="P49"/>
            </table:table-cell>
            <table:table-cell table:style-name="Tabela2.C2" office:value-type="string">
              <text:p text:style-name="P49"><text:change-start text:change-id="ct220081936"/>reserve<text:change-end text:change-id="ct220081936"/><text:change-start text:change-id="ct220082040"/>d<text:change-end text:change-id="ct220082040"/></text:p>
            </table:table-cell>
          </table:table-row>
          <table:table-row table:style-name="Tabela2.2">
            <table:table-cell table:style-name="Tabela2.A2" office:value-type="string">
              <text:p text:style-name="P49">DOMA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OU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ROP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YNAM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A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087920"/>ELEMENT<text:change-end text:change-id="ct220087920"/></text:p>
            </table:table-cell>
            <table:table-cell table:style-name="Tabela2.A2" office:value-type="string">
              <text:p text:style-name="P49"/>
            </table:table-cell>
            <table:table-cell table:style-name="Tabela2.C2" office:value-type="string">
              <text:p text:style-name="P49"><text:change-start text:change-id="ct220088144"/>reserved<text:change-end text:change-id="ct220088144"/></text:p>
            </table:table-cell>
          </table:table-row>
          <table:table-row table:style-name="Tabela2.2">
            <table:table-cell table:style-name="Tabela2.A2" office:value-type="string">
              <text:p text:style-name="P49">E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088720"/>ELSE<text:change-end text:change-id="ct220088720"/><text:change-start text:change-id="ct220088824"/>IF<text:change-end text:change-id="ct220088824"/></text:p>
            </table:table-cell>
            <table:table-cell table:style-name="Tabela2.A2" office:value-type="string">
              <text:p text:style-name="P49"/>
            </table:table-cell>
            <table:table-cell table:style-name="Tabela2.C2" office:value-type="string">
              <text:p text:style-name="P49"><text:change-start text:change-id="ct220089008"/>reserved<text:change-end text:change-id="ct220089008"/></text:p>
            </table:table-cell>
          </table:table-row>
          <table:table-row table:style-name="Tabela2.2">
            <table:table-cell table:style-name="Tabela2.A2" office:value-type="string">
              <text:p text:style-name="P49">END</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SCA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CEP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090904"/><text:change-start text:change-id="ct220091008"/>EXISTS<text:change-end text:change-id="ct220091008"/></text:p>
            </table:table-cell>
            <table:table-cell table:style-name="Tabela2.A2" office:value-type="string">
              <text:p text:style-name="P49"/>
            </table:table-cell>
            <table:table-cell table:style-name="Tabela2.C2" office:value-type="string">
              <text:p text:style-name="P49"><text:change text:change-id="ct220091192"/><text:change-start text:change-id="ct220091296"/>reserved<text:change-end text:change-id="ct220091296"/></text:p>
            </table:table-cell>
          </table:table-row>
          <table:table-row table:style-name="Tabela2.2">
            <table:table-cell table:style-name="Tabela2.A2" office:value-type="string">
              <text:p text:style-name="P49"><text:change-start text:change-id="ct220091552"/>EXIT<text:change-end text:change-id="ct220091552"/></text:p>
            </table:table-cell>
            <table:table-cell table:style-name="Tabela2.A2" office:value-type="string">
              <text:p text:style-name="P49"/>
            </table:table-cell>
            <table:table-cell table:style-name="Tabela2.C2" office:value-type="string">
              <text:p text:style-name="P49"><text:change-start text:change-id="ct220091816"/>reserved<text:change-end text:change-id="ct220091816"/></text:p>
            </table:table-cell>
          </table:table-row>
          <table:table-row table:style-name="Tabela2.2">
            <table:table-cell table:style-name="Tabela2.A2" office:value-type="string">
              <text:p text:style-name="P49"><text:change-start text:change-id="ct220092072"/>EXTERNAL<text:change-end text:change-id="ct220092072"/></text:p>
            </table:table-cell>
            <table:table-cell table:style-name="Tabela2.A2" office:value-type="string">
              <text:p text:style-name="P49"/>
            </table:table-cell>
            <table:table-cell table:style-name="Tabela2.C2" office:value-type="string">
              <text:p text:style-name="P49"><text:change-start text:change-id="ct220092296"/>reserved<text:change-end text:change-id="ct220092296"/></text:p>
            </table:table-cell>
          </table:table-row>
          <text:soft-page-break/>
          <table:table-row table:style-name="Tabela2.2">
            <table:table-cell table:style-name="Tabela2.A2" office:value-type="string">
              <text:p text:style-name="P49">FA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ET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093192"/>FILTER<text:change-end text:change-id="ct220093192"/></text:p>
            </table:table-cell>
            <table:table-cell table:style-name="Tabela2.A2" office:value-type="string">
              <text:p text:style-name="P49"/>
            </table:table-cell>
            <table:table-cell table:style-name="Tabela2.C2" office:value-type="string">
              <text:p text:style-name="P49"><text:change-start text:change-id="ct220093416"/>reserved<text:change-end text:change-id="ct220093416"/></text:p>
            </table:table-cell>
          </table:table-row>
          <table:table-row table:style-name="Tabela2.2">
            <table:table-cell table:style-name="Tabela2.A2" office:value-type="string">
              <text:p text:style-name="P49">FLOA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OREIGN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E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OM</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U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UNC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E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LOB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AN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OUP</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GROUP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097512"/>HANDLER<text:change-end text:change-id="ct220097512"/></text:p>
            </table:table-cell>
            <table:table-cell table:style-name="Tabela2.A2" office:value-type="string">
              <text:p text:style-name="P49"/>
            </table:table-cell>
            <table:table-cell table:style-name="Tabela2.C2" office:value-type="string">
              <text:p text:style-name="P49"><text:change-start text:change-id="ct220097736"/>re<text:change-end text:change-id="ct220097736"/><text:change-start text:change-id="ct220097840"/>served<text:change-end text:change-id="ct220097840"/></text:p>
            </table:table-cell>
          </table:table-row>
          <table:table-row table:style-name="Tabela2.2">
            <table:table-cell table:style-name="Tabela2.A2" office:value-type="string">
              <text:p text:style-name="P49">HAVING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HO<text:change text:change-id="ct220098400"/><text:change-start text:change-id="ct220098504"/>LD<text:change-end text:change-id="ct220098504"/>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HOUR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DENTIT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099544"/><text:change-start text:change-id="ct220099648"/>IF<text:change-end text:change-id="ct220099648"/></text:p>
            </table:table-cell>
            <table:table-cell table:style-name="Tabela2.A2" office:value-type="string">
              <text:p text:style-name="P49"/>
            </table:table-cell>
            <table:table-cell table:style-name="Tabela2.C2" office:value-type="string">
              <text:p text:style-name="P49"><text:change text:change-id="ct220099872"/><text:change-start text:change-id="ct220099976"/>reserved<text:change-end text:change-id="ct220099976"/></text:p>
            </table:table-cell>
          </table:table-row>
          <table:table-row table:style-name="Tabela2.2">
            <table:table-cell table:style-name="Tabela2.A2" office:value-type="string">
              <text:p text:style-name="P49">IMMEDIAT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DE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INDICATO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N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O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P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02456"/>INSENSITIVE <text:change-end text:change-id="ct220102456"/></text:p>
            </table:table-cell>
            <table:table-cell table:style-name="Tabela2.A2" office:value-type="string">
              <text:p text:style-name="P49"/>
            </table:table-cell>
            <table:table-cell table:style-name="Tabela2.C2" office:value-type="string">
              <text:p text:style-name="P49"><text:change-start text:change-id="ct220102680"/>reserved<text:change-end text:change-id="ct220102680"/></text:p>
            </table:table-cell>
          </table:table-row>
          <table:table-row table:style-name="Tabela2.2">
            <table:table-cell table:style-name="Tabela2.A2" office:value-type="string">
              <text:p text:style-name="P49">INSERT</text:p>
            </table:table-cell>
            <table:table-cell table:style-name="Tabela2.A2" office:value-type="string">
              <text:p text:style-name="P49">reserved</text:p>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IN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E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S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V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O</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TER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JOI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KE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ANGUA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R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TE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EADING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107416"/><text:change-start text:change-id="ct220107520"/>LEAVE<text:change-end text:change-id="ct220107520"/></text:p>
            </table:table-cell>
            <table:table-cell table:style-name="Tabela2.A2" office:value-type="string">
              <text:p text:style-name="P49"/>
            </table:table-cell>
            <table:table-cell table:style-name="Tabela2.C2" office:value-type="string">
              <text:p text:style-name="P49"><text:change text:change-id="ct220107744"/><text:change-start text:change-id="ct220107848"/>reserved<text:change-end text:change-id="ct220107848"/></text:p>
            </table:table-cell>
          </table:table-row>
          <table:table-row table:style-name="Tabela2.2">
            <table:table-cell table:style-name="Tabela2.A2" office:value-type="string">
              <text:p text:style-name="P49"><text:change-start text:change-id="ct220108088"/>LEFT<text:change-end text:change-id="ct220108088"/></text:p>
            </table:table-cell>
            <table:table-cell table:style-name="Tabela2.A2" office:value-type="string">
              <text:p text:style-name="P49"/>
            </table:table-cell>
            <table:table-cell table:style-name="Tabela2.C2" office:value-type="string">
              <text:p text:style-name="P49"><text:change-start text:change-id="ct220108312"/>reserved<text:change-end text:change-id="ct220108312"/></text:p>
            </table:table-cell>
          </table:table-row>
          <table:table-row table:style-name="Tabela2.2">
            <table:table-cell table:style-name="Tabela2.A2" office:value-type="string">
              <text:p text:style-name="P49">LIKE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OC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STAM<text:change-start text:change-id="ct220109528"/>P<text:change-end text:change-id="ct22010952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09960"/>LONG <text:change-end text:change-id="ct220109960"/><text:change text:change-id="ct220110064"/></text:p>
            </table:table-cell>
            <table:table-cell table:style-name="Tabela2.A2" office:value-type="string">
              <text:p text:style-name="P49"><text:change-start text:change-id="ct220110168"/>reserved<text:change-end text:change-id="ct220110168"/></text:p>
            </table:table-cell>
            <table:table-cell table:style-name="Tabela2.C2" office:value-type="string">
              <text:p text:style-name="P49"><text:change text:change-id="ct220110312"/></text:p>
            </table:table-cell>
          </table:table-row>
          <table:table-row table:style-name="Tabela2.2">
            <table:table-cell table:style-name="Tabela2.A2" office:value-type="string">
              <text:p text:style-name="P49"><text:change text:change-id="ct220110608"/><text:change-start text:change-id="ct220110712"/>LOOP<text:change-end text:change-id="ct220110712"/></text:p>
            </table:table-cell>
            <table:table-cell table:style-name="Tabela2.A2" office:value-type="string">
              <text:p text:style-name="P49"><text:change text:change-id="ct220110856"/></text:p>
            </table:table-cell>
            <table:table-cell table:style-name="Tabela2.C2" office:value-type="string">
              <text:p text:style-name="P49"><text:change-start text:change-id="ct220110960"/>reserved<text:change-end text:change-id="ct220110960"/></text:p>
            </table:table-cell>
          </table:table-row>
          <table:table-row table:style-name="Tabela2.2">
            <table:table-cell table:style-name="Tabela2.A2" office:value-type="string">
              <text:p text:style-name="P49">LOW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MAT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A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20112216"/>MEMBER<text:change-end text:change-id="ct220112216"/></text:p>
            </table:table-cell>
            <table:table-cell table:style-name="Tabela2.A2" office:value-type="string">
              <text:p text:style-name="P49"/>
            </table:table-cell>
            <table:table-cell table:style-name="Tabela2.C2" office:value-type="string">
              <text:p text:style-name="P49"><text:change-start text:change-id="ct220112440"/>reserved<text:change-end text:change-id="ct220112440"/></text:p>
            </table:table-cell>
          </table:table-row>
          <table:table-row table:style-name="Tabela2.2">
            <table:table-cell table:style-name="Tabela2.A2" office:value-type="string">
              <text:p text:style-name="P49"><text:change-start text:change-id="ct220112696"/>MERGE<text:change-end text:change-id="ct220112696"/></text:p>
            </table:table-cell>
            <table:table-cell table:style-name="Tabela2.A2" office:value-type="string">
              <text:p text:style-name="P49"/>
            </table:table-cell>
            <table:table-cell table:style-name="Tabela2.C2" office:value-type="string">
              <text:p text:style-name="P49"><text:change-start text:change-id="ct220112920"/>reserved<text:change-end text:change-id="ct220112920"/></text:p>
            </table:table-cell>
          </table:table-row>
          <table:table-row table:style-name="Tabela2.2">
            <table:table-cell table:style-name="Tabela2.A2" office:value-type="string">
              <text:p text:style-name="P49"><text:change-start text:change-id="ct220113176"/>METHOD<text:change-end text:change-id="ct220113176"/></text:p>
            </table:table-cell>
            <table:table-cell table:style-name="Tabela2.A2" office:value-type="string">
              <text:p text:style-name="P49"/>
            </table:table-cell>
            <table:table-cell table:style-name="Tabela2.C2" office:value-type="string">
              <text:p text:style-name="P49"><text:change-start text:change-id="ct220113400"/>reserved<text:change-end text:change-id="ct220113400"/></text:p>
            </table:table-cell>
          </table:table-row>
          <table:table-row table:style-name="Tabela2.2">
            <table:table-cell table:style-name="Tabela2.A2" office:value-type="string">
              <text:p text:style-name="P49"><text:change-start text:change-id="ct220113656"/>MILLIS<text:change-end text:change-id="ct220113656"/></text:p>
            </table:table-cell>
            <table:table-cell table:style-name="Tabela2.A2" office:value-type="string">
              <text:p text:style-name="P49"><text:change-start text:change-id="ct220113840"/>reserved<text:change-end text:change-id="ct220113840"/></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20114136"/>MIN<text:change-end text:change-id="ct220114136"/></text:p>
            </table:table-cell>
            <table:table-cell table:style-name="Tabela2.A2" office:value-type="string">
              <text:p text:style-name="P49"><text:change-start text:change-id="ct220114320"/>reserved<text:change-end text:change-id="ct220114320"/></text:p>
            </table:table-cell>
            <table:table-cell table:style-name="Tabela2.C2" office:value-type="string">
              <text:p text:style-name="P49"/>
            </table:table-cell>
          </table:table-row>
          <table:table-row table:style-name="Tabela2.2">
            <table:table-cell table:style-name="Tabela2.A2" office:value-type="string">
              <text:p text:style-name="P49">MINUTE</text:p>
            </table:table-cell>
            <table:table-cell table:style-name="Tabela2.A2" office:value-type="string">
              <text:p text:style-name="P49">reserved</text:p>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MODIFIE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IF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U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NTH</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ATION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ATU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EW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CASE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NON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LL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MER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L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N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NLY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P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RDE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P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22936"/>OVER<text:change-end text:change-id="ct220122936"/></text:p>
            </table:table-cell>
            <table:table-cell table:style-name="Tabela2.A2" office:value-type="string">
              <text:p text:style-name="P49"/>
            </table:table-cell>
            <table:table-cell table:style-name="Tabela2.C2" office:value-type="string">
              <text:p text:style-name="P49"><text:change-start text:change-id="ct220123160"/>reserved<text:change-end text:change-id="ct220123160"/></text:p>
            </table:table-cell>
          </table:table-row>
          <table:table-row table:style-name="Tabela2.2">
            <table:table-cell table:style-name="Tabela2.A2" office:value-type="string">
              <text:p text:style-name="P49"><text:change-start text:change-id="ct220123416"/>OVERLAPS<text:change-end text:change-id="ct220123416"/></text:p>
            </table:table-cell>
            <table:table-cell table:style-name="Tabela2.A2" office:value-type="string">
              <text:p text:style-name="P49"/>
            </table:table-cell>
            <table:table-cell table:style-name="Tabela2.C2" office:value-type="string">
              <text:p text:style-name="P49"><text:change-start text:change-id="ct220123640"/>reserved<text:change-end text:change-id="ct220123640"/></text:p>
            </table:table-cell>
          </table:table-row>
          <table:table-row table:style-name="Tabela2.2">
            <table:table-cell table:style-name="Tabela2.A2" office:value-type="string">
              <text:p text:style-name="P49">PARAME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AR<text:change text:change-id="ct220124216"/><text:change-start text:change-id="ct220124320"/>TITION<text:change-end text:change-id="ct22012432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CISION</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PREP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IMAR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PROCEDU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text:change text:change-id="ct220126000"/><text:change-start text:change-id="ct220126104"/>ANGE<text:change-end text:change-id="ct22012610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D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CURSIV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ES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L<text:change text:change-id="ct220132464"/><text:change-start text:change-id="ct220132568"/>EASE<text:change-end text:change-id="ct22013256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NA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20133288"/>REPEAT<text:change-end text:change-id="ct220133288"/></text:p>
            </table:table-cell>
            <table:table-cell table:style-name="Tabela2.A2" office:value-type="string">
              <text:p text:style-name="P49"/>
            </table:table-cell>
            <table:table-cell table:style-name="Tabela2.C2" office:value-type="string">
              <text:p text:style-name="P49"><text:change-start text:change-id="ct220133512"/>reserved<text:change-end text:change-id="ct220133512"/></text:p>
            </table:table-cell>
          </table:table-row>
          <table:table-row table:style-name="Tabela2.2">
            <table:table-cell table:style-name="Tabela2.A2" office:value-type="string">
              <text:p text:style-name="P49">RES<text:change text:change-id="ct220133768"/><text:change-start text:change-id="ct220133872"/>IGNAL<text:change-end text:change-id="ct22013387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SUL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VOK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IGH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BAC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U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AVEPO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OP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RO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AR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CON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ELE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20139104"/><text:change-start text:change-id="ct220139208"/>SENSITIVE<text:change-end text:change-id="ct220139208"/></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SESSION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HOR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20140608"/>SIGNAL<text:change-end text:change-id="ct220140608"/></text:p>
            </table:table-cell>
            <table:table-cell table:style-name="Tabela2.A2" office:value-type="string">
              <text:p text:style-name="P49"/>
            </table:table-cell>
            <table:table-cell table:style-name="Tabela2.C2" office:value-type="string">
              <text:p text:style-name="P49"><text:change-start text:change-id="ct220140792"/>reserved<text:change-end text:change-id="ct220140792"/></text:p>
            </table:table-cell>
          </table:table-row>
          <table:table-row table:style-name="Tabela2.2">
            <table:table-cell table:style-name="Tabela2.A2" office:value-type="string">
              <text:p text:style-name="P49"><text:change-start text:change-id="ct220141088"/>SIMILAR<text:change-end text:change-id="ct220141088"/></text:p>
            </table:table-cell>
            <table:table-cell table:style-name="Tabela2.A2" office:value-type="string">
              <text:p text:style-name="P49"/>
            </table:table-cell>
            <table:table-cell table:style-name="Tabela2.C2" office:value-type="string">
              <text:p text:style-name="P49"><text:change-start text:change-id="ct220141272"/>reserved<text:change-end text:change-id="ct220141272"/></text:p>
            </table:table-cell>
          </table:table-row>
          <table:table-row table:style-name="Tabela2.2">
            <table:table-cell table:style-name="Tabela2.A2" office:value-type="string">
              <text:p text:style-name="P49">SMALL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O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UM</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SPECIF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PECIFICTY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EXCEP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ST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WARN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R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45088"/>SUBMULTISET <text:change-end text:change-id="ct220145088"/><text:change text:change-id="ct22014519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20145544"/>SYMMETRIC<text:change-end text:change-id="ct220145544"/></text:p>
            </table:table-cell>
            <table:table-cell table:style-name="Tabela2.A2" office:value-type="string">
              <text:p text:style-name="P49"/>
            </table:table-cell>
            <table:table-cell table:style-name="Tabela2.C2" office:value-type="string">
              <text:p text:style-name="P49"><text:change-start text:change-id="ct220145768"/>reserved<text:change-end text:change-id="ct220145768"/></text:p>
            </table:table-cell>
          </table:table-row>
          <table:table-row table:style-name="Tabela2.2">
            <table:table-cell table:style-name="Tabela2.A2" office:value-type="string">
              <text:p text:style-name="P49"><text:change-start text:change-id="ct220146024"/>SYSTEM<text:change-end text:change-id="ct220146024"/></text:p>
            </table:table-cell>
            <table:table-cell table:style-name="Tabela2.A2" office:value-type="string">
              <text:p text:style-name="P49"/>
            </table:table-cell>
            <table:table-cell table:style-name="Tabela2.C2" office:value-type="string">
              <text:p text:style-name="P49"><text:change-start text:change-id="ct220146248"/>reserved<text:change-end text:change-id="ct220146248"/></text:p>
            </table:table-cell>
          </table:table-row>
          <table:table-row table:style-name="Tabela2.2">
            <table:table-cell table:style-name="Tabela2.A2" office:value-type="string">
              <text:p text:style-name="P49">SYSTEM_USE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A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ABLESAMP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STAM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HOU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MIN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O <text:s text:c="2"/></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RAIL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ANSLATION</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REA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IG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D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Q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KNOW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NE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TI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PD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UPP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S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VAR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RY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EV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R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WHI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ND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OR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RI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YEAR</text:p>
            </table:table-cell>
            <table:table-cell table:style-name="Tabela2.A2" office:value-type="string">
              <text:p text:style-name="P49">reserved</text:p>
            </table:table-cell>
            <table:table-cell table:style-name="Tabela2.C2" office:value-type="string">
              <text:p text:style-name="P49">reserved</text:p>
            </table:table-cell>
          </table:table-row>
        </table:table>
        <text:list xml:id="list37168403" text:continue-numbering="true" text:style-name="L8">
          <text:list-item>
            <text:list>
              <text:list-header>
                <text:p text:style-name="P283"/>
              </text:list-header>
            </text:list>
          </text:list-item>
        </text:list>
        <text:p text:style-name="P117"/>
        <text:h text:style-name="P427" text:outline-level="2" text:is-list-header="true"><text:soft-page-break/><text:span text:style-name="T98">LITEBASECONNECTION C</text:span>LASS</text:h>
        <text:p text:style-name="P58"/>
        <text:p text:style-name="P197"><text:tab/>This class is the one used to issue SQL commands. It cannot be directly instantiated, only using the <text:span text:style-name="T45">getInstance()</text:span> methods.</text:p>
        <text:p text:style-name="P197"><text:tab/>If one tries to issue methods in an already closed connection, an <text:span text:style-name="T4">IllegalStateException</text:span> will be thrown. A <text:span text:style-name="T4">SQLParserException</text:span> will be thrown whenever a parser error, invalid number, date, or time occurs. Moreover, a <text:span text:style-name="T4">DriverException</text:span> will be thrown whenever an IO problem or other error occurs, such as accessing invalid column or table names. In order to make this test cleaner, these kind of exception will be omitted in the methods description.</text:p>
        <text:p text:style-name="P197"/>
        <text:h text:style-name="P433" text:outline-level="3" text:is-list-header="true">GetInstance()</text:h>
        <text:p text:style-name="P214">public static LitebaseConnection <text:span text:style-name="T20">getInstance</text:span>()</text:p>
        <text:p text:style-name="P229">It creates a <text:span text:style-name="T4">LitebaseConnection</text:span> for the default application id, storing the database in the main secondary storage memory. This method avoids the creation of more than one instance with the same creator id, path, and thread, which would lead to performance and memory problems. </text:p>
        <text:p text:style-name="P229"/>
        <text:p text:style-name="P229">This is the same of doing</text:p>
        <text:p text:style-name="P92">LitebaseConnection.getInstance(<text:span text:style-name="T141">Settings.applicationId);</text:span></text:p>
        <text:p text:style-name="P113"><text:s/></text:p>
        <text:h text:style-name="P433" text:outline-level="3" text:is-list-header="true">GetInstance()</text:h>
        <text:p text:style-name="P214">public static LitebaseConnection <text:span text:style-name="T20">getInstance</text:span>(java.lang.String appCrid)</text:p>
        <text:p text:style-name="P229">It creates a <text:span text:style-name="T4">LitebaseConnection</text:span> for the given creator id, which must be 4 characters long and may (or not) be the same one of your application's, storing the database in the main secondary storage memory. This method avoids the creation of more than one instance with the same creator id, path, and thread, which would lead to performance and memory problems. If the application id is not 4 characters long, a <text:span text:style-name="T4">DriverException</text:span> will be thrown.</text:p>
        <text:h text:style-name="P432" text:outline-level="3"/>
        <text:h text:style-name="P435" text:outline-level="3" text:is-list-header="true">getInstance()</text:h>
        <text:p text:style-name="P217">public static LitebaseConnection <text:span text:style-name="T20">getInstance</text:span>(java.lang.String appCrid,<text:tab/> <text:s text:c="35"/><text:tab/><text:tab/><text:tab/><text:tab/> <text:s text:c="20"/>java.lang.String params)<text:tab/><text:tab/></text:p>
        <text:p text:style-name="P229">It creates a <text:span text:style-name="T4">LitebaseConnection</text:span> for the given creator id, which must be 4 characters long and may (or not) be the same one of your application's, and with the given connection parameter list. This method avoids the creation of more than one instance with the same creator id, path, and thread, which would lead to performance and memory problems. If the application id is not 4 characters long, a <text:span text:style-name="T4">DriverException</text:span> will be thrown.</text:p>
        <text:p text:style-name="P229"><text:s/></text:p>
        <text:p text:style-name="P234"><text:span text:style-name="T98">The second parameter, </text:span><text:span text:style-name="T4">params</text:span><text:span text:style-name="T98">, can be the path where it is desired to access the database. It must be an absolute path, otherwise a </text:span><text:span text:style-name="T4">DriverException</text:span><text:span text:style-name="T98"> will be </text:span><text:soft-page-break/><text:span text:style-name="T98">thrown. If </text:span><text:span text:style-name="T4">null</text:span><text:span text:style-name="T98"> is passed as this parameter, the default folder will be used. </text:span><text:span text:style-name="T131">For Java and Blackberry, the default path is </text:span><text:span text:style-name="T125">Settings.data</text:span><text:span text:style-name="T126">Path</text:span><text:span text:style-name="T98">. For Palm OS, the default is </text:span><text:span text:style-name="T124">/Litebase_DBs/</text:span><text:span text:style-name="T135">. Finally, f</text:span><text:span text:style-name="T135">or the other systems, the default path is given by </text:span><text:span text:style-name="T125">Settings.</text:span><text:span text:style-name="T126">appPath</text:span><text:span text:style-name="T125">.</text:span></text:p>
        <text:p text:style-name="P136">To use ASCII tables, the parameters must have the format: </text:p>
        <text:p text:style-name="P137">“chars_type = type; path = path_name”</text:p>
        <text:p text:style-name="P134"><text:span text:style-name="T136">where </text:span><text:span text:style-name="T124">chars_type</text:span><text:span text:style-name="T136"> can be </text:span><text:span text:style-name="T124">ascii</text:span><text:span text:style-name="T136"> to store ASCII strings or </text:span><text:span text:style-name="T124">unicode</text:span><text:span text:style-name="T136"> to use Unicode strings in the tables, and </text:span><text:span text:style-name="T124">path</text:span><text:span text:style-name="T136"> has the same format of the preceding case. It is not possible to use just one parameter. If only the path is passed, the default format is Unicode. This is also the format used for the above versions of this method.</text:span></text:p>
        <text:p text:style-name="P89"><text:span text:style-name="Source_20_Text"><text:span text:style-name="T99"/></text:span></text:p>
        <text:p text:style-name="P89"><text:span text:style-name="Source_20_Text"><text:span text:style-name="T99"><text:tab/></text:span></text:span><text:span text:style-name="Source_20_Text"><text:span text:style-name="T103">Note: Although </text:span></text:span><text:span text:style-name="Source_20_Text"><text:span text:style-name="T43">getInstance()</text:span></text:span><text:span text:style-name="Source_20_Text"><text:span text:style-name="T103"> is a singleton, it is not recommended to call this method more than once for the same connection in the same thread. This will only make your application inefficient due to many method calls. It is much better to hook the connection with Litebase in a static variable or to pass it as a parameter.</text:span></text:span></text:p>
        <text:p text:style-name="P89"><text:span text:style-name="Source_20_Text"><text:span text:style-name="T103"><text:tab/>A very important thing to be noticed is that two different connections will be created on Java SE and on Blackberry if one of the </text:span></text:span><text:span text:style-name="Source_20_Text"><text:span text:style-name="T43">getInstance()</text:span></text:span><text:span text:style-name="Source_20_Text"><text:span text:style-name="T103"> calls is in the constructor of the </text:span></text:span><text:span text:style-name="Source_20_Text"><text:span text:style-name="T43">MainWindown</text:span></text:span><text:span text:style-name="Source_20_Text"><text:span text:style-name="T103"> or in a method called by it and the other call is in a </text:span></text:span><text:span text:style-name="Source_20_Text"><text:span text:style-name="T43">initUI()</text:span></text:span><text:span text:style-name="Source_20_Text"><text:span text:style-name="T142">,</text:span></text:span><text:span text:style-name="Source_20_Text"><text:span text:style-name="T103"> </text:span></text:span><text:span text:style-name="Source_20_Text"><text:span text:style-name="T43">onEvent()</text:span></text:span><text:span text:style-name="Source_20_Text"><text:span text:style-name="T142">,</text:span></text:span><text:span text:style-name="Source_20_Text"><text:span text:style-name="T103"> or in its sub-methods.</text:span></text:span></text:p>
        <text:p text:style-name="P229"/>
        <text:h text:style-name="P433" text:outline-level="3">getSourcePath()</text:h>
        <text:p text:style-name="P214">public java.lang.String <text:span text:style-name="T20">getSourcePath</text:span>()</text:p>
        <text:p text:style-name="P86"><text:tab/>Returns the source path used by the Litebase connection. This path is where the tables of this connection are stored. This path won't return the slot used on palm. To see the slot being used, use <text:span text:style-name="T4">LitebaseConnection.getSlot()</text:span>.</text:p>
        <text:p text:style-name="P86"/>
        <text:h text:style-name="P433" text:outline-level="3">execute()</text:h>
        <text:p text:style-name="P214">public void <text:span text:style-name="T20">execute</text:span>(java.lang.String sql)</text:p>
        <text:p text:style-name="P234"><text:span text:style-name="T98">Used to execute a </text:span><text:span text:style-name="Source_20_Text"><text:span text:style-name="T102">create table</text:span></text:span><text:span text:style-name="T98"> or </text:span><text:span text:style-name="Source_20_Text"><text:span text:style-name="T102">create index</text:span></text:span><text:span text:style-name="T98"> SQL commands. </text:span></text:p>
        <text:p text:style-name="P229">The index can be created after data was added to the table. </text:p>
        <text:p text:style-name="P229">An <text:span text:style-name="T4">AlreadyCreatedException</text:span> may be thrown if the index/table was already created.</text:p>
        <text:p text:style-name="P229">The following commands are supported:</text:p>
        <text:list xml:id="list37181823" text:continue-list="list37145353" text:style-name="L6">
          <text:list-item>
            <text:list>
              <text:list-item text:start-value="1">
                <text:p text:style-name="P335">“<text:span text:style-name="T95">CREATE TABLE</text:span> <text:span text:style-name="T1">table_name</text:span> (<text:span text:style-name="T95">{</text:span><text:span text:style-name="T10">column_name column_data_type</text:span><text:span text:style-name="T13">[(</text:span><text:span text:style-name="T10">type_size </text:span><text:span text:style-name="T13">[multiplier])] [</text:span><text:span text:style-name="T10">PRIMARY KEY</text:span><text:span text:style-name="T13">] [DEFAULT</text:span><text:span text:style-name="T10"> value_default</text:span><text:span text:style-name="T13">] [</text:span><text:span text:style-name="T95">NOT NULL</text:span><text:span text:style-name="T13">] </text:span><text:span text:style-name="T95">} [,...] [, PRIMARY KEY (pk_column_name [,...] )])</text:span>”</text:p>
              </text:list-item>
            </text:list>
          </text:list-item>
        </text:list>
        <text:list xml:id="list37157837" text:continue-list="list37175615" text:style-name="L2">
          <text:list-item>
            <text:list>
              <text:list-header>
                <text:p text:style-name="P333"/>
                <text:p text:style-name="P333">Description</text:p>
                <text:list>
                  <text:list-item>
                    <text:p text:style-name="P333">Creates the table with the given column definitions.</text:p>
                    <text:p text:style-name="P333"><text:soft-page-break/></text:p>
                  </text:list-item>
                </text:list>
                <text:p text:style-name="P374">Parameters</text:p>
                <text:list text:continue-numbering="true">
                  <text:list-item>
                    <text:p text:style-name="P333">table_name: the name of the table to be created.</text:p>
                  </text:list-item>
                  <text:list-item>
                    <text:p text:style-name="P333">column_name: the name of the columns to be created. One or more. Cannot have space, neither has a size limit.</text:p>
                  </text:list-item>
                  <text:list-item>
                    <text:p text:style-name="P333">column_data_type: the data type of the column. Must be one of the following (case insensitive):</text:p>
                    <text:list>
                      <text:list-item>
                        <text:list>
                          <text:list-item>
                            <text:p text:style-name="P333">SHORT: represents the Java <text:span text:style-name="T1">short</text:span> type. Range from -32768 to +32767.</text:p>
                          </text:list-item>
                          <text:list-item>
                            <text:p text:style-name="P333">INT: represents the Java <text:span text:style-name="T1">int</text:span><text:span text:style-name="T2">eger type. Range from -2.147.483.648 to </text:span><text:span text:style-name="T2">+2.147.483.647.</text:span></text:p>
                          </text:list-item>
                          <text:list-item>
                            <text:p text:style-name="P341">LONG: represents the Java <text:span text:style-name="T1">long</text:span> type. Range from -9.223.372.036.854.775.808 to +9.223.372.036.854.775.807.</text:p>
                          </text:list-item>
                          <text:list-item>
                            <text:p text:style-name="P350"><text:span text:style-name="T105">FLOAT: represents the Java </text:span><text:span text:style-name="T102">float</text:span><text:span text:style-name="T105"> type. Range from -3,40292347E+38 to +3,40292347E+38 on iPhone and from</text:span><text:span text:style-name="T114"> </text:span><text:span text:style-name="T115">1.4E-45 to </text:span><text:span text:style-name="T116">+3,40292347E+38 on the other platforms</text:span><text:span text:style-name="T114">.</text:span></text:p>
                          </text:list-item>
                          <text:list-item>
                            <text:p text:style-name="P350"><text:span text:style-name="T105">DOUBLE: represents the Java </text:span><text:span text:style-name="T102">double</text:span><text:span text:style-name="T105"> type. Range from </text:span><text:span text:style-name="T59">2.2250738585072014</text:span><text:span text:style-name="T105">E-308 to +1,79769313486231570E+308 on iPhone and from</text:span><text:span text:style-name="T114"> </text:span><text:span text:style-name="T116">4.9E-324</text:span><text:span text:style-name="T116"> to </text:span><text:span text:style-name="T116">+1,79769313486231570E+308</text:span><text:span text:style-name="T116"> on the other platforms</text:span><text:span text:style-name="T114">.</text:span><text:span text:style-name="T105">.</text:span></text:p>
                          </text:list-item>
                          <text:list-item>
                            <text:p text:style-name="P341">CHAR: represents a case sensitive char array (each char range u0000’ to ‘\uFFFF’). This is the one column type that must have the <text:span text:style-name="T1">type size</text:span> specified, from 1 to 65535. E.G.: char(1), char(2000), etc.</text:p>
                          </text:list-item>
                          <text:list-item>
                            <text:p text:style-name="P341">CHAR NOCASE: equivalent to CHAR, but searches are <text:span text:style-name="T3">case insensitive, </text:span><text:span text:style-name="T97">making the searches slower. E.G.: CHAR (20) NOCASE.</text:span></text:p>
                          </text:list-item>
                          <text:list-item>
                            <text:p text:style-name="P339">VARCHAR: internally it is equivalent to CHAR. </text:p>
                          </text:list-item>
                          <text:list-item>
                            <text:p text:style-name="P339">DATE: represents the Java/TotalCross <text:span text:style-name="T1">Date</text:span> type. Ranges from all valid dates between 1000/01/01 and 2999/12/31. </text:p>
                          </text:list-item>
                          <text:list-item>
                            <text:p text:style-name="P384">A date 'YYYY/MM/DD' (YYYY = year, MM = Month, DD = Day) is stored as a integer YYYYMMDD.</text:p>
                          </text:list-item>
                          <text:list-item>
                            <text:p text:style-name="P339">DATETIME: represents the Java/TotalCross Time type. Ranges from all possible dates and times with valid dates. It is stored as two integers. <text:s/></text:p>
                          </text:list-item>
                          <text:list-item>
                            <text:p text:style-name="P384">the first integer represents a date 'YYYY/MM/DD' (YYYY = year, MM = Month, DD = Day) and is stored as a integer YYYYMMDD.</text:p>
                          </text:list-item>
                          <text:list-item>
                            <text:p text:style-name="P384">the second, a time 'HH:MM:SS:ZZZ' (HH = hour, MM = minutes, SS = seconds, ZZZ = millis) and is stored as a integer HHMMSSZZZ.</text:p>
                          </text:list-item>
                        </text:list>
                      </text:list-item>
                    </text:list>
                  </text:list-item>
                </text:list>
              </text:list-header>
            </text:list>
          </text:list-item>
          <text:list-item>
            <text:p text:style-name="P386">BLOB: represents an array of bytes. It can be a picture or a video, for example. It has also a multiplier, which can be K (kilo) or M (mega). Its total size cannot be greater than 10 Mb. </text:p>
            <text:list>
              <text:list-item>
                <text:list>
                  <text:list-item>
                    <text:p text:style-name="P341"><text:soft-page-break/>type_size: used only for the CHAR, CHAR NOCASE, VARCHAR and BLOB column types. See above.</text:p>
                  </text:list-item>
                  <text:list-item>
                    <text:p text:style-name="P341">primary key: determines that this column is the primary key one (<text:span text:style-name="T95">only for </text:span><text:span text:style-name="T95">one column of the table</text:span>).</text:p>
                  </text:list-item>
                </text:list>
              </text:list-item>
            </text:list>
          </text:list-item>
        </text:list>
        <text:list xml:id="list37160496" text:continue-list="list37181823" text:style-name="L6">
          <text:list-item>
            <text:list>
              <text:list-item>
                <text:list>
                  <text:list-item>
                    <text:list>
                      <text:list-item>
                        <text:list>
                          <text:list-item>
                            <text:list>
                              <text:list-item text:start-value="1">
                                <text:p text:style-name="P338">value_default: the default value for the field. It must be of the same type of the field.</text:p>
                              </text:list-item>
                              <text:list-item>
                                <text:p text:style-name="P338">NOT NULL indicates that the column can't have a null.</text:p>
                              </text:list-item>
                              <text:list-item>
                                <text:p text:style-name="P338">pk_column_name: the column names to specify a composed primary key.</text:p>
                              </text:list-item>
                            </text:list>
                          </text:list-item>
                        </text:list>
                      </text:list-item>
                    </text:list>
                    <text:p text:style-name="P338"/>
                    <text:list>
                      <text:list-item>
                        <text:list>
                          <text:list-header>
                            <text:p text:style-name="P335">Examples</text:p>
                          </text:list-header>
                        </text:list>
                      </text:list-item>
                    </text:list>
                  </text:list-item>
                </text:list>
              </text:list-item>
            </text:list>
          </text:list-item>
        </text:list>
        <text:list xml:id="list37176141" text:continue-list="list37157837" text:style-name="L2">
          <text:list-item>
            <text:list>
              <text:list-item>
                <text:list>
                  <text:list-header>
                    <text:p text:style-name="P333"/>
                  </text:list-header>
                </text:list>
              </text:list-item>
            </text:list>
          </text:list-item>
        </text:list>
        <text:list xml:id="list37168791" text:continue-list="list37160496" text:style-name="L6">
          <text:list-item>
            <text:list>
              <text:list-item>
                <text:list>
                  <text:list-item>
                    <text:list>
                      <text:list-header>
                        <text:p text:style-name="P387">CREATE TABLE person (name char(40) nocase primary key,birthday int default 20 not null,salary double default 2325.00, gender char(1),married char(3), age short)</text:p>
                      </text:list-header>
                    </text:list>
                  </text:list-item>
                </text:list>
              </text:list-item>
            </text:list>
            <text:p text:style-name="P390"/>
            <text:list>
              <text:list-item>
                <text:list>
                  <text:list-item>
                    <text:list>
                      <text:list-header>
                        <text:p text:style-name="P389">CREATE TABLE person2 (name char(40) nocase,birthday int default 20 not null,salary double default 2325.00, gender char(1),married char(3), age short, primary key (name, birthday))</text:p>
                      </text:list-header>
                    </text:list>
                  </text:list-item>
                </text:list>
              </text:list-item>
            </text:list>
            <text:p text:style-name="P391"/>
          </text:list-item>
        </text:list>
        <text:list xml:id="list37183112" text:continue-list="list37176141" text:style-name="L2">
          <text:list-item>
            <text:list>
              <text:list-header>
                <text:p text:style-name="P341">More about DATE and DATETIME</text:p>
                <text:list>
                  <text:list-item>
                    <text:list>
                      <text:list-item>
                        <text:p text:style-name="P341">Use quotes for this data type.</text:p>
                      </text:list-item>
                      <text:list-item>
                        <text:p text:style-name="P341">White spaces in the beginning or in the end are not considered.</text:p>
                      </text:list-item>
                      <text:list-item>
                        <text:p text:style-name="P341">The date must be inserted in the one of following formats: </text:p>
                      </text:list-item>
                    </text:list>
                  </text:list-item>
                  <text:list-item>
                    <text:p text:style-name="P385">DATEFORMAT</text:p>
                  </text:list-item>
                  <text:list-item>
                    <text:p text:style-name="P393">“YYYY/MM/DD”, “YY/MM/DD”, “YY-MM-DD”, “YY-MM-DD”</text:p>
                    <text:list>
                      <text:list-item>
                        <text:p text:style-name="P341">The DATETIME must be inserted in one of the following formats: </text:p>
                      </text:list-item>
                    </text:list>
                  </text:list-item>
                  <text:list-item>
                    <text:p text:style-name="P385">DATEFORMAT + space <text:s/>+ TIMEFORMAT</text:p>
                  </text:list-item>
                  <text:list-item>
                    <text:p text:style-name="P385">TIMEFORMAT</text:p>
                  </text:list-item>
                  <text:list-item>
                    <text:p text:style-name="P393">“HH:MM:SS:ZZZ”, “HH:MM:SS”, “HH:MM”, “HH”, “H”</text:p>
                    <text:list>
                      <text:list-item>
                        <text:p text:style-name="P341">The select statements recoveries DATE and DATETIME according with <text:span text:style-name="T4">appSettings</text:span>.</text:p>
                      </text:list-item>
                    </text:list>
                    <text:p text:style-name="P385"/>
                    <text:p text:style-name="P394"><text:s text:c="7"/>Examples</text:p>
                    <text:p text:style-name="P341"/>
                    <text:p text:style-name="P379">create table person(name char(16), age int, birth date primary key, years DateTime)</text:p>
                    <text:p text:style-name="P388"/>
                    <text:p text:style-name="P379">insert into person values ('renato novais', 12, '2005/9-12', '2006/08-21 12:08')</text:p>
                    <text:p text:style-name="P388"/>
                    <text:p text:style-name="P379"><text:soft-page-break/>insert into person values ('indira gomes', 13, ' <text:s/>2005/9-12', '05-4/3 1:8:59'</text:p>
                    <text:p text:style-name="P388"/>
                    <text:p text:style-name="P379">insert into person values ('Zenes Oliveira', 20, '07/9-13', '2006/08-21 <text:s text:c="3"/>13:08:59:431 <text:s/>'</text:p>
                    <text:p text:style-name="P388"/>
                    <text:p text:style-name="P379">Select name, age, birth, years from person </text:p>
                    <text:p text:style-name="P392"/>
                    <text:p text:style-name="P383">Select name, age, birth, years from person where birth = ' 2005/09/12'</text:p>
                    <text:p text:style-name="P392"/>
                    <text:p text:style-name="P383">Select name, age, birth, years from person where years != '05-4/3 <text:s text:c="2"/>01:8:59 <text:s/>' <text:s/></text:p>
                    <text:p text:style-name="P392"/>
                    <text:p text:style-name="P383">Select min(years) as abirth from person</text:p>
                    <text:p text:style-name="P392"/>
                    <text:p text:style-name="P383">Select max(birth) as abirth from person</text:p>
                    <text:p text:style-name="P322"/>
                  </text:list-item>
                </text:list>
              </text:list-header>
            </text:list>
          </text:list-item>
          <text:list-item>
            <text:p text:style-name="P375">“<text:span text:style-name="T95">CREATE INDEX</text:span> <text:span text:style-name="T1">index_name</text:span> <text:span text:style-name="T95">ON</text:span> <text:span text:style-name="T1">table_name</text:span><text:span text:style-name="T95">(</text:span><text:span text:style-name="T10">column_name </text:span><text:span text:style-name="T95">[,...]</text:span><text:span text:style-name="T10"> </text:span><text:span text:style-name="T95">)</text:span>”</text:p>
            <text:list>
              <text:list-header>
                <text:p text:style-name="P341"/>
                <text:p text:style-name="P341">Description</text:p>
                <text:list>
                  <text:list-item>
                    <text:p text:style-name="P341">Creates an index for the given table column. </text:p>
                    <text:p text:style-name="P341"/>
                  </text:list-item>
                </text:list>
                <text:p text:style-name="P341">Parameters</text:p>
                <text:list text:continue-numbering="true">
                  <text:list-item>
                    <text:p text:style-name="P358">index_name: the name of the index.<text:tab/><text:line-break/>Obs.: The index_name is ignored and formed internally (but must be included in the SQL command).</text:p>
                  </text:list-item>
                </text:list>
              </text:list-header>
            </text:list>
          </text:list-item>
          <text:list-item>
            <text:p text:style-name="P395">table_name: the name of table.</text:p>
          </text:list-item>
          <text:list-item>
            <text:p text:style-name="P395">column_name: the name of column to be created the index. Here you can specify one or more column names. Two or more column names generates a composed index.</text:p>
            <text:p text:style-name="P396"/>
            <text:list>
              <text:list-header>
                <text:p text:style-name="P341">Examples</text:p>
                <text:p text:style-name="P341"/>
                <text:list>
                  <text:list-header>
                    <text:p text:style-name="P360">CREATE INDEX indexperson ON person(birthday)</text:p>
                    <text:p text:style-name="P360"/>
                    <text:p text:style-name="P360">CREATE INDEX indexperson2 ON person(name, birthday)</text:p>
                  </text:list-header>
                </text:list>
              </text:list-header>
            </text:list>
          </text:list-item>
        </text:list>
        <text:p text:style-name="P199"/>
        <text:h text:style-name="P433" text:outline-level="3" text:is-list-header="true">executeUpdate()</text:h>
        <text:p text:style-name="P227">public int <text:span text:style-name="T20">executeUpdate</text:span>(java.lang.String sql)</text:p>
        <text:p text:style-name="P229"><text:soft-page-break/>Used to execute updates in a table (insert, delete, update, alter table, drop). </text:p>
        <text:p text:style-name="P229">The following commands are supported:</text:p>
        <text:list xml:id="list37174333" text:continue-numbering="true" text:style-name="L2">
          <text:list-item>
            <text:list>
              <text:list-item>
                <text:list>
                  <text:list-header>
                    <text:p text:style-name="P397"/>
                  </text:list-header>
                </text:list>
              </text:list-item>
            </text:list>
          </text:list-item>
        </text:list>
        <text:list xml:id="list37167108" text:style-name="L9">
          <text:list-item>
            <text:list>
              <text:list-item text:start-value="1">
                <text:p text:style-name="P342">“<text:span text:style-name="T95">ALTER TABLE</text:span> <text:span text:style-name="T1">table_name</text:span> DROP primary key”</text:p>
                <text:p text:style-name="P342"/>
                <text:list>
                  <text:list-item>
                    <text:list>
                      <text:list-header>
                        <text:p text:style-name="P342"><text:s text:c="3"/>Description</text:p>
                        <text:list>
                          <text:list-item>
                            <text:list>
                              <text:list-item>
                                <text:p text:style-name="P342">Deletes the primary key of a table.</text:p>
                              </text:list-item>
                            </text:list>
                          </text:list-item>
                        </text:list>
                      </text:list-header>
                    </text:list>
                    <text:p text:style-name="P342"/>
                    <text:list>
                      <text:list-item>
                        <text:list>
                          <text:list-header>
                            <text:p text:style-name="P342">Parameters</text:p>
                            <text:list>
                              <text:list-item>
                                <text:p text:style-name="P342">table_name: the name of the table.</text:p>
                              </text:list-item>
                            </text:list>
                          </text:list-header>
                        </text:list>
                      </text:list-item>
                    </text:list>
                  </text:list-item>
                </text:list>
              </text:list-item>
            </text:list>
          </text:list-item>
        </text:list>
        <text:p text:style-name="P199"/>
        <text:p text:style-name="P250"><text:tab/><text:tab/><text:tab/>Throws</text:p>
        <text:list xml:id="list37141712" text:style-name="L10">
          <text:list-item>
            <text:list>
              <text:list-item>
                <text:list>
                  <text:list-item>
                    <text:list>
                      <text:list-item>
                        <text:list>
                          <text:list-item>
                            <text:list>
                              <text:list-item>
                                <text:p text:style-name="P285">DriverException: if the table does not have a primary key.</text:p>
                                <text:p text:style-name="P286"/>
                              </text:list-item>
                            </text:list>
                          </text:list-item>
                        </text:list>
                      </text:list-item>
                    </text:list>
                  </text:list-item>
                </text:list>
              </text:list-item>
            </text:list>
          </text:list-item>
        </text:list>
        <text:list xml:id="list37179839" text:continue-list="list37167108" text:style-name="L9">
          <text:list-item>
            <text:list>
              <text:list-item>
                <text:list>
                  <text:list-item>
                    <text:list>
                      <text:list-item>
                        <text:list>
                          <text:list-header>
                            <text:p text:style-name="P342"/>
                          </text:list-header>
                          <text:list-item>
                            <text:p text:style-name="P342">Example</text:p>
                            <text:p text:style-name="P342"/>
                            <text:list>
                              <text:list-header>
                                <text:p text:style-name="P361">ALTER TABLE person DROP primary key</text:p>
                                <text:p text:style-name="P342"/>
                              </text:list-header>
                            </text:list>
                          </text:list-item>
                        </text:list>
                      </text:list-item>
                    </text:list>
                  </text:list-item>
                </text:list>
              </text:list-item>
              <text:list-item text:start-value="1">
                <text:p text:style-name="P342">“<text:span text:style-name="T95">ALTER TABLE</text:span> <text:span text:style-name="T1">table_name</text:span> ADD primary key(<text:span text:style-name="T1">column_name </text:span>[,...])”</text:p>
                <text:p text:style-name="P342"/>
                <text:list>
                  <text:list-item>
                    <text:list>
                      <text:list-item>
                        <text:list>
                          <text:list-header>
                            <text:p text:style-name="P342">Description</text:p>
                            <text:list>
                              <text:list-item>
                                <text:p text:style-name="P342">Adds a primary key to a table.</text:p>
                              </text:list-item>
                            </text:list>
                          </text:list-header>
                        </text:list>
                      </text:list-item>
                    </text:list>
                    <text:p text:style-name="P342"/>
                    <text:list>
                      <text:list-item>
                        <text:list>
                          <text:list-header>
                            <text:p text:style-name="P342">Parameters</text:p>
                            <text:list>
                              <text:list-item>
                                <text:p text:style-name="P342">table_name: the name of the table.</text:p>
                              </text:list-item>
                              <text:list-item>
                                <text:p text:style-name="P342">column_name: the name(s) of the column(s) to be created the primary key.</text:p>
                              </text:list-item>
                            </text:list>
                          </text:list-header>
                        </text:list>
                      </text:list-item>
                    </text:list>
                  </text:list-item>
                </text:list>
              </text:list-item>
            </text:list>
          </text:list-item>
        </text:list>
        <text:p text:style-name="P199"/>
        <text:p text:style-name="P199"><text:tab/><text:tab/>Throws</text:p>
        <text:list xml:id="list37160913" text:continue-list="list37179839" text:style-name="L9">
          <text:list-item>
            <text:list>
              <text:list-item>
                <text:list>
                  <text:list-item>
                    <text:list>
                      <text:list-item>
                        <text:list>
                          <text:list-item>
                            <text:list>
                              <text:list-item text:start-value="1">
                                <text:p text:style-name="P342">PrimaryKeyViolationException: if there is a repeated or null key in the table.</text:p>
                                <text:p text:style-name="P342"/>
                              </text:list-item>
                            </text:list>
                            <text:p text:style-name="P342">Example</text:p>
                          </text:list-item>
                        </text:list>
                      </text:list-item>
                    </text:list>
                    <text:p text:style-name="P342"/>
                    <text:list>
                      <text:list-item>
                        <text:list>
                          <text:list-item>
                            <text:list>
                              <text:list-header>
                                <text:p text:style-name="P380">ALTER TABLE person ADD primary key (salary)</text:p>
                                <text:p text:style-name="P380"/>
                                <text:p text:style-name="P380">ALTER TABLE person ADD primary key (name, salary)</text:p>
                              </text:list-header>
                            </text:list>
                          </text:list-item>
                        </text:list>
                      </text:list-item>
                    </text:list>
                    <text:p text:style-name="P376"><text:soft-page-break/></text:p>
                  </text:list-item>
                </text:list>
              </text:list-item>
              <text:list-item text:start-value="1">
                <text:p text:style-name="P342">“<text:span text:style-name="T95">ALTER TABLE</text:span> <text:span text:style-name="T1">table_name</text:span> RENAME TO <text:span text:style-name="T1">new_table_name</text:span>”</text:p>
                <text:p text:style-name="P342"/>
                <text:list>
                  <text:list-item>
                    <text:list>
                      <text:list-item>
                        <text:list>
                          <text:list-header>
                            <text:p text:style-name="P342">Description</text:p>
                            <text:list>
                              <text:list-item>
                                <text:p text:style-name="P342">Renames a table from <text:span text:style-name="T1">table_name</text:span> to <text:span text:style-name="T1">new_table_name.</text:span></text:p>
                              </text:list-item>
                            </text:list>
                          </text:list-header>
                        </text:list>
                      </text:list-item>
                    </text:list>
                    <text:p text:style-name="P342"/>
                    <text:list>
                      <text:list-item>
                        <text:list>
                          <text:list-header>
                            <text:p text:style-name="P342">Parameters</text:p>
                            <text:list>
                              <text:list-item>
                                <text:p text:style-name="P342">table_name: the name of the table to be changed.</text:p>
                              </text:list-item>
                              <text:list-item>
                                <text:p text:style-name="P342">new_table_name: the new name of the table.</text:p>
                              </text:list-item>
                            </text:list>
                          </text:list-header>
                        </text:list>
                      </text:list-item>
                    </text:list>
                  </text:list-item>
                </text:list>
              </text:list-item>
            </text:list>
          </text:list-item>
        </text:list>
        <text:p text:style-name="P199"/>
        <text:p text:style-name="P250"><text:tab/><text:tab/><text:tab/>Throws</text:p>
        <text:list xml:id="list37173900" text:continue-list="list37141712" text:style-name="L10">
          <text:list-item>
            <text:list>
              <text:list-item>
                <text:list>
                  <text:list-item>
                    <text:list>
                      <text:list-item>
                        <text:list>
                          <text:list-item>
                            <text:list>
                              <text:list-item>
                                <text:p text:style-name="P298">DriverException: if the new table name already exists.</text:p>
                              </text:list-item>
                            </text:list>
                          </text:list-item>
                        </text:list>
                      </text:list-item>
                    </text:list>
                  </text:list-item>
                </text:list>
              </text:list-item>
            </text:list>
          </text:list-item>
        </text:list>
        <text:list xml:id="list37173636" text:continue-list="list37160913" text:style-name="L9">
          <text:list-item>
            <text:list>
              <text:list-item>
                <text:list>
                  <text:list-item>
                    <text:list>
                      <text:list-item>
                        <text:list>
                          <text:list-header>
                            <text:p text:style-name="P342"/>
                            <text:p text:style-name="P342">Example</text:p>
                          </text:list-header>
                        </text:list>
                      </text:list-item>
                    </text:list>
                    <text:p text:style-name="P342"/>
                    <text:list>
                      <text:list-item>
                        <text:list>
                          <text:list-item>
                            <text:list>
                              <text:list-header>
                                <text:p text:style-name="P380">ALTER TABLE person RENAME TO employee</text:p>
                              </text:list-header>
                            </text:list>
                          </text:list-item>
                        </text:list>
                      </text:list-item>
                    </text:list>
                    <text:p text:style-name="P376"/>
                  </text:list-item>
                </text:list>
              </text:list-item>
              <text:list-item text:start-value="1">
                <text:p text:style-name="P342">“<text:span text:style-name="T95">ALTER TABLE</text:span> <text:span text:style-name="T1">table_name</text:span> RENAME <text:span text:style-name="T1">column_name</text:span> TO <text:span text:style-name="T1">new_column_name</text:span>”</text:p>
                <text:p text:style-name="P342"/>
                <text:list>
                  <text:list-item>
                    <text:list>
                      <text:list-item>
                        <text:list>
                          <text:list-header>
                            <text:p text:style-name="P342">Description</text:p>
                            <text:list>
                              <text:list-item>
                                <text:p text:style-name="P342">Renames a column of a table from <text:span text:style-name="T1">column_name</text:span> to <text:span text:style-name="T1">new_column_name.</text:span></text:p>
                              </text:list-item>
                            </text:list>
                          </text:list-header>
                        </text:list>
                      </text:list-item>
                    </text:list>
                    <text:p text:style-name="P342"/>
                    <text:list>
                      <text:list-item>
                        <text:list>
                          <text:list-header>
                            <text:p text:style-name="P342">Parameters</text:p>
                            <text:list>
                              <text:list-item>
                                <text:p text:style-name="P342">table_name: the name of the table where the column will be changed.</text:p>
                              </text:list-item>
                              <text:list-item>
                                <text:p text:style-name="P342">column_name: the name of the column to be changed.</text:p>
                              </text:list-item>
                              <text:list-item>
                                <text:p text:style-name="P342">new_column_name: the new name of the column.</text:p>
                              </text:list-item>
                            </text:list>
                          </text:list-header>
                        </text:list>
                      </text:list-item>
                    </text:list>
                  </text:list-item>
                </text:list>
              </text:list-item>
            </text:list>
          </text:list-item>
        </text:list>
        <text:p text:style-name="P199"/>
        <text:p text:style-name="P176"><text:tab/><text:tab/>Throws</text:p>
        <text:list xml:id="list37188943" text:continue-list="list37173636" text:style-name="L9">
          <text:list-item>
            <text:list>
              <text:list-item>
                <text:list>
                  <text:list-item>
                    <text:list>
                      <text:list-item>
                        <text:list>
                          <text:list-item>
                            <text:list>
                              <text:list-item text:start-value="1">
                                <text:p text:style-name="P342">DriverException: if the new table already exists.</text:p>
                                <text:p text:style-name="P342"/>
                              </text:list-item>
                            </text:list>
                            <text:p text:style-name="P342">Example</text:p>
                          </text:list-item>
                        </text:list>
                      </text:list-item>
                    </text:list>
                    <text:p text:style-name="P342"/>
                    <text:list>
                      <text:list-item>
                        <text:list>
                          <text:list-item>
                            <text:list>
                              <text:list-header>
                                <text:p text:style-name="P380">ALTER TABLE person RENAME age TO years</text:p>
                              </text:list-header>
                            </text:list>
                          </text:list-item>
                        </text:list>
                      </text:list-item>
                    </text:list>
                    <text:p text:style-name="P376"/>
                  </text:list-item>
                </text:list>
              </text:list-item>
              <text:list-item text:start-value="1">
                <text:p text:style-name="P342">“DROP<text:span text:style-name="T95"> TABLE</text:span> <text:span text:style-name="T1">table_name</text:span>”</text:p>
                <text:p text:style-name="P342"/>
                <text:list>
                  <text:list-item>
                    <text:list>
                      <text:list-item>
                        <text:list>
                          <text:list-header>
                            <text:p text:style-name="P342"><text:soft-page-break/>Description</text:p>
                            <text:list>
                              <text:list-item>
                                <text:p text:style-name="P342">Deletes the table and all associated indices.</text:p>
                              </text:list-item>
                            </text:list>
                          </text:list-header>
                        </text:list>
                      </text:list-item>
                    </text:list>
                    <text:p text:style-name="P342"/>
                    <text:list>
                      <text:list-item>
                        <text:list>
                          <text:list-header>
                            <text:p text:style-name="P342">Parameters</text:p>
                            <text:list>
                              <text:list-item>
                                <text:p text:style-name="P342">table_name: the name of the table.</text:p>
                              </text:list-item>
                            </text:list>
                          </text:list-header>
                        </text:list>
                      </text:list-item>
                    </text:list>
                    <text:p text:style-name="P342"/>
                    <text:list>
                      <text:list-item>
                        <text:list>
                          <text:list-header>
                            <text:p text:style-name="P342">Example</text:p>
                          </text:list-header>
                        </text:list>
                      </text:list-item>
                    </text:list>
                    <text:p text:style-name="P342"/>
                    <text:list>
                      <text:list-item>
                        <text:list>
                          <text:list-item>
                            <text:list>
                              <text:list-header>
                                <text:p text:style-name="P380">DROP TABLE person</text:p>
                              </text:list-header>
                            </text:list>
                          </text:list-item>
                        </text:list>
                      </text:list-item>
                    </text:list>
                    <text:p text:style-name="P398"/>
                  </text:list-item>
                </text:list>
              </text:list-item>
              <text:list-item text:start-value="1">
                <text:p text:style-name="P342">“DROP<text:span text:style-name="T95"> INDEX {column_name [,...] | *} on </text:span><text:span text:style-name="T1">table_name</text:span>”</text:p>
                <text:p text:style-name="P342"/>
                <text:list>
                  <text:list-item>
                    <text:list>
                      <text:list-item>
                        <text:list>
                          <text:list-header>
                            <text:p text:style-name="P342">Description</text:p>
                            <text:list>
                              <text:list-item>
                                <text:p text:style-name="P342">Deletes an index from the given table name. The index can be specified by its name(s) of the correspondent column(s) or by a wild card symbol (<text:span text:style-name="T3">*</text:span>), which deletes all indices associated with the table. ATTENTION: The index associated to the primary key is not deleted. So, if you want to delete this one you must use the ALTER TABLE statement.</text:p>
                              </text:list-item>
                            </text:list>
                          </text:list-header>
                        </text:list>
                      </text:list-item>
                    </text:list>
                    <text:p text:style-name="P342"/>
                    <text:list>
                      <text:list-item>
                        <text:list>
                          <text:list-header>
                            <text:p text:style-name="P342">Parameters</text:p>
                            <text:list>
                              <text:list-item>
                                <text:p text:style-name="P342">column_name: the name of the column. You can specify one or more fields name.</text:p>
                              </text:list-item>
                              <text:list-item>
                                <text:p text:style-name="P342">* : specifies to delete all indices associated to the table, except the primary key index. </text:p>
                              </text:list-item>
                              <text:list-item>
                                <text:p text:style-name="P342">table_name: the name of the table.</text:p>
                              </text:list-item>
                            </text:list>
                          </text:list-header>
                        </text:list>
                      </text:list-item>
                    </text:list>
                    <text:p text:style-name="P342"/>
                    <text:list>
                      <text:list-item>
                        <text:list>
                          <text:list-header>
                            <text:p text:style-name="P342">Examples</text:p>
                          </text:list-header>
                        </text:list>
                      </text:list-item>
                    </text:list>
                  </text:list-item>
                </text:list>
              </text:list-item>
            </text:list>
          </text:list-item>
        </text:list>
        <text:p text:style-name="P199"/>
        <text:list xml:id="list37182792" text:continue-numbering="true" text:style-name="L9">
          <text:list-item>
            <text:list>
              <text:list-item>
                <text:list>
                  <text:list-item>
                    <text:list>
                      <text:list-item>
                        <text:list>
                          <text:list-header>
                            <text:p text:style-name="P380">DROP INDEX salary ON person</text:p>
                            <text:p text:style-name="P380"/>
                            <text:p text:style-name="P380">DROP INDEX * ON person</text:p>
                            <text:p text:style-name="P380"/>
                            <text:p text:style-name="P380">DROP INDEX name, salary ON person</text:p>
                          </text:list-header>
                        </text:list>
                      </text:list-item>
                    </text:list>
                  </text:list-item>
                </text:list>
              </text:list-item>
            </text:list>
          </text:list-item>
        </text:list>
        <text:p text:style-name="P144"/>
        <text:list xml:id="list37176072" text:continue-list="list37182792" text:style-name="L9">
          <text:list-item>
            <text:list>
              <text:list-item text:start-value="1">
                <text:p text:style-name="P342">“INSERT INTO <text:span text:style-name="T1">table_name</text:span> [ ( <text:span text:style-name="T1">column_name</text:span> [, ...] ) ] { VALUES ( { <text:span text:style-name="T1">values</text:span> } [, ...] ) }”</text:p>
                <text:p text:style-name="P342"/>
                <text:list>
                  <text:list-item>
                    <text:list>
                      <text:list-item>
                        <text:list>
                          <text:list-header>
                            <text:p text:style-name="P342">Description</text:p>
                            <text:list>
                              <text:list-item>
                                <text:p text:style-name="P342">Inserts the given row into the table. The target column names may be <text:soft-page-break/>listed in any order. The driver assume DEFAULT values if you declared it. You can insert NULL too, but only if you didn't declare the field as NOT NULL. Note that you must give the column names only if you change their declared order. If no list of column names is given, the default is all the columns of the table in their declared order.</text:p>
                              </text:list-item>
                            </text:list>
                          </text:list-header>
                        </text:list>
                      </text:list-item>
                    </text:list>
                    <text:p text:style-name="P342"/>
                    <text:list>
                      <text:list-item>
                        <text:list>
                          <text:list-header>
                            <text:p text:style-name="P342">Parameters</text:p>
                            <text:list>
                              <text:list-item>
                                <text:p text:style-name="P342">table_name: the name of the table.</text:p>
                              </text:list-item>
                              <text:list-item>
                                <text:p text:style-name="P342">column_name: the name of column (remember that you can specify either ALL or ANY).</text:p>
                              </text:list-item>
                              <text:list-item>
                                <text:p text:style-name="P342">values: a value to assign to the corresponding <text:span text:style-name="T1">column.</text:span></text:p>
                              </text:list-item>
                            </text:list>
                          </text:list-header>
                        </text:list>
                      </text:list-item>
                    </text:list>
                  </text:list-item>
                </text:list>
              </text:list-item>
            </text:list>
          </text:list-item>
        </text:list>
        <text:p text:style-name="P199"/>
        <text:p text:style-name="P199"><text:tab/><text:tab/>Throws</text:p>
        <text:list xml:id="list37162171" text:style-name="L11">
          <text:list-item>
            <text:list>
              <text:list-item>
                <text:list>
                  <text:list-item>
                    <text:list>
                      <text:list-item>
                        <text:p text:style-name="P351"><text:span text:style-name="T105">PrimaryKeyViolationException: </text:span><text:span text:style-name="T105">if there is a repeated or null key in the table.</text:span></text:p>
                      </text:list-item>
                    </text:list>
                  </text:list-item>
                </text:list>
              </text:list-item>
            </text:list>
          </text:list-item>
        </text:list>
        <text:p text:style-name="P199"/>
        <text:list xml:id="list37169602" text:continue-list="list37176072" text:style-name="L9">
          <text:list-item>
            <text:list>
              <text:list-item>
                <text:list>
                  <text:list-item>
                    <text:list>
                      <text:list-item>
                        <text:list>
                          <text:list-header>
                            <text:p text:style-name="P342">Examples</text:p>
                            <text:p text:style-name="P361"/>
                            <text:p text:style-name="P361">INSERT INTO person (region, age, salary, married, birthday, gender, name) VALUES (1, 25, 10000, 'no', 19790606, 'M', 'Renato Novais')</text:p>
                          </text:list-header>
                        </text:list>
                      </text:list-item>
                    </text:list>
                  </text:list-item>
                </text:list>
              </text:list-item>
            </text:list>
          </text:list-item>
        </text:list>
        <text:p text:style-name="P94"/>
        <text:list xml:id="list37141141" text:style-name="L12">
          <text:list-header>
            <text:p text:style-name="P381">INSERT INTO person VALUES ('Indira Gomes', 19810228, 6000, 'F', 'no', 20, 2)</text:p>
            <text:p text:style-name="P381">INSERT INTO person VALUES ('Caculé', 19800806, 5000, 'M', 'yes',25, 5)</text:p>
            <text:p text:style-name="P381"/>
          </text:list-header>
        </text:list>
        <text:list xml:id="list37152507" text:style-name="L13">
          <text:list-item>
            <text:list>
              <text:list-item>
                <text:list>
                  <text:list-item>
                    <text:list>
                      <text:list-item>
                        <text:list>
                          <text:list-header>
                            <text:p text:style-name="P382">INSERT INTO person(name, age) VALUES ('Caio', null) </text:p>
                          </text:list-header>
                        </text:list>
                      </text:list-item>
                    </text:list>
                    <text:p text:style-name="P382"><text:s text:c="5"/>// Fields region, salary, married, birthday, and gender will be <text:s/></text:p>
                    <text:list>
                      <text:list-item>
                        <text:list>
                          <text:list-header>
                            <text:p text:style-name="P382">// filled with default values (if you declared them) or null value </text:p>
                            <text:p text:style-name="P382">// if permitted. </text:p>
                          </text:list-header>
                        </text:list>
                      </text:list-item>
                    </text:list>
                  </text:list-item>
                </text:list>
              </text:list-item>
            </text:list>
          </text:list-item>
        </text:list>
        <text:list xml:id="list37165782" text:continue-list="list37169602" text:style-name="L9">
          <text:list-item>
            <text:list>
              <text:list-item>
                <text:list>
                  <text:list-header>
                    <text:p text:style-name="P398"/>
                  </text:list-header>
                </text:list>
              </text:list-item>
              <text:list-item text:start-value="1">
                <text:p text:style-name="P342">“UPDATE <text:span text:style-name="T1">table_name</text:span> SET <text:span text:style-name="T1">column_name</text:span> = {<text:span text:style-name="T1">expression</text:span>}<text:span text:style-name="T95"> [,...] </text:span></text:p>
                <text:p text:style-name="P342"><text:span text:style-name="T95">[WHERE </text:span><text:span text:style-name="T10">condition</text:span><text:span text:style-name="T95">] </text:span>”</text:p>
                <text:p text:style-name="P342"/>
                <text:list>
                  <text:list-item>
                    <text:list>
                      <text:list-item>
                        <text:list>
                          <text:list-header>
                            <text:p text:style-name="P342">Description</text:p>
                            <text:list>
                              <text:list-item>
                                <text:p text:style-name="P342">Changes the values of the specified columns in all rows that satisfy the condition. Only the columns to be modified need to be mentioned in the SET clause; columns not explicitly modified retain their previous values. You can specify the condition in WHERE clause to determines what rows will be modified.</text:p>
                              </text:list-item>
                            </text:list>
                          </text:list-header>
                        </text:list>
                      </text:list-item>
                    </text:list>
                    <text:p text:style-name="P342"/>
                    <text:list>
                      <text:list-item>
                        <text:list>
                          <text:list-header>
                            <text:p text:style-name="P342"><text:soft-page-break/>Parameters</text:p>
                            <text:list>
                              <text:list-item>
                                <text:p text:style-name="P342">table_name: the name of the table.</text:p>
                              </text:list-item>
                              <text:list-item>
                                <text:p text:style-name="P342">column_name: the name of the column.</text:p>
                              </text:list-item>
                              <text:list-item>
                                <text:p text:style-name="P342">expression : an expression to assign to the column. </text:p>
                              </text:list-item>
                              <text:list-item>
                                <text:p text:style-name="P342">condition: an expression that returns a value of type boolean. Only rows for which this expression returns true will be updated. </text:p>
                              </text:list-item>
                            </text:list>
                          </text:list-header>
                        </text:list>
                      </text:list-item>
                    </text:list>
                  </text:list-item>
                </text:list>
              </text:list-item>
            </text:list>
          </text:list-item>
        </text:list>
        <text:p text:style-name="P199"/>
        <text:p text:style-name="P176"><text:tab/><text:tab/>Throws</text:p>
        <text:list xml:id="list37179458" text:continue-list="list37162171" text:style-name="L11">
          <text:list-item>
            <text:list>
              <text:list-item>
                <text:list>
                  <text:list-item>
                    <text:list>
                      <text:list-item>
                        <text:p text:style-name="P343">PrimaryKeyViolationException: if there is a repeated or null key in the table.</text:p>
                        <text:p text:style-name="P343"/>
                      </text:list-item>
                    </text:list>
                  </text:list-item>
                </text:list>
              </text:list-item>
            </text:list>
          </text:list-item>
        </text:list>
        <text:list xml:id="list37186756" text:continue-list="list37165782" text:style-name="L9">
          <text:list-item>
            <text:list>
              <text:list-item>
                <text:list>
                  <text:list-item>
                    <text:list>
                      <text:list-item>
                        <text:list>
                          <text:list-header>
                            <text:p text:style-name="P342">Example</text:p>
                          </text:list-header>
                        </text:list>
                      </text:list-item>
                    </text:list>
                    <text:p text:style-name="P342"/>
                    <text:list>
                      <text:list-item>
                        <text:list>
                          <text:list-item>
                            <text:list>
                              <text:list-header>
                                <text:p text:style-name="P380">UPDATE person SET salary = 8000 WHERE age = 20 or age is null</text:p>
                              </text:list-header>
                            </text:list>
                          </text:list-item>
                        </text:list>
                      </text:list-item>
                    </text:list>
                    <text:p text:style-name="P398"/>
                  </text:list-item>
                </text:list>
              </text:list-item>
              <text:list-item text:start-value="1">
                <text:p text:style-name="P342">“DELETE<text:span text:style-name="T95"> FROM </text:span><text:span text:style-name="T1">table_name </text:span><text:span text:style-name="T95">[WHERE </text:span><text:span text:style-name="T10">condition</text:span><text:span text:style-name="T95">]</text:span>”</text:p>
                <text:p text:style-name="P342"/>
                <text:list>
                  <text:list-item>
                    <text:list>
                      <text:list-item>
                        <text:list>
                          <text:list-header>
                            <text:p text:style-name="P342">Description</text:p>
                            <text:list>
                              <text:list-item>
                                <text:p text:style-name="P342">Deletes a row or a set of rows in agreement with <text:span text:style-name="T1">conditions</text:span> in WHERE clause. If <text:span text:style-name="T1">condition</text:span> is omitted, the whole table is deleted, but its structure is preserved. The key word FROM is optional.</text:p>
                              </text:list-item>
                            </text:list>
                          </text:list-header>
                        </text:list>
                      </text:list-item>
                    </text:list>
                    <text:p text:style-name="P342"/>
                    <text:list>
                      <text:list-item>
                        <text:list>
                          <text:list-header>
                            <text:p text:style-name="P342">Parameters</text:p>
                            <text:list>
                              <text:list-item>
                                <text:p text:style-name="P342">table_name: the name of the table.</text:p>
                              </text:list-item>
                              <text:list-item>
                                <text:p text:style-name="P342">condition: an expression that returns a value of type boolean. Only rows for which this expression returns true will be deleted. </text:p>
                              </text:list-item>
                            </text:list>
                            <text:p text:style-name="P342"/>
                            <text:p text:style-name="P342">Examples</text:p>
                            <text:p text:style-name="P342"/>
                            <text:list text:continue-numbering="true">
                              <text:list-header>
                                <text:p text:style-name="P361">DELETE FROM person WHERE name = 'Caculé'</text:p>
                                <text:p text:style-name="P361"/>
                                <text:p text:style-name="P361">DELETE person WHERE age is not null</text:p>
                              </text:list-header>
                            </text:list>
                          </text:list-header>
                        </text:list>
                      </text:list-item>
                    </text:list>
                    <text:p text:style-name="P398"/>
                  </text:list-item>
                </text:list>
              </text:list-item>
            </text:list>
          </text:list-item>
        </text:list>
        <text:h text:style-name="P433" text:outline-level="3" text:is-list-header="true">executeQuery()</text:h>
        <text:p text:style-name="P228"><text:span text:style-name="T30">public </text:span><text:a xlink:type="simple" xlink:href="../../../../superwaba/ext/xplat/sql/pdb/pdbx/ResultSet.html"><text:span text:style-name="T63">ResultSet</text:span></text:a><text:span text:style-name="T30"> </text:span><text:span text:style-name="T24">executeQuery</text:span><text:span text:style-name="T30">(java.lang.String sql)</text:span></text:p>
        <text:p text:style-name="P229">Used to execute queries in a table. The whole table is searched for records that satisfies the conditions of the where clause, and the result is stored in memory. When the <text:span text:style-name="T4">ResultSet</text:span> is closed, the memory is released. So its always a good idea to <text:soft-page-break/>close the result set as soon as its no longer needed.</text:p>
        <text:p text:style-name="P229">The following commands are supported:</text:p>
        <text:p text:style-name="P229"/>
        <text:list xml:id="list37147612" text:style-name="L14">
          <text:list-item>
            <text:list>
              <text:list-item text:start-value="1">
                <text:p text:style-name="P344">“SELECT <text:s/><text:span text:style-name="T1">*</text:span> | <text:span text:style-name="T1">column_name </text:span>[ AS <text:span text:style-name="T1">output_name</text:span> ] [, ...] | function_name(<text:span text:style-name="T1">column_name) </text:span>[ AS <text:span text:style-name="T1">output_name</text:span> ] [, ...] FROM <text:span text:style-name="T1">table_name </text:span>[ [ AS ] <text:span text:style-name="T1">table_name_alias </text:span>] [,...] <text:s text:c="3"/><text:tab/><text:line-break/>[ WHERE <text:span text:style-name="T1">condition</text:span> ] [ GROUP BY <text:span text:style-name="T1">column_name</text:span> [, ...] ]<text:tab/><text:line-break/>[ HAVING <text:span text:style-name="T1">condition</text:span> ] [ ORDER BY <text:span text:style-name="T1">column_name</text:span> [ ASC | DESC ] [, ...] ]”<text:tab/></text:p>
              </text:list-item>
            </text:list>
          </text:list-item>
        </text:list>
        <text:list xml:id="list37166322" text:continue-list="list37186756" text:style-name="L9">
          <text:list-item>
            <text:list>
              <text:list-item>
                <text:list>
                  <text:list-header>
                    <text:p text:style-name="P359"/>
                    <text:list>
                      <text:list-item>
                        <text:list>
                          <text:list-header>
                            <text:p text:style-name="P359">Description</text:p>
                          </text:list-header>
                        </text:list>
                      </text:list-item>
                    </text:list>
                  </text:list-header>
                </text:list>
              </text:list-item>
            </text:list>
          </text:list-item>
        </text:list>
        <text:list xml:id="list37160824" text:continue-list="list37147612" text:style-name="L14">
          <text:list-item>
            <text:list>
              <text:list-item>
                <text:list>
                  <text:list-item>
                    <text:list>
                      <text:list-item>
                        <text:list>
                          <text:list-item>
                            <text:list>
                              <text:list-item text:start-value="1">
                                <text:p text:style-name="P344">SELECT retrieves rows from one or more tables. The general processing of SELECT is as follows.</text:p>
                                <text:p text:style-name="P344"/>
                              </text:list-item>
                            </text:list>
                            <text:p text:style-name="P344">Parameters</text:p>
                            <text:list text:continue-numbering="true">
                              <text:list-item>
                                <text:p text:style-name="P344">* : use this to return all columns in a query. </text:p>
                              </text:list-item>
                            </text:list>
                          </text:list-item>
                        </text:list>
                      </text:list-item>
                    </text:list>
                  </text:list-item>
                </text:list>
              </text:list-item>
            </text:list>
          </text:list-item>
        </text:list>
        <text:list xml:id="list37188133" text:continue-list="list37174333" text:style-name="L2">
          <text:list-item>
            <text:list>
              <text:list-item>
                <text:list>
                  <text:list-item text:start-value="1">
                    <text:p text:style-name="P345">column_name: here you specify the column names to be retrieved, grouped or ordered.</text:p>
                  </text:list-item>
                  <text:list-item>
                    <text:p text:style-name="P345">function_name: the function applied on column_name. Function_name must be on of the Litebase functions.</text:p>
                  </text:list-item>
                </text:list>
              </text:list-item>
            </text:list>
          </text:list-item>
        </text:list>
        <text:list xml:id="list37167376" text:continue-list="list37160824" text:style-name="L14">
          <text:list-item text:start-value="1">
            <text:p text:style-name="P404">table_name: the name(s) of the table(s) that will be retrieved</text:p>
            <text:list>
              <text:list-item>
                <text:list>
                  <text:list-item>
                    <text:list>
                      <text:list-header>
                        <text:p text:style-name="P344"/>
                        <text:list>
                          <text:list-header>
                            <text:p text:style-name="P344">Examples</text:p>
                          </text:list-header>
                        </text:list>
                        <text:p text:style-name="P344"/>
                        <text:list>
                          <text:list-item>
                            <text:list>
                              <text:list-header>
                                <text:p text:style-name="P362">SELECT * FROM person</text:p>
                                <text:p text:style-name="P362"/>
                                <text:p text:style-name="P362">SELECT * FROM person, department</text:p>
                              </text:list-header>
                            </text:list>
                          </text:list-item>
                        </text:list>
                      </text:list-header>
                    </text:list>
                  </text:list-item>
                </text:list>
              </text:list-item>
            </text:list>
          </text:list-item>
        </text:list>
        <text:list xml:id="list37174893" text:continue-list="list37188133" text:style-name="L2">
          <text:list-item>
            <text:list>
              <text:list-item>
                <text:list>
                  <text:list-item>
                    <text:list>
                      <text:list-header>
                        <text:p text:style-name="P341"/>
                      </text:list-header>
                    </text:list>
                  </text:list-item>
                </text:list>
              </text:list-item>
            </text:list>
          </text:list-item>
        </text:list>
        <text:p text:style-name="P198"><text:tab/>IMPORTANT OBSERVATIONS </text:p>
        <text:list xml:id="list37176113" text:continue-numbering="true" text:style-name="L2">
          <text:list-item>
            <text:list>
              <text:list-item>
                <text:list>
                  <text:list-item>
                    <text:list>
                      <text:list-header>
                        <text:p text:style-name="P337"/>
                      </text:list-header>
                    </text:list>
                  </text:list-item>
                </text:list>
              </text:list-item>
              <text:list-item>
                <text:p text:style-name="P363">SELECT * from table_name</text:p>
                <text:p text:style-name="P337">If a query of this format is issued, with a wild card, a single table, no where, order by, or group by clauses, the query processing is faster since the table is not analyzed. Therefore, if <text:span text:style-name="T4">table_name</text:span> is altered, the result set will be changed if it is already opened. For instance, if this kind of select is issued, not closed and a new row is inserted, the result set will also return the new row.</text:p>
              </text:list-item>
              <text:list-item>
                <text:p text:style-name="P364">Whenever possible, do not use where clauses that do nothing such as 1=1. This increase parser time and the where clause will not be all resolved using indices, turning the query processing slower.</text:p>
              </text:list-item>
              <text:list-item>
                <text:p text:style-name="P337">If instead of a <text:span text:style-name="T4">*</text:span> the user lists all the fields of <text:span text:style-name="T4">table_name</text:span> in its correct order beginning with rowid, the query processing is as faster as when using *. <text:soft-page-break/>However, if an alias is used, it will be ignored in <text:span text:style-name="T4">ResultSetMetaData</text:span>.</text:p>
              </text:list-item>
              <text:list-item>
                <text:p text:style-name="P337">Queries with no sorting, join and aggregations do not use temporary tables. If the table is altered and a result set with not temporary table is still opened, it will be inconsistent.</text:p>
              </text:list-item>
              <text:list-item>
                <text:p text:style-name="P337">Condition clause: WHERE</text:p>
                <text:list>
                  <text:list-item>
                    <text:p text:style-name="P377">LIKE Statement</text:p>
                  </text:list-item>
                </text:list>
              </text:list-item>
            </text:list>
          </text:list-item>
          <text:list-item>
            <text:p text:style-name="P405">The char '%' is a wild card in SQL. You can use '%' at the start, at the end, <text:s/>both, in the middle (just one), or don't use it. In the last case, it is the same as equals (=).</text:p>
            <text:p text:style-name="P405"/>
          </text:list-item>
          <text:list-item>
            <text:p text:style-name="P405">Examples: <text:s/>WHERE &lt;column_table&gt;...</text:p>
            <text:p text:style-name="P406"/>
            <text:list>
              <text:list-header>
                <text:p text:style-name="P407">LIKE '%caculé'<text:span text:style-name="T98">: it returns the tuples that ends with 'caculé'.</text:span></text:p>
                <text:p text:style-name="P407"/>
                <text:p text:style-name="P407">LIKE 'renato%'<text:span text:style-name="T98">: it returns the tuples that starts with 'renato'.</text:span></text:p>
                <text:p text:style-name="P407"/>
                <text:p text:style-name="P407">LIKE 'indira%mes'<text:span text:style-name="T98">: it returns the tuples that starts with 'indira' and ends with 'mes'.</text:span></text:p>
                <text:p text:style-name="P407"/>
                <text:p text:style-name="P407">LIKE 'Zenes'<text:span text:style-name="T98">: it returns the tuples that is just equal to 'Zenes'.</text:span></text:p>
                <text:p text:style-name="P407"/>
                <text:p text:style-name="P407">LIKE '%Jener%'<text:span text:style-name="T98">: it returns the tuples that contains 'Jener'.</text:span></text:p>
                <text:p text:style-name="P407"/>
                <text:p text:style-name="P407">LIKE '%Luc%as%'<text:span text:style-name="T98">: it returns the tuples that contains 'Luc%as'.</text:span></text:p>
                <text:p text:style-name="P407"/>
                <text:p text:style-name="P405"><text:span text:style-name="T40">LIKE 'ind%ira%mes'</text:span><text:span text:style-name="T111">: it returns the tuples that starts with 'ind' and ends with 'ira%mes'.<text:tab/></text:span><text:line-break/></text:p>
                <text:list>
                  <text:list-item>
                    <text:p text:style-name="P337">Order clause: ORDER BY</text:p>
                    <text:list>
                      <text:list-item>
                        <text:p text:style-name="P337">ASC is default.</text:p>
                      </text:list-item>
                      <text:list-item>
                        <text:p text:style-name="P337">You can put various columns in ORDER BY. In previous versions of Litebase before 2.00, there would be no effect. </text:p>
                      </text:list-item>
                      <text:list-item>
                        <text:p text:style-name="P337">In previous versions of Litebase, the DESC expression would only work if you used it on the first field. In version 2.00 and above, it works correctly.</text:p>
                      </text:list-item>
                      <text:list-item>
                        <text:p text:style-name="P337">Examples</text:p>
                        <text:p text:style-name="P337"/>
                        <text:list>
                          <text:list-item>
                            <text:list>
                              <text:list-header>
                                <text:p text:style-name="P348"><text:soft-page-break/><text:span text:style-name="T4">ORDER BY name, age</text:span>: orders by name and by age.</text:p>
                              </text:list-header>
                            </text:list>
                            <text:p text:style-name="P348"/>
                            <text:list text:continue-numbering="true">
                              <text:list-header>
                                <text:p text:style-name="P348"><text:span text:style-name="T4">ORDER BY name, age DESC</text:span>: orders by name in ascending order and age in descending order.</text:p>
                              </text:list-header>
                            </text:list>
                            <text:p text:style-name="P348"/>
                            <text:list text:continue-numbering="true">
                              <text:list-header>
                                <text:p text:style-name="P337"><text:span text:style-name="T40">ORDER BY name DESC, age</text:span><text:span text:style-name="T118">: orders by name in descending </text:span><text:span text:style-name="T118">order and age in descending order</text:span><text:span text:style-name="T8">.<text:tab/></text:span><text:line-break/></text:p>
                              </text:list-header>
                            </text:list>
                          </text:list-item>
                        </text:list>
                      </text:list-item>
                    </text:list>
                  </text:list-item>
                  <text:list-item>
                    <text:p text:style-name="P337">Aggregation functions: GROUP BY</text:p>
                    <text:list>
                      <text:list-item>
                        <text:p text:style-name="P337">An alias is required for the aggregate function column</text:p>
                      </text:list-item>
                      <text:list-item>
                        <text:p text:style-name="P337">The following aggregation functions are permitted:</text:p>
                        <text:list>
                          <text:list-item>
                            <text:p text:style-name="P337">avg</text:p>
                          </text:list-item>
                          <text:list-item>
                            <text:p text:style-name="P337">max</text:p>
                          </text:list-item>
                          <text:list-item>
                            <text:p text:style-name="P337">min</text:p>
                          </text:list-item>
                          <text:list-item>
                            <text:p text:style-name="P337">sum</text:p>
                          </text:list-item>
                          <text:list-item>
                            <text:p text:style-name="P337">count(*)</text:p>
                            <text:p text:style-name="P337"/>
                          </text:list-item>
                        </text:list>
                      </text:list-item>
                      <text:list-item>
                        <text:p text:style-name="P337">Example <text:line-break/></text:p>
                        <text:list>
                          <text:list-header>
                            <text:p text:style-name="P357">ResultSet rs = null;</text:p>
                            <text:p text:style-name="P443">try</text:p>
                            <text:p text:style-name="P443">{</text:p>
                            <text:p text:style-name="P443"><text:s text:c="3"/>rs = pdb.executeQuery("select age, sum(region) as tot from <text:tab/> <text:s text:c="33"/>person group by age");</text:p>
                            <text:p text:style-name="P443">}catch(Exception e)</text:p>
                            <text:p text:style-name="P443">{</text:p>
                            <text:p text:style-name="P443"><text:s text:c="3"/>Vm.debug(e.getMessage());</text:p>
                            <text:p text:style-name="P443">} </text:p>
                            <text:p text:style-name="P443">while (rs.next())</text:p>
                            <text:p text:style-name="P443">{</text:p>
                            <text:p text:style-name="P443"><text:s text:c="3"/>Vm.debug("Name: " + rs.getString("age") </text:p>
                            <text:p text:style-name="P443"><text:s text:c="10"/>+ ", Total_Region: " + rs.getString("tot"));</text:p>
                            <text:p text:style-name="P443">} </text:p>
                            <text:p text:style-name="P337"/>
                            <text:list>
                              <text:list-item>
                                <text:p text:style-name="P337">Note that the alias “tot” must be used in the result set.</text:p>
                              </text:list-item>
                              <text:list-item>
                                <text:p text:style-name="P341">A <text:span text:style-name="T4">ResultSet</text:span> object is returned, as shown in the example above, and can be used to traverse the rows and also to get the column values.</text:p>
                              </text:list-item>
                              <text:list-item>
                                <text:p text:style-name="P341">When the column is of type LONG, you must append a suffix L (or <text:soft-page-break/>l) to the number. E.G.: 20050411095951L. Also, when using FLOAT types, you must suffix it with a F (or f), otherwise the default type will be DOUBLE.</text:p>
                              </text:list-item>
                              <text:list-item>
                                <text:p text:style-name="P341">There's a special column name, <text:span text:style-name="T3">rowid</text:span><text:span text:style-name="T95">, that can be retrieved or </text:span><text:span text:style-name="T95">used in the condition.</text:span></text:p>
                                <text:list>
                                  <text:list-item>
                                    <text:p text:style-name="P337">rowid cannot be updated. It is automatically generated for each row in the table, and is unique for each row, even after row deletions.</text:p>
                                  </text:list-item>
                                  <text:list-item>
                                    <text:p text:style-name="P337">If you use the rowid in a condition clause, it is strongly suggested that you create an index for it.</text:p>
                                  </text:list-item>
                                  <text:list-item>
                                    <text:p text:style-name="P337">When using *, the rowid is not returned! You must explicitly ask for it, followed by the other columns you want to retrieve.</text:p>
                                  </text:list-item>
                                </text:list>
                              </text:list-item>
                            </text:list>
                          </text:list-header>
                          <text:list-item>
                            <text:p text:style-name="P337">The <text:span text:style-name="T4">ResultSet</text:span> class contains a very useful method that returns a string matrix with all fields in the <text:span text:style-name="T4">ResultSet</text:span>. It speeds up the filling of <text:span text:style-name="T4">ListBox</text:span> and <text:span text:style-name="T4">Grid</text:span>. All selected columns are transformed to string.</text:p>
                          </text:list-item>
                          <text:list-item>
                            <text:p text:style-name="P337">You can use the <text:span text:style-name="T4">setDecimalPlaces()</text:span> to define how the doubles will be formatted when being converted to string.</text:p>
                          </text:list-item>
                        </text:list>
                      </text:list-item>
                    </text:list>
                  </text:list-item>
                </text:list>
              </text:list-header>
            </text:list>
          </text:list-item>
        </text:list>
        <text:p text:style-name="P229"/>
        <text:list xml:id="list37178573" text:continue-list="list37176113" text:style-name="L2">
          <text:list-item>
            <text:list>
              <text:list-item text:start-value="1">
                <text:p text:style-name="P449">More Examples:</text:p>
                <text:p text:style-name="P449"><text:s/></text:p>
              </text:list-item>
            </text:list>
          </text:list-item>
        </text:list>
        <text:p text:style-name="P147"><text:tab/><text:tab/> <text:s text:c="2"/>ResultSet rs = driver.executeQuery("select rowid, name, <text:tab/><text:tab/><text:tab/><text:tab/><text:tab/><text:tab/> <text:s text:c="3"/>salary, age from person where age != 44");</text:p>
        <text:p text:style-name="P147"><text:tab/> <text:s text:c="8"/>rs.afterLast();</text:p>
        <text:p text:style-name="P147"><text:tab/> <text:s text:c="8"/>while (rs.next())</text:p>
        <text:p text:style-name="P147"><text:s text:c="15"/>{</text:p>
        <text:p text:style-name="P149"><text:s text:c="18"/>Vm.debug("RowID: " + rs.getString(1) + </text:p>
        <text:p text:style-name="P102"><text:tab/><text:tab/><text:tab/> <text:s text:c="4"/>" Name: " + rs.getString(2) + " Salary: " + <text:s/><text:tab/> <text:s text:c="2"/><text:tab/><text:tab/><text:tab/><text:tab/> <text:s text:c="4"/>rs.getString(3) + " - " + rs.getInt("age")+ " years" );</text:p>
        <text:p text:style-name="P149"><text:tab/><text:tab/> <text:s text:c="2"/>} </text:p>
        <text:p text:style-name="P149"/>
        <text:p text:style-name="P147"><text:s text:c="6"/><text:tab/> <text:s text:c="2"/>// A method that returns a string matrix to fill a ListBox <text:tab/><text:tab/> <text:s text:c="2"/>or a Grid.</text:p>
        <text:p text:style-name="P147"><text:tab/><text:tab/> <text:s text:c="2"/>public String[][] search(char startChar)</text:p>
        <text:p text:style-name="P147"><text:tab/> <text:s/><text:tab/> <text:s text:c="2"/>{ <text:s text:c="2"/></text:p>
        <text:p text:style-name="P101"><text:tab/><text:tab/> <text:s text:c="10"/>String sql;</text:p>
        <text:p text:style-name="P147"><text:tab/></text:p>
        <text:p text:style-name="P147"><text:s/><text:tab/><text:tab/><text:tab/>// the select statements return only rows where name <text:tab/><text:tab/><text:tab/><text:tab/>// starts with 'startChar'.</text:p>
        <text:p text:style-name="P147"><text:s text:c="4"/><text:tab/> <text:s/><text:tab/><text:tab/>sql = "SELECT rowid, name, gender, married, age, salary <text:tab/><text:tab/><text:tab/><text:tab/> FROM person WHERE name like '" + startChar + "%'"; </text:p>
        <text:p text:style-name="P147"><text:tab/> <text:s/><text:tab/><text:tab/>ResultSet rs = pdb.executeQuery(sql);</text:p>
        <text:p text:style-name="P147"><text:tab/> <text:s/><text:tab/><text:tab/>if (rs.first())</text:p>
        <text:p text:style-name="P147"><text:soft-page-break/><text:tab/> <text:s/><text:tab/><text:tab/>{</text:p>
        <text:p text:style-name="P147"><text:s text:c="11"/><text:tab/><text:tab/> <text:s text:c="2"/>return rs.getStrings(-1,true,false);</text:p>
        <text:p text:style-name="P101"><text:tab/> <text:s text:c="16"/>} </text:p>
        <text:p text:style-name="P101"><text:tab/><text:tab/> <text:tab/> <text:s text:c="4"/>else </text:p>
        <text:p text:style-name="P147"><text:s text:c="8"/><text:tab/><text:tab/>{</text:p>
        <text:p text:style-name="P147"><text:s text:c="11"/><text:tab/><text:tab/> <text:s text:c="2"/>return null;</text:p>
        <text:p text:style-name="P147"><text:s text:c="8"/><text:tab/><text:tab/>} </text:p>
        <text:p text:style-name="P147"><text:tab/><text:tab/> <text:s text:c="2"/>} </text:p>
        <text:p text:style-name="P151"><text:s/></text:p>
        <text:p text:style-name="P151"><text:s text:c="3"/><text:tab/><text:tab/> <text:s text:c="2"/>// Using the method 'seach'.</text:p>
        <text:p text:style-name="P151"><text:tab/><text:tab/> <text:s text:c="2"/>private Grid gridNames;<text:tab/> <text:line-break/><text:line-break/> <text:s text:c="2"/><text:tab/><text:tab/> <text:s text:c="2"/>// The initialization of the Grid must be implemented.<text:tab/><text:line-break/><text:line-break/><text:tab/><text:tab/> <text:s text:c="2"/>String[][] people = search("R");</text:p>
        <text:p text:style-name="P151"><text:tab/><text:tab/> <text:s text:c="2"/>if (people == null)</text:p>
        <text:p text:style-name="P151"><text:s text:c="6"/><text:tab/> <text:s text:c="2"/>{<text:tab/><text:line-break/><text:tab/> <text:s text:c="2"/><text:tab/> <text:s text:c="5"/>gridNames.clear();<text:tab/><text:line-break/><text:tab/> <text:s text:c="2"/><text:tab/><text:tab/>Vm.debug("There's no person started with this char");<text:tab/><text:line-break/><text:tab/><text:tab/> <text:s text:c="2"/>} </text:p>
        <text:p text:style-name="P151"><text:tab/><text:tab/> <text:s text:c="2"/>else<text:tab/><text:line-break/><text:tab/><text:tab/> <text:s text:c="2"/>{</text:p>
        <text:p text:style-name="P152"><text:tab/><text:tab/> <text:s text:c="5"/>gridNames.setItems(people);<text:line-break/><text:tab/><text:tab/> <text:s text:c="2"/>} </text:p>
        <text:p text:style-name="P155"/>
        <text:h text:style-name="P433" text:outline-level="3" text:is-list-header="true">prepareStatement()</text:h>
        <text:p text:style-name="P220"><text:span text:style-name="T4">public </text:span><text:a xlink:type="simple" xlink:href="../../../../superwaba/ext/xplat/sql/pdb/pdbx/PreparedStatement.html"><text:span text:style-name="T71">PreparedStatement</text:span></text:a><text:span text:style-name="T4"> </text:span><text:span text:style-name="T32">prepareStatement</text:span><text:span text:style-name="T4">(java.lang.String sql)</text:span></text:p>
        <text:p text:style-name="P229">Creates a pre-compiled statement with the given SQL. Prepared statements are faster for repeated queries; instead of parsing the same query where only a few arguments change, you create a prepared statement and the query is pre-parsed. Then, you just set the arguments (defined as <text:span text:style-name="T4">?</text:span> in the SQL) and run the SQL, where the index for the argument starts at 0. Note that recreating and recompiling the prepared statement with the same SQL is a waste of time, which reduces the performance of your program.</text:p>
        <text:p text:style-name="P229">It is possible to find a complete example in <text:span text:style-name="T4">PreparedStatement</text:span> class section<text:span text:style-name="T84">.</text:span></text:p>
        <text:p text:style-name="P236">When a table is dropped and recreated, the prepared statements that use it must be re-prepared because the re-created table might have a different structure. This must also be done when the connection is closed and re-opened again. The explanation for this is similar: the new connection may be different and Litebase may behave unecpectly if this could be done.</text:p>
        <text:p text:style-name="P237"/>
        <text:h text:style-name="P433" text:outline-level="3" text:is-list-header="true">getCurrentRowId()</text:h>
        <text:p text:style-name="P214">public int <text:span text:style-name="T20">getCurrentRowId</text:span>(java.lang.String tableName)</text:p>
        <text:p text:style-name="P229">Returns the current rowid for a given table. If the table doesn't exists, a <text:soft-page-break/><text:span text:style-name="T4">DriverException</text:span> is thrown.</text:p>
        <text:p text:style-name="P160">This method is useful to find the rowid of the last inserted record: just subtract 1 from the returned value. After a record is inserted, the rowId is incremented, so, if you get the rowid after you insert the record, you must subtract 1; if you get the rowid before inserting the row, then that's exactly the value.</text:p>
        <text:p text:style-name="P160"/>
        <text:p text:style-name="P140"><text:span text:style-name="T95">Parameters:</text:span> </text:p>
        <text:list xml:id="list37166338" text:continue-list="list37167376" text:style-name="L14">
          <text:list-item>
            <text:list>
              <text:list-item>
                <text:list>
                  <text:list-item>
                    <text:list>
                      <text:list-item text:start-value="1">
                        <text:p text:style-name="P344">tableName: the name of the table.</text:p>
                        <text:p text:style-name="P399"/>
                      </text:list-item>
                    </text:list>
                  </text:list-item>
                </text:list>
              </text:list-item>
            </text:list>
          </text:list-item>
        </text:list>
        <text:p text:style-name="P142"><text:span text:style-name="T95">Returns:</text:span> </text:p>
        <text:p text:style-name="P135">The current rowid.</text:p>
        <text:p text:style-name="P88"/>
        <text:p text:style-name="P255">Only note that (although very difficult to happen) the rowid may be &lt; 0, because it is internally stored in the last 28 bits of an <text:span text:style-name="T1">unsigned int32</text:span>, and, thus, if the rowid gets over 134,217,728, it will be returned as a negative number in this method. But this causes no harm. It can be stored as a negative value that it will be correctly used by Litebase. Moreover, it is very unlikely that a table for nowadays devices will get more then this huge number of inserts. However, if so, please re-create your table from scratch.</text:p>
        <text:list xml:id="list37141297" text:style-name="L15">
          <text:list-header>
            <text:p text:style-name="P378"/>
          </text:list-header>
        </text:list>
        <text:h text:style-name="P433" text:outline-level="3" text:is-list-header="true">getRowCount()</text:h>
        <text:p text:style-name="P214">public int <text:span text:style-name="T20">getRowCount</text:span>(java.lang.String tableName)</text:p>
        <text:p text:style-name="P229">Returns the number of valid rows in a table. This may be different from the number of records if a row has been deleted.</text:p>
        <text:p text:style-name="P143"/>
        <text:p text:style-name="P140"><text:span text:style-name="T95">Parameters:</text:span> </text:p>
        <text:list xml:id="list37160792" text:continue-list="list37166338" text:style-name="L14">
          <text:list-item>
            <text:list>
              <text:list-item>
                <text:list>
                  <text:list-item>
                    <text:list>
                      <text:list-item text:start-value="1">
                        <text:p text:style-name="P331"><text:span text:style-name="T2">tableName: </text:span>The table name to get number of rows. </text:p>
                        <text:p text:style-name="P331"/>
                      </text:list-item>
                    </text:list>
                  </text:list-item>
                </text:list>
              </text:list-item>
            </text:list>
          </text:list-item>
        </text:list>
        <text:p text:style-name="P142"><text:span text:style-name="T95">Returns:</text:span> </text:p>
        <text:p text:style-name="P135">The number of rows.</text:p>
        <text:p text:style-name="P135"/>
        <text:p text:style-name="P143">See Also: </text:p>
        <text:p text:style-name="P133"><text:span text:style-name="Source_20_Text"><text:span text:style-name="T4">getRowCountDeleted()</text:span></text:span><text:span text:style-name="Source_20_Text"><text:span text:style-name="T98">.</text:span></text:span></text:p>
        <text:p text:style-name="P133"><text:span text:style-name="Source_20_Text"><text:span text:style-name="T98"/></text:span></text:p>
        <text:h text:style-name="P433" text:outline-level="3">setRowInc()</text:h>
        <text:p text:style-name="P214">public void <text:span text:style-name="T20">setRowInc</text:span>(java.lang.String tableName, int inc)</text:p>
        <text:p text:style-name="P229">Sets the row increment used when creating or updating big amounts of data.</text:p>
        <text:p text:style-name="P161">Using this method greatly increases the speed of bulk insertions (about 3x faster). To use it, you must call it (preferable) with the amount of rows that will be inserted. </text:p>
        <text:p text:style-name="P161"><text:soft-page-break/>After the insertion is finished, you <text:span text:style-name="T3">MUST</text:span> call it again, passing <text:span text:style-name="T2">-1</text:span> as the inc argument. Without doing this last step, you may lose data because some writes will be delayed until you call it with -1. Another good optimization on bulk insertions is to drop the indices and then create them afterwards. So, to correctly use <text:span text:style-name="T4">setRowInc()</text:span>, you must:: <text:tab/></text:p>
        <text:p text:style-name="P164"/>
        <text:p text:style-name="P165"><text:s text:c="2"/>driver.setRowInc("table", totalNumberOfRows); </text:p>
        <text:p text:style-name="P165"><text:s text:c="2"/>// fetch the data and insert them. </text:p>
        <text:p text:style-name="P165"><text:s text:c="2"/>driver.setRowInc("table", -1); </text:p>
        <text:p text:style-name="P164"/>
        <text:p text:style-name="P161">Using prepared statements on insertion makes it another couple of times faster.</text:p>
        <text:p text:style-name="P161"/>
        <text:h text:style-name="P437" text:outline-level="3">convert()</text:h>
        <text:p text:style-name="P227">public boolean <text:span text:style-name="T20">convert</text:span>(java.lang.String tableName)</text:p>
        <text:p text:style-name="P167">Converts a table from the previous Litebase table version to the current one. If the table format is older than the previous table version, this method can't be used and a <text:span text:style-name="T4">DriverException</text:span> will be thrown. It is possible to know if the table version is not compatible with the current version used in Litebase because an exception will be thrown if one tries to open a table with the old format. The table name to be converted must be specified. The table will be closed after using this method and must be closed before it. Notice that the table .db file will be overwritten, so it is highly recommended to backup the tables. Nowadays, the <text:span text:style-name="T4">convert()</text:span> works to convert from versions 2.1 till 2.14 to 2.30. Tables from the versions 2.20 to 2.28 do not need to be converted to the table format for Litebase 2.30. </text:p>
        <text:p text:style-name="P167">For more information of how to use this, see the Migration section. </text:p>
        <text:p text:style-name="P208"/>
        <text:h text:style-name="P433" text:outline-level="3">exists()</text:h>
        <text:p text:style-name="P214">public boolean <text:span text:style-name="T20">exists</text:span>(java.lang.String tableName)</text:p>
        <text:p text:style-name="P229">Returns if the given table already exists. You can use this method before drop table.</text:p>
        <text:p text:style-name="P229"/>
        <text:p text:style-name="P229">Example:</text:p>
        <text:p text:style-name="P229"/>
        <text:p text:style-name="P225"><text:s/><text:tab/><text:tab/><text:span text:style-name="T4">if (pdb.exists(“person”)</text:span></text:p>
        <text:p text:style-name="P226"><text:s text:c="6"/><text:tab/>{<text:tab/><text:line-break/><text:tab/><text:tab/> <text:s text:c="2"/>pdb.executeUpdate(“DROP TABLE person”);</text:p>
        <text:p text:style-name="P226"><text:s text:c="6"/><text:tab/>}</text:p>
        <text:p text:style-name="P226"><text:s/></text:p>
        <text:h text:style-name="P433" text:outline-level="3" text:is-list-header="true">closeAll()</text:h>
        <text:p text:style-name="P214">public void <text:span text:style-name="T20">closeAll</text:span>()</text:p>
        <text:p text:style-name="P229">Closes all <text:span text:style-name="T86">files</text:span>, so that they are immediately written to disk (on the desktop) or releases the file handles (on the device). When this method is issued, all tables <text:soft-page-break/>opened in the connection are also closed and the prepared statements will be in an invalid state. Therefore, the prepared statement of the closed connection must be prepared again if they will be used later on. Note that, after this is called, all result sets and prepared statements created with this Litebase instance will be in an inconsistent state, and using them will raise an <text:span text:style-name="T4">IllegalStateException</text:span>. This method also deletes the active instance for this creator id from our internal table. <text:s/></text:p>
        <text:p text:style-name="P229"/>
        <text:h text:style-name="P433" text:outline-level="3" text:is-list-header="true">purge()</text:h>
        <text:p text:style-name="P214">public int <text:span text:style-name="T20">purge</text:span>(java.lang.String tableName)</text:p>
        <text:p text:style-name="P229">Used to delete physically the records of the given table. Records are always deleted logically, to avoid the need of recreating the indices. When a new record is added, it doesn't occupy the position of the previously deleted one. This can make the table big, if you create a table, fill it and delete a couple of records without ever adding others, thus wasting space. This method will remove all deleted records and recreate the indices accordingly. Note that it can take some time to run. Therefore this operation should not be executed very often, This should not be done if your table has less then 10% of deleted rows.</text:p>
        <text:p text:style-name="P229">Important: the rowid of the records is NOT changed with this operation.</text:p>
        <text:p text:style-name="P229"/>
        <text:p text:style-name="P143">Parameters: </text:p>
        <text:list xml:id="list37163444" text:continue-list="list37160792" text:style-name="L14">
          <text:list-item>
            <text:list>
              <text:list-item>
                <text:list>
                  <text:list-item>
                    <text:list>
                      <text:list-item text:start-value="1">
                        <text:p text:style-name="P331"><text:span text:style-name="T2">tableName: </text:span>The table name to purge.<text:tab/> <text:line-break/></text:p>
                      </text:list-item>
                    </text:list>
                  </text:list-item>
                </text:list>
              </text:list-item>
            </text:list>
          </text:list-item>
        </text:list>
        <text:p text:style-name="P143">Returns: </text:p>
        <text:p text:style-name="P134">The number of purged records.</text:p>
        <text:p text:style-name="P134"/>
        <text:h text:style-name="P433" text:outline-level="3" text:is-list-header="true">getRowCountDeleted()</text:h>
        <text:p text:style-name="P214">public int <text:span text:style-name="T20">getRowCountDeleted</text:span>(java.lang.String tableName)</text:p>
        <text:p text:style-name="P229">Returns the number of deleted rows.</text:p>
        <text:p text:style-name="P229"/>
        <text:h text:style-name="P433" text:outline-level="3" text:is-list-header="true">getRowIterator()</text:h>
        <text:p text:style-name="P214">public RowIterator <text:span text:style-name="T20">getRowIterator</text:span>(java.lang.String tableName)</text:p>
        <text:p text:style-name="P229">With it you can iterate through all the rows of a table in sequence and get its attributes. This is good for synchronizing a table. While the iterator is active, you must not do any queries or updates, unless you want to corrupt your data.</text:p>
        <text:p text:style-name="P93"><text:s text:c="9"/></text:p>
        <text:p text:style-name="P246">Parameters:</text:p>
        <text:list xml:id="list37177338" text:continue-list="list37163444" text:style-name="L14">
          <text:list-item>
            <text:list>
              <text:list-item>
                <text:list>
                  <text:list-item>
                    <text:list>
                      <text:list-item text:start-value="1">
                        <text:p text:style-name="P331"><text:span text:style-name="T2">tableName: </text:span>The table name to get a row Iterator. </text:p>
                      </text:list-item>
                    </text:list>
                  </text:list-item>
                </text:list>
              </text:list-item>
            </text:list>
          </text:list-item>
        </text:list>
        <text:p text:style-name="P138"/>
        <text:p text:style-name="P229">Example: </text:p>
        <text:p text:style-name="P145"><text:soft-page-break/><text:s text:c="3"/><text:tab/> <text:s text:c="2"/><text:span text:style-name="T66">// This method removes physically all deleted records on table<text:line-break/> <text:s text:c="8"/>// person and sets all records as sync.</text:span></text:p>
        <text:p text:style-name="P151"><text:tab/> <text:s text:c="2"/>public void setTableSync()<text:tab/><text:line-break/><text:tab/> <text:s text:c="2"/>{<text:tab/><text:line-break/> <text:tab/> <text:s text:c="5"/>RowIterator ri = null;<text:tab/><text:line-break/><text:tab/><text:tab/>try<text:tab/><text:line-break/><text:tab/><text:tab/>{<text:tab/><text:line-break/><text:line-break/> <text:tab/> <text:s text:c="8"/>// Delete physically the rows<text:tab/> <text:line-break/><text:tab/> <text:tab/> <text:s text:c="2"/>pdb.purge("person");<text:tab/><text:line-break/><text:line-break/> <text:tab/> <text:s text:c="8"/>//<text:tab/>Set all as sync.<text:tab/><text:line-break/><text:tab/> <text:tab/> <text:s text:c="2"/>ri = pdb.getRowIterator("person");<text:tab/><text:line-break/><text:tab/><text:line-break/> <text:tab/><text:tab/> <text:s text:c="2"/>while (ri.next())<text:tab/></text:p>
        <text:p text:style-name="P151"><text:tab/><text:tab/> <text:s text:c="2"/>{<text:tab/><text:line-break/> <text:tab/><text:tab/> <text:s text:c="5"/>ri.setSynced();</text:p>
        <text:p text:style-name="P151"><text:s text:c="15"/>} <text:tab/><text:line-break/> <text:line-break/><text:tab/> <text:s text:c="5"/>} catch (Exception ex)<text:tab/><text:line-break/><text:tab/> <text:s text:c="5"/>{</text:p>
        <text:p text:style-name="P151"><text:tab/><text:tab/> <text:s text:c="2"/>\* ... *\</text:p>
        <text:p text:style-name="P104"><text:s text:c="17"/>} </text:p>
        <text:p text:style-name="P104"><text:s text:c="17"/>finally<text:tab/><text:line-break/><text:tab/><text:tab/> <text:s text:c="4"/>{<text:tab/><text:line-break/> <text:tab/><text:tab/> <text:s text:c="7"/>if (ri != null)</text:p>
        <text:p text:style-name="P104"><text:tab/><text:tab/> <text:s text:c="7"/>{<text:tab/><text:tab/><text:line-break/> <text:tab/><text:tab/><text:tab/> <text:s text:c="4"/>ri.close(); <text:s/><text:tab/></text:p>
        <text:p text:style-name="P104"><text:tab/><text:tab/> <text:s text:c="7"/>} <text:tab/> <text:line-break/> <text:tab/> <text:s text:c="10"/>} <text:tab/><text:line-break/> <text:s text:c="13"/>} </text:p>
        <text:p text:style-name="P104"/>
        <text:h text:style-name="P436" text:outline-level="3">getLogger()</text:h>
        <text:p text:style-name="P223"><text:span text:style-name="T93">public</text:span><text:span text:style-name="T92"> </text:span><text:span text:style-name="T93">static</text:span><text:span text:style-name="T92"> </text:span><text:span text:style-name="T93">synchronized</text:span><text:span text:style-name="T92"> Logger getLogger()</text:span></text:p>
        <text:list xml:id="list37179604" text:continue-list="list37169678" text:style-name="WW8Num29">
          <text:list-item>
            <text:p text:style-name="P450">Gets the current Litebase logger. </text:p>
          </text:list-item>
          <text:list-item>
            <text:p text:style-name="P450"><text:span text:style-name="T4">LitebaseConnection.logger</text:span> is now public and now can be accessed directly. This should be done unless logger is used within threads.</text:p>
          </text:list-item>
        </text:list>
        <text:p text:style-name="P161"/>
        <text:h text:style-name="P436" text:outline-level="3">setLogger()</text:h>
        <text:list xml:id="list37187639" text:continue-numbering="true" text:style-name="WW8Num29">
          <text:list-item>
            <text:list>
              <text:list-item>
                <text:list>
                  <text:list-item>
                    <text:list>
                      <text:list-item>
                        <text:p text:style-name="P300"><text:span text:style-name="T25">public</text:span><text:span text:style-name="T31"> </text:span><text:span text:style-name="T25">static</text:span><text:span text:style-name="T31"> </text:span><text:span text:style-name="T25">synchronized</text:span><text:span text:style-name="T31"> </text:span><text:span text:style-name="T25">void</text:span><text:span text:style-name="T31"> setLogger(Logger logger)</text:span></text:p>
                        <text:list>
                          <text:list-item>
                            <text:list>
                              <text:list-item>
                                <text:p text:style-name="P315">Sets the litebase logger. This enables log messages for all queries and statements of Litebase and can be very useful to help finding bugs in the system. Logs take up memory space, so turn them on only when necessary. </text:p>
                              </text:list-item>
                            </text:list>
                          </text:list-item>
                        </text:list>
                      </text:list-item>
                    </text:list>
                  </text:list-item>
                </text:list>
              </text:list-item>
            </text:list>
          </text:list-item>
          <text:list-item>
            <text:p text:style-name="P454"><text:span text:style-name="T46">LitebaseConnection.logger</text:span><text:span text:style-name="T140"> is now public and now can be accessed directly. This should be done unless logger is used within threads.</text:span></text:p>
          </text:list-item>
        </text:list>
        <text:p text:style-name="P161"/>
        <text:h text:style-name="P436" text:outline-level="3">getDefaultLogger()</text:h>
        <text:p text:style-name="P224"><text:soft-page-break/><text:span text:style-name="T3">public</text:span> <text:span text:style-name="T3">static</text:span> <text:span text:style-name="T3">synchronized</text:span> Logger getDefaultLogger() </text:p>
        <text:list xml:id="list37186924" text:continue-numbering="true" text:style-name="WW8Num29">
          <text:list-item>
            <text:list>
              <text:list-item>
                <text:p text:style-name="P316">Gets the default Litebase logger. This was already explained.</text:p>
              </text:list-item>
            </text:list>
          </text:list-item>
        </text:list>
        <text:p text:style-name="P69"/>
        <text:h text:style-name="P436" text:outline-level="3">DeleteLogFiles()</text:h>
        <text:list xml:id="list37160994" text:continue-numbering="true" text:style-name="WW8Num29">
          <text:list-item>
            <text:p text:style-name="P448">public static int <text:span text:style-name="T20">deleteLogFiles</text:span>() </text:p>
          </text:list-item>
          <text:list-item>
            <text:p text:style-name="P450">Deletes all log files found in the device. If log is enabled, the current log file is not affected by this command. </text:p>
          </text:list-item>
          <text:list-item>
            <text:p text:style-name="P460"/>
          </text:list-item>
          <text:list-item>
            <text:p text:style-name="P460">Returns: </text:p>
            <text:list>
              <text:list-item>
                <text:list>
                  <text:list-item>
                    <text:list>
                      <text:list-item>
                        <text:list>
                          <text:list-item>
                            <text:list>
                              <text:list-item>
                                <text:p text:style-name="P461">the number of files deleted.</text:p>
                              </text:list-item>
                            </text:list>
                          </text:list-item>
                        </text:list>
                      </text:list-item>
                    </text:list>
                  </text:list-item>
                </text:list>
              </text:list-item>
            </text:list>
          </text:list-item>
          <text:list-item>
            <text:p text:style-name="P450"/>
          </text:list-item>
        </text:list>
        <text:h text:style-name="P436" text:outline-level="3">processLogs()</text:h>
        <text:list xml:id="list37180336" text:continue-numbering="true" text:style-name="WW8Num29">
          <text:list-item>
            <text:p text:style-name="P448">public static LitebaseConnection <text:span text:style-name="T20">processLogs</text:span>(String[] sql, String params, boolean debug) </text:p>
          </text:list-item>
          <text:list-item>
            <text:p text:style-name="P450">This is a handy method that can be used to reproduce all commands of a log file. This is intended to be used by the development team only. </text:p>
          </text:list-item>
          <text:list-item>
            <text:p text:style-name="P450">Here's a sample of how to use it:</text:p>
          </text:list-item>
          <text:list-item>
            <text:p text:style-name="P456"/>
          </text:list-item>
          <text:list-item>
            <text:p text:style-name="P451"><text:span text:style-name="T4"><text:s text:c="6"/></text:span><text:span text:style-name="T26">String []sql =</text:span></text:p>
          </text:list-item>
          <text:list-item>
            <text:p text:style-name="P457"><text:s text:c="7"/>{</text:p>
          </text:list-item>
          <text:list-item>
            <text:p text:style-name="P457"><text:s text:c="10"/>"new LitebaseConnection(MBSL,null)",<text:tab/><text:line-break/><text:tab/> <text:s text:c="3"/>"create table PRODUTO (IDPRODUTO int, IDPRODUTOERP char(10),<text:tab/> <text:s/><text:tab/> <text:s text:c="4"/>IDGRUPOPRODUTO int, IDSUBGRUPOPRODUTO int, IDEMPRESA char(20), <text:s/><text:tab/> <text:s text:c="4"/>DESCRICAO char(100), UNDCAIXA char(10), PESO float, <text:tab/><text:tab/> <text:tab/> <text:s text:c="4"/>UNIDADEMEDIDA char(3), EMBALAGEM char(10), PORCTROCA float, <text:s/><text:tab/> <text:s text:c="4"/>PERMITETROCA int)",<text:line-break/> <text:s text:c="9"/>"create index IDX_PRODUTO_1 on PRODUTO(IDPRODUTO)",<text:line-break/> <text:s text:c="9"/>"create index IDX_PRODUTO_2 on PRODUTO(IDGRUPOPRODUTO)",<text:line-break/> <text:s text:c="9"/>"create index IDX_PRODUTO_3 on PRODUTO(IDEMPRESA)",<text:line-break/> <text:s text:c="9"/>"create index IDX_PRODUTO_4 on PRODUTO(DESCRICAO)",<text:line-break/> <text:s text:c="9"/>"closeAll",<text:line-break/> <text:s text:c="9"/>"new LitebaseConnection(MBSL,null)",<text:line-break/> <text:s text:c="9"/>"insert into PRODUTO values(1, '19132', 2, 1, '1, 2, 3', <text:tab/><text:tab/> <text:s text:c="4"/>'ABSORVENTE SILHO ABAS','5',13,'PCT','20X30',10,0)"<text:line-break/> <text:s text:c="6"/>};</text:p>
          </text:list-item>
          <text:list-item>
            <text:p text:style-name="P458"><text:s text:c="7"/>LitebaseConnection.processLogs(sql, true);</text:p>
          </text:list-item>
          <text:list-item>
            <text:p text:style-name="P450">It returns the <text:span text:style-name="T4">LitebaseConnection</text:span> instance created, or <text:span text:style-name="T4">null</text:span> if the <text:span text:style-name="T4">closeall()</text:span> was the last command executed (or no commands were executed at all).</text:p>
          </text:list-item>
        </text:list>
        <text:p text:style-name="P161">Set <text:span text:style-name="T4">debug</text:span> to true if the log is to be debugged. Finally, for this method, the path can't be passed in <text:span text:style-name="T4">new LitebaseConnection().</text:span> <text:span text:style-name="T4">params</text:span> must be used instead. It is not forbidden to pass a path to the connection, but it is not used.</text:p>
        <text:p text:style-name="P161"/>
        <text:h text:style-name="P438" text:outline-level="3">recoverTable()</text:h>
        <text:p text:style-name="P95"><text:span text:style-name="T11">public boolean </text:span><text:span text:style-name="T16">recoverTable</text:span><text:span text:style-name="T11">(String tableName)</text:span></text:p>
        <text:list xml:id="list37184996" text:continue-numbering="true" text:style-name="WW8Num29">
          <text:list-item>
            <text:p text:style-name="P455"><text:soft-page-break/><text:span text:style-name="T104">If a table is not closed properly, that is, closed when exiting the application properly or issuing a </text:span><text:span text:style-name="T33">LitebaseConnection.closeAll()</text:span><text:span text:style-name="T104">, <text:s/>when trying to open it again, a </text:span><text:span text:style-name="T33">TableNotClosedException</text:span><text:span text:style-name="T104"> will be thrown. This does not mean that your table is corrupted, but it can be the case.</text:span></text:p>
          </text:list-item>
          <text:list-item>
            <text:p text:style-name="P455"><text:span text:style-name="T104">Therefore, whenever a table cannot be opened because of the exception above, </text:span><text:span text:style-name="T33">LitebaseConnection.recoverTable()</text:span><text:span text:style-name="T104"> should be used to recover it. Notice that the table must be closed before using it, which will be the case if a </text:span><text:span text:style-name="T33">TableNotClosedException</text:span><text:span text:style-name="T104"> is thrown. It will also be closed after this method finishes.</text:span></text:p>
          </text:list-item>
          <text:list-item>
            <text:p text:style-name="P455"><text:span text:style-name="T104">This method will invalidate every record whose CRC does not match the stored CRC, marking it as deleted and settings its rowid to zero. The corrupted records can be accessed via </text:span><text:span text:style-name="T33">RowIterator</text:span><text:span text:style-name="T104"> methods. If the table was closed properly before calling this method, a </text:span><text:span text:style-name="T33">DriverException</text:span><text:span text:style-name="T104"> will be thrown because there is nothing to be recovered. </text:span></text:p>
          </text:list-item>
        </text:list>
        <text:p text:style-name="P99"/>
        <text:h text:style-name="P438" text:outline-level="3">getSlot()</text:h>
        <text:p text:style-name="P96">public int <text:span text:style-name="T3">getSlot</text:span>()</text:p>
        <text:list xml:id="list37173481" text:continue-list="list37178573" text:style-name="WW8Num29">
          <text:list-item>
            <text:p text:style-name="P400">This method returns the slot being used on palm. On the other devices, it return -1.</text:p>
          </text:list-item>
          <text:list-item>
            <text:p text:style-name="P400"/>
          </text:list-item>
        </text:list>
        <text:h text:style-name="P438" text:outline-level="3">isOpen()</text:h>
        <text:p text:style-name="P96">public boolean <text:span text:style-name="T3">isOpen</text:span>(String tableName) throws DriverException, NullPointerException</text:p>
        <text:list xml:id="list37169785" text:continue-numbering="true" text:style-name="WW8Num29">
          <text:list-item>
            <text:p text:style-name="P402"><text:span text:style-name="T17">This method returns true if the table named </text:span><text:span text:style-name="T39">tableName</text:span><text:span text:style-name="T17"> is opened in the current connection; false, otherwise. </text:span></text:p>
          </text:list-item>
          <text:list-item>
            <text:p text:style-name="P401"/>
          </text:list-item>
          <text:list-item>
            <text:p text:style-name="P403">Parameters:</text:p>
          </text:list-item>
        </text:list>
        <text:list xml:id="list37138124" text:style-name="L16">
          <text:list-item>
            <text:p text:style-name="P352"><text:span text:style-name="T50">t</text:span><text:span text:style-name="T132">ableName: </text:span><text:span text:style-name="T132">The table name to get a row Iterator. </text:span></text:p>
            <text:p text:style-name="P365"/>
          </text:list-item>
        </text:list>
        <text:p text:style-name="P254">Returns:</text:p>
        <text:list xml:id="list37158154" text:style-name="L17">
          <text:list-item>
            <text:p text:style-name="P353"><text:span text:style-name="T132">true if the table named </text:span><text:span text:style-name="T127">tableName</text:span><text:span text:style-name="T132"> is opened in the current connection; false, otherwise.</text:span></text:p>
          </text:list-item>
        </text:list>
        <text:p text:style-name="P100"/>
        <text:h text:style-name="P438" text:outline-level="3">dropDatabase()</text:h>
        <text:p text:style-name="P97"><text:span text:style-name="T144">public static void </text:span><text:span text:style-name="T22">dropDatabase</text:span><text:span text:style-name="T144">(String crid, String sourcePath, int slot) </text:span></text:p>
        <text:p text:style-name="P98"><text:span text:style-name="T18"><text:tab/></text:span><text:span text:style-name="T112">Drops all the tables from a database represented by its application id and path.</text:span></text:p>
        <text:list xml:id="list37175197" text:continue-list="list37169785" text:style-name="WW8Num29">
          <text:list-item>
            <text:p text:style-name="P401"/>
          </text:list-item>
          <text:list-item>
            <text:p text:style-name="P403">Parameters:</text:p>
          </text:list-item>
        </text:list>
        <text:list xml:id="list37160358" text:continue-list="list37138124" text:style-name="L16">
          <text:list-item>
            <text:p text:style-name="P301"><text:span text:style-name="T109">crid:</text:span><text:span text:style-name="T18"> </text:span><text:span text:style-name="T109">The application id of the database.</text:span></text:p>
          </text:list-item>
          <text:list-item>
            <text:p text:style-name="P302"><text:span text:style-name="T117">sourcePath:</text:span><text:span text:style-name="T117"> The path where the files are stored.</text:span></text:p>
          </text:list-item>
          <text:list-item>
            <text:p text:style-name="P303"><text:span text:style-name="T135">slot:</text:span><text:span text:style-name="T135"> The slot on Palm where the source path folder is stored. Ignored on other </text:span><text:soft-page-break/><text:span text:style-name="T135">platforms.</text:span></text:p>
          </text:list-item>
        </text:list>
        <text:list xml:id="list37152299" text:style-name="L18">
          <text:list-header>
            <text:p text:style-name="P408"/>
          </text:list-header>
        </text:list>
        <text:p text:style-name="P253">Throws:</text:p>
        <text:list xml:id="list37159529" text:style-name="L19">
          <text:list-item>
            <text:p text:style-name="P354"><text:span text:style-name="T132">DriverException:</text:span><text:span text:style-name="T132"> </text:span><text:span text:style-name="T133">If the database is not found.</text:span></text:p>
            <text:p text:style-name="P366"/>
          </text:list-item>
        </text:list>
        <text:h text:style-name="P424" text:outline-level="2">RESULTSET CLASS</text:h>
        <text:p text:style-name="P178"/>
        <text:p text:style-name="P178"><text:tab/>This class represents a set or rows resulting from a <text:span text:style-name="T4">LitebaseConnection.executeQuery()</text:span> method call. It cannot be directly instantiated. With this class you can cover the “virtual rows” of table, and you can discover the meta data of a table. These methods will also throw an <text:span text:style-name="T4">IllegalStateException</text:span> if the result set or the Litebase connection where it was created is closed. IO problems will also raise <text:span text:style-name="T4">DriverException</text:span>s. When accessing the result set columns, invalid indices will raise an <text:span text:style-name="T4">IllegalArgumentException</text:span><text:span text:style-name="T98">, unknown column names will raise a </text:span><text:span text:style-name="T4">DriverException</text:span><text:span text:style-name="T98">, and trying to fetch a column value from the result set with a method to fetch data with a incompatible type will result in </text:span><text:span text:style-name="T4">DriverException</text:span><text:span text:style-name="T98">. </text:span><text:s/></text:p>
        <text:p text:style-name="P178"/>
        <text:h text:style-name="P435" text:outline-level="3">getResultSetMetaData()</text:h>
        <text:p text:style-name="P220"><text:span text:style-name="T4">public </text:span><text:a xlink:type="simple" xlink:href="../../../../superwaba/ext/xplat/sql/pdb/pdbx/ResultSetMetaData.html"><text:span text:style-name="T72">ResultSetMetaData</text:span></text:a><text:span text:style-name="T4"> </text:span><text:span text:style-name="T32">getResultSetMetaData</text:span><text:span text:style-name="T4">()</text:span></text:p>
        <text:p text:style-name="P229">Returns the meta data for this result set. See the <text:span text:style-name="T4">ResultSetMetaData</text:span> class for more information. There you will find a good example with <text:span text:style-name="T4">ResultSet</text:span> and the <text:span text:style-name="T4">ResultSetMetaData</text:span> classes.</text:p>
        <text:p text:style-name="P229"/>
        <text:h text:style-name="P433" text:outline-level="3" text:is-list-header="true">close()</text:h>
        <text:p text:style-name="P214">public void <text:span text:style-name="T20">close</text:span>()</text:p>
        <text:p text:style-name="P229">Releases all memory allocated for this object. Its a GOOD idea to call this when you no longer need it, but it is also called by the GC when the object is no longer in use. This can be issued even if the driver is already closed.</text:p>
        <text:p text:style-name="P229"/>
        <text:h text:style-name="P433" text:outline-level="3" text:is-list-header="true">beforeFirst()</text:h>
        <text:p text:style-name="P214">public void <text:span text:style-name="T20">beforeFirst</text:span>()</text:p>
        <text:p text:style-name="P229">Places the cursor before the first record.</text:p>
        <text:p text:style-name="P229"/>
        <text:h text:style-name="P433" text:outline-level="3" text:is-list-header="true">afterLast()</text:h>
        <text:p text:style-name="P214">public void <text:span text:style-name="T20">afterLast</text:span>()</text:p>
        <text:p text:style-name="P229">Places the cursor after the last record.</text:p>
        <text:p text:style-name="P229"/>
        <text:h text:style-name="P433" text:outline-level="3" text:is-list-header="true">first()</text:h>
        <text:p text:style-name="P214">public boolean <text:span text:style-name="T20">first</text:span>()</text:p>
        <text:p text:style-name="P229"><text:soft-page-break/>Places the cursor in the first record.</text:p>
        <text:p text:style-name="P229"/>
        <text:h text:style-name="P433" text:outline-level="3" text:is-list-header="true">last()</text:h>
        <text:p text:style-name="P214">public boolean <text:span text:style-name="T20">last</text:span>()</text:p>
        <text:p text:style-name="P229">Places the cursor in the last record.</text:p>
        <text:p text:style-name="P229"/>
        <text:h text:style-name="P433" text:outline-level="3" text:is-list-header="true">next()</text:h>
        <text:p text:style-name="P214">public boolean <text:span text:style-name="T20">next</text:span>()</text:p>
        <text:p text:style-name="P229">Returns the next record of this <text:span text:style-name="T4">ResultSet</text:span>.</text:p>
        <text:p text:style-name="P229"/>
        <text:h text:style-name="P433" text:outline-level="3" text:is-list-header="true">prev()</text:h>
        <text:p text:style-name="P215">public boolean <text:span text:style-name="T20">prev</text:span>()</text:p>
        <text:p text:style-name="P229">Returns the previous record of this <text:span text:style-name="T4">ResultSet</text:span>.</text:p>
        <text:p text:style-name="P229"/>
        <text:p text:style-name="P242">Throws:</text:p>
        <text:p text:style-name="P134"><text:span text:style-name="T4">DriverException</text:span> - If an error occurs.</text:p>
        <text:p text:style-name="P229"/>
        <text:h text:style-name="P433" text:outline-level="3" text:is-list-header="true">getShort()</text:h>
        <text:p text:style-name="P214">public short <text:span text:style-name="T20">getShort</text:span>(int col)</text:p>
        <text:p text:style-name="P229">Given the column index (starting from 1), returns a short value that is represented by this column. Note that you must only request this column as short if it was created with this precision or if the data being fetched is the result of a DATE or DATETIME SQL<text:span text:style-name="T122"> </text:span><text:span text:style-name="T47">function. </text:span>If the value is SQL <text:span text:style-name="T34">null</text:span>, the value returned is 0. </text:p>
        <text:p text:style-name="P229"/>
        <text:h text:style-name="P433" text:outline-level="3" text:is-list-header="true">getShort()</text:h>
        <text:p text:style-name="P214">public short <text:span text:style-name="T20">getShort</text:span>(java.lang.String colName)</text:p>
        <text:p text:style-name="P229">Given the column name (case insensitive), returns a short value that is represented by this column. It behaves similar to the previous one. However, it is slower.</text:p>
        <text:p text:style-name="P134"/>
        <text:h text:style-name="P433" text:outline-level="3" text:is-list-header="true">getInt()</text:h>
        <text:p text:style-name="P214">public int <text:span text:style-name="T20">getInt</text:span>(int col)</text:p>
        <text:p text:style-name="P229">Given the column index (starting from 1), returns an int value that is represented by this column. Note that you must only request this column as int if it was created with this precision.<text:span text:style-name="T122"> </text:span>If the value is SQL<text:span text:style-name="T1"> </text:span><text:span text:style-name="T34">null</text:span>, the value returned is 0.</text:p>
        <text:p text:style-name="P134"/>
        <text:h text:style-name="P433" text:outline-level="3" text:is-list-header="true">getInt()</text:h>
        <text:p text:style-name="P214">public int <text:span text:style-name="T20">getInt</text:span>(java.lang.String colName)</text:p>
        <text:p text:style-name="P229"><text:soft-page-break/>Given the column name (case insensitive), returns an int value that is represented by this column. It behaves similar to the previous one. However, it is slower.</text:p>
        <text:p text:style-name="P134"/>
        <text:h text:style-name="P433" text:outline-level="3" text:is-list-header="true">getLong()</text:h>
        <text:p text:style-name="P214">public long <text:span text:style-name="T20">getLong</text:span>(int col)</text:p>
        <text:p text:style-name="P229">Given the column index (starting from 1), returns a long value that is represented by this column. Note that you must only request this column as long if it was created with this precision.<text:span text:style-name="T122"> </text:span>If the value is SQL<text:span text:style-name="T1"> </text:span><text:span text:style-name="T34">null</text:span>, the value returned is 0.</text:p>
        <text:p text:style-name="P134"/>
        <text:h text:style-name="P433" text:outline-level="3" text:is-list-header="true">getLong()</text:h>
        <text:p text:style-name="P214">public long <text:span text:style-name="T20">getLong</text:span>(java.lang.String colName)</text:p>
        <text:p text:style-name="P229">Given the column name (case insensitive), returns a long value that is represented by this column. It behaves similar to the previous one. However, it is slower.</text:p>
        <text:p text:style-name="P134"/>
        <text:h text:style-name="P433" text:outline-level="3" text:is-list-header="true">getFloat()</text:h>
        <text:p text:style-name="P214">public float <text:span text:style-name="T20">getFloat</text:span>(int col)</text:p>
        <text:p text:style-name="P229">Given the column index (starting from 1), returns a float value that is represented by this column. Note that you must only request this column as float if it was created with this precision.<text:span text:style-name="T122"> </text:span>If the value is SQL<text:span text:style-name="T1"> </text:span><text:span text:style-name="T34">null</text:span>, the value returned is 0.0.</text:p>
        <text:p text:style-name="P229"/>
        <text:h text:style-name="P433" text:outline-level="3" text:is-list-header="true">getFloat()</text:h>
        <text:p text:style-name="P214">public float <text:span text:style-name="T20">getFloat</text:span>(java.lang.String colName)</text:p>
        <text:p text:style-name="P229">Given the column name (case insensitive), returns a float value that is represented by this column. It behaves similar to the previous one. However, it is slower.</text:p>
        <text:p text:style-name="P229"/>
        <text:h text:style-name="P433" text:outline-level="3" text:is-list-header="true">getDouble()</text:h>
        <text:p text:style-name="P214">public double <text:span text:style-name="T20">getDouble</text:span>(int col)</text:p>
        <text:p text:style-name="P229">Given the column index (starting from 1), returns a double value that is represented by this column. Note that you must only request this column as double if it was created with this precision.<text:span text:style-name="T122"> </text:span>If the value is SQL<text:span text:style-name="T1"> </text:span><text:span text:style-name="T34">null</text:span>, the value returned is 0.0.</text:p>
        <text:p text:style-name="P134"/>
        <text:h text:style-name="P433" text:outline-level="3" text:is-list-header="true">getDouble()</text:h>
        <text:p text:style-name="P214">public double <text:span text:style-name="T20">getDouble</text:span>(java.lang.String colName)</text:p>
        <text:p text:style-name="P229">Given the column name (case insensitive), returns a double value that is represented by this column. It behaves similar to the previous one. However, it is slower.</text:p>
        <text:p text:style-name="P134"/>
        <text:h text:style-name="P433" text:outline-level="3" text:is-list-header="true">getChars()</text:h>
        <text:p text:style-name="P214">public char[] <text:span text:style-name="T20">getChars</text:span>(int col)</text:p>
        <text:p text:style-name="P229"><text:soft-page-break/>Given the column index (starting from 1), returns a char array that is represented by this column. Note that you must only request this column as char[] if it was created as a string type (CHARS or CHARS_NOCASE).<text:span text:style-name="T122"> </text:span>If the value is SQL<text:span text:style-name="T1"> </text:span><text:span text:style-name="T34">null</text:span>, the value returned is <text:span text:style-name="T4">null</text:span>.</text:p>
        <text:p text:style-name="P134"/>
        <text:h text:style-name="P433" text:outline-level="3" text:is-list-header="true">getChars()</text:h>
        <text:p text:style-name="P214">public char[] <text:span text:style-name="T20">getChars</text:span>(java.lang.String colName)</text:p>
        <text:p text:style-name="P229">Given the column name (case insensitive), returns a char array that is represented by this column. It behaves similar to the previous one. However, it is slower.</text:p>
        <text:p text:style-name="P229"/>
        <text:p text:style-name="P90">getBlob()</text:p>
        <text:p text:style-name="P214">public byte[] <text:span text:style-name="T20">getBlob</text:span>(int col)</text:p>
        <text:p text:style-name="P229">Given the column index (starting from 1), returns a byte array that is represented by this column. Note that you must only request this column as byte[] if it was created as a blob.<text:span text:style-name="T122"> </text:span>If the value is SQL<text:span text:style-name="T1"> </text:span><text:span text:style-name="T34">null</text:span>, the value returned is <text:span text:style-name="T4">null</text:span>.</text:p>
        <text:p text:style-name="P229"/>
        <text:p text:style-name="P90">getBlob()</text:p>
        <text:p text:style-name="P214">public byte[] <text:span text:style-name="T20">getBlob</text:span>(java.lang.String colName)</text:p>
        <text:p text:style-name="P229">Given the column name (case insensitive), returns a byte array that is represented by this column. It behaves similar to the previous one. However, it is slower.</text:p>
        <text:p text:style-name="P229"/>
        <text:h text:style-name="P433" text:outline-level="3">getString()</text:h>
        <text:p text:style-name="P214">public java.lang.String <text:span text:style-name="T20">getString</text:span>(int col)</text:p>
        <text:p text:style-name="P234"><text:span text:style-name="T98">Given the column index (starting from 1), returns a string that is represented by this column. Any column type can be returned as a string except blob. Double/float values formatting will use the precision set with the </text:span><text:span text:style-name="Source_20_Text"><text:span text:style-name="T4">setDecimalPlaces()</text:span></text:span><text:span text:style-name="T98"> method.<text:line-break/>Attention: if the field has DATETIME format, the millis is not returned. <text:s/>You can use the </text:span><text:span text:style-name="T4">getTime()</text:span><text:span text:style-name="T98"> to get the millis.</text:span><text:span text:style-name="T123"> </text:span><text:span text:style-name="T98">If the value is SQL</text:span><text:span text:style-name="T102"> </text:span><text:span text:style-name="T34">null </text:span><text:span text:style-name="T105">or the column is of type blob</text:span><text:span text:style-name="T98">, the value returned is </text:span><text:span text:style-name="T4">null</text:span><text:span text:style-name="T98">.</text:span></text:p>
        <text:p text:style-name="P229"/>
        <text:h text:style-name="P433" text:outline-level="3" text:is-list-header="true">getString()</text:h>
        <text:p text:style-name="P214">public java.lang.String <text:span text:style-name="T20">getString</text:span>(java.lang.String colName)</text:p>
        <text:p text:style-name="P230">Given the column name (case insensitive), returns a string that is represented by this column. It behaves similar to the previous one. However, it is slower.</text:p>
        <text:p text:style-name="P229"/>
        <text:h text:style-name="P433" text:outline-level="3">getStrings()</text:h>
        <text:p text:style-name="P214">public java.lang.String[][] <text:span text:style-name="T20">getStrings</text:span>()</text:p>
        <text:p text:style-name="P161">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all result set rows that's being requested from the current one.<text:span text:style-name="T122"> </text:span>If the value is SQL<text:span text:style-name="T1"> </text:span><text:span text:style-name="T34">null </text:span><text:span text:style-name="T2">or the column is of </text:span><text:soft-page-break/><text:span text:style-name="T2">type blob,</text:span> the value returned is <text:span text:style-name="T4">null</text:span>.</text:p>
        <text:p text:style-name="P229"/>
        <text:p text:style-name="P242">Throws:</text:p>
        <text:p text:style-name="P134"><text:span text:style-name="T98">DriverException:</text:span> if the result set cursor is in an invalid position.</text:p>
        <text:p text:style-name="P229"/>
        <text:h text:style-name="P433" text:outline-level="3">getStrings()</text:h>
        <text:p text:style-name="P214">public java.lang.String[][] <text:span text:style-name="T20">getStrings</text:span>(int count)</text:p>
        <text:p text:style-name="P229">This is the most powerful method of this class. 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the smallest number of rows between the requested amount and the number of rows from the current cursor position till the end of the result set.<text:span text:style-name="T122"> </text:span>If the value is SQL<text:span text:style-name="T1"> </text:span><text:span text:style-name="T34">null </text:span><text:span text:style-name="T105">or the column is of type blob</text:span><text:span text:style-name="T2">,</text:span> the value returned is null.</text:p>
        <text:p text:style-name="P229">The parameter <text:span text:style-name="T4">count</text:span> is the number of rows to be fetched, or -1 for all.</text:p>
        <text:p text:style-name="P229"/>
        <text:p text:style-name="P229">It returns a string matrix, where <text:span text:style-name="T4">String[0]</text:span> is the first row, and <text:span text:style-name="T4">String[0][0], String[0][1]...</text:span> are the column elements of the first row. Returns <text:span text:style-name="T4">null</text:span> if there are no more elements to be fetched. </text:p>
        <text:p text:style-name="P229">Double/float values will be formatted using the <text:span text:style-name="T4">setDecimalPlaces()</text:span> settings.</text:p>
        <text:p text:style-name="P229"/>
        <text:p text:style-name="P242">Throws:</text:p>
        <text:p text:style-name="P134"><text:span text:style-name="T98">DriverException:</text:span> if the result set pointer is in an invalid position.</text:p>
        <text:p text:style-name="P134">IllegalArgumentException: if the count argument is smaller than -1.</text:p>
        <text:p text:style-name="P229"/>
        <text:p text:style-name="P229">NOTE: To populate a grid, since your application won't be able to show all the rows at the same time if there are many of them, it is better to use this version of <text:span text:style-name="T4">getStrings()</text:span> instead of loading all the result set in the grid using the previous method. This way, the grid is being filled in runtime when the user rolls the scroll bar. Moreover, this reduces the chances of getting an <text:span text:style-name="T4">OutOfMemoryError</text:span>.</text:p>
        <text:p text:style-name="P229"/>
        <text:p text:style-name="P229">Example: </text:p>
        <text:p text:style-name="P229"/>
        <text:p text:style-name="P258">import litebase.*;</text:p>
        <text:p text:style-name="P258">import totalcross.ui.*;</text:p>
        <text:p text:style-name="P258">import totalcross.ui.dialog.*;</text:p>
        <text:p text:style-name="P258">import totalcross.ui.event.*;</text:p>
        <text:p text:style-name="P258">import totalcross.util.Comparable;</text:p>
        <text:p text:style-name="P258">import totalcross.sys.*;</text:p>
        <text:p text:style-name="P258"/>
        <text:p text:style-name="P258">public class TCTestWin extends MainWindow implements PressListener, <text:soft-page-break/>Grid.DataSource</text:p>
        <text:p text:style-name="P258">{</text:p>
        <text:p text:style-name="P258"><text:s text:c="3"/>static class CodDesc implements Comparable</text:p>
        <text:p text:style-name="P258"><text:s text:c="3"/>{</text:p>
        <text:p text:style-name="P258"><text:s text:c="6"/>String desc;</text:p>
        <text:p text:style-name="P258"><text:s text:c="6"/>int index; // The table is ordered by codigo.</text:p>
        <text:p text:style-name="P258"><text:s text:c="6"/>static ResultSet rs;</text:p>
        <text:p text:style-name="P258"/>
        <text:p text:style-name="P258"><text:s text:c="6"/>public CodDesc(int idx)</text:p>
        <text:p text:style-name="P258"><text:s text:c="6"/>{</text:p>
        <text:p text:style-name="P258"><text:s text:c="9"/>index = idx;</text:p>
        <text:p text:style-name="P258"><text:s text:c="9"/>desc = rs.getString("descricao");</text:p>
        <text:p text:style-name="P258"><text:s text:c="6"/>}</text:p>
        <text:p text:style-name="P258"/>
        <text:p text:style-name="P258"><text:s text:c="6"/>public int compareTo(Object other) throws ClassCastException</text:p>
        <text:p text:style-name="P258"><text:s text:c="6"/>{</text:p>
        <text:p text:style-name="P258"><text:s text:c="9"/>return desc.compareTo(((CodDesc)other).desc);</text:p>
        <text:p text:style-name="P258"><text:s text:c="6"/>}</text:p>
        <text:p text:style-name="P258"><text:s text:c="3"/>}</text:p>
        <text:p text:style-name="P258"/>
        <text:p text:style-name="P258"><text:s text:c="3"/>LitebaseConnection lb = LitebaseConnection.getInstance();</text:p>
        <text:p text:style-name="P258"/>
        <text:p text:style-name="P258"><text:s text:c="3"/>Grid grid;</text:p>
        <text:p text:style-name="P258"><text:s text:c="3"/>RadioGroupController rg;</text:p>
        <text:p text:style-name="P258"><text:s text:c="3"/>CodDesc[] cds; // Ordered by codigo.</text:p>
        <text:p text:style-name="P258"><text:s text:c="3"/>CodDesc[] dcs; // Ordered by descricao.</text:p>
        <text:p text:style-name="P258"><text:s text:c="3"/>Label stat;</text:p>
        <text:p text:style-name="P258"/>
        <text:p text:style-name="P258"><text:s text:c="3"/>public TCTestWin()</text:p>
        <text:p text:style-name="P258"><text:s text:c="3"/>{</text:p>
        <text:p text:style-name="P258"><text:s text:c="6"/>setUIStyle(Settings.Vista);</text:p>
        <text:p text:style-name="P258"><text:s text:c="3"/>}</text:p>
        <text:p text:style-name="P258"/>
        <text:p text:style-name="P258"><text:s text:c="3"/>public void initUI()</text:p>
        <text:p text:style-name="P258"><text:s text:c="3"/>{</text:p>
        <text:p text:style-name="P258"><text:s text:c="6"/>try</text:p>
        <text:p text:style-name="P258"><text:s text:c="6"/>{</text:p>
        <text:p text:style-name="P258"><text:s text:c="9"/>stat = new Label("Loading...");</text:p>
        <text:p text:style-name="P258"><text:s text:c="9"/>stat.setFont(font.asBold());</text:p>
        <text:p text:style-name="P258"><text:s text:c="9"/>add(stat, LEFT, AFTER, FILL, PREFERRED);</text:p>
        <text:p text:style-name="P258"><text:soft-page-break/><text:s text:c="9"/>repaintNow();</text:p>
        <text:p text:style-name="P258"/>
        <text:p text:style-name="P258"><text:s text:c="9"/>// First, loads.</text:p>
        <text:p text:style-name="P258"><text:s text:c="9"/>int ini = Vm.getTimeStamp();</text:p>
        <text:p text:style-name="P259"><text:tab/> <text:s text:c="2"/>ResultSet rs = lb.executeQuery("select rowid, codigo, codigogrupo, descricao, embalagem, vendaminima, preco, codigobarras, estoque, obs, flaggrade, falta, novo, promocao, descontocmaximo from tblafvproduto01");</text:p>
        <text:p text:style-name="P258"><text:s text:c="9"/>cds = new CodDesc[rs.getRowCount()];</text:p>
        <text:p text:style-name="P258"><text:s text:c="9"/>CodDesc.rs = rs;</text:p>
        <text:p text:style-name="P258"><text:s text:c="9"/>for (int i=0; rs.next(); i++)</text:p>
        <text:p text:style-name="P258"><text:s text:c="12"/>cds[i] = new CodDesc(i);</text:p>
        <text:p text:style-name="P258"><text:s text:c="9"/>stat.setText("Load time: " + (Vm.getTimeStamp() - ini) + "ms");</text:p>
        <text:p text:style-name="P258"><text:s text:c="9"/>stat.repaintNow();</text:p>
        <text:p text:style-name="P258"/>
        <text:p text:style-name="P258"><text:s text:c="9"/>// Now, sorts.</text:p>
        <text:p text:style-name="P258"><text:s text:c="9"/>ini = Vm.getTimeStamp();</text:p>
        <text:p text:style-name="P258"><text:s text:c="9"/>dcs = new CodDesc[cds.length];</text:p>
        <text:p text:style-name="P258"><text:s text:c="9"/>Vm.arrayCopy(cds, 0, dcs, 0, cds.length); // Copies the references</text:p>
        <text:p text:style-name="P258"><text:s text:c="9"/>qsortDesc(dcs, 0, dcs.length - 1);</text:p>
        <text:p text:style-name="P259"><text:s text:c="9"/>stat.setText(stat.getText() + " . Sorting: " </text:p>
        <text:p text:style-name="P259"><text:tab/> <text:s text:c="30"/>+ <text:s/>(Vm.getTimeStamp() - ini) + "ms");</text:p>
        <text:p text:style-name="P258"/>
        <text:p text:style-name="P91"><text:tab/><text:tab/> <text:s/>String[] tit {"rowid", "codigo", "codigogrupo", "descricao", <text:tab/>"embalagem", "vendaminima", "preco", "codigobarras", "estoque", "obs", <text:tab/>"flaggrade", "falta", "novo", "promocao", "descontocmaximo"};</text:p>
        <text:p text:style-name="P259"><text:s text:c="9"/>int[] align = {LEFT, LEFT, LEFT, LEFT, LEFT, LEFT, LEFT, LEFT, </text:p>
        <text:p text:style-name="P91"><text:tab/><text:tab/><text:tab/><text:tab/> <text:s text:c="10"/>LEFT, LEFT, LEFT, LEFT, LEFT, LEFT, LEFT};</text:p>
        <text:p text:style-name="P259"><text:s text:c="9"/></text:p>
        <text:p text:style-name="P259"><text:tab/> <text:s text:c="2"/>// Hides rowid and codigogrupo. Negative values mean %.</text:p>
        <text:p text:style-name="P259"><text:tab/> <text:s text:c="2"/>int[] widths = {0, -10, 0, -30, -10, -10, -10, -10, -10, -10, </text:p>
        <text:p text:style-name="P91">-10, -10, -10, -10, -10}; </text:p>
        <text:p text:style-name="P91"/>
        <text:p text:style-name="P259"><text:s text:c="9"/>Radio r = new Radio("Código", rg = new RadioGroupController());</text:p>
        <text:p text:style-name="P259"><text:s text:c="9"/>add(new Label("Order by"), LEFT, AFTER, PREFERRED, </text:p>
        <text:p text:style-name="P259"><text:tab/><text:tab/><text:tab/><text:tab/><text:tab/><text:tab/><text:tab/><text:tab/> <text:s/>r.getPreferredHeight());</text:p>
        <text:p text:style-name="P259"><text:s text:c="9"/>add(r, AFTER + 2, SAME); r.addPressListener(this);</text:p>
        <text:p text:style-name="P259"><text:s text:c="9"/>r.setChecked(true);</text:p>
        <text:p text:style-name="P259"><text:s text:c="9"/>add(r = new Radio("Descrição", rg), AFTER + 2, SAME); <text:tab/><text:tab/></text:p>
        <text:p text:style-name="P259"><text:s text:c="2"/><text:tab/> <text:s text:c="2"/>r.addPressListener(this);</text:p>
        <text:p text:style-name="P259"><text:s text:c="9"/>Grid.useHorizontalScrollBar = true;</text:p>
        <text:p text:style-name="P259"><text:s text:c="9"/>add(grid = new Grid(tit, widths, align, false), LEFT, AFTER + 2, </text:p>
        <text:p text:style-name="P259"><text:tab/><text:tab/><text:tab/><text:tab/><text:tab/><text:tab/><text:tab/><text:tab/><text:tab/> <text:s text:c="3"/>FILL, FILL);</text:p>
        <text:p text:style-name="P259"><text:soft-page-break/><text:s text:c="9"/>Grid.useHorizontalScrollBar = false;</text:p>
        <text:p text:style-name="P259"><text:s text:c="9"/>grid.liveScrolling = true;</text:p>
        <text:p text:style-name="P259"><text:s text:c="9"/>grid.setDataSource(this, cds.length);</text:p>
        <text:p text:style-name="P259"><text:s text:c="6"/>}</text:p>
        <text:p text:style-name="P259"><text:s text:c="6"/>catch (Exception e)</text:p>
        <text:p text:style-name="P259"><text:s text:c="6"/>{</text:p>
        <text:p text:style-name="P259"><text:s text:c="9"/>MessageBox.showException(e, false);</text:p>
        <text:p text:style-name="P259"><text:s text:c="6"/>}</text:p>
        <text:p text:style-name="P259"><text:s text:c="3"/>}</text:p>
        <text:p text:style-name="P259"><text:s text:c="3"/>public void controlPressed(ControlEvent e)</text:p>
        <text:p text:style-name="P259"><text:s text:c="3"/>{</text:p>
        <text:p text:style-name="P259"><text:s text:c="6"/>grid.fetchDataSource();</text:p>
        <text:p text:style-name="P259"><text:s text:c="3"/>}</text:p>
        <text:p text:style-name="P259"/>
        <text:p text:style-name="P259"><text:s text:c="3"/>public String[][] getItems(int startingRow, int count)</text:p>
        <text:p text:style-name="P259"><text:s text:c="3"/>{</text:p>
        <text:p text:style-name="P259"><text:s text:c="6"/>ResultSet rs = CodDesc.rs;</text:p>
        <text:p text:style-name="P259"><text:s text:c="6"/>CodDesc[] qual = rg.getSelectedIndex() == 0? cds : dcs;</text:p>
        <text:p text:style-name="P259"><text:s text:c="6"/></text:p>
        <text:p text:style-name="P259"><text:tab/>// Initialies the array of strings that will store each row.</text:p>
        <text:p text:style-name="P259"><text:s text:c="6"/>String[][] v = new String[count][];</text:p>
        <text:p text:style-name="P259"><text:s text:c="6"/>for (int i = 0; i &lt; count; i++)</text:p>
        <text:p text:style-name="P259"><text:s text:c="6"/>{</text:p>
        <text:p text:style-name="P259"><text:s text:c="9"/>CodDesc cd = qual[startingRow++];</text:p>
        <text:p text:style-name="P259"><text:s text:c="9"/>rs.absolute(cd.index);</text:p>
        <text:p text:style-name="P259"><text:s text:c="9"/>v[i] = rs.getStrings(1)[0];</text:p>
        <text:p text:style-name="P259"><text:s text:c="6"/>}</text:p>
        <text:p text:style-name="P259"><text:s text:c="6"/>return v;</text:p>
        <text:p text:style-name="P259"><text:s text:c="3"/>}</text:p>
        <text:p text:style-name="P259"/>
        <text:p text:style-name="P259"><text:s text:c="3"/>static void qsortDesc(CodDesc[] items, int first, int last)</text:p>
        <text:p text:style-name="P259"><text:s text:c="3"/>{</text:p>
        <text:p text:style-name="P259"><text:s text:c="6"/>if (first &gt;= last)</text:p>
        <text:p text:style-name="P259"><text:s text:c="9"/>return;</text:p>
        <text:p text:style-name="P259"><text:s text:c="6"/>int low = first;</text:p>
        <text:p text:style-name="P259"><text:s text:c="6"/>int high = last;</text:p>
        <text:p text:style-name="P259"/>
        <text:p text:style-name="P259"><text:s text:c="6"/>CodDesc mid = items[(first + last) &gt;&gt; 1];</text:p>
        <text:p text:style-name="P259"><text:s text:c="6"/>while (true)</text:p>
        <text:p text:style-name="P259"><text:s text:c="6"/>{</text:p>
        <text:p text:style-name="P259"><text:soft-page-break/><text:s text:c="9"/>String s = mid.desc;</text:p>
        <text:p text:style-name="P259"><text:s text:c="9"/>while (high &gt;= low &amp;&amp; s.compareTo(items[low].desc) <text:s/>&gt; 0) </text:p>
        <text:p text:style-name="P259"><text:s text:c="12"/>low++;</text:p>
        <text:p text:style-name="P259"><text:s text:c="9"/>while (high &gt;= low &amp;&amp; s.compareTo(items[high].desc) &lt; 0)</text:p>
        <text:p text:style-name="P259"><text:s text:c="12"/>high--;</text:p>
        <text:p text:style-name="P259"><text:s text:c="9"/>if (low &lt;= high)</text:p>
        <text:p text:style-name="P259"><text:s text:c="9"/>{</text:p>
        <text:p text:style-name="P259"><text:s text:c="12"/>CodDesc temp = items[low];</text:p>
        <text:p text:style-name="P259"><text:s text:c="12"/>items[low++] = items[high];</text:p>
        <text:p text:style-name="P259"><text:s text:c="12"/>items[high--] = temp;</text:p>
        <text:p text:style-name="P259"><text:s text:c="9"/>}</text:p>
        <text:p text:style-name="P259"><text:s text:c="9"/>else break;</text:p>
        <text:p text:style-name="P259"><text:s text:c="6"/>}</text:p>
        <text:p text:style-name="P259"/>
        <text:p text:style-name="P259"><text:s text:c="6"/>if (first &lt; high)</text:p>
        <text:p text:style-name="P259"><text:s text:c="9"/>qsortDesc(items, first, high);</text:p>
        <text:p text:style-name="P259"><text:s text:c="6"/>if (low &lt; last)</text:p>
        <text:p text:style-name="P259"><text:s text:c="9"/>qsortDesc(items, low, last);</text:p>
        <text:p text:style-name="P259"><text:s text:c="3"/>}</text:p>
        <text:p text:style-name="P259">}</text:p>
        <text:p text:style-name="P229"/>
        <text:h text:style-name="P433" text:outline-level="3">getDate()</text:h>
        <text:p text:style-name="P214">public Date <text:span text:style-name="T20">getDate</text:span>(int col)</text:p>
        <text:p text:style-name="P229">Given the column index (starting from 1), returns an Date value that is represented by this column. Note that you must only request this column as Date if it was created with Date data type.<text:span text:style-name="T122"> </text:span>If the value is SQL<text:span text:style-name="T1"> </text:span><text:span text:style-name="T34">null</text:span>, the value returned is <text:span text:style-name="T4">null</text:span>.</text:p>
        <text:p text:style-name="P229"/>
        <text:h text:style-name="P433" text:outline-level="3" text:is-list-header="true">getDate()</text:h>
        <text:p text:style-name="P214">public Date <text:span text:style-name="T20">getDate</text:span>(java.lang.String colName)</text:p>
        <text:p text:style-name="P229">Given the column name (case insensitive), returns an Date value that is represented by this column. It behaves similar to the previous one. However, it is slower.</text:p>
        <text:p text:style-name="P229"/>
        <text:h text:style-name="P433" text:outline-level="3" text:is-list-header="true">getDateTime()</text:h>
        <text:p text:style-name="P214">public Time <text:span text:style-name="T20">getDateTime</text:span>(int col)</text:p>
        <text:p text:style-name="P229">Given the column index (starting from 1), returns a <text:span text:style-name="T4">Time</text:span> <text:s/>(corresponding to the DATETIME Litebase data type) value that is represented by this column. Note that you must only request this column as DateTime if it was created with this data type.<text:span text:style-name="T122"> </text:span>If the value is SQL <text:span text:style-name="T34">null</text:span>, the value returned is <text:span text:style-name="T4">null</text:span>.</text:p>
        <text:p text:style-name="P229"/>
        <text:h text:style-name="P433" text:outline-level="3" text:is-list-header="true"><text:soft-page-break/>getDateTime()</text:h>
        <text:p text:style-name="P214">public Time <text:span text:style-name="T20">getDateTime</text:span>(java.lang.String colName)</text:p>
        <text:p text:style-name="P229">Given the column name (case insensitive), returns a <text:span text:style-name="T4">Time</text:span> <text:s/>(corresponding to the DATETIME Litebase data type) value that is represented by this column. It behaves similar to the previous one. However, it is slower.</text:p>
        <text:p text:style-name="P229"/>
        <text:h text:style-name="P433" text:outline-level="3" text:is-list-header="true">absolute()</text:h>
        <text:p text:style-name="P214">public boolean <text:span text:style-name="T20">absolute</text:span>(int row)</text:p>
        <text:p text:style-name="P234"><text:span text:style-name="T98">Places this result set cursor at the given absolute row (starting from 0). This is the absolute physical row of the result set table. You usually use this method to restore the row at a previous row returned with the </text:span><text:span text:style-name="Source_20_Text"><text:span text:style-name="T4">getRow()</text:span></text:span><text:span text:style-name="T98"> method.</text:span></text:p>
        <text:p text:style-name="P229"/>
        <text:p text:style-name="P140"><text:span text:style-name="T95">Parameters:</text:span> </text:p>
        <text:list xml:id="list37165671" text:continue-list="list37177338" text:style-name="L14">
          <text:list-item>
            <text:list>
              <text:list-item>
                <text:list>
                  <text:list-item>
                    <text:list>
                      <text:list-item text:start-value="1">
                        <text:p text:style-name="P355"><text:span text:style-name="Source_20_Text"><text:span text:style-name="T98">row:</text:span></text:span><text:span text:style-name="T98"> the row number of where the cursor will be placed.<text:tab/><text:line-break/></text:span></text:p>
                      </text:list-item>
                    </text:list>
                  </text:list-item>
                </text:list>
              </text:list-item>
            </text:list>
          </text:list-item>
        </text:list>
        <text:h text:style-name="P433" text:outline-level="3" text:is-list-header="true">relative()</text:h>
        <text:p text:style-name="P214">public boolean <text:span text:style-name="T20">relative</text:span>(int rows)</text:p>
        <text:p text:style-name="P234"><text:span text:style-name="T98">Moves the cursor </text:span><text:span text:style-name="Source_20_Text"><text:span text:style-name="T98">rows</text:span></text:span><text:span text:style-name="T98"> in distance. The value can be greater or lower than zero. It searches</text:span><text:span text:style-name="T60"> the position until finding the right row or the end or the beginning of the result set table.</text:span></text:p>
        <text:p text:style-name="P229"/>
        <text:h text:style-name="P433" text:outline-level="3" text:is-list-header="true">getRow()</text:h>
        <text:p text:style-name="P214">public int <text:span text:style-name="T20">getRow</text:span>()</text:p>
        <text:p text:style-name="P234"><text:span text:style-name="T98">Returns the current physical row of the table where the cursor is <text:s/>(starting from 0). </text:span><text:span text:style-name="T98">Must be used with the </text:span><text:span text:style-name="Source_20_Text"><text:span text:style-name="T98">absolute</text:span></text:span><text:span text:style-name="T98"> method. </text:span></text:p>
        <text:p text:style-name="P229"/>
        <text:h text:style-name="P433" text:outline-level="3" text:is-list-header="true">setDecimalPlaces()</text:h>
        <text:p text:style-name="P214">public void <text:span text:style-name="T20">setDecimalPlaces</text:span>(int col, int places)</text:p>
        <text:p text:style-name="P234"><text:span text:style-name="T98">Sets the number of decimal places that the given column (starting from 1) will have when being converted to s</text:span><text:span text:style-name="Source_20_Text"><text:span text:style-name="T98">tring</text:span></text:span><text:span text:style-name="T98">. Must be used for columns of type DOUBLE or FLOAT only.</text:span></text:p>
        <text:p text:style-name="P229"/>
        <text:p text:style-name="P242">Throws:</text:p>
        <text:p text:style-name="P134"><text:span text:style-name="T98">DriverException:</text:span> i<text:span text:style-name="T60">f the value for decimal places is invalid (&lt; -1 or &gt; 40) or the column is not of type float or double.</text:span></text:p>
        <text:p text:style-name="P229"/>
        <text:h text:style-name="P433" text:outline-level="3" text:is-list-header="true">getRowCount()</text:h>
        <text:p text:style-name="P214">public int <text:span text:style-name="T20">getRowCount</text:span>()</text:p>
        <text:p text:style-name="P229">Returns the number of rows of this result set.</text:p>
        <text:p text:style-name="P229"><text:soft-page-break/></text:p>
        <text:p text:style-name="P229">Example:</text:p>
        <text:p text:style-name="P201"/>
        <text:p text:style-name="P152">ResultSet rs = null;</text:p>
        <text:p text:style-name="P152">try</text:p>
        <text:p text:style-name="P152">{ <text:line-break/> <text:s text:c="2"/>rs = pdb.executeQuery("select salary,age from person");<text:line-break/>} </text:p>
        <text:p text:style-name="P152">catch (Exception exception)</text:p>
        <text:p text:style-name="P152">{</text:p>
        <text:p text:style-name="P152"><text:s text:c="3"/>/*...*/</text:p>
        <text:p text:style-name="P152">} <text:line-break/></text:p>
        <text:p text:style-name="P152">// Sets decimal places for salary that is double.<text:line-break/>rs.setDecimalPlaces(1, 5); <text:line-break/> <text:s text:c="5"/></text:p>
        <text:p text:style-name="P105"><text:s text:c="5"/>while (rs.next())<text:line-break/> <text:s text:c="7"/>Vm.debug("salary: " + rs.getString("salary") + ", age: " + <text:s/><text:tab/> <text:s/><text:tab/><text:tab/><text:tab/><text:tab/><text:tab/><text:tab/><text:tab/><text:tab/><text:tab/> <text:s text:c="10"/>rs.getShort("age")); <text:s text:c="3"/><text:line-break/> <text:s text:c="4"/>rs.first(); // Places in the first rows.</text:p>
        <text:p text:style-name="P256">Vm.debug("Row: " + rs.getRow() + " salary: " + rs.getString("salary") </text:p>
        <text:p text:style-name="P256"><text:tab/><text:tab/><text:tab/><text:tab/><text:tab/> <text:s/>+ ", age: " + rs.getShort("age"));</text:p>
        <text:p text:style-name="P152"><text:s text:c="6"/></text:p>
        <text:p text:style-name="P152">// Moves the cursor rows in distance relative a current position. </text:p>
        <text:p text:style-name="P257">rs.relative(rs.getRowCount() - 1); </text:p>
        <text:p text:style-name="P152"/>
        <text:p text:style-name="P152">Vm.debug("Row: " + rs.getRow() + " salary: " + rs.getString("salary") </text:p>
        <text:p text:style-name="P152"><text:tab/><text:tab/><text:tab/><text:tab/><text:tab/> <text:s/>+ ", <text:s/>age: " + rs.getShort("age"));</text:p>
        <text:p text:style-name="P168">rs.absolute(2); // Places the cursor in an absolute position.</text:p>
        <text:p text:style-name="P168">Vm.debug("Row: " + rs.getRow() + " salary: "+rs.getString("salary") </text:p>
        <text:p text:style-name="P168"><text:tab/><text:tab/><text:tab/><text:tab/><text:tab/> <text:s/>+ ", age: " + rs.getShort("age"));</text:p>
        <text:p text:style-name="P169">rs.close(); // Closes the resultset.</text:p>
        <text:p text:style-name="P189"/>
        <text:h text:style-name="P433" text:outline-level="3" text:is-list-header="true">isNull()</text:h>
        <text:p text:style-name="P214">public boolean <text:span text:style-name="T20">isNull</text:span>(int col)</text:p>
        <text:p text:style-name="P222"><text:tab/>Indicates if this column has a null.</text:p>
        <text:p text:style-name="P222"/>
        <text:h text:style-name="P433" text:outline-level="3" text:is-list-header="true">isNull()</text:h>
        <text:p text:style-name="P214">public boolean <text:span text:style-name="T20">isNull</text:span>(int colName)</text:p>
        <text:p text:style-name="P222"><text:tab/>Indicates if this column has a null. It behaves similar to the previous one. However, it is slower.</text:p>
        <text:list xml:id="list37159471" text:continue-list="list37184996" text:style-name="WW8Num29">
          <text:list-item>
            <text:h text:style-name="P423" text:outline-level="2"><text:soft-page-break/>PREPAREDSTATEMENT CLASS</text:h>
          </text:list-item>
        </text:list>
        <text:p text:style-name="P173"/>
        <text:p text:style-name="P197"><text:tab/>Represents a SQL Statement that can be prepared (compiled) once and executed many times with different parameter values. It cannot be directly instantiated.</text:p>
        <text:p text:style-name="P197"><text:tab/>It must be noticed that the methods to set the parameters should be used with the right data type of the table column. Otherwise, a <text:span text:style-name="T4">DriverException </text:span>will be raised. The only exception is concerning <text:span text:style-name="T4">setString()</text:span>, which can be used to set any type except for blobs. A <text:span text:style-name="T4">DriverException </text:span>will also be thrown if an IO error occurs. A <text:span text:style-name="T4">SQLParseException</text:span> will occur whenever invalid SQL, dates, datetimes or invalid numbers are used. An <text:span text:style-name="T4">IllegalStateException</text:span> will be thrown whenever a closed driver or prepared statement is accessed, whereas a <text:span text:style-name="T4">IllegalArgumentException</text:span> will be raised if an invalid parameter index is used.</text:p>
        <text:p text:style-name="P197"/>
        <text:h text:style-name="P435" text:outline-level="3" text:is-list-header="true">executeQuery()</text:h>
        <text:p text:style-name="P214">public ResultSet <text:span text:style-name="T20">executeQuery</text:span>() </text:p>
        <text:p text:style-name="P229">This method executes a prepared SQL query and returns its <text:span text:style-name="T4">ResultSet</text:span>. </text:p>
        <text:p text:style-name="P229"/>
        <text:p text:style-name="P143">Returns: </text:p>
        <text:p text:style-name="P134">The <text:span text:style-name="T4">ResultSet</text:span> of the SQL statement. </text:p>
        <text:p text:style-name="P134"/>
        <text:p text:style-name="P143">Throws: </text:p>
        <text:p text:style-name="P229"><text:span text:style-name="T4"><text:s text:c="3"/></text:span><text:span text:style-name="T98">DriverException:</text:span> If the SQL used to prepare the prepared statement is not a select or not all the parameters are defined.</text:p>
        <text:p text:style-name="P229"/>
        <text:h text:style-name="P433" text:outline-level="3" text:is-list-header="true">executeUpdate()</text:h>
        <text:p text:style-name="P221"><text:span text:style-name="T4">public int </text:span><text:span text:style-name="T32">executeUpdate</text:span><text:span text:style-name="T4">()<text:tab/></text:span></text:p>
        <text:p text:style-name="P229">This method executes a SQL INSERT, UPDATE or DELETE statement. SQL statements that return nothing such as SQL DDL statements can also be executed. </text:p>
        <text:p text:style-name="P143"/>
        <text:p text:style-name="P143">Returns: </text:p>
        <text:p text:style-name="P134">The result is either the row count for INSERT, UPDATE or DELETE statements; or 0 for SQL statements that return nothing. </text:p>
        <text:p text:style-name="P134"/>
        <text:p text:style-name="P143">Throws: </text:p>
        <text:p text:style-name="P134"><text:span text:style-name="T98">DriverException:</text:span> If the SQL used to prepare the prepared statement is a select or not all the parameters are defined.</text:p>
        <text:p text:style-name="P134"/>
        <text:h text:style-name="P433" text:outline-level="3" text:is-list-header="true">setShort()</text:h>
        <text:p text:style-name="P214"><text:soft-page-break/>public void <text:span text:style-name="T20">setShort</text:span>(int index, short value)</text:p>
        <text:p text:style-name="P234"><text:span text:style-name="T98">This method sets the specified parameter from the given Java </text:span><text:span text:style-name="Source_20_Text"><text:span text:style-name="T98">short</text:span></text:span><text:span text:style-name="T98"> value. </text:span></text:p>
        <text:p text:style-name="P143"/>
        <text:p text:style-name="P143">Parameters: </text:p>
        <text:list xml:id="list37154119" text:style-name="L20">
          <text:list-item>
            <text:p text:style-name="P452">index: the index of the parameter value to set, starting from 0.</text:p>
          </text:list-item>
          <text:list-item>
            <text:p text:style-name="P452">value: the value of the parameter.</text:p>
          </text:list-item>
        </text:list>
        <text:p text:style-name="P134"/>
        <text:h text:style-name="P433" text:outline-level="3" text:is-list-header="true">setInt()</text:h>
        <text:p text:style-name="P214">public void <text:span text:style-name="T20">setInt</text:span>(int index, int value)</text:p>
        <text:p text:style-name="P234"><text:span text:style-name="T98">This method sets the specified parameter from the given Java </text:span><text:span text:style-name="Source_20_Text"><text:span text:style-name="T98">int</text:span></text:span><text:span text:style-name="T98"> value, similar to the above method. </text:span></text:p>
        <text:p text:style-name="P140"/>
        <text:h text:style-name="P433" text:outline-level="3" text:is-list-header="true">setLong()</text:h>
        <text:p text:style-name="P214">public void <text:span text:style-name="T20">setLong</text:span>(int index, long value)</text:p>
        <text:p text:style-name="P234"><text:span text:style-name="T98">This method sets the specified parameter from the given Java </text:span><text:span text:style-name="Source_20_Text"><text:span text:style-name="T98">long</text:span></text:span><text:span text:style-name="T98"> value, similar to the above method. </text:span></text:p>
        <text:p text:style-name="P163"/>
        <text:h text:style-name="P433" text:outline-level="3" text:is-list-header="true">setFloat()</text:h>
        <text:p text:style-name="P216">public void <text:span text:style-name="T20">setFloat</text:span>(int index, double value)</text:p>
        <text:p text:style-name="P234"><text:span text:style-name="T98">This method sets the specified parameter from the given Java </text:span><text:span text:style-name="Source_20_Text"><text:span text:style-name="T98">float</text:span></text:span><text:span text:style-name="T98"> value, similar to the above method. <text:s/></text:span></text:p>
        <text:p text:style-name="P163"/>
        <text:h text:style-name="P433" text:outline-level="3" text:is-list-header="true">setDouble()</text:h>
        <text:p text:style-name="P216">public void <text:span text:style-name="T20">setDouble</text:span>(int index, double value)</text:p>
        <text:p text:style-name="P234"><text:span text:style-name="T98">This method sets the specified parameter from the given Java </text:span><text:span text:style-name="Source_20_Text"><text:span text:style-name="T98">double</text:span></text:span><text:span text:style-name="T98"> value, similar to the above method. </text:span></text:p>
        <text:p text:style-name="P229"/>
        <text:h text:style-name="P433" text:outline-level="3" text:is-list-header="true">setString()</text:h>
        <text:p text:style-name="P214">public void <text:span text:style-name="T20">setString</text:span>(int index, java.lang.String value)</text:p>
        <text:p text:style-name="P234"><text:span text:style-name="T98">This method sets the specified parameter from the given Java </text:span><text:span text:style-name="Source_20_Text"><text:span text:style-name="T98">String</text:span></text:span><text:span text:style-name="T98"> value, similar to the above method. Moreover, this method can be used for Date and DateTime field types, where dates must be set in the format YMD. Notice that a null string can't be set in a where clause, otherwise a </text:span><text:span text:style-name="T4">SQLParseException</text:span><text:span text:style-name="T98"> will be thrown.</text:span></text:p>
        <text:p text:style-name="P264"><text:s text:c="6"/></text:p>
        <text:p text:style-name="P265">Example:</text:p>
        <text:p text:style-name="P265"/>
        <text:p text:style-name="P263"><text:tab/>LitebaseConnection driver = LitebaseConnection.getInstance(creatorId);</text:p>
        <text:p text:style-name="P263"><text:soft-page-break/><text:s text:c="6"/>driver.execute("CREATE TABLE company1(name CHAR(32), birth DATE, <text:s/><text:tab/> <text:s text:c="46"/><text:tab/><text:tab/><text:tab/><text:tab/><text:tab/><text:tab/><text:tab/><text:tab/><text:tab/><text:tab/>years<text:tab/>DATETIME)");</text:p>
        <text:p text:style-name="P263"><text:s text:c="6"/>ps = driver.prepareStatement("INSERT INTO company1 VALUES(?, ?, ?)");<text:line-break/> ps.setString(0, "maria marlene");<text:line-break/><text:tab/>ps.setString(1, "2006/05/02");<text:line-break/><text:tab/>ps.setString(2, "2005/04/11 12:15:27:102");</text:p>
        <text:h text:style-name="P434" text:outline-level="3" text:is-list-header="true"/>
        <text:h text:style-name="P434" text:outline-level="3">setBlob()</text:h>
        <text:p text:style-name="P214">public void <text:span text:style-name="T20">setBlob</text:span>(int index, byte[] value)</text:p>
        <text:p text:style-name="P234"><text:span text:style-name="T98">This method sets the specified parameter from the given Java </text:span><text:span text:style-name="Source_20_Text"><text:span text:style-name="T98">byte[]</text:span></text:span><text:span text:style-name="T98"> value, which is a blob, similar to the above method. T</text:span><text:span text:style-name="T103">his method will throw a </text:span><text:span text:style-name="T43">SQLParseException</text:span><text:span text:style-name="T103"> if one tries to set a blob type in a parameter in a where clause. That is, </text:span><text:span text:style-name="T43">setBlob()</text:span><text:span text:style-name="T103"> can only be used with updates and inserts, never with deletes or selects. </text:span></text:p>
        <text:list xml:id="list37161394" text:continue-numbering="true" text:style-name="L20">
          <text:list-header>
            <text:p text:style-name="P459"><text:s/></text:p>
          </text:list-header>
        </text:list>
        <text:h text:style-name="P434" text:outline-level="3" text:is-list-header="true">setDate()</text:h>
        <text:p text:style-name="P214">public void <text:span text:style-name="T20">setDate</text:span>(int index, totalcross.util.Date value) <text:tab/><text:tab/><text:tab/><text:tab/><text:tab/></text:p>
        <text:p text:style-name="P166"><text:span text:style-name="T98">This method sets the specified parameter from the given </text:span><text:span text:style-name="T4">totalcross</text:span><text:span text:style-name="Source_20_Text"><text:span text:style-name="T73">.util.Date</text:span></text:span><text:span text:style-name="T98"> value, similar to the above method. Again, a null date can't be set in a where clause. </text:span></text:p>
        <text:p text:style-name="P237"/>
        <text:p text:style-name="P141">Ex<text:span text:style-name="T80">ample:</text:span> <text:s text:c="5"/></text:p>
        <text:p text:style-name="P162"/>
        <text:p text:style-name="P270"><text:tab/><text:span text:style-name="T66">LitebaseConnection pdb = LitebaseConnection.getInstance(creatorId);</text:span></text:p>
        <text:p text:style-name="P271"><text:s text:c="6"/>driver.execute("CREATE TABLE company1(name CHAR(32), birth DATE)");</text:p>
        <text:p text:style-name="P272"><text:s text:c="2"/><text:tab/>ps = driver.prepareStatement("INSERT INTO company1 VALUES(?, ?)");<text:line-break/> <text:s text:c="5"/>ps.setString(0, "Ana Franscica");<text:tab/><text:line-break/> <text:s text:c="5"/>Date d = new Date(“2006/05/06”, Settings.DATE_DMY);<text:tab/><text:line-break/> <text:s text:c="5"/>ps.setDate(1,d);</text:p>
        <text:p text:style-name="P148"/>
        <text:p text:style-name="P231"><text:span text:style-name="T87">ATTENTION:</text:span> <text:s text:c="5"/></text:p>
        <text:p text:style-name="P146"><text:tab/><text:span text:style-name="T88">You must use with care the constructor new </text:span><text:span text:style-name="T77">Date(&lt;string_date&gt;)</text:span><text:span text:style-name="T88">. Some devices can construct different dates, according to the device's date format. For example, the constructor </text:span><text:span text:style-name="T77">new Date(“12/09/2006”)</text:span><text:span text:style-name="T88">, depending on the device's </text:span><text:span text:style-name="T88">date format, can generate a date like “12 of September of 2006” or “09 of December of 2006”. To avoid this, use the constructor </text:span><text:span text:style-name="T77">new Date(&lt;string_date&gt;, </text:span><text:span text:style-name="T77">totalcross.sys.Settings.DATE_XXX)</text:span><text:span text:style-name="T88"> instead, where <text:tab/> </text:span><text:span text:style-name="T77">totalcross</text:span><text:span text:style-name="T77">.sys.Settings.DATE_XXX</text:span><text:span text:style-name="T88"> is a date format parameter that must be one of </text:span><text:span text:style-name="T77">the totalcross.sys.Settings.DATE_XXX</text:span><text:span text:style-name="T88"> constants.</text:span></text:p>
        <text:p text:style-name="P156"/>
        <text:h text:style-name="P433" text:outline-level="3" text:is-list-header="true">setDateTime()</text:h>
        <text:p text:style-name="P214">public void <text:span text:style-name="T20">setDateTime</text:span>(int index, totalcross.util.Date date) </text:p>
        <text:p text:style-name="P166"><text:span text:style-name="T98">This method sets the specified parameter from the given </text:span><text:span text:style-name="T4">totalcross</text:span><text:span text:style-name="Source_20_Text"><text:span text:style-name="T73">.util.Date</text:span></text:span><text:span text:style-name="Source_20_Text"><text:span text:style-name="T51">, similar to the above method.</text:span></text:span><text:span text:style-name="T98"> Again, a null date can't be set in a where clause. </text:span><text:soft-page-break/><text:span text:style-name="T98">Additionally, to set null, a type cast to Date must be done because to remove ambiguity with the next method.</text:span></text:p>
        <text:p text:style-name="P162"/>
        <text:p text:style-name="P86"><text:s text:c="8"/>Date date will be stored as a DATETIME Litebase field with 0 in its time part. </text:p>
        <text:p text:style-name="P237"/>
        <text:p text:style-name="P141">Ex<text:span text:style-name="T80">ample:</text:span> <text:s text:c="5"/></text:p>
        <text:p text:style-name="P162"/>
        <text:p text:style-name="P273"><text:tab/><text:span text:style-name="T66">LitebaseConnection driver = LitebaseConnection.getInstance(creatorId);</text:span></text:p>
        <text:p text:style-name="P274"><text:s text:c="6"/>driver.execute("CREATE TABLE company1(name CHAR(32), years DATETIME)");</text:p>
        <text:p text:style-name="P275"><text:s text:c="3"/><text:tab/>ps = driver.prepareStatement("INSERT INTO company1 VALUES(?, ?)");<text:line-break/><text:tab/>ps.setString(0, "josé sebastião");<text:line-break/><text:tab/>ps.setDateTime(1, new Date(20060506));</text:p>
        <text:p text:style-name="P156"/>
        <text:h text:style-name="P433" text:outline-level="3" text:is-list-header="true">setDateTime()</text:h>
        <text:p text:style-name="P214">public void <text:span text:style-name="T20">setDateTime</text:span>(int index, totalcross.sys.Time time) </text:p>
        <text:p text:style-name="P166"><text:span text:style-name="T98">This method sets the specified parameter from the given </text:span><text:span text:style-name="T4">totalcross</text:span><text:span text:style-name="Source_20_Text"><text:span text:style-name="T73">.util.Time</text:span></text:span><text:span text:style-name="T98"> value, </text:span><text:span text:style-name="Source_20_Text"><text:span text:style-name="T51">similar to the above method.</text:span></text:span><text:span text:style-name="T98"> Again, a null datetime can't be set in a where clause. Additionally, to set null, a type cast to Time must be done because to remove ambiguity with the previous method. </text:span></text:p>
        <text:p text:style-name="P162"/>
        <text:p text:style-name="P87"><text:s text:c="9"/>Time time will be stored as a DATETIME Litebase field.</text:p>
        <text:p text:style-name="P139"/>
        <text:p text:style-name="P141">Ex<text:span text:style-name="T80">ample:</text:span> </text:p>
        <text:p text:style-name="P141"><text:s text:c="5"/></text:p>
        <text:p text:style-name="P266"><text:tab/><text:span text:style-name="T66">LitebaseConnection driver = LitebaseConnection.getInstance(creatorId);</text:span></text:p>
        <text:p text:style-name="P267"><text:s text:c="6"/>driver.execute("CREATE TABLE company1(name CHAR(32), years DATETIME)");</text:p>
        <text:p text:style-name="P268"><text:s text:c="4"/><text:tab/>ps = driver.prepareStatement("INSERT INTO company1 VALUES(?, ?)");<text:line-break/><text:tab/>ps.setString(0, "josé sebastião");<text:line-break/> <text:tab/>ps.setTime(1, new Time(2006, 02, 01, 12, 15, 24, 352));</text:p>
        <text:p text:style-name="P150"/>
        <text:h text:style-name="P433" text:outline-level="3">setNull()</text:h>
        <text:p text:style-name="P220">public void <text:span text:style-name="T20">setNull</text:span>(int index)</text:p>
        <text:p text:style-name="P162">This method sets the specified parameter to <text:span text:style-name="T4">null</text:span>. This can be used to set any column type as null. It must be just remembered that a parameter in a where clause can't be set to null. </text:p>
        <text:p text:style-name="P162"/>
        <text:p text:style-name="P143">Parameters: </text:p>
        <text:list xml:id="list37149362" text:style-name="L21">
          <text:list-item text:start-value="1">
            <text:p text:style-name="P453">index: the index of the parameter value to set, starting from 0.</text:p>
          </text:list-item>
        </text:list>
        <text:p text:style-name="P238"/>
        <text:p text:style-name="P141">Ex<text:span text:style-name="T81">ample:</text:span> <text:s text:c="5"/></text:p>
        <text:p text:style-name="P276"><text:soft-page-break/><text:tab/><text:span text:style-name="T66">LitebaseConnection</text:span><text:span text:style-name="T67"> driver = </text:span><text:span text:style-name="T66">LitebaseConnection</text:span><text:span text:style-name="T67">.getInstance(creatorId);</text:span></text:p>
        <text:p text:style-name="P277"><text:s text:c="4"/><text:tab/>driver.execute("CREATE TABLE company1(name CHAR(32), years DATETIME)");</text:p>
        <text:p text:style-name="P277"><text:tab/>ps = driver.prepareStatement("INSERT INTO company1 VALUES(?, ?)");<text:line-break/> <text:tab/>ps.setString(0, "josé sebastião");<text:line-break/> <text:tab/>ps.setNull(1);</text:p>
        <text:p text:style-name="P153"/>
        <text:h text:style-name="P439" text:outline-level="3">clearParameters()</text:h>
        <text:p text:style-name="P214">public void <text:span text:style-name="T20">clearParameters</text:span>() <text:s text:c="17"/></text:p>
        <text:p text:style-name="P229">This method clears all of the input parameters that have been set on this statement. </text:p>
        <text:p text:style-name="P140"/>
        <text:h text:style-name="P433" text:outline-level="3" text:is-list-header="true">toString()</text:h>
        <text:p text:style-name="P214">public java.lang.String <text:span text:style-name="T20">toString</text:span>()</text:p>
        <text:p text:style-name="P229">Returns the SQL used in this statement.</text:p>
        <text:p text:style-name="P229"/>
        <text:p text:style-name="P229">Example: </text:p>
        <text:p text:style-name="P229"/>
        <text:p text:style-name="P152">PreparedStatement psInsert, psUpdate, psDelete, psSelect;<text:line-break/>String sqlInsert, sqlUpdate, sqlDelete, sqlSelect;</text:p>
        <text:p text:style-name="P152"/>
        <text:p text:style-name="P105"><text:s text:c="5"/>// driver is the LitebaseConnection instantiated above.</text:p>
        <text:p text:style-name="P105"><text:s text:c="5"/>// Call this method in the start of the application, after <text:s/>Litebase has <text:s/><text:tab/> <text:s/>been initializated and after the table has been created.</text:p>
        <text:p text:style-name="P278"><text:s text:c="3"/>public void preparedStatement()<text:tab/><text:line-break/> <text:s text:c="2"/>{<text:line-break/> <text:s text:c="5"/>try<text:line-break/> <text:s text:c="5"/>{<text:line-break/><text:tab/> <text:s text:c="2"/>sqlInsert = "INSERT INTO person VALUES (?, ?, ?, ?, ?, ?, ?)";<text:line-break/><text:tab/> <text:s text:c="2"/>sqlUpdate = "UPDATE person SET name = ?, birthday = ?, salary = ?, <text:tab/> <text:tab/> <text:s text:c="2"/>gender = ?, married = ?, age = ?, region <text:s/>= ? WHERE rowid = ?";<text:line-break/><text:tab/> <text:s text:c="2"/>sqlDelete = "DELETE FROM person WHERE rowid = ?";</text:p>
        <text:p text:style-name="P278"><text:tab/> <text:s text:c="2"/>sqlSelect = "SELECT * FROM person WHERE age &gt;= ?";<text:line-break/><text:tab/> <text:s text:c="2"/>psInsert = pdb.prepareStatement(sqlInsert);<text:line-break/> <text:s text:c="3"/><text:tab/> <text:s text:c="2"/>psUpdate = pdb.prepareStatement(sqlUpdate);<text:line-break/><text:tab/> <text:s text:c="2"/>psDelete = pdb.prepareStatement(sqlDelete);<text:line-break/><text:tab/> <text:s text:c="2"/>psSelect = pdb.prepareStatement(sqlSelect);<text:line-break/><text:tab/>} </text:p>
        <text:p text:style-name="P278"><text:tab/>catch(Exception e)<text:line-break/> <text:s text:c="5"/>{ </text:p>
        <text:p text:style-name="P278"><text:tab/> <text:s text:c="2"/>/*...*/</text:p>
        <text:p text:style-name="P278"><text:s text:c="6"/>} <text:line-break/> <text:s text:c="2"/>} </text:p>
        <text:p text:style-name="P105"/>
        <text:p text:style-name="P105"><text:s text:c="4"/>// This method fills the prepared statement and executes.</text:p>
        <text:p text:style-name="P262"><text:span text:style-name="T84"><text:s text:c="3"/>public void setPreparedStatement()<text:line-break/> <text:s text:c="2"/></text:span>{<text:line-break/> <text:s text:c="5"/><text:span text:style-name="T84">try<text:line-break/></text:span><text:soft-page-break/><text:span text:style-name="T84"> <text:s text:c="5"/>{<text:line-break/> <text:tab/> <text:s text:c="2"/>psInsert.setString(0, "Zenes Novais");<text:line-break/> <text:tab/> <text:s text:c="2"/>psInsert.setDate(1, “1980/05/03”);<text:line-break/> <text:tab/> <text:s text:c="2"/>psInsert.setDouble(2, 3540.0);<text:line-break/> <text:tab/> <text:s text:c="2"/>psInsert.setString(3, "F");<text:line-break/> <text:tab/> <text:s text:c="2"/>psInsert.setString(4, "Yes"); <text:line-break/> <text:tab/> <text:s text:c="2"/>psInsert.setInt(5, 26); <text:line-break/> <text:s text:c="8"/>psInsert.setInt(6, 8);<text:line-break/> <text:s text:c="8"/>psInsert.executeUpdate();<text:tab/> <text:s text:c="26"/><text:tab/><text:tab/> <text:tab/><text:tab/> <text:s text:c="2"/>psUpdate.setString(0, "Jener Novais");<text:line-break/> <text:s text:c="8"/>psUpdate.setDate(1, “1979/05/03”);<text:line-break/> <text:s text:c="8"/>psUpdate.setDouble(2, 3800.0);<text:line-break/> <text:s text:c="8"/>psUpdate.setString(3, "M");<text:line-break/> <text:s text:c="8"/>psUpdate.setString(4, "Yes"); <text:line-break/> <text:s text:c="8"/>psUpdate.setInt(5, 27); <text:line-break/> <text:s text:c="8"/>psUpdate.setInt(6, 8);<text:line-break/> <text:s text:c="8"/>psUpdate.setInt(7, 4); <text:tab/>// Updates the row of rowid = 4.<text:line-break/> <text:s text:c="8"/>psUpdate.executeUpdate();<text:tab/><text:tab/><text:tab/><text:tab/><text:tab/><text:tab/><text:tab/><text:tab/><text:tab/> <text:s text:c="2"/>psDelete.setInt(0, 3); <text:tab/>// Drops the row of rowid = 3.<text:line-break/> <text:s text:c="8"/>psDelete.executeUpdate();<text:tab/><text:tab/><text:tab/><text:tab/><text:tab/><text:tab/> <text:tab/><text:tab/> <text:s/><text:tab/> <text:s text:c="2"/>psSelect.setInt(0, 25); <text:tab/>// Sets the age in the select.<text:line-break/> <text:s text:c="8"/>ResultSet rs = psSelect.executeQuery();</text:span></text:p>
        <text:p text:style-name="P260"><text:s text:c="4"/><text:tab/> <text:s text:c="2"/>while (rs.next)<text:line-break/> <text:s text:c="3"/><text:tab/> <text:s text:c="2"/>{</text:p>
        <text:p text:style-name="P260"><text:tab/><text:tab/>Vm.debug(“Age: ”+rs.getShort(“age”));</text:p>
        <text:p text:style-name="P261"><text:s text:c="8"/><text:span text:style-name="T4"><text:s text:c="4"/></text:span><text:span text:style-name="T29">} </text:span><text:span text:style-name="T26"><text:line-break/> <text:s text:c="5"/></text:span><text:span text:style-name="T29">} </text:span></text:p>
        <text:p text:style-name="P261"><text:span text:style-name="T29"><text:tab/>catch(Exception e)</text:span><text:span text:style-name="T26"><text:line-break/> <text:s text:c="5"/></text:span><text:span text:style-name="T29">{</text:span></text:p>
        <text:p text:style-name="P261"><text:s/><text:span text:style-name="T4"><text:s text:c="7"/></text:span><text:span text:style-name="T26">/*...*/</text:span></text:p>
        <text:p text:style-name="P261"><text:s text:c="12"/><text:span text:style-name="T26">} <text:line-break/> <text:s text:c="2"/>} </text:span></text:p>
        <text:h text:style-name="P425" text:outline-level="2"/>
        <text:h text:style-name="P421" text:outline-level="2">RESULTSETMETADATA CLASS</text:h>
        <text:p text:style-name="P197"/>
        <text:p text:style-name="P197"><text:tab/>This class returns useful information for the result set columns. It cannot be directly instantiated. An <text:span text:style-name="T4">IllegalStateException</text:span> will be thrown if the driver or result set are closed, whereas an <text:span text:style-name="T4">IllegalArgumentException</text:span> will be thrown if an invalid column index is used. A <text:span text:style-name="T4">DriverException</text:span> will be thrown if an IO error occurs.</text:p>
        <text:p text:style-name="P197"/>
        <text:h text:style-name="P435" text:outline-level="3" text:is-list-header="true">getColumnCount()</text:h>
        <text:p text:style-name="P214">public int <text:span text:style-name="T20">getColumnCount</text:span>() </text:p>
        <text:p text:style-name="P229">Returns the number of columns for this result set.</text:p>
        <text:p text:style-name="P86"/>
        <text:h text:style-name="P433" text:outline-level="3" text:is-list-header="true">getColumnDisplaySize()</text:h>
        <text:p text:style-name="P214">public int <text:span text:style-name="T20">getColumnDisplaySize</text:span>(int column) </text:p>
        <text:p text:style-name="P229">Given the column index (starting at 1), returns the display size. For chars, it will <text:soft-page-break/>return the number of chars defined; for primitive types, it will return the number of decimal places it needs to be displayed correctly. Returns -1 if the column type is blob.</text:p>
        <text:p text:style-name="P229"/>
        <text:h text:style-name="P433" text:outline-level="3" text:is-list-header="true">getColumnLabel()</text:h>
        <text:p text:style-name="P214">public java.lang.String <text:span text:style-name="T20">getColumnLabel</text:span>(int column) </text:p>
        <text:p text:style-name="P229">Given the column index (starting at 1), returns the column name. Note that if an alias for the column is used, the alias will be returned instead. </text:p>
        <text:p text:style-name="P229"/>
        <text:h text:style-name="P433" text:outline-level="3" text:is-list-header="true">getColumnType()</text:h>
        <text:p text:style-name="P214">public int <text:span text:style-name="T20">getColumnType</text:span>(int column) </text:p>
        <text:p text:style-name="P229">Given the column index (starting at 1), returns the column type. Its values can be:</text:p>
        <text:p text:style-name="P249"><text:span text:style-name="Source_20_Text"><text:span text:style-name="T4">SHORT_TYPE</text:span></text:span><text:span text:style-name="T98">, </text:span><text:span text:style-name="Source_20_Text"><text:span text:style-name="T4">INT_TYPE</text:span></text:span><text:span text:style-name="T98">, </text:span><text:span text:style-name="Source_20_Text"><text:span text:style-name="T4">LONG_TYPE</text:span></text:span><text:span text:style-name="T98">, </text:span><text:span text:style-name="Source_20_Text"><text:span text:style-name="T4">FLOAT_TYPE</text:span></text:span><text:span text:style-name="T98">, </text:span><text:span text:style-name="Source_20_Text"><text:span text:style-name="T4">DOUBLE_TYPE</text:span></text:span><text:span text:style-name="T98">, <text:s text:c="4"/></text:span></text:p>
        <text:p text:style-name="P245"><text:span text:style-name="Source_20_Text"><text:span text:style-name="T4">CHAR_TYPE</text:span></text:span><text:span text:style-name="T98">, </text:span><text:span text:style-name="Source_20_Text"><text:span text:style-name="T4">CHAR_NOCASE_TYPE</text:span></text:span><text:span text:style-name="Source_20_Text"><text:span text:style-name="T98">, </text:span></text:span><text:span text:style-name="Source_20_Text"><text:span text:style-name="T4">DATE_TYPE</text:span></text:span><text:span text:style-name="Source_20_Text"><text:span text:style-name="T98">, <text:s/></text:span></text:span><text:span text:style-name="Source_20_Text"><text:span text:style-name="T4">DATETIME_TYPE</text:span></text:span><text:span text:style-name="Source_20_Text"><text:span text:style-name="T98">, and</text:span></text:span></text:p>
        <text:p text:style-name="P245"><text:span text:style-name="Source_20_Text"><text:span text:style-name="T4">BLOB_TYPE</text:span></text:span><text:span text:style-name="Source_20_Text"><text:span text:style-name="T98">.</text:span></text:span></text:p>
        <text:p text:style-name="P247"/>
        <text:p text:style-name="P248">Example:</text:p>
        <text:p text:style-name="P201"/>
        <text:p text:style-name="P105"><text:s text:c="5"/>// This method fills the attributes below with table meta data</text:p>
        <text:p text:style-name="P105"><text:s text:c="5"/>// - columnsName (contains names of columns).</text:p>
        <text:p text:style-name="P105"><text:s text:c="5"/>// - columnsLength (contain length of columns) for types different from <text:tab/> <text:s/>char.</text:p>
        <text:p text:style-name="P105"><text:s text:c="5"/>// For example INT/DOUBLE will have columnsLength = max value for the TYPE <text:s text:c="2"/><text:tab/> <text:s/>(e. g.: DOUBLE = 21)</text:p>
        <text:p text:style-name="P105"><text:s text:c="5"/>// - columnsType (contains types of columns). </text:p>
        <text:p text:style-name="P105"><text:s text:c="5"/>private void discoverMetaDataTable(String[] columnsName, </text:p>
        <text:p text:style-name="P105"><text:s text:c="40"/>int[] columnsLength, int[] columnsType) <text:s text:c="4"/></text:p>
        <text:p text:style-name="P105"><text:s text:c="4"/>{</text:p>
        <text:p text:style-name="P105"><text:s text:c="7"/>ResultSet rs = null;<text:line-break/> <text:s text:c="6"/>try<text:line-break/> <text:s text:c="6"/>{<text:line-break/> <text:s text:c="9"/>openLb(); // Gets the instance of Litebase.</text:p>
        <text:p text:style-name="P152"><text:s text:c="5"/>rs = lb.executeQuery("SELECT * FROM person WHERE rowid = 10000"); </text:p>
        <text:p text:style-name="P152"><text:s text:c="5"/>ResultSetMetaData rsmd = rs.getResultSetMetaData();</text:p>
        <text:p text:style-name="P152"><text:s text:c="5"/>int numCols = rsmd.getColumnCount(); // Gets the number of cols.<text:line-break/> <text:s text:c="8"/></text:p>
        <text:p text:style-name="P152"><text:s text:c="5"/>// Fills the parameters.<text:line-break/> <text:s text:c="4"/>for (int i = 1; i &lt;= numCols; i++)<text:line-break/> <text:s text:c="4"/>{<text:line-break/> <text:s text:c="7"/>columnsName[i - 1] = rsmd.getColumnLabel(i);<text:line-break/> <text:s text:c="7"/>columnsType[i - 1] = rsmd.getColumnType(i);<text:line-break/> <text:s text:c="7"/>columnsLength[i - 1] = rsmd.getColumnDisplaySize(i);<text:line-break/><text:soft-page-break/> <text:s text:c="4"/>} <text:line-break/> <text:s/>} </text:p>
        <text:p text:style-name="P152"><text:s text:c="2"/>catch(Exception e)<text:line-break/> <text:s/>{ <text:line-break/> <text:s text:c="4"/>handleException(e);<text:line-break/> <text:s/>} </text:p>
        <text:p text:style-name="P152"><text:s text:c="2"/>finally<text:line-break/> <text:s/>{<text:line-break/> <text:s text:c="4"/>if (rs != null)</text:p>
        <text:p text:style-name="P152"><text:s text:c="7"/>rs.close();<text:line-break/> <text:s text:c="4"/>closeLb(); // Closes Litebase.<text:line-break/> <text:s/>} </text:p>
        <text:p text:style-name="P106"><text:s text:c="3"/>} </text:p>
        <text:p text:style-name="P154"/>
        <text:h text:style-name="P433" text:outline-level="3" text:is-list-header="true">getColumnTypeName()</text:h>
        <text:p text:style-name="P107">public String <text:span text:style-name="T20">getColumnTypeName</text:span>(int column) </text:p>
        <text:p text:style-name="P108"><text:span text:style-name="T139"><text:tab/></text:span><text:span text:style-name="T134">Given the column index (starting at 1), returns the name of the column type.</text:span></text:p>
        <text:p text:style-name="P109"/>
        <text:h text:style-name="P433" text:outline-level="3" text:is-list-header="true">getColumnTableName()</text:h>
        <text:p text:style-name="P107">public int <text:span text:style-name="T20">getColumnTableName</text:span>(int column)</text:p>
        <text:p text:style-name="P157">Given the column index (starting at 1), returns the name of the table it came from.</text:p>
        <text:p text:style-name="P109"/>
        <text:h text:style-name="P433" text:outline-level="3" text:is-list-header="true">getColumnTableName()</text:h>
        <text:p text:style-name="P107">public int <text:span text:style-name="T20">getColumnTableName</text:span>(String columnName) </text:p>
        <text:p text:style-name="P158">Given the column name or alias, returns the name of the table it came from. It is important to notice that if the query is a join and two fields in the result set have the same name, only the name of the first table of this column name will be returned.</text:p>
        <text:p text:style-name="P243"/>
        <text:p text:style-name="P244">Throws:</text:p>
        <text:list xml:id="list37184680" text:continue-list="list37159471" text:style-name="WW8Num29">
          <text:list-item>
            <text:p text:style-name="P444"><text:span text:style-name="T134"><text:tab/> <text:s text:c="5"/></text:span><text:span text:style-name="T134">DriverException:</text:span><text:span text:style-name="T134"> if the column name is not found.</text:span></text:p>
          </text:list-item>
        </text:list>
        <text:h text:style-name="P421" text:outline-level="2"/>
        <text:h text:style-name="P433" text:outline-level="3" text:is-list-header="true">hasDefaultValue()</text:h>
        <text:p text:style-name="P107">public boolean <text:span text:style-name="T20">hasDefaultValue</text:span>(int columnIdx) </text:p>
        <text:p text:style-name="P159"><text:span text:style-name="T19">Given the column index (starting at 1), </text:span><text:span text:style-name="T89">i</text:span><text:span text:style-name="T47">ndicates if a column of the result set has default value.</text:span></text:p>
        <text:p text:style-name="P243"/>
        <text:p text:style-name="P244">Throws:</text:p>
        <text:p text:style-name="P244"><text:span text:style-name="T98"><text:tab/> <text:s text:c="4"/>DriverException:</text:span> if the column does not have an underlining table column, such as <text:span text:style-name="T4">count(*)</text:span>.</text:p>
        <text:p text:style-name="P109"/>
        <text:h text:style-name="P433" text:outline-level="3" text:is-list-header="true">hasDefaultValue()</text:h>
        <text:p text:style-name="P107"><text:soft-page-break/>public boolean <text:span text:style-name="T20">hasDefaultValue</text:span>(String columnName) </text:p>
        <text:p text:style-name="P159"><text:span text:style-name="T110">Given the column name or alias</text:span><text:span text:style-name="T19">, </text:span><text:span text:style-name="T89">i</text:span><text:span text:style-name="T47">ndicates if a column of the result set has default value.</text:span></text:p>
        <text:p text:style-name="P243"/>
        <text:p text:style-name="P244">Throws:</text:p>
        <text:list xml:id="list37172632" text:continue-numbering="true" text:style-name="WW8Num29">
          <text:list-item>
            <text:p text:style-name="P444"><text:span text:style-name="T137"><text:tab/> <text:s text:c="4"/></text:span><text:span text:style-name="T134">DriverException:</text:span><text:span text:style-name="T137"> if the column name does not have an underlining table column, such as </text:span><text:span text:style-name="T128">count(*)</text:span><text:span text:style-name="T134">, or is not found.</text:span></text:p>
          </text:list-item>
        </text:list>
        <text:p text:style-name="P109"/>
        <text:h text:style-name="P433" text:outline-level="3" text:is-list-header="true">isNotNull()</text:h>
        <text:p text:style-name="P107">public boolean <text:span text:style-name="T20">isNotNull</text:span>(int columnIdx) </text:p>
        <text:p text:style-name="P159"><text:span text:style-name="T19">Given the column index (starting at 1), </text:span><text:span text:style-name="T89">i</text:span><text:span text:style-name="T47">ndicates if a column of the result set is declared as </text:span><text:span text:style-name="T62">not null</text:span><text:span text:style-name="T47">.</text:span></text:p>
        <text:p text:style-name="P243"/>
        <text:p text:style-name="P244">Throws:</text:p>
        <text:list xml:id="list37173986" text:continue-numbering="true" text:style-name="WW8Num29">
          <text:list-item>
            <text:p text:style-name="P444"><text:span text:style-name="T137"><text:tab/> <text:s text:c="4"/></text:span><text:span text:style-name="T134">DriverException:</text:span><text:span text:style-name="T137"> if the column does not have an underlining table column, such as </text:span><text:span text:style-name="T128">count(*)</text:span><text:span text:style-name="T137">.</text:span></text:p>
          </text:list-item>
        </text:list>
        <text:p text:style-name="P109"/>
        <text:h text:style-name="P433" text:outline-level="3" text:is-list-header="true">isNotNull()</text:h>
        <text:p text:style-name="P107">public boolean <text:span text:style-name="T20">isNotNull</text:span>(String columnName) throws DriverException</text:p>
        <text:p text:style-name="P159"><text:span text:style-name="T110">Given the column name or alias</text:span><text:span text:style-name="T19">, </text:span><text:span text:style-name="T89">i</text:span><text:span text:style-name="T47">ndicates if a column of the result set is declared as </text:span><text:span text:style-name="T62">not null</text:span><text:span text:style-name="T47">.</text:span></text:p>
        <text:p text:style-name="P243"/>
        <text:p text:style-name="P244">Throws:</text:p>
        <text:list xml:id="list37169778" text:continue-numbering="true" text:style-name="WW8Num29">
          <text:list-item>
            <text:p text:style-name="P444"><text:span text:style-name="T137"><text:tab/> <text:s text:c="5"/></text:span><text:span text:style-name="T134">DriverException:</text:span><text:span text:style-name="T137"> if the column name does not have an underlining table column, such as </text:span><text:span text:style-name="T128">count(*)</text:span><text:span text:style-name="T134">, or is not found.</text:span></text:p>
          </text:list-item>
          <text:list-item>
            <text:p text:style-name="P445"/>
          </text:list-item>
          <text:list-item>
            <text:h text:style-name="P423" text:outline-level="2">ROWITERATOR CLASS</text:h>
          </text:list-item>
        </text:list>
        <text:p text:style-name="P197"/>
        <text:p text:style-name="P197"><text:tab/>Class used to iterate through the rows of a database. It can access some attributes from the row that ease the control of which row was changed, deleted, or is newer since a synchronization. It can also be used to access the values of the columns of the current row.</text:p>
        <text:p text:style-name="P197"><text:tab/>An iterator cannot be constructed directly; it must be created through the method <text:span text:style-name="T4">LitebaseConnection.getIterator()</text:span>.</text:p>
        <text:p text:style-name="P197"><text:tab/>An <text:span text:style-name="T4">IllegalStateException</text:span> will be thrown if the driver or row iterator are closed, whereas an <text:span text:style-name="T4">IllegalArgumentException</text:span> will be thrown if an invalid column index is used. A <text:span text:style-name="T4">DriverException</text:span> will be thrown if an IO error occurs or a get method is used with the wrong type.</text:p>
        <text:p text:style-name="P197"/>
        <text:p text:style-name="P197"><text:soft-page-break/><text:tab/>Useful members:</text:p>
        <text:h text:style-name="P435" text:outline-level="3" text:is-list-header="true">data</text:h>
        <text:p text:style-name="P218">public byte[] <text:span text:style-name="T20">data</text:span></text:p>
        <text:p text:style-name="P232">The data for the current row. The whole row is included.</text:p>
        <text:p text:style-name="P232"/>
        <text:h text:style-name="P435" text:outline-level="3" text:is-list-header="true">rowid</text:h>
        <text:p text:style-name="P218">public int <text:span text:style-name="T20">rowid</text:span></text:p>
        <text:p text:style-name="P232">The rowid for the current row.</text:p>
        <text:p text:style-name="P232"/>
        <text:h text:style-name="P435" text:outline-level="3" text:is-list-header="true">attr</text:h>
        <text:p text:style-name="P218">public byte <text:span text:style-name="T20">attr</text:span></text:p>
        <text:p text:style-name="P232">The attribute for this row. You must use the constants <text:span text:style-name="T4">ROW_ATTR_SYNCED</text:span>, <text:span text:style-name="T4">ROW_ATTR_NEW</text:span>, <text:s/><text:span text:style-name="T4">ROW_ATTR_UPDATED</text:span>, or <text:span text:style-name="T4">ROW_ATTR_DELETED</text:span> to compare. It must be noticed that changing this attribute does not change the current row attribute. That is, this should be READ ONLY.</text:p>
        <text:p text:style-name="P232"><text:s/></text:p>
        <text:h text:style-name="P435" text:outline-level="3" text:is-list-header="true">rowNumber</text:h>
        <text:p text:style-name="P218">public int <text:span text:style-name="T20">rowNumber</text:span></text:p>
        <text:p text:style-name="P232">The number of the row. This must be READ ONLY. Changing it will corrupt your database.</text:p>
        <text:p text:style-name="P200"><text:tab/></text:p>
        <text:p text:style-name="P197">Methods available:</text:p>
        <text:p text:style-name="P197"/>
        <text:h text:style-name="P436" text:outline-level="3">next()</text:h>
        <text:p text:style-name="P214">public boolean <text:span text:style-name="T20">next</text:span>() </text:p>
        <text:p text:style-name="P229">Moves to the next record and fills the data members.</text:p>
        <text:p text:style-name="P229"/>
        <text:h text:style-name="P433" text:outline-level="3" text:is-list-header="true">nextNotSynced()</text:h>
        <text:p text:style-name="P214">public boolean <text:span text:style-name="T20">nextNotSynced</text:span>() </text:p>
        <text:p text:style-name="P229">Moves to the next record with an attribute different of <text:span text:style-name="T4">ROW_ATTR_SYNCED</text:span>.</text:p>
        <text:p text:style-name="P229"/>
        <text:h text:style-name="P433" text:outline-level="3" text:is-list-header="true">setSynced()</text:h>
        <text:p text:style-name="P214">public void <text:span text:style-name="T20">setSynced</text:span>() </text:p>
        <text:p text:style-name="P229">If the attribute is currently NEW or UPDATED, this method sets them to SYNCED. Note that if the row is DELETED, the change will be ignored. That is, deleted rows are always marked not synchronized.</text:p>
        <text:p text:style-name="P229"/>
        <text:h text:style-name="P433" text:outline-level="3" text:is-list-header="true"><text:soft-page-break/>close()</text:h>
        <text:p text:style-name="P219">public void <text:span text:style-name="T20">close</text:span>()</text:p>
        <text:p text:style-name="P233">Closes this iterator. You will then be able to do queries in a safe way.</text:p>
        <text:p text:style-name="P233"/>
        <text:h text:style-name="P434" text:outline-level="3" text:is-list-header="true">reset()</text:h>
        <text:p text:style-name="P219">public void <text:span text:style-name="T20">reset</text:span>()</text:p>
        <text:p text:style-name="P233">Resets the counter to zero so that it is possible to restart to fetch records.</text:p>
        <text:p text:style-name="P235"><text:span text:style-name="Source_20_Text"><text:span text:style-name="T98"/></text:span></text:p>
        <text:p text:style-name="P269"><text:tab/>Example:<text:line-break/><text:tab/>Note: You can find another example about this topic in <text:tab/><text:span text:style-name="T4">LitebaseConnection.getRowIterator()</text:span> above.</text:p>
        <text:p text:style-name="P279"><text:span text:style-name="Source_20_Text"><text:span text:style-name="T66"><text:s text:c="3"/>private static final char INSERTED = 'I';<text:line-break/> <text:s text:c="2"/>private static final char DELETED = 'D';<text:line-break/></text:span></text:span><text:span text:style-name="Source_20_Text"><text:span text:style-name="T66"> <text:s text:c="2"/>private static final char UPDATED = 'U';<text:line-break/> <text:s text:c="2"/>private static final char SYNC = 'S';<text:line-break/></text:span></text:span><text:span text:style-name="Source_20_Text"><text:span text:style-name="T66"><text:line-break/> <text:s text:c="2"/>// Returns a char correspondent to RowIterator.attr</text:span></text:span></text:p>
        <text:p text:style-name="P279"><text:span text:style-name="Source_20_Text"><text:span text:style-name="T66"><text:s text:c="3"/>private char attrToChar(RowIterator ri)<text:line-break/> <text:s text:c="2"/>{ <text:line-break/></text:span></text:span><text:span text:style-name="Source_20_Text"><text:span text:style-name="T66"> <text:s text:c="5"/>switch (ri.attr) // USE SWITCH<text:line-break/></text:span></text:span><text:span text:style-name="Source_20_Text"><text:span text:style-name="T66"> <text:s text:c="5"/>{<text:line-break/> <text:s text:c="8"/>case RowIterator.ROW_ATTR_NEW: <text:s text:c="5"/></text:span></text:span></text:p>
        <text:p text:style-name="P279"><text:span text:style-name="Source_20_Text"><text:span text:style-name="T66"><text:s/><text:tab/> <text:s text:c="5"/>return INSERTED; <text:line-break/> <text:s text:c="8"/>case RowIterator.ROW_ATTR_UPDATED: <text:s/></text:span></text:span></text:p>
        <text:p text:style-name="P279"><text:span text:style-name="Source_20_Text"><text:span text:style-name="T66"><text:tab/><text:tab/>return UPDATED; <text:line-break/> <text:tab/> <text:s text:c="2"/>case RowIterator.ROW_ATTR_DELETED: <text:s/></text:span></text:span></text:p>
        <text:p text:style-name="P279"><text:span text:style-name="Source_20_Text"><text:span text:style-name="T66"><text:tab/><text:tab/>return DELETED; <text:line-break/> <text:tab/> <text:s text:c="2"/>case RowIterator.ROW_ATTR_SYNCED: <text:s text:c="2"/></text:span></text:span></text:p>
        <text:p text:style-name="P279"><text:span text:style-name="Source_20_Text"><text:span text:style-name="T66"><text:tab/><text:tab/>return SYNC; <text:line-break/> <text:tab/> <text:s text:c="2"/>default: </text:span></text:span></text:p>
        <text:p text:style-name="P279"><text:span text:style-name="Source_20_Text"><text:span text:style-name="T66"><text:tab/><text:tab/>return '-';<text:line-break/> <text:s text:c="5"/>} <text:line-break/> <text:s text:c="2"/>} </text:span></text:span></text:p>
        <text:p text:style-name="P103"><text:span text:style-name="Source_20_Text"><text:span text:style-name="T66"/></text:span></text:p>
        <text:h text:style-name="P433" text:outline-level="3" text:is-list-header="true">getShort()</text:h>
        <text:p text:style-name="P214">public short <text:span text:style-name="T20">getShort</text:span>(int column) </text:p>
        <text:p text:style-name="P280">Fetches a short stored in column number <text:span text:style-name="T4">column</text:span>. Returns 0 if the column is null.</text:p>
        <text:p text:style-name="P87"/>
        <text:h text:style-name="P433" text:outline-level="3" text:is-list-header="true">getInt()</text:h>
        <text:p text:style-name="P214">public int <text:span text:style-name="T20">getInt</text:span>(int column) </text:p>
        <text:p text:style-name="P281">Fetches an integer stored in column number <text:span text:style-name="T4">column</text:span>. Returns 0 if the column is null.</text:p>
        <text:p text:style-name="P87"/>
        <text:h text:style-name="P433" text:outline-level="3" text:is-list-header="true">getFloat()</text:h>
        <text:p text:style-name="P214"><text:soft-page-break/>public double <text:span text:style-name="T20">getFloat</text:span>(int column) </text:p>
        <text:p text:style-name="P281">Fetches a<text:span text:style-name="T134"> </text:span><text:span text:style-name="T135">floating point number</text:span><text:span text:style-name="T134"> </text:span>stored in column number <text:span text:style-name="T4">column</text:span>. Returns 0 if the column is null.</text:p>
        <text:p text:style-name="P87"/>
        <text:h text:style-name="P433" text:outline-level="3" text:is-list-header="true">getDouble()</text:h>
        <text:p text:style-name="P214">public double <text:span text:style-name="T20">getDouble</text:span>(int column) </text:p>
        <text:p text:style-name="P281">Fetches a<text:span text:style-name="T134"> double precision </text:span><text:span text:style-name="T135">floating point number</text:span><text:span text:style-name="T134"> </text:span>stored in column number <text:span text:style-name="T4">column</text:span>. Returns 0 if the column is null.</text:p>
        <text:p text:style-name="P87"/>
        <text:h text:style-name="P433" text:outline-level="3" text:is-list-header="true">getString()</text:h>
        <text:p text:style-name="P214">public String <text:span text:style-name="T20">getString</text:span>(int column) </text:p>
        <text:p text:style-name="P281">Fetches a<text:span text:style-name="T134"> string </text:span>stored in column number <text:span text:style-name="T4">column</text:span>. Returns null if the column is null.</text:p>
        <text:p text:style-name="P87"/>
        <text:p text:style-name="P87"/>
        <text:h text:style-name="P433" text:outline-level="3" text:is-list-header="true">getDate()</text:h>
        <text:p text:style-name="P214">public Date <text:span text:style-name="T20">getDate</text:span>(int column) </text:p>
        <text:p text:style-name="P282">Fetches a<text:span text:style-name="T134"> date </text:span>stored in column number <text:span text:style-name="T4">column</text:span>. Returns null if the column is null.</text:p>
        <text:p text:style-name="P87"/>
        <text:h text:style-name="P433" text:outline-level="3" text:is-list-header="true">getDateTime()</text:h>
        <text:p text:style-name="P214">public Time <text:span text:style-name="T20">getDateTime</text:span>(int column) </text:p>
        <text:p text:style-name="P282">Fetches a<text:span text:style-name="T134"> datetime </text:span>stored in column number <text:span text:style-name="T4">column</text:span>. Returns null if the column is null.</text:p>
        <text:p text:style-name="P87"/>
        <text:h text:style-name="P433" text:outline-level="3" text:is-list-header="true">getBlob()</text:h>
        <text:p text:style-name="P214">public byte[] <text:span text:style-name="T20">getBlob</text:span>(int column)</text:p>
        <text:p text:style-name="P280">Fetches a<text:span text:style-name="T134"> blob </text:span>stored in column number <text:span text:style-name="T4">column</text:span>. Returns null if the column is null.</text:p>
        <text:p text:style-name="P87"/>
        <text:h text:style-name="P433" text:outline-level="3" text:is-list-header="true">isNull()</text:h>
        <text:p text:style-name="P214">public boolean <text:span text:style-name="T20">isNull</text:span>(int column)</text:p>
        <text:p text:style-name="P281">Indicates if the value stored in a column is null.</text:p>
        <text:h text:style-name="P416" text:outline-level="1" text:is-list-header="true">MIGRATION FROM DIFFERENT TABLE FORMATS</text:h>
        <text:p text:style-name="P179"/>
        <text:p text:style-name="P182"><text:span text:style-name="Source_20_Text"><text:span text:style-name="T54"><text:tab/>This section will guide you on table migration generated by a previous Litebase 2 table version to a newer and more powerful </text:span></text:span><text:span text:style-name="Source_20_Text"><text:span text:style-name="T55">version</text:span></text:span><text:span text:style-name="Source_20_Text"><text:span text:style-name="T54">. Currently, it migrates from the version used for Litebase from version 2.10 to 2.14 to the version used from version 2.30. With this change you will also receive these advantages:</text:span></text:span></text:p>
        <text:list xml:id="list37159559" text:style-name="L22">
          <text:list-item>
            <text:p text:style-name="P317"><text:span text:style-name="Source_20_Text"><text:span text:style-name="T57">A more reliable database with less corrupt data. </text:span></text:span></text:p>
          </text:list-item>
          <text:list-item>
            <text:p text:style-name="P317"><text:span text:style-name="Source_20_Text"><text:span text:style-name="T57">More features implemented.</text:span></text:span></text:p>
          </text:list-item>
          <text:list-item>
            <text:p text:style-name="P317"><text:span text:style-name="Source_20_Text"><text:span text:style-name="T57">A faster Litebase which uses less memory. </text:span></text:span></text:p>
          </text:list-item>
        </text:list>
        <text:p text:style-name="P252"><text:span text:style-name="Source_20_Text"><text:span text:style-name="T54"/></text:span></text:p>
        <text:p text:style-name="P182"><text:span text:style-name="Source_20_Text"><text:span text:style-name="T54"><text:tab/>This change will facilitate the addition of new SQL features. Litebase is being prepared to support even more features in the future. To migrate the old tables; instructions below.</text:span></text:span></text:p>
        <text:list xml:id="list37162267" text:style-name="L23">
          <text:list-header>
            <text:p text:style-name="P299"><text:span text:style-name="Source_20_Text"><text:span text:style-name="T54"/></text:span></text:p>
          </text:list-header>
        </text:list>
        <text:h text:style-name="P420" text:outline-level="2" text:is-list-header="true"><text:span text:style-name="Source_20_Text"><text:span text:style-name="T61">MIGRATING THE OLD TABLES</text:span></text:span></text:h>
        <text:p text:style-name="P203"><text:span text:style-name="Source_20_Text"><text:span text:style-name="T56"/></text:span></text:p>
        <text:p text:style-name="P205"><text:span text:style-name="Source_20_Text"><text:span text:style-name="T54"><text:tab/>To migrate your old tables you have two choices. </text:span></text:span></text:p>
        <text:list xml:id="list37138630" text:style-name="L24">
          <text:list-item>
            <text:p text:style-name="P446"><text:span text:style-name="Source_20_Text"><text:span text:style-name="T54">Using the </text:span></text:span><text:span text:style-name="Source_20_Text"><text:span text:style-name="T75">convert()</text:span></text:span><text:span text:style-name="Source_20_Text"><text:span text:style-name="T54"> method within </text:span></text:span><text:span text:style-name="Source_20_Text"><text:span text:style-name="T75">LitebaseConnection</text:span></text:span><text:span text:style-name="Source_20_Text"><text:span text:style-name="T54"> class.<text:line-break/><text:line-break/> <text:s text:c="5"/></text:span></text:span><text:span text:style-name="Source_20_Text"><text:span text:style-name="T68">// Converting the table “person”.<text:line-break/> <text:s text:c="2"/>LitebaseConnection driver = LitebaseConnection.getInstance(creatorId);<text:line-break/> <text:s text:c="2"/>driver.convert(“person”);</text:span></text:span></text:p>
            <text:p text:style-name="P446"><text:span text:style-name="Source_20_Text"><text:span text:style-name="T68"/></text:span></text:p>
          </text:list-item>
          <text:list-item>
            <text:p text:style-name="P447"><text:span text:style-name="Source_20_Text"><text:span text:style-name="T58">Using a program sample (Figure 1) that is placed in </text:span></text:span><text:span text:style-name="Source_20_Text"><text:span text:style-name="T76">samples.sys.migration.*</text:span></text:span><text:span text:style-name="Source_20_Text"><text:span text:style-name="T58">. The appliaction files for each platform supported is on the folder </text:span></text:span><text:span text:style-name="Source_20_Text"><text:span text:style-name="T76">samples/sys/migration</text:span></text:span><text:span text:style-name="Source_20_Text"><text:span text:style-name="T58">. This program shows all the TotalCross applications that contain tables to be migrated (Figure 1.a) in the given folder. You can also use the creator id for which the table was created (Figure 1.b). Notice that in some platforms it is not possible to list the installed applications.</text:span></text:span></text:p>
            <text:p text:style-name="P447"><draw:frame draw:style-name="fr2" draw:name="figura2" text:anchor-type="paragraph" svg:x="0.318cm" svg:y="0.423cm" svg:width="16.365cm" svg:height="15.686cm" draw:z-index="1"><draw:image xlink:href="Pictures/1000000000000304000002E4EB00C0A8.jpg" xlink:type="simple" xlink:show="embed" xlink:actuate="onLoad"/></draw:frame><text:soft-page-break/><text:span text:style-name="Source_20_Text"><text:span text:style-name="T58"/></text:span></text:p>
          </text:list-item>
        </text:list>
        <text:h text:style-name="P415" text:outline-level="1" text:is-list-header="true">LITEBASE CONDUIT</text:h>
        <text:p text:style-name="P57"/>
        <text:p text:style-name="P57">PALM OS</text:p>
        <text:p text:style-name="P111"><text:span text:style-name="Source_20_Text"><text:span text:style-name="T49"><text:tab/>Since HotSync does not support the installation of anything besides pdb and prc files, it's impossible to synchronize the Litebase files without a Conduit built specifically for this purpose.</text:span></text:span></text:p>
        <text:p text:style-name="P111"><text:span text:style-name="Source_20_Text"><text:span text:style-name="T49"><text:tab/>Litebase Conduit (</text:span></text:span><text:span text:style-name="Source_20_Text"><text:span text:style-name="T74">samples.sys.tablecopier.LitebaseConduit</text:span></text:span><text:span text:style-name="Source_20_Text"><text:span text:style-name="T49">) uses the Conduit API to perform this task, allowing the installation and retrieval of Litebase files during the HotSync.</text:span></text:span></text:p>
        <text:p text:style-name="P111"><text:span text:style-name="Source_20_Text"><text:span text:style-name="T49">Requirements:</text:span></text:span></text:p>
        <text:p text:style-name="P111"><text:span text:style-name="Source_20_Text"><text:span text:style-name="T49"><text:tab/>HotSync Manager version 6.0.1. (It may work with older or newer versions, but officially we support only this version of the <text:s/>HotSync Manager). For Windows Vista and 7, you can try using a newer HotSync Manager version or running version 6.0.1 on a XP emulator.</text:span></text:span></text:p>
        <text:p text:style-name="P111"><text:span text:style-name="Source_20_Text"><text:span text:style-name="T49"><text:tab/>LitebaseConduit.prc must be installed on the device. The Litebase installer for PALM OS already includes this file.</text:span></text:span></text:p>
        <text:p text:style-name="P111"><text:span text:style-name="Source_20_Text"><text:span text:style-name="T49"/></text:span></text:p>
        <text:p text:style-name="P111"><text:span text:style-name="Source_20_Text"><text:span text:style-name="T49">WinCE and Windows Mobile</text:span></text:span></text:p>
        <text:p text:style-name="P110"><text:tab/>Unlike PALM OS devices, you can manually install and retrieve the Litebase files from WinCE and Windows Mobile devices. Litebase Conduit automates this task, synchronizing the Litebase files every time the device is connected to your computer and detected by your device management software.</text:p>
        <text:p text:style-name="P110">Requirements:</text:p>
        <text:p text:style-name="P110"><text:tab/>On Windows Vista and 7, the latest version of Windows Mobile Center is required.</text:p>
        <text:p text:style-name="P110"><text:tab/>Previous Windows versions (Windows 2000 and above) require the installation of the Microsoft ActiveSync.</text:p>
        <text:p text:style-name="P110">ATTENTION:<text:tab/></text:p>
        <text:p text:style-name="P110"><text:tab/>Make sure your device is supported by Windows Mobile Center, or that you're using the appropriate version of Microsoft ActiveSync before using Litebase Conduit.</text:p>
        <text:p text:style-name="P110"/>
        <text:p text:style-name="P110">Usage:</text:p>
        <text:p text:style-name="P110"><text:tab/>There are the following folders on device and on desktop:</text:p>
        <text:p text:style-name="P110"><text:tab/>On device:</text:p>
        <text:p text:style-name="P110"><text:tab/><text:tab/>\Litebase_DBs</text:p>
        <text:p text:style-name="P110"><text:tab/>On desktop:</text:p>
        <text:p text:style-name="P110"><text:tab/><text:tab/>c:\Litebase_DBs\from<text:line-break/><text:tab/><text:tab/>c:\Litebase_DBs\to<text:line-break/><text:tab/></text:p>
        <text:p text:style-name="P110"><text:tab/>These folders will be created on the first time you run Litebase Conduit. The “from” and “to” folders are relative to device, so: </text:p>
        <text:list xml:id="list37150533" text:style-name="L25">
          <text:list-item>
            <text:p text:style-name="P289"><text:soft-page-break/>“from” means “from pda to desktop”. The files from the folder (\Litebase_DBs) on the PDA will be copied to the folder (c:\Litebase_DBs\from) on the desktop;</text:p>
          </text:list-item>
          <text:list-item>
            <text:p text:style-name="P289">“to” means “to pda from desktop”. The files from the folder (c:/Litebase_DBs/to) on the desktop will be copied to the folder (\Litebase_DBs) on the PDA;</text:p>
          </text:list-item>
        </text:list>
        <text:p text:style-name="P110"><text:tab/></text:p>
        <text:p text:style-name="P110"><text:tab/>Litebase Conduit is available with the LitebaseSDK on the path:</text:p>
        <text:p text:style-name="P110"><text:tab/> <text:span text:style-name="T98">(LitebaseSDK installation folder)\dist\samples\LitebaseConduit\install\win32</text:span></text:p>
        <text:p text:style-name="P110"><text:tab/>(The default path is C:\LitebaseSDK\dist\samples\LitebaseConduit\install\win32)</text:p>
        <text:p text:style-name="P110"/>
        <text:p text:style-name="P110">ATTENTION:</text:p>
        <text:p text:style-name="P110"><text:tab/>Litebase Conduit will only work on PALM OS devices if the file LitebaseConduit.prc is installed on the PDA. Litebase installer for PALM OS already includes this file.</text:p>
        <text:p text:style-name="P110"/>
        <text:p text:style-name="P110"><text:tab/>Litebase Conduit is configured using the Conduit command line options:</text:p>
        <text:list xml:id="list37166134" text:style-name="L26">
          <text:list-item>
            <text:p text:style-name="P290">/rp – Registers the conduit for PALM OS devices.</text:p>
          </text:list-item>
          <text:list-item>
            <text:p text:style-name="P290">/rw – Registers the conduit for WinCE and Windows Mobile devices.</text:p>
          </text:list-item>
          <text:list-item>
            <text:p text:style-name="P290">/ra – Registers the conduit for PALM OS, WinCE and Windows Mobile devices. (It's the same as running the conduit twice with the options /rp and /rw).</text:p>
          </text:list-item>
          <text:list-item>
            <text:p text:style-name="P290">/sp – Synchronizes the files from a PALM OS device.</text:p>
          </text:list-item>
          <text:list-item>
            <text:p text:style-name="P290">/sw – Synchronizes the files from a WinCE or Windows Mobile device. </text:p>
          </text:list-item>
          <text:list-item>
            <text:p text:style-name="P290">/cp, /cw or /ca – <text:s/>Shows Litebase Conduit configuration window. This configuration is shared to all registered platforms, so it doesn't matter which of the three options is used.</text:p>
          </text:list-item>
          <text:list-item>
            <text:p text:style-name="P290">/up – Unregisters the conduit for PALM OS devices.</text:p>
          </text:list-item>
          <text:list-item>
            <text:p text:style-name="P290">/uw – Unregisters the conduit for WinCE and Windows Mobile devices.</text:p>
          </text:list-item>
          <text:list-item>
            <text:p text:style-name="P290">/ua – Unregisters the conduit for PALM OS, WinCE and Windows Mobile devices. (It's the same as running the conduit twice with the options /up and /uw).</text:p>
          </text:list-item>
        </text:list>
        <text:p text:style-name="P110"/>
        <text:p text:style-name="P110"><text:tab/>Although you can use the /sp or the /sw options to force a synchronization, this is not necessary. The Litebase files will be automatically synchronized whenever a PALM OS device performs a HotSync operation, or a WinCE/Windows Mobile device is connected to your computer and detected by your device management software.</text:p>
        <text:p text:style-name="P110"><text:tab/>If you have HotSync installed, you can open the Litebase Conduit configuration window through the <text:span text:style-name="T1">Customize</text:span> menu option (<text:span text:style-name="T1">Personalizar</text:span> in portuguese). Look for the <text:span text:style-name="T4">LitebaseConduit</text:span> entry and double-click it, or click on the button labeled <text:span text:style-name="T1">Change</text:span> (<text:span text:style-name="T1">Mudar</text:span> in portuguese).</text:p>
        <text:list xml:id="list37162312" text:style-name="L27">
          <text:list-header>
            <text:p text:style-name="P291"/>
          </text:list-header>
        </text:list>
        <text:p text:style-name="P111"><text:span text:style-name="T98"><text:tab/>On TotalCross, </text:span><text:span text:style-name="T4">Conduit</text:span><text:span text:style-name="T98"> is an abstract class </text:span><text:span text:style-name="T103">which</text:span><text:span text:style-name="T98"> extends </text:span><text:span text:style-name="T4">totalcross</text:span><text:span text:style-name="Source_20_Text"><text:span text:style-name="T4">.ui.MainWindow</text:span></text:span><text:span text:style-name="T98">. A conduit application must extend this class and implement the methods </text:span><text:span text:style-name="Source_20_Text"><text:span text:style-name="T105">protected abstract void </text:span></text:span><text:span text:style-name="Source_20_Text"><text:span text:style-name="T34">doConfig()</text:span></text:span><text:span text:style-name="T98"> and </text:span><text:span text:style-name="Source_20_Text"><text:span text:style-name="T105">protected abstract void </text:span></text:span><text:soft-page-break/><text:span text:style-name="Source_20_Text"><text:span text:style-name="T105">doSync()</text:span></text:span><text:span text:style-name="T98">. These methods are used to handle the two states of a conduit: configuration and synchronization. In the Palm Desktop Conduits, the configuration occurs when the user </text:span><text:span text:style-name="T98">selects the </text:span><text:span text:style-name="T102">customize </text:span><text:span text:style-name="T105">option from the HotSync menu icon.</text:span><text:span text:style-name="T98"> The synchronization happens when the user presses the hotsync button on the cradle or on the PDA.</text:span></text:p>
        <text:p text:style-name="P182"><text:span text:style-name="T98"><text:tab/>The user interface creation must be handled inside the two conduit methods. A good way to separate the synchronization's logic from the configuration's is to create two classes that extend </text:span><text:span text:style-name="T4">totalcross.ui.container</text:span><text:span text:style-name="T98"> and implement the logic inside each class. In the methods <text:s/></text:span><text:span text:style-name="Source_20_Text"><text:span text:style-name="T4">doConfig()</text:span></text:span><text:span text:style-name="Source_20_Text"><text:span text:style-name="T98"> </text:span></text:span><text:span text:style-name="T98">and </text:span><text:span text:style-name="Source_20_Text"><text:span text:style-name="T4">doSync()</text:span></text:span><text:span text:style-name="T98"> a swap to these classes must be done.</text:span></text:p>
        <text:list xml:id="list37185136" text:continue-numbering="true" text:style-name="L27">
          <text:list-header>
            <text:p text:style-name="P287"><text:span text:style-name="T98"><text:line-break/></text:span><text:span text:style-name="Source_20_Text"><text:span text:style-name="T130">public class LitebaseConduit extends Conduit<text:line-break/>{<text:line-break/> <text:s text:c="2"/></text:span></text:span><text:span text:style-name="Source_20_Text"><text:span text:style-name="T129">static</text:span></text:span></text:p>
          </text:list-header>
        </text:list>
        <text:p text:style-name="P84"><text:s text:c="3"/><text:tab/> <text:s text:c="2"/>{</text:p>
        <text:p text:style-name="P84"><text:s text:c="12"/>totalcross.sys.Settings.<text:span text:style-name="T1">applicationId</text:span> = "LBcn";</text:p>
        <text:p text:style-name="P84"><text:s text:c="3"/><text:tab/> <text:s text:c="2"/>}</text:p>
        <text:p text:style-name="P84"/>
        <text:p text:style-name="P84"><text:s text:c="3"/><text:tab/> <text:s text:c="2"/><text:span text:style-name="T95">public</text:span> LitebaseConduit()</text:p>
        <text:p text:style-name="P84"><text:s text:c="3"/><text:tab/> <text:s text:c="2"/>{</text:p>
        <text:p text:style-name="P84"><text:s text:c="12"/><text:span text:style-name="T95">super</text:span>("LitebaseConduit", "LBcn", "TotalCross/AllTests", <text:tab/><text:tab/><text:tab/></text:p>
        <text:p text:style-name="P84"><text:span text:style-name="T1"><text:tab/><text:tab/><text:tab/><text:tab/><text:tab/><text:tab/><text:tab/><text:tab/><text:tab/><text:tab/> <text:s text:c="3"/>TAB_ONLY_BORDER</text:span>);</text:p>
        <text:p text:style-name="P84"><text:s text:c="3"/><text:tab/> <text:s text:c="2"/>}</text:p>
        <text:p text:style-name="P84"><text:s text:c="3"/><text:tab/> <text:s text:c="2"/><text:span text:style-name="T95">protected</text:span><text:span text:style-name="T3"> </text:span><text:span text:style-name="T95">void</text:span> doConfig()</text:p>
        <text:p text:style-name="P84"><text:s text:c="3"/><text:tab/> <text:s text:c="2"/>{</text:p>
        <text:p text:style-name="P84"><text:s text:c="12"/>setTitle("Litebase Conduit - Configuration");</text:p>
        <text:p text:style-name="P84"><text:s text:c="12"/>swap(<text:span text:style-name="T95">new</text:span> SetupPanel());</text:p>
        <text:p text:style-name="P84"><text:s text:c="9"/>}</text:p>
        <text:p text:style-name="P84"><text:s text:c="9"/><text:span text:style-name="T95">protected</text:span> <text:span text:style-name="T95">void</text:span> doSync()</text:p>
        <text:p text:style-name="P84"><text:s text:c="9"/>{</text:p>
        <text:p text:style-name="P84"><text:s text:c="12"/>setTitle("Litebase Conduit - Synchronization");</text:p>
        <text:p text:style-name="P84"><text:s text:c="12"/>SyncPanel sp = <text:span text:style-name="T95">new</text:span> SyncPanel();</text:p>
        <text:p text:style-name="P84"><text:s text:c="12"/>sp.targetAppPath = <text:span text:style-name="T95">this</text:span>.targetAppPath;</text:p>
        <text:p text:style-name="P84"><text:s text:c="12"/>swap(sp);</text:p>
        <text:p text:style-name="P84"><text:s text:c="9"/>}</text:p>
        <text:p text:style-name="P85"><text:span text:style-name="Source_20_Text"><text:span text:style-name="T129"><text:s text:c="6"/>}</text:span></text:span><text:span text:style-name="Source_20_Text"><text:line-break/></text:span></text:p>
        <text:p text:style-name="P182"><text:span text:style-name="T98"><text:tab/>The application and the conduit must have the same </text:span><text:span text:style-name="T4">appCreatorId</text:span><text:span text:style-name="T98">, which should be used in the creation and registration of the conduit. </text:span></text:p>
        <text:h text:style-name="P417" text:outline-level="1"><text:span text:style-name="Source_20_Text"><text:span text:style-name="T113"/></text:span></text:h>
        <text:h text:style-name="P418" text:outline-level="1"><text:line-break/></text:h>
        <text:h text:style-name="P411" text:outline-level="1"/>
        <text:h text:style-name="P411"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11" text:outline-level="1">PART II – APPENDIXES </text:h>
        <text:list xml:id="list37173194" text:continue-list="list37169778" text:style-name="WW8Num29">
          <text:list-item>
            <text:p text:style-name="P284"/>
          </text:list-item>
        </text:list>
        <text:h text:style-name="P428" text:outline-level="2">APPENDIX I – COPYRIGHT</text:h>
        <text:p text:style-name="P170"><text:line-break/><text:span text:style-name="T143">All the contents of this tutorial, including text, programs, applets, source code, and images are copyrighted and are owned by SuperWaba Ltda, all rights reserved. No material can be reproduced and/or distributed electronically, in print or otherwise without the express written permission of SuperWaba Ltda.</text:span></text:p>
        <text:p text:style-name="P171">The use of the source code examples is only permitted by the company that purchased this subscription.</text:p>
        <text:p text:style-name="P171"/>
        <text:h text:style-name="P428" text:outline-level="2">APPENDIX II – NEWS</text:h>
        <text:h text:style-name="P433" text:outline-level="3" text:is-list-header="true"/>
        <text:p text:style-name="P201"><text:tab/>All the companion was updated. Please take an overall look at it.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176cm" fo:margin-bottom="0.176cm">
        <style:tab-stops/>
      </style:paragraph-properties>
      <style:text-properties style:font-name="Arial1" fo:font-size="13.5pt" fo:font-style="normal" style:text-underline-style="solid" style:text-underline-width="auto" style:text-underline-color="font-color" fo:font-weight="normal" style:font-size-asian="13.5pt" style:font-weight-asian="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igo" style:family="paragraph" style:parent-style-name="Text_20_body">
      <style:text-properties style:font-name="Courier New"/>
    </style:style>
    <style:style style:name="WW-Normal_20__28_Web_29_" style:display-name="WW-Normal (Web)" style:family="paragraph" style:parent-style-name="Standard">
      <style:paragraph-properties fo:margin-top="0.176cm" fo:margin-bottom="0.176cm"/>
      <style:text-properties fo:color="#000000" style:font-name="Times New Roman" fo:language="pt" fo:country="BR"/>
    </style:style>
    <style:style style:name="Numbering_20_Symbols" style:display-name="Numbering Symbols" style:family="text">
      <style:text-properties style:font-name="Arial"/>
    </style:style>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style:font-name-asian="Cumberland" style:font-name-complex="Cumberland"/>
    </style:style>
    <style:style style:name="WW8Num6z0" style:family="text">
      <style:text-properties style:font-name="Symbol"/>
    </style:style>
    <style:style style:name="WW8Num6z1" style:family="text">
      <style:text-properties style:font-name="Courier New1"/>
    </style:style>
    <style:style style:name="WW8Num6z2" style:family="text">
      <style:text-properties style:font-name="Wingdings"/>
    </style:style>
    <style:style style:name="Codigo" style:family="text">
      <style:text-properties style:font-name="Courier New" fo:font-size="11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9">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2"/>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2"/>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2"/>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text-properties style:font-name="Arial"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Header_20_left"><text:tab/><text:tab/><text:page-number text:select-page="current">80</text:page-number></text:p>
      </style:head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Win32 LibreOffice_project/330m19$Build-6</meta:generator>
    <meta:creation-date>2007-01-08T12:06:57</meta:creation-date>
    <dc:date>2011-10-04T17:04:58.75</dc:date>
    <dc:language>pt-BR</dc:language>
    <meta:editing-cycles>495</meta:editing-cycles>
    <meta:editing-duration>P9DT3H32M34S</meta:editing-duration>
    <meta:document-statistic meta:table-count="4" meta:image-count="2" meta:object-count="0" meta:page-count="80" meta:paragraph-count="2241" meta:word-count="17262" meta:character-count="112170"/>
    <meta:user-defined meta:name="Info 1"/>
    <meta:user-defined meta:name="Info 2"/>
    <meta:user-defined meta:name="Info 3"/>
    <meta:user-defined meta:name="Info 4"/>
  </office:meta>
</office:document-meta>
</file>